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267/content.xml" manifest:media-type="text/xml"/>
  <manifest:file-entry manifest:full-path="Object 267/settings.xml" manifest:media-type="text/xml"/>
  <manifest:file-entry manifest:full-path="Object 267/Configurations2/" manifest:media-type="application/vnd.sun.xml.ui.configuration"/>
  <manifest:file-entry manifest:full-path="Object 267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" manifest:version="1.3" manifest:media-type="application/vnd.oasis.opendocument.formula"/>
  <manifest:file-entry manifest:full-path="Object 266/settings.xml" manifest:media-type="text/xml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253/content.xml" manifest:media-type="text/xml"/>
  <manifest:file-entry manifest:full-path="Object 253/settings.xml" manifest:media-type="text/xml"/>
  <manifest:file-entry manifest:full-path="Object 253/Configurations2/" manifest:media-type="application/vnd.sun.xml.ui.configuration"/>
  <manifest:file-entry manifest:full-path="Object 253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3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252/content.xml" manifest:media-type="text/xml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251/settings.xml" manifest:media-type="text/xml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489/Configurations2/" manifest:media-type="application/vnd.sun.xml.ui.configuration"/>
  <manifest:file-entry manifest:full-path="Object 489/content.xml" manifest:media-type="text/xml"/>
  <manifest:file-entry manifest:full-path="Object 489/settings.xml" manifest:media-type="text/xml"/>
  <manifest:file-entry manifest:full-path="Object 489/" manifest:version="1.3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250/settings.xml" manifest:media-type="text/xml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475/settings.xml" manifest:media-type="text/xml"/>
  <manifest:file-entry manifest:full-path="Object 475/Configurations2/" manifest:media-type="application/vnd.sun.xml.ui.configuration"/>
  <manifest:file-entry manifest:full-path="Object 475/content.xml" manifest:media-type="text/xml"/>
  <manifest:file-entry manifest:full-path="Object 475/" manifest:version="1.3" manifest:media-type="application/vnd.oasis.opendocument.formula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content.xml" manifest:media-type="text/xml"/>
  <manifest:file-entry manifest:full-path="Object 338/" manifest:version="1.3" manifest:media-type="application/vnd.oasis.opendocument.formula"/>
  <manifest:file-entry manifest:full-path="Object 481/settings.xml" manifest:media-type="text/xml"/>
  <manifest:file-entry manifest:full-path="Object 481/Configurations2/" manifest:media-type="application/vnd.sun.xml.ui.configuration"/>
  <manifest:file-entry manifest:full-path="Object 481/content.xml" manifest:media-type="text/xml"/>
  <manifest:file-entry manifest:full-path="Object 481/" manifest:version="1.3" manifest:media-type="application/vnd.oasis.opendocument.formula"/>
  <manifest:file-entry manifest:full-path="Object 463/content.xml" manifest:media-type="text/xml"/>
  <manifest:file-entry manifest:full-path="Object 463/settings.xml" manifest:media-type="text/xml"/>
  <manifest:file-entry manifest:full-path="Object 463/Configurations2/" manifest:media-type="application/vnd.sun.xml.ui.configuration"/>
  <manifest:file-entry manifest:full-path="Object 463/" manifest:version="1.3" manifest:media-type="application/vnd.oasis.opendocument.formula"/>
  <manifest:file-entry manifest:full-path="Object 326/settings.xml" manifest:media-type="text/xml"/>
  <manifest:file-entry manifest:full-path="Object 326/content.xml" manifest:media-type="text/xml"/>
  <manifest:file-entry manifest:full-path="Object 326/Configurations2/" manifest:media-type="application/vnd.sun.xml.ui.configuration"/>
  <manifest:file-entry manifest:full-path="Object 326/" manifest:version="1.3" manifest:media-type="application/vnd.oasis.opendocument.formula"/>
  <manifest:file-entry manifest:full-path="Object 476/content.xml" manifest:media-type="text/xml"/>
  <manifest:file-entry manifest:full-path="Object 476/Configurations2/" manifest:media-type="application/vnd.sun.xml.ui.configuration"/>
  <manifest:file-entry manifest:full-path="Object 476/settings.xml" manifest:media-type="text/xml"/>
  <manifest:file-entry manifest:full-path="Object 476/" manifest:version="1.3" manifest:media-type="application/vnd.oasis.opendocument.formula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settings.xml" manifest:media-type="text/xml"/>
  <manifest:file-entry manifest:full-path="Object 339/" manifest:version="1.3" manifest:media-type="application/vnd.oasis.opendocument.formula"/>
  <manifest:file-entry manifest:full-path="Object 482/settings.xml" manifest:media-type="text/xml"/>
  <manifest:file-entry manifest:full-path="Object 482/content.xml" manifest:media-type="text/xml"/>
  <manifest:file-entry manifest:full-path="Object 482/Configurations2/" manifest:media-type="application/vnd.sun.xml.ui.configuration"/>
  <manifest:file-entry manifest:full-path="Object 482/" manifest:version="1.3" manifest:media-type="application/vnd.oasis.opendocument.formula"/>
  <manifest:file-entry manifest:full-path="Object 466/Configurations2/" manifest:media-type="application/vnd.sun.xml.ui.configuration"/>
  <manifest:file-entry manifest:full-path="Object 466/content.xml" manifest:media-type="text/xml"/>
  <manifest:file-entry manifest:full-path="Object 466/settings.xml" manifest:media-type="text/xml"/>
  <manifest:file-entry manifest:full-path="Object 466/" manifest:version="1.3" manifest:media-type="application/vnd.oasis.opendocument.formula"/>
  <manifest:file-entry manifest:full-path="meta.xml" manifest:media-type="text/xml"/>
  <manifest:file-entry manifest:full-path="Object 329/content.xml" manifest:media-type="text/xml"/>
  <manifest:file-entry manifest:full-path="Object 329/Configurations2/" manifest:media-type="application/vnd.sun.xml.ui.configuration"/>
  <manifest:file-entry manifest:full-path="Object 329/settings.xml" manifest:media-type="text/xml"/>
  <manifest:file-entry manifest:full-path="Object 329/" manifest:version="1.3" manifest:media-type="application/vnd.oasis.opendocument.formula"/>
  <manifest:file-entry manifest:full-path="Object 472/content.xml" manifest:media-type="text/xml"/>
  <manifest:file-entry manifest:full-path="Object 472/Configurations2/" manifest:media-type="application/vnd.sun.xml.ui.configuration"/>
  <manifest:file-entry manifest:full-path="Object 472/settings.xml" manifest:media-type="text/xml"/>
  <manifest:file-entry manifest:full-path="Object 472/" manifest:version="1.3" manifest:media-type="application/vnd.oasis.opendocument.formula"/>
  <manifest:file-entry manifest:full-path="Object 465/Configurations2/" manifest:media-type="application/vnd.sun.xml.ui.configuration"/>
  <manifest:file-entry manifest:full-path="Object 465/settings.xml" manifest:media-type="text/xml"/>
  <manifest:file-entry manifest:full-path="Object 465/content.xml" manifest:media-type="text/xml"/>
  <manifest:file-entry manifest:full-path="Object 465/" manifest:version="1.3" manifest:media-type="application/vnd.oasis.opendocument.formula"/>
  <manifest:file-entry manifest:full-path="Object 328/settings.xml" manifest:media-type="text/xml"/>
  <manifest:file-entry manifest:full-path="Object 328/Configurations2/" manifest:media-type="application/vnd.sun.xml.ui.configuration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Object 471/content.xml" manifest:media-type="text/xml"/>
  <manifest:file-entry manifest:full-path="Object 471/Configurations2/" manifest:media-type="application/vnd.sun.xml.ui.configuration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456/content.xml" manifest:media-type="text/xml"/>
  <manifest:file-entry manifest:full-path="Object 456/Configurations2/" manifest:media-type="application/vnd.sun.xml.ui.configuration"/>
  <manifest:file-entry manifest:full-path="Object 456/settings.xml" manifest:media-type="text/xml"/>
  <manifest:file-entry manifest:full-path="Object 456/" manifest:version="1.3" manifest:media-type="application/vnd.oasis.opendocument.formula"/>
  <manifest:file-entry manifest:full-path="Object 319/settings.xml" manifest:media-type="text/xml"/>
  <manifest:file-entry manifest:full-path="Object 319/content.xml" manifest:media-type="text/xml"/>
  <manifest:file-entry manifest:full-path="Object 319/Configurations2/" manifest:media-type="application/vnd.sun.xml.ui.configuration"/>
  <manifest:file-entry manifest:full-path="Object 319/" manifest:version="1.3" manifest:media-type="application/vnd.oasis.opendocument.formula"/>
  <manifest:file-entry manifest:full-path="Object 462/settings.xml" manifest:media-type="text/xml"/>
  <manifest:file-entry manifest:full-path="Object 462/Configurations2/" manifest:media-type="application/vnd.sun.xml.ui.configuration"/>
  <manifest:file-entry manifest:full-path="Object 462/content.xml" manifest:media-type="text/xml"/>
  <manifest:file-entry manifest:full-path="Object 462/" manifest:version="1.3" manifest:media-type="application/vnd.oasis.opendocument.formula"/>
  <manifest:file-entry manifest:full-path="Object 455/content.xml" manifest:media-type="text/xml"/>
  <manifest:file-entry manifest:full-path="Object 455/settings.xml" manifest:media-type="text/xml"/>
  <manifest:file-entry manifest:full-path="Object 455/Configurations2/" manifest:media-type="application/vnd.sun.xml.ui.configuration"/>
  <manifest:file-entry manifest:full-path="Object 455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461/settings.xml" manifest:media-type="text/xml"/>
  <manifest:file-entry manifest:full-path="Object 461/Configurations2/" manifest:media-type="application/vnd.sun.xml.ui.configuration"/>
  <manifest:file-entry manifest:full-path="Object 461/content.xml" manifest:media-type="text/xml"/>
  <manifest:file-entry manifest:full-path="Object 461/" manifest:version="1.3" manifest:media-type="application/vnd.oasis.opendocument.formula"/>
  <manifest:file-entry manifest:full-path="ObjectReplacements/Object 7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67" manifest:media-type=""/>
  <manifest:file-entry manifest:full-path="ObjectReplacements/Object 67" manifest:media-type="application/x-openoffice-gdimetafile;windows_formatname=&quot;GDIMetaFile&quot;"/>
  <manifest:file-entry manifest:full-path="ObjectReplacements/Object 266" manifest:media-type=""/>
  <manifest:file-entry manifest:full-path="ObjectReplacements/Object 54" manifest:media-type="application/x-openoffice-gdimetafile;windows_formatname=&quot;GDIMetaFile&quot;"/>
  <manifest:file-entry manifest:full-path="ObjectReplacements/Object 253" manifest:media-type=""/>
  <manifest:file-entry manifest:full-path="ObjectReplacements/Object 53" manifest:media-type="application/x-openoffice-gdimetafile;windows_formatname=&quot;GDIMetaFile&quot;"/>
  <manifest:file-entry manifest:full-path="ObjectReplacements/Object 109" manifest:media-type=""/>
  <manifest:file-entry manifest:full-path="ObjectReplacements/Object 252" manifest:media-type=""/>
  <manifest:file-entry manifest:full-path="ObjectReplacements/Object 52" manifest:media-type="application/x-openoffice-gdimetafile;windows_formatname=&quot;GDIMetaFile&quot;"/>
  <manifest:file-entry manifest:full-path="ObjectReplacements/Object 108" manifest:media-type=""/>
  <manifest:file-entry manifest:full-path="ObjectReplacements/Object 251" manifest:media-type=""/>
  <manifest:file-entry manifest:full-path="ObjectReplacements/Object 48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07" manifest:media-type=""/>
  <manifest:file-entry manifest:full-path="ObjectReplacements/Object 2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45" manifest:media-type=""/>
  <manifest:file-entry manifest:full-path="ObjectReplacements/Object 45" manifest:media-type="application/x-openoffice-gdimetafile;windows_formatname=&quot;GDIMetaFile&quot;"/>
  <manifest:file-entry manifest:full-path="ObjectReplacements/Object 244" manifest:media-type=""/>
  <manifest:file-entry manifest:full-path="ObjectReplacements/Object 475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268" manifest:media-type=""/>
  <manifest:file-entry manifest:full-path="ObjectReplacements/Object 6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61" manifest:media-type=""/>
  <manifest:file-entry manifest:full-path="ObjectReplacements/Object 118" manifest:media-type="application/x-openoffice-gdimetafile;windows_formatname=&quot;GDIMetaFile&quot;"/>
  <manifest:file-entry manifest:full-path="ObjectReplacements/Object 259" manifest:media-type=""/>
  <manifest:file-entry manifest:full-path="ObjectReplacements/Object 249" manifest:media-type=""/>
  <manifest:file-entry manifest:full-path="ObjectReplacements/Object 385" manifest:media-type="application/x-openoffice-gdimetafile;windows_formatname=&quot;GDIMetaFile&quot;"/>
  <manifest:file-entry manifest:full-path="ObjectReplacements/Object 248" manifest:media-type=""/>
  <manifest:file-entry manifest:full-path="ObjectReplacements/Object 49" manifest:media-type=""/>
  <manifest:file-entry manifest:full-path="ObjectReplacements/Object 351" manifest:media-type="application/x-openoffice-gdimetafile;windows_formatname=&quot;GDIMetaFile&quot;"/>
  <manifest:file-entry manifest:full-path="ObjectReplacements/Object 208" manifest:media-type=""/>
  <manifest:file-entry manifest:full-path="ObjectReplacements/Object 214" manifest:media-type=""/>
  <manifest:file-entry manifest:full-path="ObjectReplacements/Object 15" manifest:media-type="application/x-openoffice-gdimetafile;windows_formatname=&quot;GDIMetaFile&quot;"/>
  <manifest:file-entry manifest:full-path="ObjectReplacements/Object 210" manifest:media-type=""/>
  <manifest:file-entry manifest:full-path="ObjectReplacements/Object 1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62" manifest:media-type=""/>
  <manifest:file-entry manifest:full-path="ObjectReplacements/Object 119" manifest:media-type=""/>
  <manifest:file-entry manifest:full-path="ObjectReplacements/Object 125" manifest:media-type=""/>
  <manifest:file-entry manifest:full-path="ObjectReplacements/Object 53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79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891" manifest:media-type="application/x-openoffice-gdimetafile;windows_formatname=&quot;GDIMetaFile&quot;"/>
  <manifest:file-entry manifest:full-path="ObjectReplacements/Object 754" manifest:media-type="application/x-openoffice-gdimetafile;windows_formatname=&quot;GDIMetaFile&quot;"/>
  <manifest:file-entry manifest:full-path="ObjectReplacements/Object 53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576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857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559" manifest:media-type="application/x-openoffice-gdimetafile;windows_formatname=&quot;GDIMetaFile&quot;"/>
  <manifest:file-entry manifest:full-path="ObjectReplacements/Object 571" manifest:media-type="application/x-openoffice-gdimetafile;windows_formatname=&quot;GDIMetaFile&quot;"/>
  <manifest:file-entry manifest:full-path="ObjectReplacements/Object 819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53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540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46" manifest:media-type="application/x-openoffice-gdimetafile;windows_formatname=&quot;GDIMetaFile&quot;"/>
  <manifest:file-entry manifest:full-path="ObjectReplacements/Object 883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575" manifest:media-type="application/x-openoffice-gdimetafile;windows_formatname=&quot;GDIMetaFile&quot;"/>
  <manifest:file-entry manifest:full-path="ObjectReplacements/Object 532" manifest:media-type="application/x-openoffice-gdimetafile;windows_formatname=&quot;GDIMetaFile&quot;"/>
  <manifest:file-entry manifest:full-path="ObjectReplacements/Object 818" manifest:media-type="application/x-openoffice-gdimetafile;windows_formatname=&quot;GDIMetaFile&quot;"/>
  <manifest:file-entry manifest:full-path="ObjectReplacements/Object 570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531" manifest:media-type="application/x-openoffice-gdimetafile;windows_formatname=&quot;GDIMetaFile&quot;"/>
  <manifest:file-entry manifest:full-path="ObjectReplacements/Object 817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881" manifest:media-type="application/x-openoffice-gdimetafile;windows_formatname=&quot;GDIMetaFile&quot;"/>
  <manifest:file-entry manifest:full-path="ObjectReplacements/Object 744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73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879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530" manifest:media-type="application/x-openoffice-gdimetafile;windows_formatname=&quot;GDIMetaFile&quot;"/>
  <manifest:file-entry manifest:full-path="ObjectReplacements/Object 816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567" manifest:media-type="application/x-openoffice-gdimetafile;windows_formatname=&quot;GDIMetaFile&quot;"/>
  <manifest:file-entry manifest:full-path="ObjectReplacements/Object 885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851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886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56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856" manifest:media-type=""/>
  <manifest:file-entry manifest:full-path="ObjectReplacements/Object 719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556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860" manifest:media-type="application/x-openoffice-gdimetafile;windows_formatname=&quot;GDIMetaFile&quot;"/>
  <manifest:file-entry manifest:full-path="ObjectReplacements/Object 717" manifest:media-type="application/x-openoffice-gdimetafile;windows_formatname=&quot;GDIMetaFile&quot;"/>
  <manifest:file-entry manifest:full-path="ObjectReplacements/Object 854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493" manifest:media-type=""/>
  <manifest:file-entry manifest:full-path="ObjectReplacements/Object 878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844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843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842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841" manifest:media-type="application/x-openoffice-gdimetafile;windows_formatname=&quot;GDIMetaFile&quot;"/>
  <manifest:file-entry manifest:full-path="ObjectReplacements/Object 853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716" manifest:media-type="application/x-openoffice-gdimetafile;windows_formatname=&quot;GDIMetaFile&quot;"/>
  <manifest:file-entry manifest:full-path="ObjectReplacements/Object 852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877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577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875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24" manifest:media-type="application/x-openoffice-gdimetafile;windows_formatname=&quot;GDIMetaFile&quot;"/>
  <manifest:file-entry manifest:full-path="ObjectReplacements/Object 909" manifest:media-type="application/x-openoffice-gdimetafile;windows_formatname=&quot;GDIMetaFile&quot;"/>
  <manifest:file-entry manifest:full-path="ObjectReplacements/Object 523" manifest:media-type="application/x-openoffice-gdimetafile;windows_formatname=&quot;GDIMetaFile&quot;"/>
  <manifest:file-entry manifest:full-path="ObjectReplacements/Object 908" manifest:media-type=""/>
  <manifest:file-entry manifest:full-path="ObjectReplacements/Object 899" manifest:media-type="application/x-openoffice-gdimetafile;windows_formatname=&quot;GDIMetaFile&quot;"/>
  <manifest:file-entry manifest:full-path="ObjectReplacements/Object 898" manifest:media-type="application/x-openoffice-gdimetafile;windows_formatname=&quot;GDIMetaFile&quot;"/>
  <manifest:file-entry manifest:full-path="ObjectReplacements/Object 897" manifest:media-type="application/x-openoffice-gdimetafile;windows_formatname=&quot;GDIMetaFile&quot;"/>
  <manifest:file-entry manifest:full-path="ObjectReplacements/Object 896" manifest:media-type="application/x-openoffice-gdimetafile;windows_formatname=&quot;GDIMetaFile&quot;"/>
  <manifest:file-entry manifest:full-path="ObjectReplacements/Object 534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89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32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82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90" manifest:media-type=""/>
  <manifest:file-entry manifest:full-path="ObjectReplacements/Object 146" manifest:media-type="application/x-openoffice-gdimetafile;windows_formatname=&quot;GDIMetaFile&quot;"/>
  <manifest:file-entry manifest:full-path="ObjectReplacements/Object 808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889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855" manifest:media-type=""/>
  <manifest:file-entry manifest:full-path="ObjectReplacements/Object 718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830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840" manifest:media-type="application/x-openoffice-gdimetafile;windows_formatname=&quot;GDIMetaFile&quot;"/>
  <manifest:file-entry manifest:full-path="ObjectReplacements/Object 560" manifest:media-type="application/x-openoffice-gdimetafile;windows_formatname=&quot;GDIMetaFile&quot;"/>
  <manifest:file-entry manifest:full-path="ObjectReplacements/Object 3" manifest:media-type=""/>
  <manifest:file-entry manifest:full-path="ObjectReplacements/Object 542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528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829" manifest:media-type="application/x-openoffice-gdimetafile;windows_formatname=&quot;GDIMetaFile&quot;"/>
  <manifest:file-entry manifest:full-path="ObjectReplacements/Object 557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874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558" manifest:media-type="application/x-openoffice-gdimetafile;windows_formatname=&quot;GDIMetaFile&quot;"/>
  <manifest:file-entry manifest:full-path="ObjectReplacements/Object 83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574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735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36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833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892" manifest:media-type=""/>
  <manifest:file-entry manifest:full-path="ObjectReplacements/Object 35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66" manifest:media-type=""/>
  <manifest:file-entry manifest:full-path="ObjectReplacements/Object 181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72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66" manifest:media-type="application/x-openoffice-gdimetafile;windows_formatname=&quot;GDIMetaFile&quot;"/>
  <manifest:file-entry manifest:full-path="ObjectReplacements/Object 872" manifest:media-type="application/x-openoffice-gdimetafile;windows_formatname=&quot;GDIMetaFile&quot;"/>
  <manifest:file-entry manifest:full-path="ObjectReplacements/Object 729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57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725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538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905" manifest:media-type=""/>
  <manifest:file-entry manifest:full-path="ObjectReplacements/Object 520" manifest:media-type="application/x-openoffice-gdimetafile;windows_formatname=&quot;GDIMetaFile&quot;"/>
  <manifest:file-entry manifest:full-path="ObjectReplacements/Object 83" manifest:media-type=""/>
  <manifest:file-entry manifest:full-path="ObjectReplacements/Object 139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568" manifest:media-type=""/>
  <manifest:file-entry manifest:full-path="ObjectReplacements/Object 183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55" manifest:media-type=""/>
  <manifest:file-entry manifest:full-path="ObjectReplacements/Object 4" manifest:media-type="application/x-openoffice-gdimetafile;windows_formatname=&quot;GDIMetaFile&quot;"/>
  <manifest:file-entry manifest:full-path="ObjectReplacements/Object 561" manifest:media-type="application/x-openoffice-gdimetafile;windows_formatname=&quot;GDIMetaFile&quot;"/>
  <manifest:file-entry manifest:full-path="ObjectReplacements/Object 835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63" manifest:media-type=""/>
  <manifest:file-entry manifest:full-path="ObjectReplacements/Object 16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72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63" manifest:media-type="application/x-openoffice-gdimetafile;windows_formatname=&quot;GDIMetaFile&quot;"/>
  <manifest:file-entry manifest:full-path="ObjectReplacements/Object 737" manifest:media-type="application/x-openoffice-gdimetafile;windows_formatname=&quot;GDIMetaFile&quot;"/>
  <manifest:file-entry manifest:full-path="ObjectReplacements/Object 88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74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64" manifest:media-type=""/>
  <manifest:file-entry manifest:full-path="ObjectReplacements/Object 12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65" manifest:media-type=""/>
  <manifest:file-entry manifest:full-path="ObjectReplacements/Object 72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904" manifest:media-type=""/>
  <manifest:file-entry manifest:full-path="ObjectReplacements/Object 887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62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19" manifest:media-type=""/>
  <manifest:file-entry manifest:full-path="ObjectReplacements/Object 362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522" manifest:media-type="application/x-openoffice-gdimetafile;windows_formatname=&quot;GDIMetaFile&quot;"/>
  <manifest:file-entry manifest:full-path="ObjectReplacements/Object 907" manifest:media-type=""/>
  <manifest:file-entry manifest:full-path="ObjectReplacements/Object 486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906" manifest:media-type=""/>
  <manifest:file-entry manifest:full-path="ObjectReplacements/Object 485" manifest:media-type="application/x-openoffice-gdimetafile;windows_formatname=&quot;GDIMetaFile&quot;"/>
  <manifest:file-entry manifest:full-path="ObjectReplacements/Object 53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865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864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213" manifest:media-type=""/>
  <manifest:file-entry manifest:full-path="ObjectReplacements/Object 14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900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726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506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894" manifest:media-type=""/>
  <manifest:file-entry manifest:full-path="ObjectReplacements/Object 512" manifest:media-type="application/x-openoffice-gdimetafile;windows_formatname=&quot;GDIMetaFile&quot;"/>
  <manifest:file-entry manifest:full-path="ObjectReplacements/Object 893" manifest:media-type=""/>
  <manifest:file-entry manifest:full-path="ObjectReplacements/Object 515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74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7" manifest:media-type=""/>
  <manifest:file-entry manifest:full-path="ObjectReplacements/Object 138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45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28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876" manifest:media-type="application/x-openoffice-gdimetafile;windows_formatname=&quot;GDIMetaFile&quot;"/>
  <manifest:file-entry manifest:full-path="ObjectReplacements/Object 882" manifest:media-type="application/x-openoffice-gdimetafile;windows_formatname=&quot;GDIMetaFile&quot;"/>
  <manifest:file-entry manifest:full-path="ObjectReplacements/Object 739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826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27" manifest:media-type="application/x-openoffice-gdimetafile;windows_formatname=&quot;GDIMetaFile&quot;"/>
  <manifest:file-entry manifest:full-path="ObjectReplacements/Object 870" manifest:media-type="application/x-openoffice-gdimetafile;windows_formatname=&quot;GDIMetaFile&quot;"/>
  <manifest:file-entry manifest:full-path="ObjectReplacements/Object 733" manifest:media-type="application/x-openoffice-gdimetafile;windows_formatname=&quot;GDIMetaFile&quot;"/>
  <manifest:file-entry manifest:full-path="ObjectReplacements/Object 211" manifest:media-type="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728" manifest:media-type="application/x-openoffice-gdimetafile;windows_formatname=&quot;GDIMetaFile&quot;"/>
  <manifest:file-entry manifest:full-path="ObjectReplacements/Object 871" manifest:media-type="application/x-openoffice-gdimetafile;windows_formatname=&quot;GDIMetaFile&quot;"/>
  <manifest:file-entry manifest:full-path="ObjectReplacements/Object 734" manifest:media-type="application/x-openoffice-gdimetafile;windows_formatname=&quot;GDIMetaFile&quot;"/>
  <manifest:file-entry manifest:full-path="ObjectReplacements/Object 212" manifest:media-type=""/>
  <manifest:file-entry manifest:full-path="ObjectReplacements/Object 13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838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845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720" manifest:media-type="application/x-openoffice-gdimetafile;windows_formatname=&quot;GDIMetaFile&quot;"/>
  <manifest:file-entry manifest:full-path="ObjectReplacements/Object 846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849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847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58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859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890" manifest:media-type="application/x-openoffice-gdimetafile;windows_formatname=&quot;GDIMetaFile&quot;"/>
  <manifest:file-entry manifest:full-path="ObjectReplacements/Object 753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901" manifest:media-type=""/>
  <manifest:file-entry manifest:full-path="ObjectReplacements/Object 740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902" manifest:media-type=""/>
  <manifest:file-entry manifest:full-path="ObjectReplacements/Object 215" manifest:media-type=""/>
  <manifest:file-entry manifest:full-path="ObjectReplacements/Object 16" manifest:media-type="application/x-openoffice-gdimetafile;windows_formatname=&quot;GDIMetaFile&quot;"/>
  <manifest:file-entry manifest:full-path="ObjectReplacements/Object 741" manifest:media-type="application/x-openoffice-gdimetafile;windows_formatname=&quot;GDIMetaFile&quot;"/>
  <manifest:file-entry manifest:full-path="ObjectReplacements/Object 867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903" manifest:media-type=""/>
  <manifest:file-entry manifest:full-path="ObjectReplacements/Object 216" manifest:media-type=""/>
  <manifest:file-entry manifest:full-path="ObjectReplacements/Object 17" manifest:media-type="application/x-openoffice-gdimetafile;windows_formatname=&quot;GDIMetaFile&quot;"/>
  <manifest:file-entry manifest:full-path="ObjectReplacements/Object 868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209" manifest:media-type=""/>
  <manifest:file-entry manifest:full-path="ObjectReplacements/Object 346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217" manifest:media-type=""/>
  <manifest:file-entry manifest:full-path="ObjectReplacements/Object 18" manifest:media-type="application/x-openoffice-gdimetafile;windows_formatname=&quot;GDIMetaFile&quot;"/>
  <manifest:file-entry manifest:full-path="ObjectReplacements/Object 869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218" manifest:media-type=""/>
  <manifest:file-entry manifest:full-path="ObjectReplacements/Object 19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5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831" manifest:media-type="application/x-openoffice-gdimetafile;windows_formatname=&quot;GDIMetaFile&quot;"/>
  <manifest:file-entry manifest:full-path="ObjectReplacements/Object 795" manifest:media-type="application/x-openoffice-gdimetafile;windows_formatname=&quot;GDIMetaFile&quot;"/>
  <manifest:file-entry manifest:full-path="ObjectReplacements/Object 136" manifest:media-type=""/>
  <manifest:file-entry manifest:full-path="ObjectReplacements/Object 80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39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0" manifest:media-type=""/>
  <manifest:file-entry manifest:full-path="ObjectReplacements/Object 106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88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72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723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910" manifest:media-type=""/>
  <manifest:file-entry manifest:full-path="ObjectReplacements/Object 38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65" manifest:media-type="application/x-openoffice-gdimetafile;windows_formatname=&quot;GDIMetaFile&quot;"/>
  <manifest:file-entry manifest:full-path="ObjectReplacements/Object 8" manifest:media-type=""/>
  <manifest:file-entry manifest:full-path="ObjectReplacements/Object 40" manifest:media-type=""/>
  <manifest:file-entry manifest:full-path="ObjectReplacements/Object 478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43" manifest:media-type=""/>
  <manifest:file-entry manifest:full-path="ObjectReplacements/Object 243" manifest:media-type=""/>
  <manifest:file-entry manifest:full-path="ObjectReplacements/Object 44" manifest:media-type=""/>
  <manifest:file-entry manifest:full-path="ObjectReplacements/Object 246" manifest:media-type="application/x-openoffice-gdimetafile;windows_formatname=&quot;GDIMetaFile&quot;"/>
  <manifest:file-entry manifest:full-path="ObjectReplacements/Object 47" manifest:media-type=""/>
  <manifest:file-entry manifest:full-path="ObjectReplacements/Object 247" manifest:media-type="application/x-openoffice-gdimetafile;windows_formatname=&quot;GDIMetaFile&quot;"/>
  <manifest:file-entry manifest:full-path="ObjectReplacements/Object 48" manifest:media-type=""/>
  <manifest:file-entry manifest:full-path="ObjectReplacements/Object 86" manifest:media-type=""/>
  <manifest:file-entry manifest:full-path="ObjectReplacements/Object 87" manifest:media-type=""/>
  <manifest:file-entry manifest:full-path="ObjectReplacements/Object 287" manifest:media-type="application/x-openoffice-gdimetafile;windows_formatname=&quot;GDIMetaFile&quot;"/>
  <manifest:file-entry manifest:full-path="ObjectReplacements/Object 88" manifest:media-type=""/>
  <manifest:file-entry manifest:full-path="ObjectReplacements/Object 294" manifest:media-type="application/x-openoffice-gdimetafile;windows_formatname=&quot;GDIMetaFile&quot;"/>
  <manifest:file-entry manifest:full-path="ObjectReplacements/Object 820" manifest:media-type="application/x-openoffice-gdimetafile;windows_formatname=&quot;GDIMetaFile&quot;"/>
  <manifest:file-entry manifest:full-path="ObjectReplacements/Object 95" manifest:media-type=""/>
  <manifest:file-entry manifest:full-path="ObjectReplacements/Object 295" manifest:media-type="application/x-openoffice-gdimetafile;windows_formatname=&quot;GDIMetaFile&quot;"/>
  <manifest:file-entry manifest:full-path="ObjectReplacements/Object 96" manifest:media-type=""/>
  <manifest:file-entry manifest:full-path="ObjectReplacements/Object 296" manifest:media-type="application/x-openoffice-gdimetafile;windows_formatname=&quot;GDIMetaFile&quot;"/>
  <manifest:file-entry manifest:full-path="ObjectReplacements/Object 822" manifest:media-type="application/x-openoffice-gdimetafile;windows_formatname=&quot;GDIMetaFile&quot;"/>
  <manifest:file-entry manifest:full-path="ObjectReplacements/Object 97" manifest:media-type=""/>
  <manifest:file-entry manifest:full-path="ObjectReplacements/Object 823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98" manifest:media-type=""/>
  <manifest:file-entry manifest:full-path="ObjectReplacements/Object 824" manifest:media-type="application/x-openoffice-gdimetafile;windows_formatname=&quot;GDIMetaFile&quot;"/>
  <manifest:file-entry manifest:full-path="ObjectReplacements/Object 99" manifest:media-type=""/>
  <manifest:file-entry manifest:full-path="ObjectReplacements/Object 100" manifest:media-type=""/>
  <manifest:file-entry manifest:full-path="ObjectReplacements/Object 101" manifest:media-type=""/>
  <manifest:file-entry manifest:full-path="ObjectReplacements/Object 102" manifest:media-type=""/>
  <manifest:file-entry manifest:full-path="ObjectReplacements/Object 103" manifest:media-type=""/>
  <manifest:file-entry manifest:full-path="ObjectReplacements/Object 41" manifest:media-type=""/>
  <manifest:file-entry manifest:full-path="ObjectReplacements/Object 240" manifest:media-type=""/>
  <manifest:file-entry manifest:full-path="ObjectReplacements/Object 104" manifest:media-type=""/>
  <manifest:file-entry manifest:full-path="ObjectReplacements/Object 241" manifest:media-type=""/>
  <manifest:file-entry manifest:full-path="ObjectReplacements/Object 42" manifest:media-type=""/>
  <manifest:file-entry manifest:full-path="ObjectReplacements/Object 238" manifest:media-type="application/x-openoffice-gdimetafile;windows_formatname=&quot;GDIMetaFile&quot;"/>
  <manifest:file-entry manifest:full-path="ObjectReplacements/Object 39" manifest:media-type=""/>
  <manifest:file-entry manifest:full-path="ObjectReplacements/Object 381" manifest:media-type="application/x-openoffice-gdimetafile;windows_formatname=&quot;GDIMetaFile&quot;"/>
  <manifest:file-entry manifest:full-path="ObjectReplacements/Object 239" manifest:media-type=""/>
  <manifest:file-entry manifest:full-path="ObjectReplacements/Object 382" manifest:media-type="application/x-openoffice-gdimetafile;windows_formatname=&quot;GDIMetaFile&quot;"/>
  <manifest:file-entry manifest:full-path="ObjectReplacements/Object 110" manifest:media-type=""/>
  <manifest:file-entry manifest:full-path="ObjectReplacements/Object 260" manifest:media-type=""/>
  <manifest:file-entry manifest:full-path="ObjectReplacements/Object 61" manifest:media-type="application/x-openoffice-gdimetafile;windows_formatname=&quot;GDIMetaFile&quot;"/>
  <manifest:file-entry manifest:full-path="ObjectReplacements/Object 117" manifest:media-type=""/>
  <manifest:file-entry manifest:full-path="ObjectReplacements/Object 254" manifest:media-type=""/>
  <manifest:file-entry manifest:full-path="ObjectReplacements/Object 55" manifest:media-type="application/x-openoffice-gdimetafile;windows_formatname=&quot;GDIMetaFile&quot;"/>
  <manifest:file-entry manifest:full-path="ObjectReplacements/Object 120" manifest:media-type=""/>
  <manifest:file-entry manifest:full-path="ObjectReplacements/Object 505" manifest:media-type="application/x-openoffice-gdimetafile;windows_formatname=&quot;GDIMetaFile&quot;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259/settings.xml" manifest:media-type="text/xml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content.xml" manifest:media-type="text/xml"/>
  <manifest:file-entry manifest:full-path="Object 385/" manifest:version="1.3" manifest:media-type="application/vnd.oasis.opendocument.formula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3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Configurations2/" manifest:media-type="application/vnd.sun.xml.ui.configuration"/>
  <manifest:file-entry manifest:full-path="Object 208/" manifest:version="1.3" manifest:media-type="application/vnd.oasis.opendocument.formula"/>
  <manifest:file-entry manifest:full-path="Object 214/content.xml" manifest:media-type="text/xml"/>
  <manifest:file-entry manifest:full-path="Object 214/settings.xml" manifest:media-type="text/xml"/>
  <manifest:file-entry manifest:full-path="Object 214/Configurations2/" manifest:media-type="application/vnd.sun.xml.ui.configuration"/>
  <manifest:file-entry manifest:full-path="Object 2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10/content.xml" manifest:media-type="text/xml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" manifest:version="1.3" manifest:media-type="application/vnd.oasis.opendocument.formula"/>
  <manifest:file-entry manifest:full-path="Object 505/Configurations2/" manifest:media-type="application/vnd.sun.xml.ui.configuration"/>
  <manifest:file-entry manifest:full-path="Object 505/settings.xml" manifest:media-type="text/xml"/>
  <manifest:file-entry manifest:full-path="Object 505/content.xml" manifest:media-type="text/xml"/>
  <manifest:file-entry manifest:full-path="Object 505/" manifest:version="1.3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3" manifest:media-type="application/vnd.oasis.opendocument.formula"/>
  <manifest:file-entry manifest:full-path="Object 573/settings.xml" manifest:media-type="text/xml"/>
  <manifest:file-entry manifest:full-path="Object 573/content.xml" manifest:media-type="text/xml"/>
  <manifest:file-entry manifest:full-path="Object 573/Configurations2/" manifest:media-type="application/vnd.sun.xml.ui.configuration"/>
  <manifest:file-entry manifest:full-path="Object 573/" manifest:version="1.3" manifest:media-type="application/vnd.oasis.opendocument.formula"/>
  <manifest:file-entry manifest:full-path="Object 436/content.xml" manifest:media-type="text/xml"/>
  <manifest:file-entry manifest:full-path="Object 436/settings.xml" manifest:media-type="text/xml"/>
  <manifest:file-entry manifest:full-path="Object 436/Configurations2/" manifest:media-type="application/vnd.sun.xml.ui.configuration"/>
  <manifest:file-entry manifest:full-path="Object 436/" manifest:version="1.3" manifest:media-type="application/vnd.oasis.opendocument.formula"/>
  <manifest:file-entry manifest:full-path="Object 535/settings.xml" manifest:media-type="text/xml"/>
  <manifest:file-entry manifest:full-path="Object 535/content.xml" manifest:media-type="text/xml"/>
  <manifest:file-entry manifest:full-path="Object 535/Configurations2/" manifest:media-type="application/vnd.sun.xml.ui.configuration"/>
  <manifest:file-entry manifest:full-path="Object 535/" manifest:version="1.3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Configurations2/" manifest:media-type="application/vnd.sun.xml.ui.configuration"/>
  <manifest:file-entry manifest:full-path="Object 150/" manifest:version="1.3" manifest:media-type="application/vnd.oasis.opendocument.formula"/>
  <manifest:file-entry manifest:full-path="Object 792/content.xml" manifest:media-type="text/xml"/>
  <manifest:file-entry manifest:full-path="Object 792/Configurations2/" manifest:media-type="application/vnd.sun.xml.ui.configuration"/>
  <manifest:file-entry manifest:full-path="Object 792/settings.xml" manifest:media-type="text/xml"/>
  <manifest:file-entry manifest:full-path="Object 792/" manifest:version="1.3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" manifest:version="1.3" manifest:media-type="application/vnd.oasis.opendocument.formula"/>
  <manifest:file-entry manifest:full-path="Object 518/settings.xml" manifest:media-type="text/xml"/>
  <manifest:file-entry manifest:full-path="Object 518/Configurations2/" manifest:media-type="application/vnd.sun.xml.ui.configuration"/>
  <manifest:file-entry manifest:full-path="Object 518/content.xml" manifest:media-type="text/xml"/>
  <manifest:file-entry manifest:full-path="Object 518/" manifest:version="1.3" manifest:media-type="application/vnd.oasis.opendocument.formula"/>
  <manifest:file-entry manifest:full-path="Object 530/content.xml" manifest:media-type="text/xml"/>
  <manifest:file-entry manifest:full-path="Object 530/Configurations2/" manifest:media-type="application/vnd.sun.xml.ui.configuration"/>
  <manifest:file-entry manifest:full-path="Object 530/settings.xml" manifest:media-type="text/xml"/>
  <manifest:file-entry manifest:full-path="Object 530/" manifest:version="1.3" manifest:media-type="application/vnd.oasis.opendocument.formula"/>
  <manifest:file-entry manifest:full-path="Object 816/content.xml" manifest:media-type="text/xml"/>
  <manifest:file-entry manifest:full-path="Object 816/Configurations2/" manifest:media-type="application/vnd.sun.xml.ui.configuration"/>
  <manifest:file-entry manifest:full-path="Object 816/settings.xml" manifest:media-type="text/xml"/>
  <manifest:file-entry manifest:full-path="Object 816/" manifest:version="1.3" manifest:media-type="application/vnd.oasis.opendocument.formula"/>
  <manifest:file-entry manifest:full-path="Object 431/content.xml" manifest:media-type="text/xml"/>
  <manifest:file-entry manifest:full-path="Object 431/Configurations2/" manifest:media-type="application/vnd.sun.xml.ui.configuration"/>
  <manifest:file-entry manifest:full-path="Object 431/settings.xml" manifest:media-type="text/xml"/>
  <manifest:file-entry manifest:full-path="Object 431/" manifest:version="1.3" manifest:media-type="application/vnd.oasis.opendocument.formula"/>
  <manifest:file-entry manifest:full-path="Object 494/Configurations2/" manifest:media-type="application/vnd.sun.xml.ui.configuration"/>
  <manifest:file-entry manifest:full-path="Object 494/settings.xml" manifest:media-type="text/xml"/>
  <manifest:file-entry manifest:full-path="Object 494/content.xml" manifest:media-type="text/xml"/>
  <manifest:file-entry manifest:full-path="Object 494/" manifest:version="1.3" manifest:media-type="application/vnd.oasis.opendocument.formula"/>
  <manifest:file-entry manifest:full-path="Object 357/content.xml" manifest:media-type="text/xml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879/settings.xml" manifest:media-type="text/xml"/>
  <manifest:file-entry manifest:full-path="Object 879/Configurations2/" manifest:media-type="application/vnd.sun.xml.ui.configuration"/>
  <manifest:file-entry manifest:full-path="Object 879/content.xml" manifest:media-type="text/xml"/>
  <manifest:file-entry manifest:full-path="Object 879/" manifest:version="1.3" manifest:media-type="application/vnd.oasis.opendocument.formula"/>
  <manifest:file-entry manifest:full-path="Object 754/Configurations2/" manifest:media-type="application/vnd.sun.xml.ui.configuration"/>
  <manifest:file-entry manifest:full-path="Object 754/content.xml" manifest:media-type="text/xml"/>
  <manifest:file-entry manifest:full-path="Object 754/settings.xml" manifest:media-type="text/xml"/>
  <manifest:file-entry manifest:full-path="Object 754/" manifest:version="1.3" manifest:media-type="application/vnd.oasis.opendocument.formula"/>
  <manifest:file-entry manifest:full-path="Object 891/content.xml" manifest:media-type="text/xml"/>
  <manifest:file-entry manifest:full-path="Object 891/Configurations2/" manifest:media-type="application/vnd.sun.xml.ui.configuration"/>
  <manifest:file-entry manifest:full-path="Object 891/settings.xml" manifest:media-type="text/xml"/>
  <manifest:file-entry manifest:full-path="Object 891/" manifest:version="1.3" manifest:media-type="application/vnd.oasis.opendocument.formula"/>
  <manifest:file-entry manifest:full-path="Object 537/settings.xml" manifest:media-type="text/xml"/>
  <manifest:file-entry manifest:full-path="Object 537/content.xml" manifest:media-type="text/xml"/>
  <manifest:file-entry manifest:full-path="Object 537/Configurations2/" manifest:media-type="application/vnd.sun.xml.ui.configuration"/>
  <manifest:file-entry manifest:full-path="Object 537/" manifest:version="1.3" manifest:media-type="application/vnd.oasis.opendocument.formula"/>
  <manifest:file-entry manifest:full-path="Object 152/content.xml" manifest:media-type="text/xml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517/settings.xml" manifest:media-type="text/xml"/>
  <manifest:file-entry manifest:full-path="Object 517/content.xml" manifest:media-type="text/xml"/>
  <manifest:file-entry manifest:full-path="Object 517/Configurations2/" manifest:media-type="application/vnd.sun.xml.ui.configuration"/>
  <manifest:file-entry manifest:full-path="Object 517/" manifest:version="1.3" manifest:media-type="application/vnd.oasis.opendocument.formula"/>
  <manifest:file-entry manifest:full-path="Object 541/Configurations2/" manifest:media-type="application/vnd.sun.xml.ui.configuration"/>
  <manifest:file-entry manifest:full-path="Object 541/content.xml" manifest:media-type="text/xml"/>
  <manifest:file-entry manifest:full-path="Object 541/settings.xml" manifest:media-type="text/xml"/>
  <manifest:file-entry manifest:full-path="Object 541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439/Configurations2/" manifest:media-type="application/vnd.sun.xml.ui.configuration"/>
  <manifest:file-entry manifest:full-path="Object 439/content.xml" manifest:media-type="text/xml"/>
  <manifest:file-entry manifest:full-path="Object 439/settings.xml" manifest:media-type="text/xml"/>
  <manifest:file-entry manifest:full-path="Object 439/" manifest:version="1.3" manifest:media-type="application/vnd.oasis.opendocument.formula"/>
  <manifest:file-entry manifest:full-path="Object 191/content.xml" manifest:media-type="text/xml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576/settings.xml" manifest:media-type="text/xml"/>
  <manifest:file-entry manifest:full-path="Object 576/Configurations2/" manifest:media-type="application/vnd.sun.xml.ui.configuration"/>
  <manifest:file-entry manifest:full-path="Object 576/content.xml" manifest:media-type="text/xml"/>
  <manifest:file-entry manifest:full-path="Object 576/" manifest:version="1.3" manifest:media-type="application/vnd.oasis.opendocument.formula"/>
  <manifest:file-entry manifest:full-path="Object 335/settings.xml" manifest:media-type="text/xml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857/Configurations2/" manifest:media-type="application/vnd.sun.xml.ui.configuration"/>
  <manifest:file-entry manifest:full-path="Object 857/content.xml" manifest:media-type="text/xml"/>
  <manifest:file-entry manifest:full-path="Object 857/settings.xml" manifest:media-type="text/xml"/>
  <manifest:file-entry manifest:full-path="Object 857/" manifest:version="1.3" manifest:media-type="application/vnd.oasis.opendocument.formula"/>
  <manifest:file-entry manifest:full-path="Object 174/content.xml" manifest:media-type="text/xml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559/content.xml" manifest:media-type="text/xml"/>
  <manifest:file-entry manifest:full-path="Object 559/settings.xml" manifest:media-type="text/xml"/>
  <manifest:file-entry manifest:full-path="Object 559/Configurations2/" manifest:media-type="application/vnd.sun.xml.ui.configuration"/>
  <manifest:file-entry manifest:full-path="Object 559/" manifest:version="1.3" manifest:media-type="application/vnd.oasis.opendocument.formula"/>
  <manifest:file-entry manifest:full-path="Object 571/settings.xml" manifest:media-type="text/xml"/>
  <manifest:file-entry manifest:full-path="Object 571/Configurations2/" manifest:media-type="application/vnd.sun.xml.ui.configuration"/>
  <manifest:file-entry manifest:full-path="Object 571/content.xml" manifest:media-type="text/xml"/>
  <manifest:file-entry manifest:full-path="Object 571/" manifest:version="1.3" manifest:media-type="application/vnd.oasis.opendocument.formula"/>
  <manifest:file-entry manifest:full-path="Object 819/content.xml" manifest:media-type="text/xml"/>
  <manifest:file-entry manifest:full-path="Object 819/Configurations2/" manifest:media-type="application/vnd.sun.xml.ui.configuration"/>
  <manifest:file-entry manifest:full-path="Object 819/settings.xml" manifest:media-type="text/xml"/>
  <manifest:file-entry manifest:full-path="Object 819/" manifest:version="1.3" manifest:media-type="application/vnd.oasis.opendocument.formula"/>
  <manifest:file-entry manifest:full-path="Object 434/Configurations2/" manifest:media-type="application/vnd.sun.xml.ui.configuration"/>
  <manifest:file-entry manifest:full-path="Object 434/content.xml" manifest:media-type="text/xml"/>
  <manifest:file-entry manifest:full-path="Object 434/settings.xml" manifest:media-type="text/xml"/>
  <manifest:file-entry manifest:full-path="Object 434/" manifest:version="1.3" manifest:media-type="application/vnd.oasis.opendocument.formula"/>
  <manifest:file-entry manifest:full-path="Object 533/Configurations2/" manifest:media-type="application/vnd.sun.xml.ui.configuration"/>
  <manifest:file-entry manifest:full-path="Object 533/content.xml" manifest:media-type="text/xml"/>
  <manifest:file-entry manifest:full-path="Object 533/settings.xml" manifest:media-type="text/xml"/>
  <manifest:file-entry manifest:full-path="Object 533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516/Configurations2/" manifest:media-type="application/vnd.sun.xml.ui.configuration"/>
  <manifest:file-entry manifest:full-path="Object 516/content.xml" manifest:media-type="text/xml"/>
  <manifest:file-entry manifest:full-path="Object 516/settings.xml" manifest:media-type="text/xml"/>
  <manifest:file-entry manifest:full-path="Object 516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881/content.xml" manifest:media-type="text/xml"/>
  <manifest:file-entry manifest:full-path="Object 881/Configurations2/" manifest:media-type="application/vnd.sun.xml.ui.configuration"/>
  <manifest:file-entry manifest:full-path="Object 881/settings.xml" manifest:media-type="text/xml"/>
  <manifest:file-entry manifest:full-path="Object 881/" manifest:version="1.3" manifest:media-type="application/vnd.oasis.opendocument.formula"/>
  <manifest:file-entry manifest:full-path="Object 744/settings.xml" manifest:media-type="text/xml"/>
  <manifest:file-entry manifest:full-path="Object 744/content.xml" manifest:media-type="text/xml"/>
  <manifest:file-entry manifest:full-path="Object 744/Configurations2/" manifest:media-type="application/vnd.sun.xml.ui.configuration"/>
  <manifest:file-entry manifest:full-path="Object 744/" manifest:version="1.3" manifest:media-type="application/vnd.oasis.opendocument.formula"/>
  <manifest:file-entry manifest:full-path="Object 508/settings.xml" manifest:media-type="text/xml"/>
  <manifest:file-entry manifest:full-path="Object 508/Configurations2/" manifest:media-type="application/vnd.sun.xml.ui.configuration"/>
  <manifest:file-entry manifest:full-path="Object 508/content.xml" manifest:media-type="text/xml"/>
  <manifest:file-entry manifest:full-path="Object 508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260/content.xml" manifest:media-type="text/xml"/>
  <manifest:file-entry manifest:full-path="Object 260/Configurations2/" manifest:media-type="application/vnd.sun.xml.ui.configuration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540/settings.xml" manifest:media-type="text/xml"/>
  <manifest:file-entry manifest:full-path="Object 540/Configurations2/" manifest:media-type="application/vnd.sun.xml.ui.configuration"/>
  <manifest:file-entry manifest:full-path="Object 540/content.xml" manifest:media-type="text/xml"/>
  <manifest:file-entry manifest:full-path="Object 540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746/content.xml" manifest:media-type="text/xml"/>
  <manifest:file-entry manifest:full-path="Object 746/Configurations2/" manifest:media-type="application/vnd.sun.xml.ui.configuration"/>
  <manifest:file-entry manifest:full-path="Object 746/settings.xml" manifest:media-type="text/xml"/>
  <manifest:file-entry manifest:full-path="Object 746/" manifest:version="1.3" manifest:media-type="application/vnd.oasis.opendocument.formula"/>
  <manifest:file-entry manifest:full-path="Object 883/content.xml" manifest:media-type="text/xml"/>
  <manifest:file-entry manifest:full-path="Object 883/Configurations2/" manifest:media-type="application/vnd.sun.xml.ui.configuration"/>
  <manifest:file-entry manifest:full-path="Object 883/settings.xml" manifest:media-type="text/xml"/>
  <manifest:file-entry manifest:full-path="Object 883/" manifest:version="1.3" manifest:media-type="application/vnd.oasis.opendocument.formula"/>
  <manifest:file-entry manifest:full-path="Object 188/settings.xml" manifest:media-type="text/xml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190/content.xml" manifest:media-type="text/xml"/>
  <manifest:file-entry manifest:full-path="Object 190/settings.xml" manifest:media-type="text/xml"/>
  <manifest:file-entry manifest:full-path="Object 190/Configurations2/" manifest:media-type="application/vnd.sun.xml.ui.configuration"/>
  <manifest:file-entry manifest:full-path="Object 190/" manifest:version="1.3" manifest:media-type="application/vnd.oasis.opendocument.formula"/>
  <manifest:file-entry manifest:full-path="Object 438/content.xml" manifest:media-type="text/xml"/>
  <manifest:file-entry manifest:full-path="Object 438/Configurations2/" manifest:media-type="application/vnd.sun.xml.ui.configuration"/>
  <manifest:file-entry manifest:full-path="Object 438/settings.xml" manifest:media-type="text/xml"/>
  <manifest:file-entry manifest:full-path="Object 438/" manifest:version="1.3" manifest:media-type="application/vnd.oasis.opendocument.formula"/>
  <manifest:file-entry manifest:full-path="Object 575/content.xml" manifest:media-type="text/xml"/>
  <manifest:file-entry manifest:full-path="Object 575/Configurations2/" manifest:media-type="application/vnd.sun.xml.ui.configuration"/>
  <manifest:file-entry manifest:full-path="Object 575/settings.xml" manifest:media-type="text/xml"/>
  <manifest:file-entry manifest:full-path="Object 575/" manifest:version="1.3" manifest:media-type="application/vnd.oasis.opendocument.formula"/>
  <manifest:file-entry manifest:full-path="Object 532/settings.xml" manifest:media-type="text/xml"/>
  <manifest:file-entry manifest:full-path="Object 532/Configurations2/" manifest:media-type="application/vnd.sun.xml.ui.configuration"/>
  <manifest:file-entry manifest:full-path="Object 532/content.xml" manifest:media-type="text/xml"/>
  <manifest:file-entry manifest:full-path="Object 532/" manifest:version="1.3" manifest:media-type="application/vnd.oasis.opendocument.formula"/>
  <manifest:file-entry manifest:full-path="Object 818/settings.xml" manifest:media-type="text/xml"/>
  <manifest:file-entry manifest:full-path="Object 818/Configurations2/" manifest:media-type="application/vnd.sun.xml.ui.configuration"/>
  <manifest:file-entry manifest:full-path="Object 818/content.xml" manifest:media-type="text/xml"/>
  <manifest:file-entry manifest:full-path="Object 818/" manifest:version="1.3" manifest:media-type="application/vnd.oasis.opendocument.formula"/>
  <manifest:file-entry manifest:full-path="Object 570/Configurations2/" manifest:media-type="application/vnd.sun.xml.ui.configuration"/>
  <manifest:file-entry manifest:full-path="Object 570/content.xml" manifest:media-type="text/xml"/>
  <manifest:file-entry manifest:full-path="Object 570/settings.xml" manifest:media-type="text/xml"/>
  <manifest:file-entry manifest:full-path="Object 570/" manifest:version="1.3" manifest:media-type="application/vnd.oasis.opendocument.formula"/>
  <manifest:file-entry manifest:full-path="Object 433/content.xml" manifest:media-type="text/xml"/>
  <manifest:file-entry manifest:full-path="Object 433/Configurations2/" manifest:media-type="application/vnd.sun.xml.ui.configuration"/>
  <manifest:file-entry manifest:full-path="Object 433/settings.xml" manifest:media-type="text/xml"/>
  <manifest:file-entry manifest:full-path="Object 433/" manifest:version="1.3" manifest:media-type="application/vnd.oasis.opendocument.formula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509/settings.xml" manifest:media-type="text/xml"/>
  <manifest:file-entry manifest:full-path="Object 509/content.xml" manifest:media-type="text/xml"/>
  <manifest:file-entry manifest:full-path="Object 509/Configurations2/" manifest:media-type="application/vnd.sun.xml.ui.configuration"/>
  <manifest:file-entry manifest:full-path="Object 509/" manifest:version="1.3" manifest:media-type="application/vnd.oasis.opendocument.formula"/>
  <manifest:file-entry manifest:full-path="Object 187/content.xml" manifest:media-type="text/xml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531/content.xml" manifest:media-type="text/xml"/>
  <manifest:file-entry manifest:full-path="Object 531/Configurations2/" manifest:media-type="application/vnd.sun.xml.ui.configuration"/>
  <manifest:file-entry manifest:full-path="Object 531/settings.xml" manifest:media-type="text/xml"/>
  <manifest:file-entry manifest:full-path="Object 531/" manifest:version="1.3" manifest:media-type="application/vnd.oasis.opendocument.formula"/>
  <manifest:file-entry manifest:full-path="Object 817/settings.xml" manifest:media-type="text/xml"/>
  <manifest:file-entry manifest:full-path="Object 817/content.xml" manifest:media-type="text/xml"/>
  <manifest:file-entry manifest:full-path="Object 817/Configurations2/" manifest:media-type="application/vnd.sun.xml.ui.configuration"/>
  <manifest:file-entry manifest:full-path="Object 817/" manifest:version="1.3" manifest:media-type="application/vnd.oasis.opendocument.formula"/>
  <manifest:file-entry manifest:full-path="Object 432/Configurations2/" manifest:media-type="application/vnd.sun.xml.ui.configuration"/>
  <manifest:file-entry manifest:full-path="Object 432/content.xml" manifest:media-type="text/xml"/>
  <manifest:file-entry manifest:full-path="Object 432/settings.xml" manifest:media-type="text/xml"/>
  <manifest:file-entry manifest:full-path="Object 432/" manifest:version="1.3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567/settings.xml" manifest:media-type="text/xml"/>
  <manifest:file-entry manifest:full-path="Object 567/content.xml" manifest:media-type="text/xml"/>
  <manifest:file-entry manifest:full-path="Object 567/Configurations2/" manifest:media-type="application/vnd.sun.xml.ui.configuration"/>
  <manifest:file-entry manifest:full-path="Object 567/" manifest:version="1.3" manifest:media-type="application/vnd.oasis.opendocument.formula"/>
  <manifest:file-entry manifest:full-path="Object 885/Configurations2/" manifest:media-type="application/vnd.sun.xml.ui.configuration"/>
  <manifest:file-entry manifest:full-path="Object 885/content.xml" manifest:media-type="text/xml"/>
  <manifest:file-entry manifest:full-path="Object 885/settings.xml" manifest:media-type="text/xml"/>
  <manifest:file-entry manifest:full-path="Object 885/" manifest:version="1.3" manifest:media-type="application/vnd.oasis.opendocument.formula"/>
  <manifest:file-entry manifest:full-path="Object 363/content.xml" manifest:media-type="text/xml"/>
  <manifest:file-entry manifest:full-path="Object 363/Configurations2/" manifest:media-type="application/vnd.sun.xml.ui.configuration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562/settings.xml" manifest:media-type="text/xml"/>
  <manifest:file-entry manifest:full-path="Object 562/Configurations2/" manifest:media-type="application/vnd.sun.xml.ui.configuration"/>
  <manifest:file-entry manifest:full-path="Object 562/content.xml" manifest:media-type="text/xml"/>
  <manifest:file-entry manifest:full-path="Object 562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851/settings.xml" manifest:media-type="text/xml"/>
  <manifest:file-entry manifest:full-path="Object 851/content.xml" manifest:media-type="text/xml"/>
  <manifest:file-entry manifest:full-path="Object 851/Configurations2/" manifest:media-type="application/vnd.sun.xml.ui.configuration"/>
  <manifest:file-entry manifest:full-path="Object 851/" manifest:version="1.3" manifest:media-type="application/vnd.oasis.opendocument.formula"/>
  <manifest:file-entry manifest:full-path="Object 527/content.xml" manifest:media-type="text/xml"/>
  <manifest:file-entry manifest:full-path="Object 527/Configurations2/" manifest:media-type="application/vnd.sun.xml.ui.configuration"/>
  <manifest:file-entry manifest:full-path="Object 527/settings.xml" manifest:media-type="text/xml"/>
  <manifest:file-entry manifest:full-path="Object 527/" manifest:version="1.3" manifest:media-type="application/vnd.oasis.opendocument.formula"/>
  <manifest:file-entry manifest:full-path="Object 142/content.xml" manifest:media-type="text/xml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Configurations2/" manifest:media-type="application/vnd.sun.xml.ui.configuration"/>
  <manifest:file-entry manifest:full-path="Object 184/" manifest:version="1.3" manifest:media-type="application/vnd.oasis.opendocument.formula"/>
  <manifest:file-entry manifest:full-path="Object 569/settings.xml" manifest:media-type="text/xml"/>
  <manifest:file-entry manifest:full-path="Object 569/Configurations2/" manifest:media-type="application/vnd.sun.xml.ui.configuration"/>
  <manifest:file-entry manifest:full-path="Object 569/content.xml" manifest:media-type="text/xml"/>
  <manifest:file-entry manifest:full-path="Object 569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510/settings.xml" manifest:media-type="text/xml"/>
  <manifest:file-entry manifest:full-path="Object 510/Configurations2/" manifest:media-type="application/vnd.sun.xml.ui.configuration"/>
  <manifest:file-entry manifest:full-path="Object 510/content.xml" manifest:media-type="text/xml"/>
  <manifest:file-entry manifest:full-path="Object 510/" manifest:version="1.3" manifest:media-type="application/vnd.oasis.opendocument.formula"/>
  <manifest:file-entry manifest:full-path="Object 856/content.xml" manifest:media-type="text/xml"/>
  <manifest:file-entry manifest:full-path="Object 856/settings.xml" manifest:media-type="text/xml"/>
  <manifest:file-entry manifest:full-path="Object 856/Configurations2/" manifest:media-type="application/vnd.sun.xml.ui.configuration"/>
  <manifest:file-entry manifest:full-path="Object 856/" manifest:version="1.3" manifest:media-type="application/vnd.oasis.opendocument.formula"/>
  <manifest:file-entry manifest:full-path="Object 719/Configurations2/" manifest:media-type="application/vnd.sun.xml.ui.configuration"/>
  <manifest:file-entry manifest:full-path="Object 719/settings.xml" manifest:media-type="text/xml"/>
  <manifest:file-entry manifest:full-path="Object 719/content.xml" manifest:media-type="text/xml"/>
  <manifest:file-entry manifest:full-path="Object 719/" manifest:version="1.3" manifest:media-type="application/vnd.oasis.opendocument.formula"/>
  <manifest:file-entry manifest:full-path="Object 334/Configurations2/" manifest:media-type="application/vnd.sun.xml.ui.configuration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558/settings.xml" manifest:media-type="text/xml"/>
  <manifest:file-entry manifest:full-path="Object 558/Configurations2/" manifest:media-type="application/vnd.sun.xml.ui.configuration"/>
  <manifest:file-entry manifest:full-path="Object 558/content.xml" manifest:media-type="text/xml"/>
  <manifest:file-entry manifest:full-path="Object 558/" manifest:version="1.3" manifest:media-type="application/vnd.oasis.opendocument.formula"/>
  <manifest:file-entry manifest:full-path="Object 173/settings.xml" manifest:media-type="text/xml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556/Configurations2/" manifest:media-type="application/vnd.sun.xml.ui.configuration"/>
  <manifest:file-entry manifest:full-path="Object 556/content.xml" manifest:media-type="text/xml"/>
  <manifest:file-entry manifest:full-path="Object 556/settings.xml" manifest:media-type="text/xml"/>
  <manifest:file-entry manifest:full-path="Object 556/" manifest:version="1.3" manifest:media-type="application/vnd.oasis.opendocument.formula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860/settings.xml" manifest:media-type="text/xml"/>
  <manifest:file-entry manifest:full-path="Object 860/Configurations2/" manifest:media-type="application/vnd.sun.xml.ui.configuration"/>
  <manifest:file-entry manifest:full-path="Object 860/content.xml" manifest:media-type="text/xml"/>
  <manifest:file-entry manifest:full-path="Object 860/" manifest:version="1.3" manifest:media-type="application/vnd.oasis.opendocument.formula"/>
  <manifest:file-entry manifest:full-path="Object 717/Configurations2/" manifest:media-type="application/vnd.sun.xml.ui.configuration"/>
  <manifest:file-entry manifest:full-path="Object 717/settings.xml" manifest:media-type="text/xml"/>
  <manifest:file-entry manifest:full-path="Object 717/content.xml" manifest:media-type="text/xml"/>
  <manifest:file-entry manifest:full-path="Object 717/" manifest:version="1.3" manifest:media-type="application/vnd.oasis.opendocument.formula"/>
  <manifest:file-entry manifest:full-path="Object 854/Configurations2/" manifest:media-type="application/vnd.sun.xml.ui.configuration"/>
  <manifest:file-entry manifest:full-path="Object 854/content.xml" manifest:media-type="text/xml"/>
  <manifest:file-entry manifest:full-path="Object 854/settings.xml" manifest:media-type="text/xml"/>
  <manifest:file-entry manifest:full-path="Object 854/" manifest:version="1.3" manifest:media-type="application/vnd.oasis.opendocument.formula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493/Configurations2/" manifest:media-type="application/vnd.sun.xml.ui.configuration"/>
  <manifest:file-entry manifest:full-path="Object 493/content.xml" manifest:media-type="text/xml"/>
  <manifest:file-entry manifest:full-path="Object 493/settings.xml" manifest:media-type="text/xml"/>
  <manifest:file-entry manifest:full-path="Object 493/" manifest:version="1.3" manifest:media-type="application/vnd.oasis.opendocument.formula"/>
  <manifest:file-entry manifest:full-path="Object 878/content.xml" manifest:media-type="text/xml"/>
  <manifest:file-entry manifest:full-path="Object 878/Configurations2/" manifest:media-type="application/vnd.sun.xml.ui.configuration"/>
  <manifest:file-entry manifest:full-path="Object 878/settings.xml" manifest:media-type="text/xml"/>
  <manifest:file-entry manifest:full-path="Object 878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settings.xml" manifest:media-type="text/xml"/>
  <manifest:file-entry manifest:full-path="Object 356/" manifest:version="1.3" manifest:media-type="application/vnd.oasis.opendocument.formula"/>
  <manifest:file-entry manifest:full-path="Object 844/settings.xml" manifest:media-type="text/xml"/>
  <manifest:file-entry manifest:full-path="Object 844/Configurations2/" manifest:media-type="application/vnd.sun.xml.ui.configuration"/>
  <manifest:file-entry manifest:full-path="Object 844/content.xml" manifest:media-type="text/xml"/>
  <manifest:file-entry manifest:full-path="Object 844/" manifest:version="1.3" manifest:media-type="application/vnd.oasis.opendocument.formula"/>
  <manifest:file-entry manifest:full-path="Object 322/content.xml" manifest:media-type="text/xml"/>
  <manifest:file-entry manifest:full-path="Object 322/Configurations2/" manifest:media-type="application/vnd.sun.xml.ui.configuration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843/content.xml" manifest:media-type="text/xml"/>
  <manifest:file-entry manifest:full-path="Object 843/Configurations2/" manifest:media-type="application/vnd.sun.xml.ui.configuration"/>
  <manifest:file-entry manifest:full-path="Object 843/settings.xml" manifest:media-type="text/xml"/>
  <manifest:file-entry manifest:full-path="Object 843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settings.xml" manifest:media-type="text/xml"/>
  <manifest:file-entry manifest:full-path="Object 321/content.xml" manifest:media-type="text/xml"/>
  <manifest:file-entry manifest:full-path="Object 321/" manifest:version="1.3" manifest:media-type="application/vnd.oasis.opendocument.formula"/>
  <manifest:file-entry manifest:full-path="Object 842/settings.xml" manifest:media-type="text/xml"/>
  <manifest:file-entry manifest:full-path="Object 842/Configurations2/" manifest:media-type="application/vnd.sun.xml.ui.configuration"/>
  <manifest:file-entry manifest:full-path="Object 842/content.xml" manifest:media-type="text/xml"/>
  <manifest:file-entry manifest:full-path="Object 842/" manifest:version="1.3" manifest:media-type="application/vnd.oasis.opendocument.formula"/>
  <manifest:file-entry manifest:full-path="Object 320/content.xml" manifest:media-type="text/xml"/>
  <manifest:file-entry manifest:full-path="Object 320/settings.xml" manifest:media-type="text/xml"/>
  <manifest:file-entry manifest:full-path="Object 320/Configurations2/" manifest:media-type="application/vnd.sun.xml.ui.configuration"/>
  <manifest:file-entry manifest:full-path="Object 320/" manifest:version="1.3" manifest:media-type="application/vnd.oasis.opendocument.formula"/>
  <manifest:file-entry manifest:full-path="Object 841/content.xml" manifest:media-type="text/xml"/>
  <manifest:file-entry manifest:full-path="Object 841/settings.xml" manifest:media-type="text/xml"/>
  <manifest:file-entry manifest:full-path="Object 841/Configurations2/" manifest:media-type="application/vnd.sun.xml.ui.configuration"/>
  <manifest:file-entry manifest:full-path="Object 841/" manifest:version="1.3" manifest:media-type="application/vnd.oasis.opendocument.formula"/>
  <manifest:file-entry manifest:full-path="Object 853/Configurations2/" manifest:media-type="application/vnd.sun.xml.ui.configuration"/>
  <manifest:file-entry manifest:full-path="Object 853/content.xml" manifest:media-type="text/xml"/>
  <manifest:file-entry manifest:full-path="Object 853/settings.xml" manifest:media-type="text/xml"/>
  <manifest:file-entry manifest:full-path="Object 853/" manifest:version="1.3" manifest:media-type="application/vnd.oasis.opendocument.formula"/>
  <manifest:file-entry manifest:full-path="Object 331/content.xml" manifest:media-type="text/xml"/>
  <manifest:file-entry manifest:full-path="Object 331/Configurations2/" manifest:media-type="application/vnd.sun.xml.ui.configuration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716/content.xml" manifest:media-type="text/xml"/>
  <manifest:file-entry manifest:full-path="Object 716/Configurations2/" manifest:media-type="application/vnd.sun.xml.ui.configuration"/>
  <manifest:file-entry manifest:full-path="Object 716/settings.xml" manifest:media-type="text/xml"/>
  <manifest:file-entry manifest:full-path="Object 716/" manifest:version="1.3" manifest:media-type="application/vnd.oasis.opendocument.formula"/>
  <manifest:file-entry manifest:full-path="Object 852/content.xml" manifest:media-type="text/xml"/>
  <manifest:file-entry manifest:full-path="Object 852/settings.xml" manifest:media-type="text/xml"/>
  <manifest:file-entry manifest:full-path="Object 852/Configurations2/" manifest:media-type="application/vnd.sun.xml.ui.configuration"/>
  <manifest:file-entry manifest:full-path="Object 852/" manifest:version="1.3" manifest:media-type="application/vnd.oasis.opendocument.formula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355/settings.xml" manifest:media-type="text/xml"/>
  <manifest:file-entry manifest:full-path="Object 355/content.xml" manifest:media-type="text/xml"/>
  <manifest:file-entry manifest:full-path="Object 355/Configurations2/" manifest:media-type="application/vnd.sun.xml.ui.configuration"/>
  <manifest:file-entry manifest:full-path="Object 355/" manifest:version="1.3" manifest:media-type="application/vnd.oasis.opendocument.formula"/>
  <manifest:file-entry manifest:full-path="Object 877/Configurations2/" manifest:media-type="application/vnd.sun.xml.ui.configuration"/>
  <manifest:file-entry manifest:full-path="Object 877/settings.xml" manifest:media-type="text/xml"/>
  <manifest:file-entry manifest:full-path="Object 877/content.xml" manifest:media-type="text/xml"/>
  <manifest:file-entry manifest:full-path="Object 877/" manifest:version="1.3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Configurations2/" manifest:media-type="application/vnd.sun.xml.ui.configuration"/>
  <manifest:file-entry manifest:full-path="Object 192/" manifest:version="1.3" manifest:media-type="application/vnd.oasis.opendocument.formula"/>
  <manifest:file-entry manifest:full-path="Object 577/content.xml" manifest:media-type="text/xml"/>
  <manifest:file-entry manifest:full-path="Object 577/Configurations2/" manifest:media-type="application/vnd.sun.xml.ui.configuration"/>
  <manifest:file-entry manifest:full-path="Object 577/settings.xml" manifest:media-type="text/xml"/>
  <manifest:file-entry manifest:full-path="Object 577/" manifest:version="1.3" manifest:media-type="application/vnd.oasis.opendocument.formula"/>
  <manifest:file-entry manifest:full-path="Object 353/settings.xml" manifest:media-type="text/xml"/>
  <manifest:file-entry manifest:full-path="Object 353/content.xml" manifest:media-type="text/xml"/>
  <manifest:file-entry manifest:full-path="Object 353/Configurations2/" manifest:media-type="application/vnd.sun.xml.ui.configuration"/>
  <manifest:file-entry manifest:full-path="Object 353/" manifest:version="1.3" manifest:media-type="application/vnd.oasis.opendocument.formula"/>
  <manifest:file-entry manifest:full-path="Object 875/settings.xml" manifest:media-type="text/xml"/>
  <manifest:file-entry manifest:full-path="Object 875/Configurations2/" manifest:media-type="application/vnd.sun.xml.ui.configuration"/>
  <manifest:file-entry manifest:full-path="Object 875/content.xml" manifest:media-type="text/xml"/>
  <manifest:file-entry manifest:full-path="Object 875/" manifest:version="1.3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Configurations2/" manifest:media-type="application/vnd.sun.xml.ui.configuration"/>
  <manifest:file-entry manifest:full-path="Object 2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524/settings.xml" manifest:media-type="text/xml"/>
  <manifest:file-entry manifest:full-path="Object 524/content.xml" manifest:media-type="text/xml"/>
  <manifest:file-entry manifest:full-path="Object 524/Configurations2/" manifest:media-type="application/vnd.sun.xml.ui.configuration"/>
  <manifest:file-entry manifest:full-path="Object 524/" manifest:version="1.3" manifest:media-type="application/vnd.oasis.opendocument.formula"/>
  <manifest:file-entry manifest:full-path="Object 909/content.xml" manifest:media-type="text/xml"/>
  <manifest:file-entry manifest:full-path="Object 909/Configurations2/" manifest:media-type="application/vnd.sun.xml.ui.configuration"/>
  <manifest:file-entry manifest:full-path="Object 909/settings.xml" manifest:media-type="text/xml"/>
  <manifest:file-entry manifest:full-path="Object 909/" manifest:version="1.3" manifest:media-type="application/vnd.oasis.opendocument.formula"/>
  <manifest:file-entry manifest:full-path="Object 523/settings.xml" manifest:media-type="text/xml"/>
  <manifest:file-entry manifest:full-path="Object 523/Configurations2/" manifest:media-type="application/vnd.sun.xml.ui.configuration"/>
  <manifest:file-entry manifest:full-path="Object 523/content.xml" manifest:media-type="text/xml"/>
  <manifest:file-entry manifest:full-path="Object 523/" manifest:version="1.3" manifest:media-type="application/vnd.oasis.opendocument.formula"/>
  <manifest:file-entry manifest:full-path="Object 908/Configurations2/" manifest:media-type="application/vnd.sun.xml.ui.configuration"/>
  <manifest:file-entry manifest:full-path="Object 908/settings.xml" manifest:media-type="text/xml"/>
  <manifest:file-entry manifest:full-path="Object 908/content.xml" manifest:media-type="text/xml"/>
  <manifest:file-entry manifest:full-path="Object 908/" manifest:version="1.3" manifest:media-type="application/vnd.oasis.opendocument.formula"/>
  <manifest:file-entry manifest:full-path="Object 899/Configurations2/" manifest:media-type="application/vnd.sun.xml.ui.configuration"/>
  <manifest:file-entry manifest:full-path="Object 899/content.xml" manifest:media-type="text/xml"/>
  <manifest:file-entry manifest:full-path="Object 899/settings.xml" manifest:media-type="text/xml"/>
  <manifest:file-entry manifest:full-path="Object 899/" manifest:version="1.3" manifest:media-type="application/vnd.oasis.opendocument.formula"/>
  <manifest:file-entry manifest:full-path="Object 898/Configurations2/" manifest:media-type="application/vnd.sun.xml.ui.configuration"/>
  <manifest:file-entry manifest:full-path="Object 898/settings.xml" manifest:media-type="text/xml"/>
  <manifest:file-entry manifest:full-path="Object 898/content.xml" manifest:media-type="text/xml"/>
  <manifest:file-entry manifest:full-path="Object 898/" manifest:version="1.3" manifest:media-type="application/vnd.oasis.opendocument.formula"/>
  <manifest:file-entry manifest:full-path="Object 897/Configurations2/" manifest:media-type="application/vnd.sun.xml.ui.configuration"/>
  <manifest:file-entry manifest:full-path="Object 897/settings.xml" manifest:media-type="text/xml"/>
  <manifest:file-entry manifest:full-path="Object 897/content.xml" manifest:media-type="text/xml"/>
  <manifest:file-entry manifest:full-path="Object 897/" manifest:version="1.3" manifest:media-type="application/vnd.oasis.opendocument.formula"/>
  <manifest:file-entry manifest:full-path="Object 534/content.xml" manifest:media-type="text/xml"/>
  <manifest:file-entry manifest:full-path="Object 534/Configurations2/" manifest:media-type="application/vnd.sun.xml.ui.configuration"/>
  <manifest:file-entry manifest:full-path="Object 534/settings.xml" manifest:media-type="text/xml"/>
  <manifest:file-entry manifest:full-path="Object 534/" manifest:version="1.3" manifest:media-type="application/vnd.oasis.opendocument.formula"/>
  <manifest:file-entry manifest:full-path="Object 373/settings.xml" manifest:media-type="text/xml"/>
  <manifest:file-entry manifest:full-path="Object 373/Configurations2/" manifest:media-type="application/vnd.sun.xml.ui.configuration"/>
  <manifest:file-entry manifest:full-path="Object 373/content.xml" manifest:media-type="text/xml"/>
  <manifest:file-entry manifest:full-path="Object 373/" manifest:version="1.3" manifest:media-type="application/vnd.oasis.opendocument.formula"/>
  <manifest:file-entry manifest:full-path="Object 895/settings.xml" manifest:media-type="text/xml"/>
  <manifest:file-entry manifest:full-path="Object 895/content.xml" manifest:media-type="text/xml"/>
  <manifest:file-entry manifest:full-path="Object 895/Configurations2/" manifest:media-type="application/vnd.sun.xml.ui.configuration"/>
  <manifest:file-entry manifest:full-path="Object 895/" manifest:version="1.3" manifest:media-type="application/vnd.oasis.opendocument.formula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832/content.xml" manifest:media-type="text/xml"/>
  <manifest:file-entry manifest:full-path="Object 832/Configurations2/" manifest:media-type="application/vnd.sun.xml.ui.configuration"/>
  <manifest:file-entry manifest:full-path="Object 832/settings.xml" manifest:media-type="text/xml"/>
  <manifest:file-entry manifest:full-path="Object 832/" manifest:version="1.3" manifest:media-type="application/vnd.oasis.opendocument.formula"/>
  <manifest:file-entry manifest:full-path="Object 440/settings.xml" manifest:media-type="text/xml"/>
  <manifest:file-entry manifest:full-path="Object 440/Configurations2/" manifest:media-type="application/vnd.sun.xml.ui.configuration"/>
  <manifest:file-entry manifest:full-path="Object 440/content.xml" manifest:media-type="text/xml"/>
  <manifest:file-entry manifest:full-path="Object 440/" manifest:version="1.3" manifest:media-type="application/vnd.oasis.opendocument.formula"/>
  <manifest:file-entry manifest:full-path="Object 825/settings.xml" manifest:media-type="text/xml"/>
  <manifest:file-entry manifest:full-path="Object 825/Configurations2/" manifest:media-type="application/vnd.sun.xml.ui.configuration"/>
  <manifest:file-entry manifest:full-path="Object 825/content.xml" manifest:media-type="text/xml"/>
  <manifest:file-entry manifest:full-path="Object 825/" manifest:version="1.3" manifest:media-type="application/vnd.oasis.opendocument.formula"/>
  <manifest:file-entry manifest:full-path="Object 743/content.xml" manifest:media-type="text/xml"/>
  <manifest:file-entry manifest:full-path="Object 743/Configurations2/" manifest:media-type="application/vnd.sun.xml.ui.configuration"/>
  <manifest:file-entry manifest:full-path="Object 743/settings.xml" manifest:media-type="text/xml"/>
  <manifest:file-entry manifest:full-path="Object 743/" manifest:version="1.3" manifest:media-type="application/vnd.oasis.opendocument.formula"/>
  <manifest:file-entry manifest:full-path="Object 874/content.xml" manifest:media-type="text/xml"/>
  <manifest:file-entry manifest:full-path="Object 874/Configurations2/" manifest:media-type="application/vnd.sun.xml.ui.configuration"/>
  <manifest:file-entry manifest:full-path="Object 874/settings.xml" manifest:media-type="text/xml"/>
  <manifest:file-entry manifest:full-path="Object 874/" manifest:version="1.3" manifest:media-type="application/vnd.oasis.opendocument.formula"/>
  <manifest:file-entry manifest:full-path="Object 880/Configurations2/" manifest:media-type="application/vnd.sun.xml.ui.configuration"/>
  <manifest:file-entry manifest:full-path="Object 880/settings.xml" manifest:media-type="text/xml"/>
  <manifest:file-entry manifest:full-path="Object 880/content.xml" manifest:media-type="text/xml"/>
  <manifest:file-entry manifest:full-path="Object 880/" manifest:version="1.3" manifest:media-type="application/vnd.oasis.opendocument.formula"/>
  <manifest:file-entry manifest:full-path="Object 737/content.xml" manifest:media-type="text/xml"/>
  <manifest:file-entry manifest:full-path="Object 737/Configurations2/" manifest:media-type="application/vnd.sun.xml.ui.configuration"/>
  <manifest:file-entry manifest:full-path="Object 737/settings.xml" manifest:media-type="text/xml"/>
  <manifest:file-entry manifest:full-path="Object 737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526/content.xml" manifest:media-type="text/xml"/>
  <manifest:file-entry manifest:full-path="Object 526/settings.xml" manifest:media-type="text/xml"/>
  <manifest:file-entry manifest:full-path="Object 526/Configurations2/" manifest:media-type="application/vnd.sun.xml.ui.configuration"/>
  <manifest:file-entry manifest:full-path="Object 526/" manifest:version="1.3" manifest:media-type="application/vnd.oasis.opendocument.formula"/>
  <manifest:file-entry manifest:full-path="Object 144/content.xml" manifest:media-type="text/xml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529/Configurations2/" manifest:media-type="application/vnd.sun.xml.ui.configuration"/>
  <manifest:file-entry manifest:full-path="Object 529/settings.xml" manifest:media-type="text/xml"/>
  <manifest:file-entry manifest:full-path="Object 529/content.xml" manifest:media-type="text/xml"/>
  <manifest:file-entry manifest:full-path="Object 529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46/content.xml" manifest:media-type="text/xml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808/content.xml" manifest:media-type="text/xml"/>
  <manifest:file-entry manifest:full-path="Object 808/settings.xml" manifest:media-type="text/xml"/>
  <manifest:file-entry manifest:full-path="Object 808/Configurations2/" manifest:media-type="application/vnd.sun.xml.ui.configuration"/>
  <manifest:file-entry manifest:full-path="Object 808/" manifest:version="1.3" manifest:media-type="application/vnd.oasis.opendocument.formula"/>
  <manifest:file-entry manifest:full-path="Configurations2/" manifest:media-type="application/vnd.sun.xml.ui.configuration"/>
  <manifest:file-entry manifest:full-path="Object 886/settings.xml" manifest:media-type="text/xml"/>
  <manifest:file-entry manifest:full-path="Object 886/Configurations2/" manifest:media-type="application/vnd.sun.xml.ui.configuration"/>
  <manifest:file-entry manifest:full-path="Object 886/content.xml" manifest:media-type="text/xml"/>
  <manifest:file-entry manifest:full-path="Object 886/" manifest:version="1.3" manifest:media-type="application/vnd.oasis.opendocument.formula"/>
  <manifest:file-entry manifest:full-path="Object 364/content.xml" manifest:media-type="text/xml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445/Configurations2/" manifest:media-type="application/vnd.sun.xml.ui.configuration"/>
  <manifest:file-entry manifest:full-path="Object 445/settings.xml" manifest:media-type="text/xml"/>
  <manifest:file-entry manifest:full-path="Object 445/content.xml" manifest:media-type="text/xml"/>
  <manifest:file-entry manifest:full-path="Object 445/" manifest:version="1.3" manifest:media-type="application/vnd.oasis.opendocument.formula"/>
  <manifest:file-entry manifest:full-path="Object 457/settings.xml" manifest:media-type="text/xml"/>
  <manifest:file-entry manifest:full-path="Object 457/content.xml" manifest:media-type="text/xml"/>
  <manifest:file-entry manifest:full-path="Object 457/Configurations2/" manifest:media-type="application/vnd.sun.xml.ui.configuration"/>
  <manifest:file-entry manifest:full-path="Object 457/" manifest:version="1.3" manifest:media-type="application/vnd.oasis.opendocument.formula"/>
  <manifest:file-entry manifest:full-path="Object 889/Configurations2/" manifest:media-type="application/vnd.sun.xml.ui.configuration"/>
  <manifest:file-entry manifest:full-path="Object 889/settings.xml" manifest:media-type="text/xml"/>
  <manifest:file-entry manifest:full-path="Object 889/content.xml" manifest:media-type="text/xml"/>
  <manifest:file-entry manifest:full-path="Object 889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settings.xml" manifest:media-type="text/xml"/>
  <manifest:file-entry manifest:full-path="Object 367/content.xml" manifest:media-type="text/xml"/>
  <manifest:file-entry manifest:full-path="Object 367/" manifest:version="1.3" manifest:media-type="application/vnd.oasis.opendocument.formula"/>
  <manifest:file-entry manifest:full-path="Object 855/settings.xml" manifest:media-type="text/xml"/>
  <manifest:file-entry manifest:full-path="Object 855/Configurations2/" manifest:media-type="application/vnd.sun.xml.ui.configuration"/>
  <manifest:file-entry manifest:full-path="Object 855/content.xml" manifest:media-type="text/xml"/>
  <manifest:file-entry manifest:full-path="Object 855/" manifest:version="1.3" manifest:media-type="application/vnd.oasis.opendocument.formula"/>
  <manifest:file-entry manifest:full-path="Object 718/Configurations2/" manifest:media-type="application/vnd.sun.xml.ui.configuration"/>
  <manifest:file-entry manifest:full-path="Object 718/settings.xml" manifest:media-type="text/xml"/>
  <manifest:file-entry manifest:full-path="Object 718/content.xml" manifest:media-type="text/xml"/>
  <manifest:file-entry manifest:full-path="Object 718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content.xml" manifest:media-type="text/xml"/>
  <manifest:file-entry manifest:full-path="Object 333/settings.xml" manifest:media-type="text/xml"/>
  <manifest:file-entry manifest:full-path="Object 333/" manifest:version="1.3" manifest:media-type="application/vnd.oasis.opendocument.formula"/>
  <manifest:file-entry manifest:full-path="Object 830/content.xml" manifest:media-type="text/xml"/>
  <manifest:file-entry manifest:full-path="Object 830/settings.xml" manifest:media-type="text/xml"/>
  <manifest:file-entry manifest:full-path="Object 830/Configurations2/" manifest:media-type="application/vnd.sun.xml.ui.configuration"/>
  <manifest:file-entry manifest:full-path="Object 830/" manifest:version="1.3" manifest:media-type="application/vnd.oasis.opendocument.formula"/>
  <manifest:file-entry manifest:full-path="Object 477/settings.xml" manifest:media-type="text/xml"/>
  <manifest:file-entry manifest:full-path="Object 477/Configurations2/" manifest:media-type="application/vnd.sun.xml.ui.configuration"/>
  <manifest:file-entry manifest:full-path="Object 477/content.xml" manifest:media-type="text/xml"/>
  <manifest:file-entry manifest:full-path="Object 477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52/settings.xml" manifest:media-type="text/xml"/>
  <manifest:file-entry manifest:full-path="Object 452/content.xml" manifest:media-type="text/xml"/>
  <manifest:file-entry manifest:full-path="Object 452/Configurations2/" manifest:media-type="application/vnd.sun.xml.ui.configuration"/>
  <manifest:file-entry manifest:full-path="Object 452/" manifest:version="1.3" manifest:media-type="application/vnd.oasis.opendocument.formula"/>
  <manifest:file-entry manifest:full-path="Object 542/Configurations2/" manifest:media-type="application/vnd.sun.xml.ui.configuration"/>
  <manifest:file-entry manifest:full-path="Object 542/settings.xml" manifest:media-type="text/xml"/>
  <manifest:file-entry manifest:full-path="Object 542/content.xml" manifest:media-type="text/xml"/>
  <manifest:file-entry manifest:full-path="Object 542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528/content.xml" manifest:media-type="text/xml"/>
  <manifest:file-entry manifest:full-path="Object 528/Configurations2/" manifest:media-type="application/vnd.sun.xml.ui.configuration"/>
  <manifest:file-entry manifest:full-path="Object 528/settings.xml" manifest:media-type="text/xml"/>
  <manifest:file-entry manifest:full-path="Object 528/" manifest:version="1.3" manifest:media-type="application/vnd.oasis.opendocument.formula"/>
  <manifest:file-entry manifest:full-path="Object 170/content.xml" manifest:media-type="text/xml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555/content.xml" manifest:media-type="text/xml"/>
  <manifest:file-entry manifest:full-path="Object 555/Configurations2/" manifest:media-type="application/vnd.sun.xml.ui.configuration"/>
  <manifest:file-entry manifest:full-path="Object 555/settings.xml" manifest:media-type="text/xml"/>
  <manifest:file-entry manifest:full-path="Object 555/" manifest:version="1.3" manifest:media-type="application/vnd.oasis.opendocument.formula"/>
  <manifest:file-entry manifest:full-path="Object 444/Configurations2/" manifest:media-type="application/vnd.sun.xml.ui.configuration"/>
  <manifest:file-entry manifest:full-path="Object 444/settings.xml" manifest:media-type="text/xml"/>
  <manifest:file-entry manifest:full-path="Object 444/content.xml" manifest:media-type="text/xml"/>
  <manifest:file-entry manifest:full-path="Object 444/" manifest:version="1.3" manifest:media-type="application/vnd.oasis.opendocument.formula"/>
  <manifest:file-entry manifest:full-path="Object 829/content.xml" manifest:media-type="text/xml"/>
  <manifest:file-entry manifest:full-path="Object 829/Configurations2/" manifest:media-type="application/vnd.sun.xml.ui.configuration"/>
  <manifest:file-entry manifest:full-path="Object 829/settings.xml" manifest:media-type="text/xml"/>
  <manifest:file-entry manifest:full-path="Object 829/" manifest:version="1.3" manifest:media-type="application/vnd.oasis.opendocument.formula"/>
  <manifest:file-entry manifest:full-path="Object 557/Configurations2/" manifest:media-type="application/vnd.sun.xml.ui.configuration"/>
  <manifest:file-entry manifest:full-path="Object 557/settings.xml" manifest:media-type="text/xml"/>
  <manifest:file-entry manifest:full-path="Object 557/content.xml" manifest:media-type="text/xml"/>
  <manifest:file-entry manifest:full-path="Object 557/" manifest:version="1.3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Configurations2/" manifest:media-type="application/vnd.sun.xml.ui.configuration"/>
  <manifest:file-entry manifest:full-path="Object 172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545/settings.xml" manifest:media-type="text/xml"/>
  <manifest:file-entry manifest:full-path="Object 545/Configurations2/" manifest:media-type="application/vnd.sun.xml.ui.configuration"/>
  <manifest:file-entry manifest:full-path="Object 545/content.xml" manifest:media-type="text/xml"/>
  <manifest:file-entry manifest:full-path="Object 545/" manifest:version="1.3" manifest:media-type="application/vnd.oasis.opendocument.formula"/>
  <manifest:file-entry manifest:full-path="Object 446/content.xml" manifest:media-type="text/xml"/>
  <manifest:file-entry manifest:full-path="Object 446/Configurations2/" manifest:media-type="application/vnd.sun.xml.ui.configuration"/>
  <manifest:file-entry manifest:full-path="Object 446/settings.xml" manifest:media-type="text/xml"/>
  <manifest:file-entry manifest:full-path="Object 446/" manifest:version="1.3" manifest:media-type="application/vnd.oasis.opendocument.formula"/>
  <manifest:file-entry manifest:full-path="Object 833/Configurations2/" manifest:media-type="application/vnd.sun.xml.ui.configuration"/>
  <manifest:file-entry manifest:full-path="Object 833/content.xml" manifest:media-type="text/xml"/>
  <manifest:file-entry manifest:full-path="Object 833/settings.xml" manifest:media-type="text/xml"/>
  <manifest:file-entry manifest:full-path="Object 833/" manifest:version="1.3" manifest:media-type="application/vnd.oasis.opendocument.formula"/>
  <manifest:file-entry manifest:full-path="Object 447/content.xml" manifest:media-type="text/xml"/>
  <manifest:file-entry manifest:full-path="Object 447/settings.xml" manifest:media-type="text/xml"/>
  <manifest:file-entry manifest:full-path="Object 447/Configurations2/" manifest:media-type="application/vnd.sun.xml.ui.configuration"/>
  <manifest:file-entry manifest:full-path="Object 447/" manifest:version="1.3" manifest:media-type="application/vnd.oasis.opendocument.formula"/>
  <manifest:file-entry manifest:full-path="Object 834/content.xml" manifest:media-type="text/xml"/>
  <manifest:file-entry manifest:full-path="Object 834/Configurations2/" manifest:media-type="application/vnd.sun.xml.ui.configuration"/>
  <manifest:file-entry manifest:full-path="Object 834/settings.xml" manifest:media-type="text/xml"/>
  <manifest:file-entry manifest:full-path="Object 834/" manifest:version="1.3" manifest:media-type="application/vnd.oasis.opendocument.formula"/>
  <manifest:file-entry manifest:full-path="Object 195/content.xml" manifest:media-type="text/xml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721/Configurations2/" manifest:media-type="application/vnd.sun.xml.ui.configuration"/>
  <manifest:file-entry manifest:full-path="Object 721/content.xml" manifest:media-type="text/xml"/>
  <manifest:file-entry manifest:full-path="Object 721/settings.xml" manifest:media-type="text/xml"/>
  <manifest:file-entry manifest:full-path="Object 721/" manifest:version="1.3" manifest:media-type="application/vnd.oasis.opendocument.formula"/>
  <manifest:file-entry manifest:full-path="Object 551/Configurations2/" manifest:media-type="application/vnd.sun.xml.ui.configuration"/>
  <manifest:file-entry manifest:full-path="Object 551/settings.xml" manifest:media-type="text/xml"/>
  <manifest:file-entry manifest:full-path="Object 551/content.xml" manifest:media-type="text/xml"/>
  <manifest:file-entry manifest:full-path="Object 551/" manifest:version="1.3" manifest:media-type="application/vnd.oasis.opendocument.formula"/>
  <manifest:file-entry manifest:full-path="Object 544/settings.xml" manifest:media-type="text/xml"/>
  <manifest:file-entry manifest:full-path="Object 544/Configurations2/" manifest:media-type="application/vnd.sun.xml.ui.configuration"/>
  <manifest:file-entry manifest:full-path="Object 544/content.xml" manifest:media-type="text/xml"/>
  <manifest:file-entry manifest:full-path="Object 544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3" manifest:media-type="application/vnd.oasis.opendocument.formula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content.xml" manifest:media-type="text/xml"/>
  <manifest:file-entry manifest:full-path="Object 368/" manifest:version="1.3" manifest:media-type="application/vnd.oasis.opendocument.formula"/>
  <manifest:file-entry manifest:full-path="Object 554/Configurations2/" manifest:media-type="application/vnd.sun.xml.ui.configuration"/>
  <manifest:file-entry manifest:full-path="Object 554/settings.xml" manifest:media-type="text/xml"/>
  <manifest:file-entry manifest:full-path="Object 554/content.xml" manifest:media-type="text/xml"/>
  <manifest:file-entry manifest:full-path="Object 554/" manifest:version="1.3" manifest:media-type="application/vnd.oasis.opendocument.formula"/>
  <manifest:file-entry manifest:full-path="Object 553/settings.xml" manifest:media-type="text/xml"/>
  <manifest:file-entry manifest:full-path="Object 553/Configurations2/" manifest:media-type="application/vnd.sun.xml.ui.configuration"/>
  <manifest:file-entry manifest:full-path="Object 553/content.xml" manifest:media-type="text/xml"/>
  <manifest:file-entry manifest:full-path="Object 553/" manifest:version="1.3" manifest:media-type="application/vnd.oasis.opendocument.formula"/>
  <manifest:file-entry manifest:full-path="Object 369/content.xml" manifest:media-type="text/xml"/>
  <manifest:file-entry manifest:full-path="Object 369/settings.xml" manifest:media-type="text/xml"/>
  <manifest:file-entry manifest:full-path="Object 369/Configurations2/" manifest:media-type="application/vnd.sun.xml.ui.configuration"/>
  <manifest:file-entry manifest:full-path="Object 369/" manifest:version="1.3" manifest:media-type="application/vnd.oasis.opendocument.formula"/>
  <manifest:file-entry manifest:full-path="Object 145/content.xml" manifest:media-type="text/xml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502/settings.xml" manifest:media-type="text/xml"/>
  <manifest:file-entry manifest:full-path="Object 502/Configurations2/" manifest:media-type="application/vnd.sun.xml.ui.configuration"/>
  <manifest:file-entry manifest:full-path="Object 502/content.xml" manifest:media-type="text/xml"/>
  <manifest:file-entry manifest:full-path="Object 502/" manifest:version="1.3" manifest:media-type="application/vnd.oasis.opendocument.formula"/>
  <manifest:file-entry manifest:full-path="Object 543/Configurations2/" manifest:media-type="application/vnd.sun.xml.ui.configuration"/>
  <manifest:file-entry manifest:full-path="Object 543/settings.xml" manifest:media-type="text/xml"/>
  <manifest:file-entry manifest:full-path="Object 543/content.xml" manifest:media-type="text/xml"/>
  <manifest:file-entry manifest:full-path="Object 543/" manifest:version="1.3" manifest:media-type="application/vnd.oasis.opendocument.formula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styles.xml" manifest:media-type="text/xml"/>
  <manifest:file-entry manifest:full-path="Object 574/Configurations2/" manifest:media-type="application/vnd.sun.xml.ui.configuration"/>
  <manifest:file-entry manifest:full-path="Object 574/content.xml" manifest:media-type="text/xml"/>
  <manifest:file-entry manifest:full-path="Object 574/settings.xml" manifest:media-type="text/xml"/>
  <manifest:file-entry manifest:full-path="Object 574/" manifest:version="1.3" manifest:media-type="application/vnd.oasis.opendocument.formula"/>
  <manifest:file-entry manifest:full-path="Object 437/Configurations2/" manifest:media-type="application/vnd.sun.xml.ui.configuration"/>
  <manifest:file-entry manifest:full-path="Object 437/content.xml" manifest:media-type="text/xml"/>
  <manifest:file-entry manifest:full-path="Object 437/settings.xml" manifest:media-type="text/xml"/>
  <manifest:file-entry manifest:full-path="Object 437/" manifest:version="1.3" manifest:media-type="application/vnd.oasis.opendocument.formula"/>
  <manifest:file-entry manifest:full-path="Object 735/settings.xml" manifest:media-type="text/xml"/>
  <manifest:file-entry manifest:full-path="Object 735/Configurations2/" manifest:media-type="application/vnd.sun.xml.ui.configuration"/>
  <manifest:file-entry manifest:full-path="Object 735/content.xml" manifest:media-type="text/xml"/>
  <manifest:file-entry manifest:full-path="Object 735/" manifest:version="1.3" manifest:media-type="application/vnd.oasis.opendocument.formula"/>
  <manifest:file-entry manifest:full-path="Object 550/settings.xml" manifest:media-type="text/xml"/>
  <manifest:file-entry manifest:full-path="Object 550/Configurations2/" manifest:media-type="application/vnd.sun.xml.ui.configuration"/>
  <manifest:file-entry manifest:full-path="Object 550/content.xml" manifest:media-type="text/xml"/>
  <manifest:file-entry manifest:full-path="Object 550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536/settings.xml" manifest:media-type="text/xml"/>
  <manifest:file-entry manifest:full-path="Object 536/Configurations2/" manifest:media-type="application/vnd.sun.xml.ui.configuration"/>
  <manifest:file-entry manifest:full-path="Object 536/content.xml" manifest:media-type="text/xml"/>
  <manifest:file-entry manifest:full-path="Object 536/" manifest:version="1.3" manifest:media-type="application/vnd.oasis.opendocument.formula"/>
  <manifest:file-entry manifest:full-path="Object 358/Configurations2/" manifest:media-type="application/vnd.sun.xml.ui.configuration"/>
  <manifest:file-entry manifest:full-path="Object 358/settings.xml" manifest:media-type="text/xml"/>
  <manifest:file-entry manifest:full-path="Object 358/content.xml" manifest:media-type="text/xml"/>
  <manifest:file-entry manifest:full-path="Object 358/" manifest:version="1.3" manifest:media-type="application/vnd.oasis.opendocument.formula"/>
  <manifest:file-entry manifest:full-path="Object 359/settings.xml" manifest:media-type="text/xml"/>
  <manifest:file-entry manifest:full-path="Object 359/content.xml" manifest:media-type="text/xml"/>
  <manifest:file-entry manifest:full-path="Object 359/Configurations2/" manifest:media-type="application/vnd.sun.xml.ui.configuration"/>
  <manifest:file-entry manifest:full-path="Object 359/" manifest:version="1.3" manifest:media-type="application/vnd.oasis.opendocument.formula"/>
  <manifest:file-entry manifest:full-path="Object 896/Configurations2/" manifest:media-type="application/vnd.sun.xml.ui.configuration"/>
  <manifest:file-entry manifest:full-path="Object 896/content.xml" manifest:media-type="text/xml"/>
  <manifest:file-entry manifest:full-path="Object 896/settings.xml" manifest:media-type="text/xml"/>
  <manifest:file-entry manifest:full-path="Object 896/" manifest:version="1.3" manifest:media-type="application/vnd.oasis.opendocument.formula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Object 203/content.xml" manifest:media-type="text/xml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725/settings.xml" manifest:media-type="text/xml"/>
  <manifest:file-entry manifest:full-path="Object 725/Configurations2/" manifest:media-type="application/vnd.sun.xml.ui.configuration"/>
  <manifest:file-entry manifest:full-path="Object 725/content.xml" manifest:media-type="text/xml"/>
  <manifest:file-entry manifest:full-path="Object 725/" manifest:version="1.3" manifest:media-type="application/vnd.oasis.opendocument.formula"/>
  <manifest:file-entry manifest:full-path="Object 340/settings.xml" manifest:media-type="text/xml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" manifest:version="1.3" manifest:media-type="application/vnd.oasis.opendocument.formula"/>
  <manifest:file-entry manifest:full-path="Object 155/settings.xml" manifest:media-type="text/xml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795/content.xml" manifest:media-type="text/xml"/>
  <manifest:file-entry manifest:full-path="Object 795/Configurations2/" manifest:media-type="application/vnd.sun.xml.ui.configuration"/>
  <manifest:file-entry manifest:full-path="Object 795/settings.xml" manifest:media-type="text/xml"/>
  <manifest:file-entry manifest:full-path="Object 795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566/Configurations2/" manifest:media-type="application/vnd.sun.xml.ui.configuration"/>
  <manifest:file-entry manifest:full-path="Object 566/content.xml" manifest:media-type="text/xml"/>
  <manifest:file-entry manifest:full-path="Object 566/settings.xml" manifest:media-type="text/xml"/>
  <manifest:file-entry manifest:full-path="Object 566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442/Configurations2/" manifest:media-type="application/vnd.sun.xml.ui.configuration"/>
  <manifest:file-entry manifest:full-path="Object 442/content.xml" manifest:media-type="text/xml"/>
  <manifest:file-entry manifest:full-path="Object 442/settings.xml" manifest:media-type="text/xml"/>
  <manifest:file-entry manifest:full-path="Object 442/" manifest:version="1.3" manifest:media-type="application/vnd.oasis.opendocument.formula"/>
  <manifest:file-entry manifest:full-path="Object 866/Configurations2/" manifest:media-type="application/vnd.sun.xml.ui.configuration"/>
  <manifest:file-entry manifest:full-path="Object 866/settings.xml" manifest:media-type="text/xml"/>
  <manifest:file-entry manifest:full-path="Object 866/content.xml" manifest:media-type="text/xml"/>
  <manifest:file-entry manifest:full-path="Object 866/" manifest:version="1.3" manifest:media-type="application/vnd.oasis.opendocument.formula"/>
  <manifest:file-entry manifest:full-path="Object 872/settings.xml" manifest:media-type="text/xml"/>
  <manifest:file-entry manifest:full-path="Object 872/Configurations2/" manifest:media-type="application/vnd.sun.xml.ui.configuration"/>
  <manifest:file-entry manifest:full-path="Object 872/content.xml" manifest:media-type="text/xml"/>
  <manifest:file-entry manifest:full-path="Object 872/" manifest:version="1.3" manifest:media-type="application/vnd.oasis.opendocument.formula"/>
  <manifest:file-entry manifest:full-path="Object 729/Configurations2/" manifest:media-type="application/vnd.sun.xml.ui.configuration"/>
  <manifest:file-entry manifest:full-path="Object 729/content.xml" manifest:media-type="text/xml"/>
  <manifest:file-entry manifest:full-path="Object 729/settings.xml" manifest:media-type="text/xml"/>
  <manifest:file-entry manifest:full-path="Object 729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3" manifest:media-type="application/vnd.oasis.opendocument.formula"/>
  <manifest:file-entry manifest:full-path="Object 350/settings.xml" manifest:media-type="text/xml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207/content.xml" manifest:media-type="text/xml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435/Configurations2/" manifest:media-type="application/vnd.sun.xml.ui.configuration"/>
  <manifest:file-entry manifest:full-path="Object 435/content.xml" manifest:media-type="text/xml"/>
  <manifest:file-entry manifest:full-path="Object 435/settings.xml" manifest:media-type="text/xml"/>
  <manifest:file-entry manifest:full-path="Object 435/" manifest:version="1.3" manifest:media-type="application/vnd.oasis.opendocument.formula"/>
  <manifest:file-entry manifest:full-path="Object 572/Configurations2/" manifest:media-type="application/vnd.sun.xml.ui.configuration"/>
  <manifest:file-entry manifest:full-path="Object 572/content.xml" manifest:media-type="text/xml"/>
  <manifest:file-entry manifest:full-path="Object 572/settings.xml" manifest:media-type="text/xml"/>
  <manifest:file-entry manifest:full-path="Object 572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3" manifest:media-type="application/vnd.oasis.opendocument.formula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content.xml" manifest:media-type="text/xml"/>
  <manifest:file-entry manifest:full-path="Object 538/content.xml" manifest:media-type="text/xml"/>
  <manifest:file-entry manifest:full-path="Object 538/Configurations2/" manifest:media-type="application/vnd.sun.xml.ui.configuration"/>
  <manifest:file-entry manifest:full-path="Object 538/settings.xml" manifest:media-type="text/xml"/>
  <manifest:file-entry manifest:full-path="Object 538/" manifest:version="1.3" manifest:media-type="application/vnd.oasis.opendocument.formula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451/settings.xml" manifest:media-type="text/xml"/>
  <manifest:file-entry manifest:full-path="Object 451/Configurations2/" manifest:media-type="application/vnd.sun.xml.ui.configuration"/>
  <manifest:file-entry manifest:full-path="Object 451/content.xml" manifest:media-type="text/xml"/>
  <manifest:file-entry manifest:full-path="Object 451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64/Configurations2/" manifest:media-type="application/vnd.sun.xml.ui.configuration"/>
  <manifest:file-entry manifest:full-path="Object 564/content.xml" manifest:media-type="text/xml"/>
  <manifest:file-entry manifest:full-path="Object 564/settings.xml" manifest:media-type="text/xml"/>
  <manifest:file-entry manifest:full-path="Object 564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292/settings.xml" manifest:media-type="text/xml"/>
  <manifest:file-entry manifest:full-path="Object 292/Configurations2/" manifest:media-type="application/vnd.sun.xml.ui.configuration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552/Configurations2/" manifest:media-type="application/vnd.sun.xml.ui.configuration"/>
  <manifest:file-entry manifest:full-path="Object 552/content.xml" manifest:media-type="text/xml"/>
  <manifest:file-entry manifest:full-path="Object 552/settings.xml" manifest:media-type="text/xml"/>
  <manifest:file-entry manifest:full-path="Object 552/" manifest:version="1.3" manifest:media-type="application/vnd.oasis.opendocument.formula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507/content.xml" manifest:media-type="text/xml"/>
  <manifest:file-entry manifest:full-path="Object 507/Configurations2/" manifest:media-type="application/vnd.sun.xml.ui.configuration"/>
  <manifest:file-entry manifest:full-path="Object 507/settings.xml" manifest:media-type="text/xml"/>
  <manifest:file-entry manifest:full-path="Object 507/" manifest:version="1.3" manifest:media-type="application/vnd.oasis.opendocument.formula"/>
  <manifest:file-entry manifest:full-path="Object 379/Configurations2/" manifest:media-type="application/vnd.sun.xml.ui.configuration"/>
  <manifest:file-entry manifest:full-path="Object 379/settings.xml" manifest:media-type="text/xml"/>
  <manifest:file-entry manifest:full-path="Object 379/content.xml" manifest:media-type="text/xml"/>
  <manifest:file-entry manifest:full-path="Object 379/" manifest:version="1.3" manifest:media-type="application/vnd.oasis.opendocument.formula"/>
  <manifest:file-entry manifest:full-path="Object 905/Configurations2/" manifest:media-type="application/vnd.sun.xml.ui.configuration"/>
  <manifest:file-entry manifest:full-path="Object 905/content.xml" manifest:media-type="text/xml"/>
  <manifest:file-entry manifest:full-path="Object 905/settings.xml" manifest:media-type="text/xml"/>
  <manifest:file-entry manifest:full-path="Object 905/" manifest:version="1.3" manifest:media-type="application/vnd.oasis.opendocument.formula"/>
  <manifest:file-entry manifest:full-path="Object 520/content.xml" manifest:media-type="text/xml"/>
  <manifest:file-entry manifest:full-path="Object 520/settings.xml" manifest:media-type="text/xml"/>
  <manifest:file-entry manifest:full-path="Object 520/Configurations2/" manifest:media-type="application/vnd.sun.xml.ui.configuration"/>
  <manifest:file-entry manifest:full-path="Object 520/" manifest:version="1.3" manifest:media-type="application/vnd.oasis.opendocument.formula"/>
  <manifest:file-entry manifest:full-path="Object 378/Configurations2/" manifest:media-type="application/vnd.sun.xml.ui.configuration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904/content.xml" manifest:media-type="text/xml"/>
  <manifest:file-entry manifest:full-path="Object 904/settings.xml" manifest:media-type="text/xml"/>
  <manifest:file-entry manifest:full-path="Object 904/Configurations2/" manifest:media-type="application/vnd.sun.xml.ui.configuration"/>
  <manifest:file-entry manifest:full-path="Object 90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840/content.xml" manifest:media-type="text/xml"/>
  <manifest:file-entry manifest:full-path="Object 840/Configurations2/" manifest:media-type="application/vnd.sun.xml.ui.configuration"/>
  <manifest:file-entry manifest:full-path="Object 840/settings.xml" manifest:media-type="text/xml"/>
  <manifest:file-entry manifest:full-path="Object 840/" manifest:version="1.3" manifest:media-type="application/vnd.oasis.opendocument.formula"/>
  <manifest:file-entry manifest:full-path="Object 560/settings.xml" manifest:media-type="text/xml"/>
  <manifest:file-entry manifest:full-path="Object 560/Configurations2/" manifest:media-type="application/vnd.sun.xml.ui.configuration"/>
  <manifest:file-entry manifest:full-path="Object 560/content.xml" manifest:media-type="text/xml"/>
  <manifest:file-entry manifest:full-path="Object 560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467/Configurations2/" manifest:media-type="application/vnd.sun.xml.ui.configuration"/>
  <manifest:file-entry manifest:full-path="Object 467/content.xml" manifest:media-type="text/xml"/>
  <manifest:file-entry manifest:full-path="Object 467/settings.xml" manifest:media-type="text/xml"/>
  <manifest:file-entry manifest:full-path="Object 467/" manifest:version="1.3" manifest:media-type="application/vnd.oasis.opendocument.formula"/>
  <manifest:file-entry manifest:full-path="Object 568/content.xml" manifest:media-type="text/xml"/>
  <manifest:file-entry manifest:full-path="Object 568/settings.xml" manifest:media-type="text/xml"/>
  <manifest:file-entry manifest:full-path="Object 568/Configurations2/" manifest:media-type="application/vnd.sun.xml.ui.configuration"/>
  <manifest:file-entry manifest:full-path="Object 568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50/content.xml" manifest:media-type="text/xml"/>
  <manifest:file-entry manifest:full-path="Object 850/Configurations2/" manifest:media-type="application/vnd.sun.xml.ui.configuration"/>
  <manifest:file-entry manifest:full-path="Object 850/settings.xml" manifest:media-type="text/xml"/>
  <manifest:file-entry manifest:full-path="Object 850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563/Configurations2/" manifest:media-type="application/vnd.sun.xml.ui.configuration"/>
  <manifest:file-entry manifest:full-path="Object 563/content.xml" manifest:media-type="text/xml"/>
  <manifest:file-entry manifest:full-path="Object 563/settings.xml" manifest:media-type="text/xml"/>
  <manifest:file-entry manifest:full-path="Object 563/" manifest:version="1.3" manifest:media-type="application/vnd.oasis.opendocument.formula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450/settings.xml" manifest:media-type="text/xml"/>
  <manifest:file-entry manifest:full-path="Object 450/Configurations2/" manifest:media-type="application/vnd.sun.xml.ui.configuration"/>
  <manifest:file-entry manifest:full-path="Object 450/content.xml" manifest:media-type="text/xml"/>
  <manifest:file-entry manifest:full-path="Object 450/" manifest:version="1.3" manifest:media-type="application/vnd.oasis.opendocument.formula"/>
  <manifest:file-entry manifest:full-path="Object 835/settings.xml" manifest:media-type="text/xml"/>
  <manifest:file-entry manifest:full-path="Object 835/Configurations2/" manifest:media-type="application/vnd.sun.xml.ui.configuration"/>
  <manifest:file-entry manifest:full-path="Object 835/content.xml" manifest:media-type="text/xml"/>
  <manifest:file-entry manifest:full-path="Object 835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61/content.xml" manifest:media-type="text/xml"/>
  <manifest:file-entry manifest:full-path="Object 561/settings.xml" manifest:media-type="text/xml"/>
  <manifest:file-entry manifest:full-path="Object 561/Configurations2/" manifest:media-type="application/vnd.sun.xml.ui.configuration"/>
  <manifest:file-entry manifest:full-path="Object 561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263/settings.xml" manifest:media-type="text/xml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724/Configurations2/" manifest:media-type="application/vnd.sun.xml.ui.configuration"/>
  <manifest:file-entry manifest:full-path="Object 724/settings.xml" manifest:media-type="text/xml"/>
  <manifest:file-entry manifest:full-path="Object 724/content.xml" manifest:media-type="text/xml"/>
  <manifest:file-entry manifest:full-path="Object 724/" manifest:version="1.3" manifest:media-type="application/vnd.oasis.opendocument.formula"/>
  <manifest:file-entry manifest:full-path="Thumbnails/thumbnail.png" manifest:media-type="image/png"/>
  <manifest:file-entry manifest:full-path="Object 503/Configurations2/" manifest:media-type="application/vnd.sun.xml.ui.configuration"/>
  <manifest:file-entry manifest:full-path="Object 503/settings.xml" manifest:media-type="text/xml"/>
  <manifest:file-entry manifest:full-path="Object 503/content.xml" manifest:media-type="text/xml"/>
  <manifest:file-entry manifest:full-path="Object 503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11/settings.xml" manifest:media-type="text/xml"/>
  <manifest:file-entry manifest:full-path="Object 511/Configurations2/" manifest:media-type="application/vnd.sun.xml.ui.configuration"/>
  <manifest:file-entry manifest:full-path="Object 511/content.xml" manifest:media-type="text/xml"/>
  <manifest:file-entry manifest:full-path="Object 511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525/Configurations2/" manifest:media-type="application/vnd.sun.xml.ui.configuration"/>
  <manifest:file-entry manifest:full-path="Object 525/settings.xml" manifest:media-type="text/xml"/>
  <manifest:file-entry manifest:full-path="Object 525/content.xml" manifest:media-type="text/xml"/>
  <manifest:file-entry manifest:full-path="Object 525/" manifest:version="1.3" manifest:media-type="application/vnd.oasis.opendocument.formula"/>
  <manifest:file-entry manifest:full-path="Object 301/settings.xml" manifest:media-type="text/xml"/>
  <manifest:file-entry manifest:full-path="Object 301/content.xml" manifest:media-type="text/xml"/>
  <manifest:file-entry manifest:full-path="Object 301/Configurations2/" manifest:media-type="application/vnd.sun.xml.ui.configuration"/>
  <manifest:file-entry manifest:full-path="Object 301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" manifest:version="1.3" manifest:media-type="application/vnd.oasis.opendocument.formula"/>
  <manifest:file-entry manifest:full-path="Object 265/settings.xml" manifest:media-type="text/xml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233/settings.xml" manifest:media-type="text/xml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892/content.xml" manifest:media-type="text/xml"/>
  <manifest:file-entry manifest:full-path="Object 892/Configurations2/" manifest:media-type="application/vnd.sun.xml.ui.configuration"/>
  <manifest:file-entry manifest:full-path="Object 892/settings.xml" manifest:media-type="text/xml"/>
  <manifest:file-entry manifest:full-path="Object 892/" manifest:version="1.3" manifest:media-type="application/vnd.oasis.opendocument.formula"/>
  <manifest:file-entry manifest:full-path="Object 519/settings.xml" manifest:media-type="text/xml"/>
  <manifest:file-entry manifest:full-path="Object 519/Configurations2/" manifest:media-type="application/vnd.sun.xml.ui.configuration"/>
  <manifest:file-entry manifest:full-path="Object 519/content.xml" manifest:media-type="text/xml"/>
  <manifest:file-entry manifest:full-path="Object 519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887/settings.xml" manifest:media-type="text/xml"/>
  <manifest:file-entry manifest:full-path="Object 887/Configurations2/" manifest:media-type="application/vnd.sun.xml.ui.configuration"/>
  <manifest:file-entry manifest:full-path="Object 887/content.xml" manifest:media-type="text/xml"/>
  <manifest:file-entry manifest:full-path="Object 887/" manifest:version="1.3" manifest:media-type="application/vnd.oasis.opendocument.formula"/>
  <manifest:file-entry manifest:full-path="Object 365/content.xml" manifest:media-type="text/xml"/>
  <manifest:file-entry manifest:full-path="Object 365/Configurations2/" manifest:media-type="application/vnd.sun.xml.ui.configuration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469/content.xml" manifest:media-type="text/xml"/>
  <manifest:file-entry manifest:full-path="Object 469/Configurations2/" manifest:media-type="application/vnd.sun.xml.ui.configuration"/>
  <manifest:file-entry manifest:full-path="Object 469/settings.xml" manifest:media-type="text/xml"/>
  <manifest:file-entry manifest:full-path="Object 469/" manifest:version="1.3" manifest:media-type="application/vnd.oasis.opendocument.formula"/>
  <manifest:file-entry manifest:full-path="Object 177/settings.xml" manifest:media-type="text/xml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547/content.xml" manifest:media-type="text/xml"/>
  <manifest:file-entry manifest:full-path="Object 547/settings.xml" manifest:media-type="text/xml"/>
  <manifest:file-entry manifest:full-path="Object 547/Configurations2/" manifest:media-type="application/vnd.sun.xml.ui.configuration"/>
  <manifest:file-entry manifest:full-path="Object 547/" manifest:version="1.3" manifest:media-type="application/vnd.oasis.opendocument.formula"/>
  <manifest:file-entry manifest:full-path="Object 162/settings.xml" manifest:media-type="text/xml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546/content.xml" manifest:media-type="text/xml"/>
  <manifest:file-entry manifest:full-path="Object 546/Configurations2/" manifest:media-type="application/vnd.sun.xml.ui.configuration"/>
  <manifest:file-entry manifest:full-path="Object 546/settings.xml" manifest:media-type="text/xml"/>
  <manifest:file-entry manifest:full-path="Object 546/" manifest:version="1.3" manifest:media-type="application/vnd.oasis.opendocument.formula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content.xml" manifest:media-type="text/xml"/>
  <manifest:file-entry manifest:full-path="Object 362/" manifest:version="1.3" manifest:media-type="application/vnd.oasis.opendocument.formula"/>
  <manifest:file-entry manifest:full-path="Object 487/Configurations2/" manifest:media-type="application/vnd.sun.xml.ui.configuration"/>
  <manifest:file-entry manifest:full-path="Object 487/settings.xml" manifest:media-type="text/xml"/>
  <manifest:file-entry manifest:full-path="Object 487/content.xml" manifest:media-type="text/xml"/>
  <manifest:file-entry manifest:full-path="Object 487/" manifest:version="1.3" manifest:media-type="application/vnd.oasis.opendocument.formula"/>
  <manifest:file-entry manifest:full-path="Object 522/content.xml" manifest:media-type="text/xml"/>
  <manifest:file-entry manifest:full-path="Object 522/Configurations2/" manifest:media-type="application/vnd.sun.xml.ui.configuration"/>
  <manifest:file-entry manifest:full-path="Object 522/settings.xml" manifest:media-type="text/xml"/>
  <manifest:file-entry manifest:full-path="Object 522/" manifest:version="1.3" manifest:media-type="application/vnd.oasis.opendocument.formula"/>
  <manifest:file-entry manifest:full-path="Object 907/Configurations2/" manifest:media-type="application/vnd.sun.xml.ui.configuration"/>
  <manifest:file-entry manifest:full-path="Object 907/settings.xml" manifest:media-type="text/xml"/>
  <manifest:file-entry manifest:full-path="Object 907/content.xml" manifest:media-type="text/xml"/>
  <manifest:file-entry manifest:full-path="Object 907/" manifest:version="1.3" manifest:media-type="application/vnd.oasis.opendocument.formula"/>
  <manifest:file-entry manifest:full-path="Object 486/settings.xml" manifest:media-type="text/xml"/>
  <manifest:file-entry manifest:full-path="Object 486/Configurations2/" manifest:media-type="application/vnd.sun.xml.ui.configuration"/>
  <manifest:file-entry manifest:full-path="Object 486/content.xml" manifest:media-type="text/xml"/>
  <manifest:file-entry manifest:full-path="Object 486/" manifest:version="1.3" manifest:media-type="application/vnd.oasis.opendocument.formula"/>
  <manifest:file-entry manifest:full-path="Object 492/Configurations2/" manifest:media-type="application/vnd.sun.xml.ui.configuration"/>
  <manifest:file-entry manifest:full-path="Object 492/settings.xml" manifest:media-type="text/xml"/>
  <manifest:file-entry manifest:full-path="Object 492/content.xml" manifest:media-type="text/xml"/>
  <manifest:file-entry manifest:full-path="Object 492/" manifest:version="1.3" manifest:media-type="application/vnd.oasis.opendocument.formula"/>
  <manifest:file-entry manifest:full-path="Object 349/settings.xml" manifest:media-type="text/xml"/>
  <manifest:file-entry manifest:full-path="Object 349/Configurations2/" manifest:media-type="application/vnd.sun.xml.ui.configuration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521/Configurations2/" manifest:media-type="application/vnd.sun.xml.ui.configuration"/>
  <manifest:file-entry manifest:full-path="Object 521/content.xml" manifest:media-type="text/xml"/>
  <manifest:file-entry manifest:full-path="Object 521/settings.xml" manifest:media-type="text/xml"/>
  <manifest:file-entry manifest:full-path="Object 521/" manifest:version="1.3" manifest:media-type="application/vnd.oasis.opendocument.formula"/>
  <manifest:file-entry manifest:full-path="Object 906/settings.xml" manifest:media-type="text/xml"/>
  <manifest:file-entry manifest:full-path="Object 906/Configurations2/" manifest:media-type="application/vnd.sun.xml.ui.configuration"/>
  <manifest:file-entry manifest:full-path="Object 906/content.xml" manifest:media-type="text/xml"/>
  <manifest:file-entry manifest:full-path="Object 906/" manifest:version="1.3" manifest:media-type="application/vnd.oasis.opendocument.formula"/>
  <manifest:file-entry manifest:full-path="Object 485/settings.xml" manifest:media-type="text/xml"/>
  <manifest:file-entry manifest:full-path="Object 485/Configurations2/" manifest:media-type="application/vnd.sun.xml.ui.configuration"/>
  <manifest:file-entry manifest:full-path="Object 485/content.xml" manifest:media-type="text/xml"/>
  <manifest:file-entry manifest:full-path="Object 485/" manifest:version="1.3" manifest:media-type="application/vnd.oasis.opendocument.formula"/>
  <manifest:file-entry manifest:full-path="Object 539/Configurations2/" manifest:media-type="application/vnd.sun.xml.ui.configuration"/>
  <manifest:file-entry manifest:full-path="Object 539/settings.xml" manifest:media-type="text/xml"/>
  <manifest:file-entry manifest:full-path="Object 539/content.xml" manifest:media-type="text/xml"/>
  <manifest:file-entry manifest:full-path="Object 539/" manifest:version="1.3" manifest:media-type="application/vnd.oasis.opendocument.formula"/>
  <manifest:file-entry manifest:full-path="Object 154/content.xml" manifest:media-type="text/xml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488/settings.xml" manifest:media-type="text/xml"/>
  <manifest:file-entry manifest:full-path="Object 488/Configurations2/" manifest:media-type="application/vnd.sun.xml.ui.configuration"/>
  <manifest:file-entry manifest:full-path="Object 488/content.xml" manifest:media-type="text/xml"/>
  <manifest:file-entry manifest:full-path="Object 488/" manifest:version="1.3" manifest:media-type="application/vnd.oasis.opendocument.formula"/>
  <manifest:file-entry manifest:full-path="Object 206/content.xml" manifest:media-type="text/xml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" manifest:version="1.3" manifest:media-type="application/vnd.oasis.opendocument.formula"/>
  <manifest:file-entry manifest:full-path="Object 865/settings.xml" manifest:media-type="text/xml"/>
  <manifest:file-entry manifest:full-path="Object 865/content.xml" manifest:media-type="text/xml"/>
  <manifest:file-entry manifest:full-path="Object 865/Configurations2/" manifest:media-type="application/vnd.sun.xml.ui.configuration"/>
  <manifest:file-entry manifest:full-path="Object 865/" manifest:version="1.3" manifest:media-type="application/vnd.oasis.opendocument.formula"/>
  <manifest:file-entry manifest:full-path="Object 343/content.xml" manifest:media-type="text/xml"/>
  <manifest:file-entry manifest:full-path="Object 343/Configurations2/" manifest:media-type="application/vnd.sun.xml.ui.configuration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504/Configurations2/" manifest:media-type="application/vnd.sun.xml.ui.configuration"/>
  <manifest:file-entry manifest:full-path="Object 504/settings.xml" manifest:media-type="text/xml"/>
  <manifest:file-entry manifest:full-path="Object 504/content.xml" manifest:media-type="text/xml"/>
  <manifest:file-entry manifest:full-path="Object 504/" manifest:version="1.3" manifest:media-type="application/vnd.oasis.opendocument.formula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864/Configurations2/" manifest:media-type="application/vnd.sun.xml.ui.configuration"/>
  <manifest:file-entry manifest:full-path="Object 864/content.xml" manifest:media-type="text/xml"/>
  <manifest:file-entry manifest:full-path="Object 864/settings.xml" manifest:media-type="text/xml"/>
  <manifest:file-entry manifest:full-path="Object 864/" manifest:version="1.3" manifest:media-type="application/vnd.oasis.opendocument.formula"/>
  <manifest:file-entry manifest:full-path="Object 342/settings.xml" manifest:media-type="text/xml"/>
  <manifest:file-entry manifest:full-path="Object 342/content.xml" manifest:media-type="text/xml"/>
  <manifest:file-entry manifest:full-path="Object 342/Configurations2/" manifest:media-type="application/vnd.sun.xml.ui.configuration"/>
  <manifest:file-entry manifest:full-path="Object 342/" manifest:version="1.3" manifest:media-type="application/vnd.oasis.opendocument.formula"/>
  <manifest:file-entry manifest:full-path="Object 213/settings.xml" manifest:media-type="text/xml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74/content.xml" manifest:media-type="text/xml"/>
  <manifest:file-entry manifest:full-path="Object 374/settings.xml" manifest:media-type="text/xml"/>
  <manifest:file-entry manifest:full-path="Object 374/Configurations2/" manifest:media-type="application/vnd.sun.xml.ui.configuration"/>
  <manifest:file-entry manifest:full-path="Object 374/" manifest:version="1.3" manifest:media-type="application/vnd.oasis.opendocument.formula"/>
  <manifest:file-entry manifest:full-path="Object 900/content.xml" manifest:media-type="text/xml"/>
  <manifest:file-entry manifest:full-path="Object 900/settings.xml" manifest:media-type="text/xml"/>
  <manifest:file-entry manifest:full-path="Object 900/Configurations2/" manifest:media-type="application/vnd.sun.xml.ui.configuration"/>
  <manifest:file-entry manifest:full-path="Object 900/" manifest:version="1.3" manifest:media-type="application/vnd.oasis.opendocument.formula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726/settings.xml" manifest:media-type="text/xml"/>
  <manifest:file-entry manifest:full-path="Object 726/content.xml" manifest:media-type="text/xml"/>
  <manifest:file-entry manifest:full-path="Object 726/Configurations2/" manifest:media-type="application/vnd.sun.xml.ui.configuration"/>
  <manifest:file-entry manifest:full-path="Object 726/" manifest:version="1.3" manifest:media-type="application/vnd.oasis.opendocument.formula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content.xml" manifest:media-type="text/xml"/>
  <manifest:file-entry manifest:full-path="Object 341/" manifest:version="1.3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506/content.xml" manifest:media-type="text/xml"/>
  <manifest:file-entry manifest:full-path="Object 506/Configurations2/" manifest:media-type="application/vnd.sun.xml.ui.configuration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513/Configurations2/" manifest:media-type="application/vnd.sun.xml.ui.configuration"/>
  <manifest:file-entry manifest:full-path="Object 513/settings.xml" manifest:media-type="text/xml"/>
  <manifest:file-entry manifest:full-path="Object 513/content.xml" manifest:media-type="text/xml"/>
  <manifest:file-entry manifest:full-path="Object 513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232/content.xml" manifest:media-type="text/xml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settings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894/settings.xml" manifest:media-type="text/xml"/>
  <manifest:file-entry manifest:full-path="Object 894/Configurations2/" manifest:media-type="application/vnd.sun.xml.ui.configuration"/>
  <manifest:file-entry manifest:full-path="Object 894/content.xml" manifest:media-type="text/xml"/>
  <manifest:file-entry manifest:full-path="Object 894/" manifest:version="1.3" manifest:media-type="application/vnd.oasis.opendocument.formula"/>
  <manifest:file-entry manifest:full-path="Object 512/Configurations2/" manifest:media-type="application/vnd.sun.xml.ui.configuration"/>
  <manifest:file-entry manifest:full-path="Object 512/content.xml" manifest:media-type="text/xml"/>
  <manifest:file-entry manifest:full-path="Object 512/settings.xml" manifest:media-type="text/xml"/>
  <manifest:file-entry manifest:full-path="Object 512/" manifest:version="1.3" manifest:media-type="application/vnd.oasis.opendocument.formula"/>
  <manifest:file-entry manifest:full-path="Object 893/Configurations2/" manifest:media-type="application/vnd.sun.xml.ui.configuration"/>
  <manifest:file-entry manifest:full-path="Object 893/content.xml" manifest:media-type="text/xml"/>
  <manifest:file-entry manifest:full-path="Object 893/settings.xml" manifest:media-type="text/xml"/>
  <manifest:file-entry manifest:full-path="Object 893/" manifest:version="1.3" manifest:media-type="application/vnd.oasis.opendocument.formula"/>
  <manifest:file-entry manifest:full-path="Object 515/settings.xml" manifest:media-type="text/xml"/>
  <manifest:file-entry manifest:full-path="Object 515/content.xml" manifest:media-type="text/xml"/>
  <manifest:file-entry manifest:full-path="Object 515/Configurations2/" manifest:media-type="application/vnd.sun.xml.ui.configuration"/>
  <manifest:file-entry manifest:full-path="Object 515/" manifest:version="1.3" manifest:media-type="application/vnd.oasis.opendocument.formula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514/Configurations2/" manifest:media-type="application/vnd.sun.xml.ui.configuration"/>
  <manifest:file-entry manifest:full-path="Object 514/content.xml" manifest:media-type="text/xml"/>
  <manifest:file-entry manifest:full-path="Object 514/settings.xml" manifest:media-type="text/xml"/>
  <manifest:file-entry manifest:full-path="Object 514/" manifest:version="1.3" manifest:media-type="application/vnd.oasis.opendocument.formula"/>
  <manifest:file-entry manifest:full-path="Object 742/Configurations2/" manifest:media-type="application/vnd.sun.xml.ui.configuration"/>
  <manifest:file-entry manifest:full-path="Object 742/settings.xml" manifest:media-type="text/xml"/>
  <manifest:file-entry manifest:full-path="Object 742/content.xml" manifest:media-type="text/xml"/>
  <manifest:file-entry manifest:full-path="Object 742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448/Configurations2/" manifest:media-type="application/vnd.sun.xml.ui.configuration"/>
  <manifest:file-entry manifest:full-path="Object 448/content.xml" manifest:media-type="text/xml"/>
  <manifest:file-entry manifest:full-path="Object 448/settings.xml" manifest:media-type="text/xml"/>
  <manifest:file-entry manifest:full-path="Object 44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55/settings.xml" manifest:media-type="text/xml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745/content.xml" manifest:media-type="text/xml"/>
  <manifest:file-entry manifest:full-path="Object 745/Configurations2/" manifest:media-type="application/vnd.sun.xml.ui.configuration"/>
  <manifest:file-entry manifest:full-path="Object 745/settings.xml" manifest:media-type="text/xml"/>
  <manifest:file-entry manifest:full-path="Object 745/" manifest:version="1.3" manifest:media-type="application/vnd.oasis.opendocument.formula"/>
  <manifest:file-entry manifest:full-path="Object 223/settings.xml" manifest:media-type="text/xml"/>
  <manifest:file-entry manifest:full-path="Object 223/content.xml" manifest:media-type="text/xml"/>
  <manifest:file-entry manifest:full-path="Object 223/Configurations2/" manifest:media-type="application/vnd.sun.xml.ui.configuration"/>
  <manifest:file-entry manifest:full-path="Object 2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828/settings.xml" manifest:media-type="text/xml"/>
  <manifest:file-entry manifest:full-path="Object 828/Configurations2/" manifest:media-type="application/vnd.sun.xml.ui.configuration"/>
  <manifest:file-entry manifest:full-path="Object 828/content.xml" manifest:media-type="text/xml"/>
  <manifest:file-entry manifest:full-path="Object 828/" manifest:version="1.3" manifest:media-type="application/vnd.oasis.opendocument.formula"/>
  <manifest:file-entry manifest:full-path="Object 443/Configurations2/" manifest:media-type="application/vnd.sun.xml.ui.configuration"/>
  <manifest:file-entry manifest:full-path="Object 443/settings.xml" manifest:media-type="text/xml"/>
  <manifest:file-entry manifest:full-path="Object 443/content.xml" manifest:media-type="text/xml"/>
  <manifest:file-entry manifest:full-path="Object 443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876/settings.xml" manifest:media-type="text/xml"/>
  <manifest:file-entry manifest:full-path="Object 876/Configurations2/" manifest:media-type="application/vnd.sun.xml.ui.configuration"/>
  <manifest:file-entry manifest:full-path="Object 876/content.xml" manifest:media-type="text/xml"/>
  <manifest:file-entry manifest:full-path="Object 876/" manifest:version="1.3" manifest:media-type="application/vnd.oasis.opendocument.formula"/>
  <manifest:file-entry manifest:full-path="Object 882/Configurations2/" manifest:media-type="application/vnd.sun.xml.ui.configuration"/>
  <manifest:file-entry manifest:full-path="Object 882/settings.xml" manifest:media-type="text/xml"/>
  <manifest:file-entry manifest:full-path="Object 882/content.xml" manifest:media-type="text/xml"/>
  <manifest:file-entry manifest:full-path="Object 882/" manifest:version="1.3" manifest:media-type="application/vnd.oasis.opendocument.formula"/>
  <manifest:file-entry manifest:full-path="Object 739/content.xml" manifest:media-type="text/xml"/>
  <manifest:file-entry manifest:full-path="Object 739/Configurations2/" manifest:media-type="application/vnd.sun.xml.ui.configuration"/>
  <manifest:file-entry manifest:full-path="Object 739/settings.xml" manifest:media-type="text/xml"/>
  <manifest:file-entry manifest:full-path="Object 739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348/content.xml" manifest:media-type="text/xml"/>
  <manifest:file-entry manifest:full-path="Object 348/Configurations2/" manifest:media-type="application/vnd.sun.xml.ui.configuration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491/Configurations2/" manifest:media-type="application/vnd.sun.xml.ui.configuration"/>
  <manifest:file-entry manifest:full-path="Object 491/settings.xml" manifest:media-type="text/xml"/>
  <manifest:file-entry manifest:full-path="Object 491/content.xml" manifest:media-type="text/xml"/>
  <manifest:file-entry manifest:full-path="Object 491/" manifest:version="1.3" manifest:media-type="application/vnd.oasis.opendocument.formula"/>
  <manifest:file-entry manifest:full-path="Object 225/content.xml" manifest:media-type="text/xml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826/settings.xml" manifest:media-type="text/xml"/>
  <manifest:file-entry manifest:full-path="Object 826/Configurations2/" manifest:media-type="application/vnd.sun.xml.ui.configuration"/>
  <manifest:file-entry manifest:full-path="Object 826/content.xml" manifest:media-type="text/xml"/>
  <manifest:file-entry manifest:full-path="Object 826/" manifest:version="1.3" manifest:media-type="application/vnd.oasis.opendocument.formula"/>
  <manifest:file-entry manifest:full-path="Object 441/Configurations2/" manifest:media-type="application/vnd.sun.xml.ui.configuration"/>
  <manifest:file-entry manifest:full-path="Object 441/content.xml" manifest:media-type="text/xml"/>
  <manifest:file-entry manifest:full-path="Object 441/settings.xml" manifest:media-type="text/xml"/>
  <manifest:file-entry manifest:full-path="Object 441/" manifest:version="1.3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727/content.xml" manifest:media-type="text/xml"/>
  <manifest:file-entry manifest:full-path="Object 727/settings.xml" manifest:media-type="text/xml"/>
  <manifest:file-entry manifest:full-path="Object 727/Configurations2/" manifest:media-type="application/vnd.sun.xml.ui.configuration"/>
  <manifest:file-entry manifest:full-path="Object 727/" manifest:version="1.3" manifest:media-type="application/vnd.oasis.opendocument.formula"/>
  <manifest:file-entry manifest:full-path="Object 870/content.xml" manifest:media-type="text/xml"/>
  <manifest:file-entry manifest:full-path="Object 870/Configurations2/" manifest:media-type="application/vnd.sun.xml.ui.configuration"/>
  <manifest:file-entry manifest:full-path="Object 870/settings.xml" manifest:media-type="text/xml"/>
  <manifest:file-entry manifest:full-path="Object 870/" manifest:version="1.3" manifest:media-type="application/vnd.oasis.opendocument.formula"/>
  <manifest:file-entry manifest:full-path="Object 733/settings.xml" manifest:media-type="text/xml"/>
  <manifest:file-entry manifest:full-path="Object 733/Configurations2/" manifest:media-type="application/vnd.sun.xml.ui.configuration"/>
  <manifest:file-entry manifest:full-path="Object 733/content.xml" manifest:media-type="text/xml"/>
  <manifest:file-entry manifest:full-path="Object 733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58/content.xml" manifest:media-type="text/xml"/>
  <manifest:file-entry manifest:full-path="Object 458/Configurations2/" manifest:media-type="application/vnd.sun.xml.ui.configuration"/>
  <manifest:file-entry manifest:full-path="Object 458/settings.xml" manifest:media-type="text/xml"/>
  <manifest:file-entry manifest:full-path="Object 458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449/settings.xml" manifest:media-type="text/xml"/>
  <manifest:file-entry manifest:full-path="Object 449/Configurations2/" manifest:media-type="application/vnd.sun.xml.ui.configuration"/>
  <manifest:file-entry manifest:full-path="Object 449/content.xml" manifest:media-type="text/xml"/>
  <manifest:file-entry manifest:full-path="Object 449/" manifest:version="1.3" manifest:media-type="application/vnd.oasis.opendocument.formula"/>
  <manifest:file-entry manifest:full-path="Object 728/content.xml" manifest:media-type="text/xml"/>
  <manifest:file-entry manifest:full-path="Object 728/Configurations2/" manifest:media-type="application/vnd.sun.xml.ui.configuration"/>
  <manifest:file-entry manifest:full-path="Object 728/settings.xml" manifest:media-type="text/xml"/>
  <manifest:file-entry manifest:full-path="Object 728/" manifest:version="1.3" manifest:media-type="application/vnd.oasis.opendocument.formula"/>
  <manifest:file-entry manifest:full-path="Object 871/settings.xml" manifest:media-type="text/xml"/>
  <manifest:file-entry manifest:full-path="Object 871/content.xml" manifest:media-type="text/xml"/>
  <manifest:file-entry manifest:full-path="Object 871/Configurations2/" manifest:media-type="application/vnd.sun.xml.ui.configuration"/>
  <manifest:file-entry manifest:full-path="Object 871/" manifest:version="1.3" manifest:media-type="application/vnd.oasis.opendocument.formula"/>
  <manifest:file-entry manifest:full-path="Object 734/settings.xml" manifest:media-type="text/xml"/>
  <manifest:file-entry manifest:full-path="Object 734/Configurations2/" manifest:media-type="application/vnd.sun.xml.ui.configuration"/>
  <manifest:file-entry manifest:full-path="Object 734/content.xml" manifest:media-type="text/xml"/>
  <manifest:file-entry manifest:full-path="Object 734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20/settings.xml" manifest:media-type="text/xml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59/content.xml" manifest:media-type="text/xml"/>
  <manifest:file-entry manifest:full-path="Object 459/settings.xml" manifest:media-type="text/xml"/>
  <manifest:file-entry manifest:full-path="Object 459/Configurations2/" manifest:media-type="application/vnd.sun.xml.ui.configuration"/>
  <manifest:file-entry manifest:full-path="Object 459/" manifest:version="1.3" manifest:media-type="application/vnd.oasis.opendocument.formula"/>
  <manifest:file-entry manifest:full-path="Object 838/settings.xml" manifest:media-type="text/xml"/>
  <manifest:file-entry manifest:full-path="Object 838/content.xml" manifest:media-type="text/xml"/>
  <manifest:file-entry manifest:full-path="Object 838/Configurations2/" manifest:media-type="application/vnd.sun.xml.ui.configuration"/>
  <manifest:file-entry manifest:full-path="Object 838/" manifest:version="1.3" manifest:media-type="application/vnd.oasis.opendocument.formula"/>
  <manifest:file-entry manifest:full-path="Object 453/settings.xml" manifest:media-type="text/xml"/>
  <manifest:file-entry manifest:full-path="Object 453/content.xml" manifest:media-type="text/xml"/>
  <manifest:file-entry manifest:full-path="Object 453/Configurations2/" manifest:media-type="application/vnd.sun.xml.ui.configuration"/>
  <manifest:file-entry manifest:full-path="Object 453/" manifest:version="1.3" manifest:media-type="application/vnd.oasis.opendocument.formula"/>
  <manifest:file-entry manifest:full-path="Object 845/settings.xml" manifest:media-type="text/xml"/>
  <manifest:file-entry manifest:full-path="Object 845/content.xml" manifest:media-type="text/xml"/>
  <manifest:file-entry manifest:full-path="Object 845/Configurations2/" manifest:media-type="application/vnd.sun.xml.ui.configuration"/>
  <manifest:file-entry manifest:full-path="Object 845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720/Configurations2/" manifest:media-type="application/vnd.sun.xml.ui.configuration"/>
  <manifest:file-entry manifest:full-path="Object 720/content.xml" manifest:media-type="text/xml"/>
  <manifest:file-entry manifest:full-path="Object 720/settings.xml" manifest:media-type="text/xml"/>
  <manifest:file-entry manifest:full-path="Object 720/" manifest:version="1.3" manifest:media-type="application/vnd.oasis.opendocument.formula"/>
  <manifest:file-entry manifest:full-path="Object 846/content.xml" manifest:media-type="text/xml"/>
  <manifest:file-entry manifest:full-path="Object 846/Configurations2/" manifest:media-type="application/vnd.sun.xml.ui.configuration"/>
  <manifest:file-entry manifest:full-path="Object 846/settings.xml" manifest:media-type="text/xml"/>
  <manifest:file-entry manifest:full-path="Object 846/" manifest:version="1.3" manifest:media-type="application/vnd.oasis.opendocument.formula"/>
  <manifest:file-entry manifest:full-path="Object 324/content.xml" manifest:media-type="text/xml"/>
  <manifest:file-entry manifest:full-path="Object 324/Configurations2/" manifest:media-type="application/vnd.sun.xml.ui.configuration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849/content.xml" manifest:media-type="text/xml"/>
  <manifest:file-entry manifest:full-path="Object 849/Configurations2/" manifest:media-type="application/vnd.sun.xml.ui.configuration"/>
  <manifest:file-entry manifest:full-path="Object 849/settings.xml" manifest:media-type="text/xml"/>
  <manifest:file-entry manifest:full-path="Object 849/" manifest:version="1.3" manifest:media-type="application/vnd.oasis.opendocument.formula"/>
  <manifest:file-entry manifest:full-path="Object 470/Configurations2/" manifest:media-type="application/vnd.sun.xml.ui.configuration"/>
  <manifest:file-entry manifest:full-path="Object 470/content.xml" manifest:media-type="text/xml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464/settings.xml" manifest:media-type="text/xml"/>
  <manifest:file-entry manifest:full-path="Object 464/content.xml" manifest:media-type="text/xml"/>
  <manifest:file-entry manifest:full-path="Object 464/Configurations2/" manifest:media-type="application/vnd.sun.xml.ui.configuration"/>
  <manifest:file-entry manifest:full-path="Object 464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68/Configurations2/" manifest:media-type="application/vnd.sun.xml.ui.configuration"/>
  <manifest:file-entry manifest:full-path="Object 468/settings.xml" manifest:media-type="text/xml"/>
  <manifest:file-entry manifest:full-path="Object 468/content.xml" manifest:media-type="text/xml"/>
  <manifest:file-entry manifest:full-path="Object 468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847/Configurations2/" manifest:media-type="application/vnd.sun.xml.ui.configuration"/>
  <manifest:file-entry manifest:full-path="Object 847/settings.xml" manifest:media-type="text/xml"/>
  <manifest:file-entry manifest:full-path="Object 847/content.xml" manifest:media-type="text/xml"/>
  <manifest:file-entry manifest:full-path="Object 847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settings.xml" manifest:media-type="text/xml"/>
  <manifest:file-entry manifest:full-path="Object 325/" manifest:version="1.3" manifest:media-type="application/vnd.oasis.opendocument.formula"/>
  <manifest:file-entry manifest:full-path="Object 200/content.xml" manifest:media-type="text/xml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858/Configurations2/" manifest:media-type="application/vnd.sun.xml.ui.configuration"/>
  <manifest:file-entry manifest:full-path="Object 858/settings.xml" manifest:media-type="text/xml"/>
  <manifest:file-entry manifest:full-path="Object 858/content.xml" manifest:media-type="text/xml"/>
  <manifest:file-entry manifest:full-path="Object 858/" manifest:version="1.3" manifest:media-type="application/vnd.oasis.opendocument.formula"/>
  <manifest:file-entry manifest:full-path="Object 336/settings.xml" manifest:media-type="text/xml"/>
  <manifest:file-entry manifest:full-path="Object 336/Configurations2/" manifest:media-type="application/vnd.sun.xml.ui.configuration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473/Configurations2/" manifest:media-type="application/vnd.sun.xml.ui.configuration"/>
  <manifest:file-entry manifest:full-path="Object 473/content.xml" manifest:media-type="text/xml"/>
  <manifest:file-entry manifest:full-path="Object 473/settings.xml" manifest:media-type="text/xml"/>
  <manifest:file-entry manifest:full-path="Object 473/" manifest:version="1.3" manifest:media-type="application/vnd.oasis.opendocument.formula"/>
  <manifest:file-entry manifest:full-path="Object 859/settings.xml" manifest:media-type="text/xml"/>
  <manifest:file-entry manifest:full-path="Object 859/Configurations2/" manifest:media-type="application/vnd.sun.xml.ui.configuration"/>
  <manifest:file-entry manifest:full-path="Object 859/content.xml" manifest:media-type="text/xml"/>
  <manifest:file-entry manifest:full-path="Object 859/" manifest:version="1.3" manifest:media-type="application/vnd.oasis.opendocument.formula"/>
  <manifest:file-entry manifest:full-path="Object 480/Configurations2/" manifest:media-type="application/vnd.sun.xml.ui.configuration"/>
  <manifest:file-entry manifest:full-path="Object 480/content.xml" manifest:media-type="text/xml"/>
  <manifest:file-entry manifest:full-path="Object 480/settings.xml" manifest:media-type="text/xml"/>
  <manifest:file-entry manifest:full-path="Object 480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content.xml" manifest:media-type="text/xml"/>
  <manifest:file-entry manifest:full-path="Object 337/settings.xml" manifest:media-type="text/xml"/>
  <manifest:file-entry manifest:full-path="Object 337/" manifest:version="1.3" manifest:media-type="application/vnd.oasis.opendocument.formula"/>
  <manifest:file-entry manifest:full-path="Object 474/Configurations2/" manifest:media-type="application/vnd.sun.xml.ui.configuration"/>
  <manifest:file-entry manifest:full-path="Object 474/settings.xml" manifest:media-type="text/xml"/>
  <manifest:file-entry manifest:full-path="Object 474/content.xml" manifest:media-type="text/xml"/>
  <manifest:file-entry manifest:full-path="Object 474/" manifest:version="1.3" manifest:media-type="application/vnd.oasis.opendocument.formula"/>
  <manifest:file-entry manifest:full-path="Object 890/Configurations2/" manifest:media-type="application/vnd.sun.xml.ui.configuration"/>
  <manifest:file-entry manifest:full-path="Object 890/content.xml" manifest:media-type="text/xml"/>
  <manifest:file-entry manifest:full-path="Object 890/settings.xml" manifest:media-type="text/xml"/>
  <manifest:file-entry manifest:full-path="Object 890/" manifest:version="1.3" manifest:media-type="application/vnd.oasis.opendocument.formula"/>
  <manifest:file-entry manifest:full-path="Object 753/content.xml" manifest:media-type="text/xml"/>
  <manifest:file-entry manifest:full-path="Object 753/Configurations2/" manifest:media-type="application/vnd.sun.xml.ui.configuration"/>
  <manifest:file-entry manifest:full-path="Object 753/settings.xml" manifest:media-type="text/xml"/>
  <manifest:file-entry manifest:full-path="Object 753/" manifest:version="1.3" manifest:media-type="application/vnd.oasis.opendocument.formula"/>
  <manifest:file-entry manifest:full-path="Object 231/settings.xml" manifest:media-type="text/xml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901/settings.xml" manifest:media-type="text/xml"/>
  <manifest:file-entry manifest:full-path="Object 901/content.xml" manifest:media-type="text/xml"/>
  <manifest:file-entry manifest:full-path="Object 901/Configurations2/" manifest:media-type="application/vnd.sun.xml.ui.configuration"/>
  <manifest:file-entry manifest:full-path="Object 901/" manifest:version="1.3" manifest:media-type="application/vnd.oasis.opendocument.formula"/>
  <manifest:file-entry manifest:full-path="Object 740/settings.xml" manifest:media-type="text/xml"/>
  <manifest:file-entry manifest:full-path="Object 740/Configurations2/" manifest:media-type="application/vnd.sun.xml.ui.configuration"/>
  <manifest:file-entry manifest:full-path="Object 740/content.xml" manifest:media-type="text/xml"/>
  <manifest:file-entry manifest:full-path="Object 740/" manifest:version="1.3" manifest:media-type="application/vnd.oasis.opendocument.formula"/>
  <manifest:file-entry manifest:full-path="Object 376/Configurations2/" manifest:media-type="application/vnd.sun.xml.ui.configuration"/>
  <manifest:file-entry manifest:full-path="Object 376/settings.xml" manifest:media-type="text/xml"/>
  <manifest:file-entry manifest:full-path="Object 376/content.xml" manifest:media-type="text/xml"/>
  <manifest:file-entry manifest:full-path="Object 376/" manifest:version="1.3" manifest:media-type="application/vnd.oasis.opendocument.formula"/>
  <manifest:file-entry manifest:full-path="Object 902/Configurations2/" manifest:media-type="application/vnd.sun.xml.ui.configuration"/>
  <manifest:file-entry manifest:full-path="Object 902/content.xml" manifest:media-type="text/xml"/>
  <manifest:file-entry manifest:full-path="Object 902/settings.xml" manifest:media-type="text/xml"/>
  <manifest:file-entry manifest:full-path="Object 902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741/content.xml" manifest:media-type="text/xml"/>
  <manifest:file-entry manifest:full-path="Object 741/Configurations2/" manifest:media-type="application/vnd.sun.xml.ui.configuration"/>
  <manifest:file-entry manifest:full-path="Object 741/settings.xml" manifest:media-type="text/xml"/>
  <manifest:file-entry manifest:full-path="Object 741/" manifest:version="1.3" manifest:media-type="application/vnd.oasis.opendocument.formula"/>
  <manifest:file-entry manifest:full-path="Object 867/Configurations2/" manifest:media-type="application/vnd.sun.xml.ui.configuration"/>
  <manifest:file-entry manifest:full-path="Object 867/content.xml" manifest:media-type="text/xml"/>
  <manifest:file-entry manifest:full-path="Object 867/settings.xml" manifest:media-type="text/xml"/>
  <manifest:file-entry manifest:full-path="Object 867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377/content.xml" manifest:media-type="text/xml"/>
  <manifest:file-entry manifest:full-path="Object 377/Configurations2/" manifest:media-type="application/vnd.sun.xml.ui.configuration"/>
  <manifest:file-entry manifest:full-path="Object 377/settings.xml" manifest:media-type="text/xml"/>
  <manifest:file-entry manifest:full-path="Object 377/" manifest:version="1.3" manifest:media-type="application/vnd.oasis.opendocument.formula"/>
  <manifest:file-entry manifest:full-path="Object 903/Configurations2/" manifest:media-type="application/vnd.sun.xml.ui.configuration"/>
  <manifest:file-entry manifest:full-path="Object 903/content.xml" manifest:media-type="text/xml"/>
  <manifest:file-entry manifest:full-path="Object 903/settings.xml" manifest:media-type="text/xml"/>
  <manifest:file-entry manifest:full-path="Object 903/" manifest:version="1.3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68/content.xml" manifest:media-type="text/xml"/>
  <manifest:file-entry manifest:full-path="Object 868/Configurations2/" manifest:media-type="application/vnd.sun.xml.ui.configuration"/>
  <manifest:file-entry manifest:full-path="Object 868/settings.xml" manifest:media-type="text/xml"/>
  <manifest:file-entry manifest:full-path="Object 868/" manifest:version="1.3" manifest:media-type="application/vnd.oasis.opendocument.formula"/>
  <manifest:file-entry manifest:full-path="Object 352/settings.xml" manifest:media-type="text/xml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" manifest:version="1.3" manifest:media-type="application/vnd.oasis.opendocument.formula"/>
  <manifest:file-entry manifest:full-path="Object 209/content.xml" manifest:media-type="text/xml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settings.xml" manifest:media-type="text/xml"/>
  <manifest:file-entry manifest:full-path="Object 346/" manifest:version="1.3" manifest:media-type="application/vnd.oasis.opendocument.formula"/>
  <manifest:file-entry manifest:full-path="Object 483/Configurations2/" manifest:media-type="application/vnd.sun.xml.ui.configuration"/>
  <manifest:file-entry manifest:full-path="Object 483/content.xml" manifest:media-type="text/xml"/>
  <manifest:file-entry manifest:full-path="Object 483/settings.xml" manifest:media-type="text/xml"/>
  <manifest:file-entry manifest:full-path="Object 483/" manifest:version="1.3" manifest:media-type="application/vnd.oasis.opendocument.formula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settings.xml" manifest:media-type="text/xml"/>
  <manifest:file-entry manifest:full-path="Object 360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69/Configurations2/" manifest:media-type="application/vnd.sun.xml.ui.configuration"/>
  <manifest:file-entry manifest:full-path="Object 869/content.xml" manifest:media-type="text/xml"/>
  <manifest:file-entry manifest:full-path="Object 869/settings.xml" manifest:media-type="text/xml"/>
  <manifest:file-entry manifest:full-path="Object 869/" manifest:version="1.3" manifest:media-type="application/vnd.oasis.opendocument.formula"/>
  <manifest:file-entry manifest:full-path="Object 490/Configurations2/" manifest:media-type="application/vnd.sun.xml.ui.configuration"/>
  <manifest:file-entry manifest:full-path="Object 490/content.xml" manifest:media-type="text/xml"/>
  <manifest:file-entry manifest:full-path="Object 490/settings.xml" manifest:media-type="text/xml"/>
  <manifest:file-entry manifest:full-path="Object 490/" manifest:version="1.3" manifest:media-type="application/vnd.oasis.opendocument.formula"/>
  <manifest:file-entry manifest:full-path="Object 347/content.xml" manifest:media-type="text/xml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484/Configurations2/" manifest:media-type="application/vnd.sun.xml.ui.configuration"/>
  <manifest:file-entry manifest:full-path="Object 484/settings.xml" manifest:media-type="text/xml"/>
  <manifest:file-entry manifest:full-path="Object 484/content.xml" manifest:media-type="text/xml"/>
  <manifest:file-entry manifest:full-path="Object 484/" manifest:version="1.3" manifest:media-type="application/vnd.oasis.opendocument.formula"/>
  <manifest:file-entry manifest:full-path="Object 361/Configurations2/" manifest:media-type="application/vnd.sun.xml.ui.configuration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52/Configurations2/" manifest:media-type="application/vnd.sun.xml.ui.configuration"/>
  <manifest:file-entry manifest:full-path="Object 752/settings.xml" manifest:media-type="text/xml"/>
  <manifest:file-entry manifest:full-path="Object 752/content.xml" manifest:media-type="text/xml"/>
  <manifest:file-entry manifest:full-path="Object 752/" manifest:version="1.3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30/settings.xml" manifest:media-type="text/xml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831/Configurations2/" manifest:media-type="application/vnd.sun.xml.ui.configuration"/>
  <manifest:file-entry manifest:full-path="Object 831/settings.xml" manifest:media-type="text/xml"/>
  <manifest:file-entry manifest:full-path="Object 831/content.xml" manifest:media-type="text/xml"/>
  <manifest:file-entry manifest:full-path="Object 831/" manifest:version="1.3" manifest:media-type="application/vnd.oasis.opendocument.formula"/>
  <manifest:file-entry manifest:full-path="Object 227/content.xml" manifest:media-type="text/xml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370/Configurations2/" manifest:media-type="application/vnd.sun.xml.ui.configuration"/>
  <manifest:file-entry manifest:full-path="Object 370/settings.xml" manifest:media-type="text/xml"/>
  <manifest:file-entry manifest:full-path="Object 370/content.xml" manifest:media-type="text/xml"/>
  <manifest:file-entry manifest:full-path="Object 37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28/content.xml" manifest:media-type="text/xml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settings.xml" manifest:media-type="text/xml"/>
  <manifest:file-entry manifest:full-path="Object 371/content.xml" manifest:media-type="text/xml"/>
  <manifest:file-entry manifest:full-path="Object 371/" manifest:version="1.3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839/Configurations2/" manifest:media-type="application/vnd.sun.xml.ui.configuration"/>
  <manifest:file-entry manifest:full-path="Object 839/settings.xml" manifest:media-type="text/xml"/>
  <manifest:file-entry manifest:full-path="Object 839/content.xml" manifest:media-type="text/xml"/>
  <manifest:file-entry manifest:full-path="Object 839/" manifest:version="1.3" manifest:media-type="application/vnd.oasis.opendocument.formula"/>
  <manifest:file-entry manifest:full-path="Object 460/content.xml" manifest:media-type="text/xml"/>
  <manifest:file-entry manifest:full-path="Object 460/settings.xml" manifest:media-type="text/xml"/>
  <manifest:file-entry manifest:full-path="Object 460/Configurations2/" manifest:media-type="application/vnd.sun.xml.ui.configuration"/>
  <manifest:file-entry manifest:full-path="Object 460/" manifest:version="1.3" manifest:media-type="application/vnd.oasis.opendocument.formula"/>
  <manifest:file-entry manifest:full-path="Object 317/settings.xml" manifest:media-type="text/xml"/>
  <manifest:file-entry manifest:full-path="Object 317/content.xml" manifest:media-type="text/xml"/>
  <manifest:file-entry manifest:full-path="Object 317/Configurations2/" manifest:media-type="application/vnd.sun.xml.ui.configuration"/>
  <manifest:file-entry manifest:full-path="Object 317/" manifest:version="1.3" manifest:media-type="application/vnd.oasis.opendocument.formula"/>
  <manifest:file-entry manifest:full-path="Object 454/Configurations2/" manifest:media-type="application/vnd.sun.xml.ui.configuration"/>
  <manifest:file-entry manifest:full-path="Object 454/content.xml" manifest:media-type="text/xml"/>
  <manifest:file-entry manifest:full-path="Object 454/settings.xml" manifest:media-type="text/xml"/>
  <manifest:file-entry manifest:full-path="Object 454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237/content.xml" manifest:media-type="text/xml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380/Configurations2/" manifest:media-type="application/vnd.sun.xml.ui.configuration"/>
  <manifest:file-entry manifest:full-path="Object 380/content.xml" manifest:media-type="text/xml"/>
  <manifest:file-entry manifest:full-path="Object 380/settings.xml" manifest:media-type="text/xml"/>
  <manifest:file-entry manifest:full-path="Object 380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88/content.xml" manifest:media-type="text/xml"/>
  <manifest:file-entry manifest:full-path="Object 888/Configurations2/" manifest:media-type="application/vnd.sun.xml.ui.configuration"/>
  <manifest:file-entry manifest:full-path="Object 888/settings.xml" manifest:media-type="text/xml"/>
  <manifest:file-entry manifest:full-path="Object 888/" manifest:version="1.3" manifest:media-type="application/vnd.oasis.opendocument.formula"/>
  <manifest:file-entry manifest:full-path="Object 372/Configurations2/" manifest:media-type="application/vnd.sun.xml.ui.configuration"/>
  <manifest:file-entry manifest:full-path="Object 372/settings.xml" manifest:media-type="text/xml"/>
  <manifest:file-entry manifest:full-path="Object 372/content.xml" manifest:media-type="text/xml"/>
  <manifest:file-entry manifest:full-path="Object 372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549/Configurations2/" manifest:media-type="application/vnd.sun.xml.ui.configuration"/>
  <manifest:file-entry manifest:full-path="Object 549/settings.xml" manifest:media-type="text/xml"/>
  <manifest:file-entry manifest:full-path="Object 549/content.xml" manifest:media-type="text/xml"/>
  <manifest:file-entry manifest:full-path="Object 549/" manifest:version="1.3" manifest:media-type="application/vnd.oasis.opendocument.formula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content.xml" manifest:media-type="text/xml"/>
  <manifest:file-entry manifest:full-path="Object 383/" manifest:version="1.3" manifest:media-type="application/vnd.oasis.opendocument.formula"/>
  <manifest:file-entry manifest:full-path="Object 722/Configurations2/" manifest:media-type="application/vnd.sun.xml.ui.configuration"/>
  <manifest:file-entry manifest:full-path="Object 722/content.xml" manifest:media-type="text/xml"/>
  <manifest:file-entry manifest:full-path="Object 722/settings.xml" manifest:media-type="text/xml"/>
  <manifest:file-entry manifest:full-path="Object 722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723/settings.xml" manifest:media-type="text/xml"/>
  <manifest:file-entry manifest:full-path="Object 723/Configurations2/" manifest:media-type="application/vnd.sun.xml.ui.configuration"/>
  <manifest:file-entry manifest:full-path="Object 723/content.xml" manifest:media-type="text/xml"/>
  <manifest:file-entry manifest:full-path="Object 723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910/Configurations2/" manifest:media-type="application/vnd.sun.xml.ui.configuration"/>
  <manifest:file-entry manifest:full-path="Object 910/settings.xml" manifest:media-type="text/xml"/>
  <manifest:file-entry manifest:full-path="Object 910/content.xml" manifest:media-type="text/xml"/>
  <manifest:file-entry manifest:full-path="Object 910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58/content.xml" manifest:media-type="text/xml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291/content.xml" manifest:media-type="text/xml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48/settings.xml" manifest:media-type="text/xml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93/content.xml" manifest:media-type="text/xml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159/settings.xml" manifest:media-type="text/xml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565/Configurations2/" manifest:media-type="application/vnd.sun.xml.ui.configuration"/>
  <manifest:file-entry manifest:full-path="Object 565/settings.xml" manifest:media-type="text/xml"/>
  <manifest:file-entry manifest:full-path="Object 565/content.xml" manifest:media-type="text/xml"/>
  <manifest:file-entry manifest:full-path="Object 565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78/Configurations2/" manifest:media-type="application/vnd.sun.xml.ui.configuration"/>
  <manifest:file-entry manifest:full-path="Object 478/settings.xml" manifest:media-type="text/xml"/>
  <manifest:file-entry manifest:full-path="Object 478/content.xml" manifest:media-type="text/xml"/>
  <manifest:file-entry manifest:full-path="Object 478/" manifest:version="1.3" manifest:media-type="application/vnd.oasis.opendocument.formula"/>
  <manifest:file-entry manifest:full-path="Object 479/Configurations2/" manifest:media-type="application/vnd.sun.xml.ui.configuration"/>
  <manifest:file-entry manifest:full-path="Object 479/settings.xml" manifest:media-type="text/xml"/>
  <manifest:file-entry manifest:full-path="Object 479/content.xml" manifest:media-type="text/xml"/>
  <manifest:file-entry manifest:full-path="Object 479/" manifest:version="1.3" manifest:media-type="application/vnd.oasis.opendocument.formula"/>
  <manifest:file-entry manifest:full-path="Object 242/content.xml" manifest:media-type="text/xml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43/settings.xml" manifest:media-type="text/xml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" manifest:version="1.3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247/settings.xml" manifest:media-type="text/xml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820/settings.xml" manifest:media-type="text/xml"/>
  <manifest:file-entry manifest:full-path="Object 820/Configurations2/" manifest:media-type="application/vnd.sun.xml.ui.configuration"/>
  <manifest:file-entry manifest:full-path="Object 820/content.xml" manifest:media-type="text/xml"/>
  <manifest:file-entry manifest:full-path="Object 820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822/Configurations2/" manifest:media-type="application/vnd.sun.xml.ui.configuration"/>
  <manifest:file-entry manifest:full-path="Object 822/content.xml" manifest:media-type="text/xml"/>
  <manifest:file-entry manifest:full-path="Object 822/settings.xml" manifest:media-type="text/xml"/>
  <manifest:file-entry manifest:full-path="Object 822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823/Configurations2/" manifest:media-type="application/vnd.sun.xml.ui.configuration"/>
  <manifest:file-entry manifest:full-path="Object 823/content.xml" manifest:media-type="text/xml"/>
  <manifest:file-entry manifest:full-path="Object 823/settings.xml" manifest:media-type="text/xml"/>
  <manifest:file-entry manifest:full-path="Object 823/" manifest:version="1.3" manifest:media-type="application/vnd.oasis.opendocument.formula"/>
  <manifest:file-entry manifest:full-path="Object 297/settings.xml" manifest:media-type="text/xml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824/content.xml" manifest:media-type="text/xml"/>
  <manifest:file-entry manifest:full-path="Object 824/Configurations2/" manifest:media-type="application/vnd.sun.xml.ui.configuration"/>
  <manifest:file-entry manifest:full-path="Object 824/settings.xml" manifest:media-type="text/xml"/>
  <manifest:file-entry manifest:full-path="Object 824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240/settings.xml" manifest:media-type="text/xml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38/settings.xml" manifest:media-type="text/xml"/>
  <manifest:file-entry manifest:full-path="Object 238/content.xml" manifest:media-type="text/xml"/>
  <manifest:file-entry manifest:full-path="Object 238/Configurations2/" manifest:media-type="application/vnd.sun.xml.ui.configuration"/>
  <manifest:file-entry manifest:full-path="Object 238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381/content.xml" manifest:media-type="text/xml"/>
  <manifest:file-entry manifest:full-path="Object 381/Configurations2/" manifest:media-type="application/vnd.sun.xml.ui.configuration"/>
  <manifest:file-entry manifest:full-path="Object 381/settings.xml" manifest:media-type="text/xml"/>
  <manifest:file-entry manifest:full-path="Object 381/" manifest:version="1.3" manifest:media-type="application/vnd.oasis.opendocument.formula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382/settings.xml" manifest:media-type="text/xml"/>
  <manifest:file-entry manifest:full-path="Object 382/Configurations2/" manifest:media-type="application/vnd.sun.xml.ui.configuration"/>
  <manifest:file-entry manifest:full-path="Object 382/content.xml" manifest:media-type="text/xml"/>
  <manifest:file-entry manifest:full-path="Object 382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stroke="solid" draw:fill="none" draw:textarea-vertical-align="middle" loext:decorative="fals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88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6.478cm" loext:decorative="false"/>
      <style:paragraph-properties style:writing-mode="lr-tb"/>
    </style:style>
    <style:style style:name="gr1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 loext:decorative="false"/>
      <style:paragraph-properties style:writing-mode="lr-tb"/>
    </style:style>
    <style:style style:name="gr26" style:family="graphic" style:parent-style-name="objectwithoutfill">
      <style:graphic-properties draw:stroke="dash" draw:fill="none" draw:textarea-vertical-align="middle" loext:decorative="false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55cm" loext:decorative="false"/>
      <style:paragraph-properties style:writing-mode="lr-tb"/>
    </style:style>
    <style:style style:name="gr33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775cm" loext:decorative="false"/>
      <style:paragraph-properties style:writing-mode="lr-tb"/>
    </style:style>
    <style:style style:name="gr3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68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656cm" loext:decorative="false"/>
      <style:paragraph-properties style:writing-mode="lr-tb"/>
    </style:style>
    <style:style style:name="gr39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2cm" loext:decorative="false"/>
    </style:style>
    <style:style style:name="gr40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3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 loext:decorative="false"/>
      <style:paragraph-properties style:writing-mode="lr-tb"/>
    </style:style>
    <style:style style:name="gr4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22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0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 loext:decorative="false"/>
      <style:paragraph-properties style:writing-mode="lr-tb"/>
    </style:style>
    <style:style style:name="gr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 loext:decorative="false"/>
      <style:paragraph-properties style:writing-mode="lr-tb"/>
    </style:style>
    <style:style style:name="gr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5.99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91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97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97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9.404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 loext:decorative="false"/>
      <style:paragraph-properties style:writing-mode="lr-tb"/>
    </style:style>
    <style:style style:name="gr70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76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 loext:decorative="false"/>
      <style:paragraph-properties style:writing-mode="lr-tb"/>
    </style:style>
    <style:style style:name="gr75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6" style:family="graphic" style:parent-style-name="objectwithoutfill">
      <style:graphic-properties draw:stroke="dash" draw:stroke-dash="Dot" draw:fill="none" draw:textarea-vertical-align="middle" loext:decorative="fals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 loext:decorative="false"/>
      <style:paragraph-properties style:writing-mode="lr-tb"/>
    </style:style>
    <style:style style:name="gr7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 loext:decorative="false"/>
      <style:paragraph-properties style:writing-mode="lr-tb"/>
    </style:style>
    <style:style style:name="gr8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87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 loext:decorative="false"/>
    </style:style>
    <style:style style:name="gr88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 loext:decorative="fals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 loext:decorative="false"/>
      <style:paragraph-properties style:writing-mode="lr-tb"/>
    </style:style>
    <style:style style:name="gr90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91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 loext:decorative="false"/>
      <style:paragraph-properties style:writing-mode="lr-tb"/>
    </style:style>
    <style:style style:name="gr93" style:family="graphic" style:parent-style-name="standard">
      <style:graphic-properties draw:stroke="none" draw:fill="none" fo:min-height="0.32cm" loext:decorative="false"/>
      <style:paragraph-properties style:writing-mode="lr-tb"/>
    </style:style>
    <style:style style:name="gr94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9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 loext:decorative="false"/>
      <style:paragraph-properties style:writing-mode="lr-tb"/>
    </style:style>
    <style:style style:name="gr96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97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703cm" fo:min-width="18.647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 loext:decorative="false"/>
      <style:paragraph-properties style:writing-mode="lr-tb"/>
    </style:style>
    <style:style style:name="gr10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 loext:decorative="false"/>
    </style:style>
    <style:style style:name="gr110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 loext:decorative="false"/>
      <style:paragraph-properties style:writing-mode="lr-tb"/>
    </style:style>
    <style:style style:name="gr112" style:family="graphic" style:parent-style-name="standard">
      <style:graphic-properties draw:textarea-horizontal-align="justify" draw:textarea-vertical-align="middle" draw:auto-grow-height="false" fo:min-height="0.172cm" fo:min-width="0.125cm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 loext:decorative="false"/>
      <style:paragraph-properties style:writing-mode="lr-tb"/>
    </style:style>
    <style:style style:name="gr114" style:family="graphic" style:parent-style-name="standard">
      <style:graphic-properties draw:textarea-horizontal-align="justify" draw:textarea-vertical-align="middle" draw:auto-grow-height="false" fo:min-height="0.074cm" fo:min-width="0.125cm" style:writing-mode="lr-tb" loext:decorative="false"/>
      <style:paragraph-properties style:writing-mode="lr-tb"/>
    </style:style>
    <style:style style:name="gr115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 loext:decorative="false"/>
    </style:style>
    <style:style style:name="gr116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 loext:decorative="fals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 loext:decorative="false"/>
      <style:paragraph-properties style:writing-mode="lr-tb"/>
    </style:style>
    <style:style style:name="gr118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 loext:decorative="false"/>
    </style:style>
    <style:style style:name="gr119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 loext:decorative="false"/>
      <style:paragraph-properties style:writing-mode="lr-tb"/>
    </style:style>
    <style:style style:name="gr122" style:family="graphic" style:parent-style-name="objectwithoutfill">
      <style:graphic-properties svg:stroke-color="#000000" draw:fill="none" draw:textarea-vertical-align="middle" loext:decorative="false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 loext:decorative="false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 loext:decorative="false"/>
      <style:paragraph-properties style:writing-mode="lr-tb"/>
    </style:style>
    <style:style style:name="gr12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 loext:decorative="false"/>
    </style:style>
    <style:style style:name="gr129" style:family="graphic" style:parent-style-name="objectwithoutfill">
      <style:graphic-properties draw:stroke="dash" draw:stroke-dash="Long_20_Dot" draw:fill="none" draw:textarea-vertical-align="middle" loext:decorative="false"/>
    </style:style>
    <style:style style:name="gr130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</style:style>
    <style:style style:name="gr131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 loext:decorative="false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6cm" loext:decorative="false"/>
      <style:paragraph-properties style:writing-mode="lr-tb"/>
    </style:style>
    <style:style style:name="gr134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 loext:decorative="false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 loext:decorative="false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cm" fo:min-width="0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 loext:decorative="false"/>
      <style:paragraph-properties style:writing-mode="lr-tb"/>
    </style:style>
    <style:style style:name="gr141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14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 loext:decorative="false"/>
      <style:paragraph-properties style:writing-mode="lr-tb"/>
    </style:style>
    <style:style style:name="gr14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 loext:decorative="false"/>
      <style:paragraph-properties style:writing-mode="lr-tb"/>
    </style:style>
    <style:style style:name="gr144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4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 loext:decorative="false"/>
      <style:paragraph-properties style:writing-mode="lr-tb"/>
    </style:style>
    <style:style style:name="gr14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 loext:decorative="false"/>
      <style:paragraph-properties style:writing-mode="lr-tb"/>
    </style:style>
    <style:style style:name="gr14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 loext:decorative="false"/>
      <style:paragraph-properties style:writing-mode="lr-tb"/>
    </style:style>
    <style:style style:name="gr14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 loext:decorative="false"/>
    </style:style>
    <style:style style:name="gr149" style:family="graphic" style:parent-style-name="Default_20_Drawing_20_Style_5f_1">
      <style:graphic-properties draw:textarea-horizontal-align="justify" draw:textarea-vertical-align="middle" draw:auto-grow-height="false" fo:min-height="0cm" fo:min-width="0cm" loext:decorative="false"/>
    </style:style>
    <style:style style:name="gr1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 loext:decorative="false"/>
      <style:paragraph-properties style:writing-mode="lr-tb"/>
    </style:style>
    <style:style style:name="gr15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 loext:decorative="false"/>
      <style:paragraph-properties style:writing-mode="lr-tb"/>
    </style:style>
    <style:style style:name="gr15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 loext:decorative="false"/>
      <style:paragraph-properties style:writing-mode="lr-tb"/>
    </style:style>
    <style:style style:name="gr15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 loext:decorative="false"/>
      <style:paragraph-properties style:writing-mode="lr-tb"/>
    </style:style>
    <style:style style:name="gr154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155" style:family="graphic" style:parent-style-name="objectwithoutfill">
      <style:graphic-properties svg:stroke-color="#3465a4" draw:marker-end="Arrowheads_20_24" draw:marker-end-width="0.3cm" draw:fill="none" draw:fill-color="#1c1c1c" draw:textarea-vertical-align="middle" loext:decorative="false"/>
    </style:style>
    <style:style style:name="gr15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 loext:decorative="false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62" style:family="graphic" style:parent-style-name="standard">
      <style:graphic-properties draw:textarea-horizontal-align="justify" draw:textarea-vertical-align="middle" draw:auto-grow-height="false" fo:min-height="0.074cm" fo:min-width="0.2cm" loext:decorative="false"/>
    </style:style>
    <style:style style:name="gr16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 loext:decorative="false"/>
      <style:paragraph-properties style:writing-mode="lr-tb"/>
    </style:style>
    <style:style style:name="gr164" style:family="graphic" style:parent-style-name="Default_20_Drawing_20_Style_5f_1">
      <style:graphic-properties draw:textarea-horizontal-align="justify" draw:textarea-vertical-align="middle" draw:auto-grow-height="false" fo:min-height="0.105cm" fo:min-width="0.032cm" loext:decorative="false"/>
    </style:style>
    <style:style style:name="gr165" style:family="graphic" style:parent-style-name="Default_20_Drawing_20_Style_5f_1" style:list-style-name="L2">
      <style:graphic-properties draw:stroke="none" draw:fill="none" fo:min-height="2.514cm" loext:decorative="false"/>
      <style:paragraph-properties style:writing-mode="lr-tb"/>
    </style:style>
    <style:style style:name="gr16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 loext:decorative="false"/>
      <style:paragraph-properties style:writing-mode="lr-tb"/>
    </style:style>
    <style:style style:name="gr167" style:family="graphic" style:parent-style-name="Default_20_Drawing_20_Style_5f_1">
      <style:graphic-properties draw:textarea-horizontal-align="justify" draw:textarea-vertical-align="middle" draw:auto-grow-height="false" fo:min-height="0.841cm" fo:min-width="0.59cm" loext:decorative="false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 loext:decorative="false"/>
      <style:paragraph-properties style:writing-mode="lr-tb"/>
    </style:style>
    <style:style style:name="gr16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 loext:decorative="false"/>
      <style:paragraph-properties style:writing-mode="lr-tb"/>
    </style:style>
    <style:style style:name="gr17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 loext:decorative="false"/>
      <style:paragraph-properties style:writing-mode="lr-tb"/>
    </style:style>
    <style:style style:name="gr17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 loext:decorative="false"/>
      <style:paragraph-properties style:writing-mode="lr-tb"/>
    </style:style>
    <style:style style:name="gr17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 loext:decorative="false"/>
      <style:paragraph-properties style:writing-mode="lr-tb"/>
    </style:style>
    <style:style style:name="gr17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 loext:decorative="false"/>
      <style:paragraph-properties style:writing-mode="lr-tb"/>
    </style:style>
    <style:style style:name="gr17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612cm" loext:decorative="false"/>
      <style:paragraph-properties style:writing-mode="lr-tb"/>
    </style:style>
    <style:style style:name="gr17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 loext:decorative="false"/>
      <style:paragraph-properties style:writing-mode="lr-tb"/>
    </style:style>
    <style:style style:name="gr17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52cm" fo:min-width="6.505cm" loext:decorative="false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 loext:decorative="false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3.423cm" loext:decorative="false"/>
      <style:paragraph-properties style:writing-mode="lr-tb"/>
    </style:style>
    <style:style style:name="gr179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false" fo:min-height="4.276cm" fo:min-width="0cm" loext:decorative="false"/>
      <style:paragraph-properties style:writing-mode="lr-tb"/>
    </style:style>
    <style:style style:name="gr18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 loext:decorative="false"/>
      <style:paragraph-properties style:writing-mode="lr-tb"/>
    </style:style>
    <style:style style:name="gr181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.112cm" loext:decorative="false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 loext:decorative="false"/>
      <style:paragraph-properties style:writing-mode="lr-tb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196cm" loext:decorative="false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 loext:decorative="false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52cm" loext:decorative="false"/>
      <style:paragraph-properties style:writing-mode="lr-tb"/>
    </style:style>
    <style:style style:name="gr187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188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189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0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191" style:family="graphic" style:parent-style-name="objectwithoutfill">
      <style:graphic-properties draw:stroke="solid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2" style:family="graphic" style:parent-style-name="standard">
      <style:graphic-properties draw:stroke="none" draw:fill="none" fo:min-height="0.687cm" loext:decorative="false"/>
      <style:paragraph-properties style:writing-mode="lr-tb"/>
    </style:style>
    <style:style style:name="gr193" style:family="graphic" style:parent-style-name="standard">
      <style:graphic-properties draw:stroke="none" draw:fill="none" fo:min-height="1.03cm" loext:decorative="false"/>
      <style:paragraph-properties style:writing-mode="lr-tb"/>
    </style:style>
    <style:style style:name="gr194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195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196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19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855cm" loext:decorative="false"/>
      <style:paragraph-properties style:writing-mode="lr-tb"/>
    </style:style>
    <style:style style:name="gr198" style:family="graphic" style:parent-style-name="standard">
      <style:graphic-properties loext:decorative="false"/>
    </style:style>
    <style:style style:name="gr199" style:family="graphic" style:parent-style-name="standard">
      <style:graphic-properties draw:marker-start="Arrowheads_20_35" draw:marker-start-width="0.3cm" draw:marker-end="Arrowheads_20_36" draw:marker-end-width="0.3cm" draw:textarea-vertical-align="middl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2.05cm" style:use-optimal-column-width="false"/>
    </style:style>
    <style:style style:name="co2" style:family="table-column">
      <style:table-column-properties style:column-width="2.049cm" style:use-optimal-column-width="false"/>
    </style:style>
    <style:style style:name="ro1" style:family="table-row">
      <style:table-row-properties style:row-height="0.489cm" style:use-optimal-row-height="false"/>
    </style:style>
    <style:style style:name="ro2" style:family="table-row">
      <style:table-row-properties style:row-height="0cm" style:use-optimal-row-height="true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3pt" fo:font-weight="bold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6pt"/>
    </style:style>
    <style:style style:name="P8" style:family="paragraph">
      <loext:graphic-properties draw:fill="none"/>
      <style:paragraph-properties fo:text-align="center" style:writing-mode="lr-tb"/>
      <style:text-properties fo:font-size="6pt"/>
    </style:style>
    <style:style style:name="P9" style:family="paragraph">
      <loext:graphic-properties draw:fill="none" draw:fill-color="#ffffff"/>
      <style:text-properties fo:font-size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40pt" style:font-size-complex="40pt"/>
    </style:style>
    <style:style style:name="P12" style:family="paragraph">
      <loext:graphic-properties draw:fill="none" draw:fill-color="#ffffff"/>
      <style:text-properties style:text-position="-8% 58%" fo:font-size="20pt" style:font-size-asian="54pt" style:font-size-complex="54pt"/>
    </style:style>
    <style:style style:name="P13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14" style:family="paragraph">
      <loext:graphic-properties draw:fill="solid" draw:fill-color="#2a6099"/>
      <style:paragraph-properties fo:text-align="center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text-properties fo:font-size="10.5pt" style:font-size-asian="10.5pt" style:font-size-complex="10.5pt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6pt" fo:font-weight="bold"/>
    </style:style>
    <style:style style:name="P22" style:family="paragraph">
      <loext:graphic-properties draw:fill="none" draw:fill-color="#ffffff"/>
      <style:text-properties fo:font-size="12.8999996185303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text-properties fo:font-size="11.8999996185303pt" fo:font-weight="bold" style:font-size-asian="12pt" style:font-size-complex="12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 draw:fill-color="#ffffff"/>
      <style:text-properties fo:font-size="10pt" style:font-size-asian="10pt" style:font-size-complex="10pt"/>
    </style:style>
    <style:style style:name="P28" style:family="paragraph">
      <style:paragraph-properties fo:text-align="center"/>
      <style:text-properties fo:font-size="15pt" style:font-size-asian="15pt" style:font-size-complex="15pt"/>
    </style:style>
    <style:style style:name="P29" style:family="paragraph">
      <loext:graphic-properties draw:fill="none" draw:fill-color="#ffffff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11pt" style:font-size-asian="11pt" style:font-size-complex="11pt"/>
    </style:style>
    <style:style style:name="P31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32" style:family="paragraph">
      <loext:graphic-properties draw:fill="none" draw:fill-color="#ffffff"/>
      <style:text-properties fo:font-size="10.5pt" fo:font-weight="normal" style:font-size-asian="10.5pt" style:font-size-complex="10.5pt"/>
    </style:style>
    <style:style style:name="P33" style:family="paragraph">
      <loext:graphic-properties draw:fill="none" draw:fill-color="#ffffff"/>
      <style:text-properties fo:font-size="13pt" fo:font-weight="bold" style:font-size-asian="13pt" style:font-size-complex="13pt"/>
    </style:style>
    <style:style style:name="P34" style:family="paragraph">
      <loext:graphic-properties draw:fill="none" draw:fill-color="#ffffff"/>
      <style:text-properties fo:font-size="12pt" style:font-size-asian="12pt" style:font-size-complex="12pt"/>
    </style:style>
    <style:style style:name="P35" style:family="paragraph">
      <style:paragraph-properties fo:text-align="center"/>
      <style:text-properties fo:font-size="16pt" style:font-size-asian="16pt" style:font-size-complex="16pt"/>
    </style:style>
    <style:style style:name="P36" style:family="paragraph">
      <loext:graphic-properties draw:fill="solid" draw:fill-color="#729fcf"/>
      <style:paragraph-properties fo:text-align="center"/>
    </style:style>
    <style:style style:name="P37" style:family="paragraph">
      <loext:graphic-properties draw:fill="none"/>
      <style:text-properties fo:font-size="6pt"/>
    </style:style>
    <style:style style:name="P38" style:family="paragraph">
      <style:paragraph-properties fo:text-align="center"/>
      <style:text-properties fo:font-weight="bold"/>
    </style:style>
    <style:style style:name="P39" style:family="paragraph">
      <style:paragraph-properties fo:text-align="center"/>
      <style:text-properties fo:font-size="5.40000009536743pt" style:font-size-asian="16pt" style:font-size-complex="16pt"/>
    </style:style>
    <style:style style:name="P40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41" style:family="paragraph">
      <loext:graphic-properties draw:fill="none" draw:fill-color="#ffffff"/>
      <style:text-properties fo:font-size="8pt" style:font-size-asian="21pt" style:font-size-complex="21pt"/>
    </style:style>
    <style:style style:name="P42" style:family="paragraph">
      <loext:graphic-properties draw:fill="solid" draw:fill-color="#808080"/>
      <style:paragraph-properties fo:text-align="center"/>
    </style:style>
    <style:style style:name="P43" style:family="paragraph">
      <loext:graphic-properties draw:fill="solid" draw:fill-color="#808080"/>
      <style:paragraph-properties fo:text-align="center" style:writing-mode="lr-tb"/>
    </style:style>
    <style:style style:name="P44" style:family="paragraph">
      <loext:graphic-properties draw:fill="none" draw:fill-color="#ffffff"/>
      <style:text-properties fo:font-size="10pt" style:font-size-asian="21pt" style:font-size-complex="21pt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none" draw:fill-color="#ffffff"/>
      <style:text-properties fo:font-size="8pt" fo:font-weight="bold" style:font-size-asian="21pt" style:font-size-complex="21pt"/>
    </style:style>
    <style:style style:name="P47" style:family="paragraph">
      <loext:graphic-properties draw:fill="none" draw:fill-color="#ffffff"/>
      <style:text-properties fo:font-size="6pt" fo:font-weight="bold" style:font-size-asian="18pt" style:font-size-complex="18pt"/>
    </style:style>
    <style:style style:name="P48" style:family="paragraph">
      <loext:graphic-properties draw:fill="none" draw:fill-color="#ffffff"/>
      <style:text-properties fo:font-size="7pt" fo:font-weight="bold" style:font-size-asian="20pt" style:font-size-complex="20pt"/>
    </style:style>
    <style:style style:name="P49" style:family="paragraph">
      <loext:graphic-properties draw:fill="none" draw:fill-color="#ffffff"/>
      <style:text-properties fo:font-size="8.69999980926514pt"/>
    </style:style>
    <style:style style:name="P50" style:family="paragraph">
      <loext:graphic-properties draw:fill="none" draw:fill-color="#1c1c1c"/>
      <style:paragraph-properties fo:text-align="center"/>
    </style:style>
    <style:style style:name="P51" style:family="paragraph">
      <loext:graphic-properties draw:fill="none"/>
      <style:text-properties fo:font-size="10.1999998092651pt" style:font-size-asian="20pt" style:font-size-complex="20pt"/>
    </style:style>
    <style:style style:name="P52" style:family="paragraph">
      <loext:graphic-properties draw:fill="none" draw:fill-color="#ffffff"/>
      <style:text-properties fo:font-size="5.80000019073486pt" style:font-size-asian="14pt" style:font-size-complex="14pt"/>
    </style:style>
    <style:style style:name="P53" style:family="paragraph">
      <loext:graphic-properties draw:fill="solid" draw:fill-color="#999999"/>
      <style:paragraph-properties fo:text-align="center"/>
    </style:style>
    <style:style style:name="P54" style:family="paragraph">
      <loext:graphic-properties draw:fill="none" draw:fill-color="#ffffff"/>
      <style:text-properties fo:font-size="7pt" style:font-size-asian="20pt" style:font-size-complex="20pt"/>
    </style:style>
    <style:style style:name="P55" style:family="paragraph">
      <loext:graphic-properties draw:fill="none"/>
      <style:paragraph-properties fo:text-align="center"/>
      <style:text-properties fo:font-size="6pt"/>
    </style:style>
    <style:style style:name="P56" style:family="paragraph">
      <style:paragraph-properties fo:text-align="center"/>
      <style:text-properties fo:font-size="6pt"/>
    </style:style>
    <style:style style:name="P57" style:family="paragraph">
      <loext:graphic-properties draw:fill="none"/>
      <style:text-properties fo:font-size="6pt" fo:font-weight="bold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2pt" style:font-size-asian="32pt" style:font-size-complex="32pt"/>
    </style:style>
    <style:style style:name="T6" style:family="text">
      <style:text-properties fo:font-size="13pt" style:font-size-asian="36pt" style:font-size-complex="36pt"/>
    </style:style>
    <style:style style:name="T7" style:family="text">
      <style:text-properties fo:font-size="10pt" style:font-size-asian="24pt" style:font-size-complex="24pt"/>
    </style:style>
    <style:style style:name="T8" style:family="text">
      <style:text-properties fo:font-size="14pt"/>
    </style:style>
    <style:style style:name="T9" style:family="text">
      <style:text-properties fo:font-size="14pt" style:font-size-asian="40pt" style:font-size-complex="40pt"/>
    </style:style>
    <style:style style:name="T10" style:family="text">
      <style:text-properties style:text-position="-8% 58%" fo:font-size="20pt" style:font-size-asian="54pt" style:font-size-complex="54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6pt" fo:font-weight="bold"/>
    </style:style>
    <style:style style:name="T17" style:family="text">
      <style:text-properties fo:font-size="13pt" fo:font-weight="bold" style:font-size-asian="36pt" style:font-weight-asian="bold" style:font-size-complex="36pt" style:font-weight-complex="bold"/>
    </style:style>
    <style:style style:name="T18" style:family="text">
      <style:text-properties fo:font-size="12pt" fo:font-weight="bold" style:font-size-asian="12pt" style:font-size-complex="12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Source Han Sans CN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9pt" fo:font-weight="bold" style:font-size-asian="9pt" style:font-weight-asian="bold" style:font-size-complex="9pt" style:font-weight-complex="bold"/>
    </style:style>
    <style:style style:name="T21" style:family="text">
      <style:text-properties fo:font-size="9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fo:font-size="11pt" fo:font-weight="bold" style:font-size-asian="11pt" style:font-size-complex="11pt"/>
    </style:style>
    <style:style style:name="T25" style:family="text">
      <style:text-properties fo:font-size="10.5pt" fo:font-weight="normal" style:font-size-asian="10.5pt" style:font-size-complex="10.5pt"/>
    </style:style>
    <style:style style:name="T26" style:family="text">
      <style:text-properties fo:font-size="13pt" fo:font-weight="bold" style:font-size-asian="13pt" style:font-size-complex="13pt"/>
    </style:style>
    <style:style style:name="T27" style:family="text">
      <style:text-properties fo:font-size="4.90000009536743pt" style:font-size-asian="4.90000009536743pt" style:font-size-complex="4.90000009536743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/>
    </style:style>
    <style:style style:name="T30" style:family="text">
      <style:text-properties fo:font-size="8pt" fo:font-weight="bold" style:font-size-asian="8pt" style:font-size-complex="8pt"/>
    </style:style>
    <style:style style:name="T31" style:family="text">
      <style:text-properties fo:font-size="8pt" fo:font-weight="bold" style:font-size-asian="21pt" style:font-weight-asian="bold" style:font-size-complex="21pt" style:font-weight-complex="bold"/>
    </style:style>
    <style:style style:name="T32" style:family="text">
      <style:text-properties fo:font-size="6pt" fo:font-weight="bold" style:font-weight-asian="bold" style:font-weight-complex="bold"/>
    </style:style>
    <style:style style:name="T33" style:family="text">
      <style:text-properties fo:font-size="8pt" style:font-size-asian="21pt" style:font-size-complex="21pt"/>
    </style:style>
    <style:style style:name="T34" style:family="text">
      <style:text-properties fo:font-size="10pt" style:font-size-asian="21pt" style:font-size-complex="21pt"/>
    </style:style>
    <style:style style:name="T35" style:family="text">
      <style:text-properties fo:font-size="8pt" fo:font-weight="bold" style:font-size-asian="21pt" style:font-size-complex="21pt"/>
    </style:style>
    <style:style style:name="T36" style:family="text">
      <style:text-properties fo:font-size="8pt" fo:font-weight="normal" style:font-weight-asian="normal" style:font-weight-complex="normal"/>
    </style:style>
    <style:style style:name="T37" style:family="text">
      <style:text-properties fo:font-size="8pt" fo:font-weight="normal" style:font-size-asian="21pt" style:font-weight-asian="normal" style:font-size-complex="21pt" style:font-weight-complex="normal"/>
    </style:style>
    <style:style style:name="T38" style:family="text">
      <style:text-properties fo:font-size="8pt" fo:font-weight="bold"/>
    </style:style>
    <style:style style:name="T39" style:family="text">
      <style:text-properties fo:font-size="6pt" fo:font-weight="bold" style:font-size-asian="18pt" style:font-size-complex="18pt"/>
    </style:style>
    <style:style style:name="T40" style:family="text">
      <style:text-properties fo:font-size="7pt" fo:font-weight="bold" style:font-size-asian="20pt" style:font-size-complex="20pt"/>
    </style:style>
    <style:style style:name="T41" style:family="text">
      <style:text-properties fo:font-size="7pt" fo:font-weight="normal" style:font-size-asian="20pt" style:font-weight-asian="normal" style:font-size-complex="20pt" style:font-weight-complex="normal"/>
    </style:style>
    <style:style style:name="T42" style:family="text">
      <style:text-properties fo:font-size="6pt" fo:font-weight="normal" style:font-size-asian="18pt" style:font-weight-asian="normal" style:font-size-complex="18pt" style:font-weight-complex="normal"/>
    </style:style>
    <style:style style:name="T43" style:family="text">
      <style:text-properties fo:font-size="4.09999990463257pt"/>
    </style:style>
    <style:style style:name="T44" style:family="text">
      <style:text-properties fo:font-size="8.69999980926514pt"/>
    </style:style>
    <style:style style:name="T45" style:family="text">
      <style:text-properties fo:font-size="9pt" style:font-size-asian="22pt" style:font-size-complex="22pt"/>
    </style:style>
    <style:style style:name="T46" style:family="text">
      <style:text-properties fo:font-size="9pt" fo:font-weight="bold" style:font-size-asian="22pt" style:font-weight-asian="bold" style:font-size-complex="22pt" style:font-weight-complex="bold"/>
    </style:style>
    <style:style style:name="T47" style:family="text">
      <style:text-properties fo:font-size="10.5pt" style:font-size-asian="26pt" style:font-size-complex="26pt"/>
    </style:style>
    <style:style style:name="T48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font-size="8.69999980926514pt" fo:font-weight="bold" style:font-weight-asian="bold" style:font-weight-complex="bold"/>
    </style:style>
    <style:style style:name="T50" style:family="text">
      <style:text-properties fo:font-size="5.40000009536743pt" style:font-size-asian="14pt" style:font-size-complex="14pt"/>
    </style:style>
    <style:style style:name="T51" style:family="text">
      <style:text-properties fo:font-size="8.69999980926514pt" fo:font-weight="normal" style:font-weight-asian="normal" style:font-weight-complex="normal"/>
    </style:style>
    <style:style style:name="T52" style:family="text">
      <style:text-properties fo:font-size="7pt" style:font-size-asian="20pt" style:font-size-complex="20pt"/>
    </style:style>
    <style:style style:name="T53" style:family="text">
      <style:text-properties fo:font-size="8.699999809265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7" draw:layer="layout" svg:width="5.75cm" svg:height="4.75cm" svg:x="1.5cm" svg:y="4.1cm">
          <text:p text:style-name="P1"><text:span text:style-name="T5">Konsu</text:span><text:span text:style-name="T5">ment-</text:span></text:p>
          <text:p text:style-name="P1"><text:span text:style-name="T5">teori|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5cm" svg:height="4.75cm" svg:x="13.25cm" svg:y="4cm">
          <text:p text:style-name="P1"><text:span text:style-name="T6">Produksjo</text:span><text:span text:style-name="T6">ns-</text:span></text:p>
          <text:p text:style-name="P1"><text:span text:style-name="T6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2" draw:text-style-name="P3" draw:layer="layout" svg:x1="7.25cm" svg:y1="16.35cm" svg:x2="13.2cm" svg:y2="16.45cm">
          <text:p/>
        </draw:line>
        <draw:line draw:style-name="gr12" draw:text-style-name="P3" draw:layer="layout" svg:x1="7.25cm" svg:y1="16.3cm" svg:x2="7.2cm" svg:y2="10.95cm">
          <text:p/>
        </draw:line>
        <draw:frame draw:style-name="gr13" draw:text-style-name="P9" draw:layer="layout" svg:width="3.923cm" svg:height="2.384cm" svg:x="1.6cm" svg:y="11cm">
          <draw:text-box>
            <text:p><text:span text:style-name="T7">Partiell</text:span></text:p>
            <text:p><text:span text:style-name="T7">Likevekt</text:span></text:p>
            <text:p><text:span text:style-name="T7">(ett </text:span><text:span text:style-name="T6">marked</text:span><text:span text:style-name="T7">)</text:span></text:p>
          </draw:text-box>
        </draw:frame>
        <draw:frame draw:style-name="gr14" draw:text-style-name="P4" draw:layer="layout" svg:width="6.978cm" svg:height="4.292cm" svg:x="13.272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(Kartell, duopol, oligopol)</text:span></text:p>
                <text:p><text:span text:style-name="T3"/></text:p>
                <text:p><text:span text:style-name="T8"/></text:p>
              </text:list-item>
            </text:list>
          </draw:text-box>
        </draw:frame>
        <draw:frame draw:style-name="gr15" draw:text-style-name="P10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0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1" draw:layer="layout" svg:width="2.297cm" svg:height="0.962cm" svg:x="1.25cm" svg:y="3.35cm">
          <draw:text-box>
            <text:p><text:span text:style-name="T9">Behov</text:span></text:p>
          </draw:text-box>
        </draw:frame>
        <draw:frame draw:style-name="gr17" draw:text-style-name="P12" draw:layer="layout" svg:width="3.389cm" svg:height="1.038cm" svg:x="12.95cm" svg:y="3.1cm">
          <draw:text-box>
            <text:p><text:span text:style-name="T10">Ressurser</text:span></text:p>
          </draw:text-box>
        </draw:frame>
        <draw:frame draw:style-name="gr18" draw:text-style-name="P4" draw:layer="layout" svg:width="6.978cm" svg:height="4.691cm" svg:x="1.272cm" svg:y="18.5cm">
          <draw:text-box>
            <text:p><text:span text:style-name="T3">Andre emner:</text:span></text:p>
            <text:list text:style-name="L1">
              <text:list-item>
                <text:p><text:span text:style-name="T3">Prisdiskriminering</text:span></text:p>
              </text:list-item>
              <text:list-item>
                <text:p text:style-name="P13"><text:span text:style-name="T3">Markedssvikt</text:span></text:p>
                <text:list>
                  <text:list-item>
                    <text:p text:style-name="P13"><text:span text:style-name="T3">Markedssvikt</text:span></text:p>
                  </text:list-item>
                  <text:list-item>
                    <text:p text:style-name="P13"><text:span text:style-name="T3">Eksternaliteter</text:span></text:p>
                  </text:list-item>
                  <text:list-item>
                    <text:p text:style-name="P13"><text:span text:style-name="T3">Kollektive goder</text:span></text:p>
                  </text:list-item>
                </text:list>
              </text:list-item>
              <text:list-item>
                <text:p><text:span text:style-name="T3">Internasjonal handel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2" draw:text-style-name="P3" draw:layer="layout" svg:x1="1.951cm" svg:y1="6.103cm" svg:x2="4.951cm" svg:y2="6.053cm">
          <text:p/>
        </draw:line>
        <draw:line draw:style-name="gr12" draw:text-style-name="P3" draw:layer="layout" svg:x1="1.951cm" svg:y1="6.053cm" svg:x2="1.901cm" svg:y2="3.003cm">
          <text:p/>
        </draw:line>
        <draw:frame draw:style-name="gr15" draw:text-style-name="P10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5" draw:text-style-name="P10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3" draw:layer="layout" svg:x1="6.152cm" svg:y1="6.104cm" svg:x2="9.152cm" svg:y2="6.054cm">
          <text:p/>
        </draw:line>
        <draw:line draw:style-name="gr12" draw:text-style-name="P3" draw:layer="layout" svg:x1="6.152cm" svg:y1="6.054cm" svg:x2="6.102cm" svg:y2="3.004cm">
          <text:p/>
        </draw:line>
        <draw:frame draw:style-name="gr15" draw:text-style-name="P10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5" draw:text-style-name="P10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3" draw:layer="layout" svg:x1="16.953cm" svg:y1="6.105cm" svg:x2="19.953cm" svg:y2="6.055cm">
          <text:p/>
        </draw:line>
        <draw:line draw:style-name="gr12" draw:text-style-name="P3" draw:layer="layout" svg:x1="16.953cm" svg:y1="6.055cm" svg:x2="16.903cm" svg:y2="3.005cm">
          <text:p/>
        </draw:line>
        <draw:frame draw:style-name="gr15" draw:text-style-name="P10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5" draw:text-style-name="P10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2" draw:text-style-name="P3" draw:layer="layout" svg:x1="12.854cm" svg:y1="6.106cm" svg:x2="15.854cm" svg:y2="6.056cm">
          <text:p/>
        </draw:line>
        <draw:line draw:style-name="gr12" draw:text-style-name="P3" draw:layer="layout" svg:x1="12.854cm" svg:y1="6.056cm" svg:x2="12.804cm" svg:y2="3.006cm">
          <text:p/>
        </draw:line>
        <draw:frame draw:style-name="gr15" draw:text-style-name="P10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5" draw:text-style-name="P10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2" draw:text-style-name="P3" draw:layer="layout" svg:x1="2.052cm" svg:y1="11.704cm" svg:x2="5.052cm" svg:y2="11.654cm">
          <text:p/>
        </draw:line>
        <draw:line draw:style-name="gr12" draw:text-style-name="P3" draw:layer="layout" svg:x1="2.052cm" svg:y1="11.654cm" svg:x2="2.002cm" svg:y2="8.604cm">
          <text:p/>
        </draw:line>
        <draw:frame draw:style-name="gr15" draw:text-style-name="P10" draw:layer="layout" svg:width="0.496cm" svg:height="0.47cm" svg:x="1.777cm" svg:y="7.9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10" draw:layer="layout" svg:width="0.534cm" svg:height="0.47cm" svg:x="5.176cm" svg:y="11.3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2.301cm" svg:y1="8.851cm" svg:x2="4.551cm" svg:y2="11.351cm">
          <text:p/>
        </draw:line>
        <draw:line draw:style-name="gr3" draw:text-style-name="P3" draw:layer="layout" svg:x1="4.8cm" svg:y1="9.05cm" svg:x2="2.25cm" svg:y2="10.65cm">
          <text:p/>
        </draw:line>
        <draw:custom-shape draw:style-name="gr19" draw:text-style-name="P14" draw:layer="layout" svg:width="0.299cm" svg:height="0.248cm" svg:x="3.20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8.353cm" svg:y1="11.605cm" svg:x2="11.353cm" svg:y2="11.555cm">
          <text:p/>
        </draw:line>
        <draw:line draw:style-name="gr12" draw:text-style-name="P3" draw:layer="layout" svg:x1="8.353cm" svg:y1="11.555cm" svg:x2="8.303cm" svg:y2="8.505cm">
          <text:p/>
        </draw:line>
        <draw:frame draw:style-name="gr15" draw:text-style-name="P10" draw:layer="layout" svg:width="0.496cm" svg:height="0.47cm" svg:x="8.078cm" svg:y="7.8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5" draw:text-style-name="P10" draw:layer="layout" svg:width="0.534cm" svg:height="0.47cm" svg:x="11.477cm" svg:y="11.2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8.752cm" svg:x2="11.25cm" svg:y2="10.55cm">
          <text:p/>
        </draw:line>
        <draw:line draw:style-name="gr3" draw:text-style-name="P3" draw:layer="layout" svg:x1="10.451cm" svg:y1="8.401cm" svg:x2="8.651cm" svg:y2="11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3.3cm" svg:y1="11.6cm" svg:x2="3.3cm" svg:y2="10cm">
          <text:p/>
        </draw:line>
        <draw:frame draw:style-name="gr20" draw:text-style-name="P15" draw:layer="layout" svg:width="2.471cm" svg:height="0.607cm" svg:x="1.6cm" svg:y="1.65cm">
          <draw:text-box>
            <text:p><text:span text:style-name="T11">Konsument 1</text:span></text:p>
          </draw:text-box>
        </draw:frame>
        <draw:frame draw:style-name="gr20" draw:text-style-name="P15" draw:layer="layout" svg:width="2.471cm" svg:height="0.607cm" svg:x="5.901cm" svg:y="1.651cm">
          <draw:text-box>
            <text:p><text:span text:style-name="T11">Konsument N</text:span></text:p>
          </draw:text-box>
        </draw:frame>
        <draw:frame draw:style-name="gr20" draw:text-style-name="P15" draw:layer="layout" svg:width="2.471cm" svg:height="0.607cm" svg:x="12.601cm" svg:y="1.651cm">
          <draw:text-box>
            <text:p><text:span text:style-name="T11">Produsent 1</text:span></text:p>
          </draw:text-box>
        </draw:frame>
        <draw:frame draw:style-name="gr20" draw:text-style-name="P15" draw:layer="layout" svg:width="2.471cm" svg:height="0.607cm" svg:x="16.602cm" svg:y="1.652cm">
          <draw:text-box>
            <text:p><text:span text:style-name="T11">Produsent N</text:span></text:p>
          </draw:text-box>
        </draw:frame>
        <draw:frame draw:style-name="gr21" draw:text-style-name="P16" draw:layer="layout" svg:width="1.471cm" svg:height="0.683cm" svg:x="1.95cm" svg:y="20.45cm">
          <draw:text-box>
            <text:p><text:span text:style-name="T12">Avgift</text:span></text:p>
          </draw:text-box>
        </draw:frame>
        <draw:frame draw:style-name="gr22" draw:text-style-name="P16" draw:layer="layout" svg:width="2.771cm" svg:height="0.683cm" svg:x="8.051cm" svg:y="20.651cm">
          <draw:text-box>
            <text:p><text:span text:style-name="T12">Maksimalpris</text:span></text:p>
          </draw:text-box>
        </draw:frame>
        <draw:frame draw:style-name="gr23" draw:text-style-name="P16" draw:layer="layout" svg:width="2.276cm" svg:height="0.683cm" svg:x="14.352cm" svg:y="20.552cm">
          <draw:text-box>
            <text:p><text:span text:style-name="T12">Minstepris</text:span></text:p>
          </draw:text-box>
        </draw:frame>
        <draw:frame draw:style-name="gr24" draw:text-style-name="P17" draw:layer="layout" svg:width="3.685cm" svg:height="0.569cm" svg:x="1.6cm" svg:y="7.1cm">
          <draw:text-box>
            <text:p><text:span text:style-name="T13">Fullkommen konkurranse</text:span></text:p>
          </draw:text-box>
        </draw:frame>
        <draw:frame draw:style-name="gr25" draw:text-style-name="P18" draw:layer="layout" svg:width="6.615cm" svg:height="0.662cm" svg:x="7.85cm" svg:y="7.1cm">
          <draw:text-box>
            <text:p><text:span text:style-name="T14">Skiftanalyse (slak etterspørselskurve)</text:span></text:p>
          </draw:text-box>
        </draw:frame>
        <draw:frame draw:style-name="gr15" draw:text-style-name="P10" draw:layer="layout" svg:width="0.67cm" svg:height="0.53cm" svg:x="3.074cm" svg:y="11.7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5" draw:text-style-name="P10" draw:layer="layout" svg:width="0.602cm" svg:height="0.53cm" svg:x="1.174cm" svg:y="9.7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5" draw:text-style-name="P10" draw:layer="layout" svg:width="0.602cm" svg:height="0.53cm" svg:x="7.674cm" svg:y="9.0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5" draw:text-style-name="P10" draw:layer="layout" svg:width="0.67cm" svg:height="0.53cm" svg:x="15.774cm" svg:y="6.6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5" draw:text-style-name="P10" draw:layer="layout" svg:width="0.593cm" svg:height="0.53cm" svg:x="7.675cm" svg:y="9.5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9.9cm" svg:x2="8.25cm" svg:y2="9.95cm">
          <text:p/>
        </draw:line>
        <draw:frame draw:style-name="gr15" draw:text-style-name="P10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5" draw:text-style-name="P10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5" draw:text-style-name="P10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5" draw:text-style-name="P10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5" draw:text-style-name="P10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5" draw:text-style-name="P10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6" draw:text-style-name="P3" draw:layer="layout" svg:x1="3.3cm" svg:y1="11.6cm" svg:x2="3.3cm" svg:y2="10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19" draw:text-style-name="P14" draw:layer="layout" svg:width="0.25cm" svg:height="0.25cm" svg:x="9.552cm" svg:y="9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0.4cm" svg:y1="11.55cm" svg:x2="10.35cm" svg:y2="10.05cm">
          <text:p/>
        </draw:line>
        <draw:frame draw:style-name="gr24" draw:text-style-name="P17" draw:layer="layout" svg:width="3.685cm" svg:height="0.569cm" svg:x="1.9cm" svg:y="21.001cm">
          <draw:text-box>
            <text:p><text:span text:style-name="T13">Fullkommen konkurranse</text:span></text:p>
          </draw:text-box>
        </draw:frame>
        <draw:line draw:style-name="gr12" draw:text-style-name="P3" draw:layer="layout" svg:x1="2.352cm" svg:y1="25.405cm" svg:x2="5.352cm" svg:y2="25.355cm">
          <text:p/>
        </draw:line>
        <draw:line draw:style-name="gr12" draw:text-style-name="P3" draw:layer="layout" svg:x1="2.352cm" svg:y1="25.355cm" svg:x2="2.302cm" svg:y2="22.305cm">
          <text:p/>
        </draw:line>
        <draw:frame draw:style-name="gr15" draw:text-style-name="P10" draw:layer="layout" svg:width="0.496cm" svg:height="0.47cm" svg:x="2.077cm" svg:y="21.6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5" draw:text-style-name="P10" draw:layer="layout" svg:width="0.534cm" svg:height="0.47cm" svg:x="5.476cm" svg:y="25.0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601cm" svg:y1="22.552cm" svg:x2="4.851cm" svg:y2="25.052cm">
          <text:p/>
        </draw:line>
        <draw:line draw:style-name="gr3" draw:text-style-name="P3" draw:layer="layout" svg:x1="4.55cm" svg:y1="22.301cm" svg:x2="2.75cm" svg:y2="25.051cm">
          <text:p/>
        </draw:line>
        <draw:line draw:style-name="gr2" draw:text-style-name="P3" draw:layer="layout" svg:x1="2.2cm" svg:y1="24.451cm" svg:x2="3cm" svg:y2="24.45cm">
          <text:p/>
        </draw:line>
        <draw:frame draw:style-name="gr15" draw:text-style-name="P10" draw:layer="layout" svg:width="0.67cm" svg:height="0.53cm" svg:x="2.774cm" svg:y="25.4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5" draw:text-style-name="P10" draw:layer="layout" svg:width="0.851cm" svg:height="0.53cm" svg:x="1.574cm" svg:y="22.8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3" draw:layer="layout" svg:x1="14.952cm" svg:y1="25.205cm" svg:x2="17.952cm" svg:y2="25.155cm">
          <text:p/>
        </draw:line>
        <draw:line draw:style-name="gr12" draw:text-style-name="P3" draw:layer="layout" svg:x1="14.952cm" svg:y1="25.155cm" svg:x2="14.902cm" svg:y2="22.105cm">
          <text:p/>
        </draw:line>
        <draw:frame draw:style-name="gr15" draw:text-style-name="P10" draw:layer="layout" svg:width="0.496cm" svg:height="0.47cm" svg:x="14.677cm" svg:y="21.4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5" draw:text-style-name="P10" draw:layer="layout" svg:width="0.534cm" svg:height="0.47cm" svg:x="18.076cm" svg:y="24.8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201cm" svg:y1="22.352cm" svg:x2="17.451cm" svg:y2="24.852cm">
          <text:p/>
        </draw:line>
        <draw:line draw:style-name="gr3" draw:text-style-name="P3" draw:layer="layout" svg:x1="17.15cm" svg:y1="22.101cm" svg:x2="15.35cm" svg:y2="24.851cm">
          <text:p/>
        </draw:line>
        <draw:line draw:style-name="gr2" draw:text-style-name="P3" draw:layer="layout" svg:x1="14.8cm" svg:y1="22.851cm" svg:x2="16.55cm" svg:y2="22.85cm">
          <text:p/>
        </draw:line>
        <draw:frame draw:style-name="gr15" draw:text-style-name="P10" draw:layer="layout" svg:width="0.856cm" svg:height="0.53cm" svg:x="14.05cm" svg:y="22.5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9" draw:text-style-name="P14" draw:layer="layout" svg:width="0.299cm" svg:height="0.248cm" svg:x="2.901cm" svg:y="2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2.901cm" svg:y="2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cm" svg:y1="25.45cm" svg:x2="3cm" svg:y2="23.1cm">
          <text:p/>
        </draw:line>
        <draw:line draw:style-name="gr2" draw:text-style-name="P3" draw:layer="layout" svg:x1="2.2cm" svg:y1="23.152cm" svg:x2="3cm" svg:y2="23.151cm">
          <text:p/>
        </draw:line>
        <draw:custom-shape draw:style-name="gr19" draw:text-style-name="P14" draw:layer="layout" svg:width="0.299cm" svg:height="0.248cm" svg:x="16.6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15.5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7cm" svg:y1="25.15cm" svg:x2="16.7cm" svg:y2="22.8cm">
          <text:p/>
        </draw:line>
        <draw:line draw:style-name="gr2" draw:text-style-name="P3" draw:layer="layout" svg:x1="15.6cm" svg:y1="25.15cm" svg:x2="15.6cm" svg:y2="22.8cm">
          <text:p/>
        </draw:line>
        <draw:line draw:style-name="gr27" draw:text-style-name="P3" draw:layer="layout" svg:x1="2.35cm" svg:y1="4.05cm" svg:x2="2.35cm" svg:y2="4.8cm">
          <text:p/>
        </draw:line>
        <draw:line draw:style-name="gr27" draw:text-style-name="P3" draw:layer="layout" svg:x1="2.85cm" svg:y1="5.4cm" svg:x2="3.6cm" svg:y2="5.4cm">
          <text:p/>
        </draw:line>
        <draw:line draw:style-name="gr27" draw:text-style-name="P3" draw:layer="layout" svg:x1="6.55cm" svg:y1="3.95cm" svg:x2="6.55cm" svg:y2="4.7cm">
          <text:p/>
        </draw:line>
        <draw:line draw:style-name="gr28" draw:text-style-name="P3" draw:layer="layout" svg:x1="7.15cm" svg:y1="5.4cm" svg:x2="7.9cm" svg:y2="5.4cm">
          <text:p/>
        </draw:line>
        <draw:line draw:style-name="gr27" draw:text-style-name="P3" draw:layer="layout" svg:x1="13.45cm" svg:y1="4.551cm" svg:x2="13.45cm" svg:y2="3.801cm">
          <text:p/>
        </draw:line>
        <draw:line draw:style-name="gr27" draw:text-style-name="P3" draw:layer="layout" svg:x1="13.75cm" svg:y1="5.1cm" svg:x2="14.5cm" svg:y2="5.1cm">
          <text:p/>
        </draw:line>
        <draw:line draw:style-name="gr27" draw:text-style-name="P3" draw:layer="layout" svg:x1="7.15cm" svg:y1="5.4cm" svg:x2="7.9cm" svg:y2="5.4cm">
          <text:p/>
        </draw:line>
        <draw:line draw:style-name="gr27" draw:text-style-name="P3" draw:layer="layout" svg:x1="17.55cm" svg:y1="4.552cm" svg:x2="17.55cm" svg:y2="3.802cm">
          <text:p/>
        </draw:line>
        <draw:line draw:style-name="gr27" draw:text-style-name="P3" draw:layer="layout" svg:x1="17.85cm" svg:y1="5.1cm" svg:x2="18.6cm" svg:y2="5.1cm">
          <text:p/>
        </draw:line>
        <draw:frame draw:style-name="gr15" draw:text-style-name="P10" draw:layer="layout" svg:width="2.54cm" svg:height="0.53cm" svg:x="4.477cm" svg:y="8.1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5" draw:text-style-name="P10" draw:layer="layout" svg:width="2.858cm" svg:height="0.53cm" svg:x="4.677cm" svg:y="10.8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10" draw:layer="layout" svg:width="0.445cm" svg:height="0.47cm" svg:x="10.477cm" svg:y="7.8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10" draw:layer="layout" svg:width="0.606cm" svg:height="0.47cm" svg:x="11.078cm" svg:y="8.2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10" draw:layer="layout" svg:width="0.551cm" svg:height="0.47cm" svg:x="11.279cm" svg:y="10.3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10" draw:layer="layout" svg:width="0.445cm" svg:height="0.47cm" svg:x="4.578cm" svg:y="21.9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5" draw:text-style-name="P10" draw:layer="layout" svg:width="0.445cm" svg:height="0.47cm" svg:x="17.378cm" svg:y="21.7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5" draw:text-style-name="P10" draw:layer="layout" svg:width="0.551cm" svg:height="0.47cm" svg:x="5.081cm" svg:y="24.6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5" draw:text-style-name="P10" draw:layer="layout" svg:width="0.551cm" svg:height="0.47cm" svg:x="17.681cm" svg:y="24.3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3" draw:layer="layout" svg:x1="8.353cm" svg:y1="25.405cm" svg:x2="11.353cm" svg:y2="25.355cm">
          <text:p/>
        </draw:line>
        <draw:line draw:style-name="gr12" draw:text-style-name="P3" draw:layer="layout" svg:x1="8.353cm" svg:y1="25.355cm" svg:x2="8.303cm" svg:y2="22.305cm">
          <text:p/>
        </draw:line>
        <draw:frame draw:style-name="gr15" draw:text-style-name="P10" draw:layer="layout" svg:width="0.496cm" svg:height="0.47cm" svg:x="8.078cm" svg:y="21.6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10" draw:layer="layout" svg:width="0.534cm" svg:height="0.47cm" svg:x="11.477cm" svg:y="25.0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602cm" svg:y1="22.552cm" svg:x2="10.852cm" svg:y2="25.052cm">
          <text:p/>
        </draw:line>
        <draw:line draw:style-name="gr3" draw:text-style-name="P3" draw:layer="layout" svg:x1="10.551cm" svg:y1="22.301cm" svg:x2="8.751cm" svg:y2="25.051cm">
          <text:p/>
        </draw:line>
        <draw:custom-shape draw:style-name="gr19" draw:text-style-name="P14" draw:layer="layout" svg:width="0.299cm" svg:height="0.248cm" svg:x="9.002cm" svg:y="2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45cm" svg:height="0.47cm" svg:x="10.779cm" svg:y="21.8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5" draw:text-style-name="P10" draw:layer="layout" svg:width="0.551cm" svg:height="0.47cm" svg:x="10.882cm" svg:y="24.5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6cm" svg:y1="24.652cm" svg:x2="10.55cm" svg:y2="24.65cm">
          <text:p/>
        </draw:line>
        <draw:frame draw:style-name="gr15" draw:text-style-name="P10" draw:layer="layout" svg:width="0.745cm" svg:height="0.53cm" svg:x="16.474cm" svg:y="25.2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5" draw:text-style-name="P10" draw:layer="layout" svg:width="0.686cm" svg:height="0.53cm" svg:x="15.374cm" svg:y="25.2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9" draw:text-style-name="P14" draw:layer="layout" svg:width="0.299cm" svg:height="0.248cm" svg:x="10.202cm" svg:y="2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1cm" svg:y1="25.25cm" svg:x2="9.1cm" svg:y2="24.45cm">
          <text:p/>
        </draw:line>
        <draw:line draw:style-name="gr2" draw:text-style-name="P3" draw:layer="layout" svg:x1="10.4cm" svg:y1="25.25cm" svg:x2="10.35cm" svg:y2="24.45cm">
          <text:p/>
        </draw:line>
        <draw:frame draw:style-name="gr15" draw:text-style-name="P10" draw:layer="layout" svg:width="0.745cm" svg:height="0.53cm" svg:x="10.174cm" svg:y="25.6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5" draw:text-style-name="P10" draw:layer="layout" svg:width="0.686cm" svg:height="0.53cm" svg:x="8.875cm" svg:y="25.6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5" draw:text-style-name="P10" draw:layer="layout" svg:width="0.437cm" svg:height="0.25cm" svg:x="2.521cm" svg:y="23.6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2.05cm" svg:y1="10cm" svg:x2="4.8cm" svg:y2="10cm">
          <text:p/>
        </draw:line>
        <draw:frame draw:style-name="gr29" draw:text-style-name="P19" draw:layer="layout" svg:width="1.709cm" svg:height="0.727cm" svg:x="2.541cm" svg:y="8.5cm">
          <draw:text-box>
            <text:p><text:span text:style-name="T15">Overskudds-</text:span></text:p>
            <text:p><text:span text:style-name="T15">tilbud</text:span></text:p>
          </draw:text-box>
        </draw:frame>
        <draw:frame draw:style-name="gr29" draw:text-style-name="P20" draw:layer="layout" svg:width="1.709cm" svg:height="0.727cm" svg:x="2.551cm" svg:y="10.9cm">
          <draw:text-box>
            <text:p><text:span text:style-name="T15">Overskudds-</text:span></text:p>
            <text:p><text:span text:style-name="T15">etterspørsel</text:span></text:p>
          </draw:text-box>
        </draw:frame>
        <draw:frame draw:style-name="gr15" draw:text-style-name="P10" draw:layer="layout" svg:width="0.661cm" svg:height="0.53cm" svg:x="16.674cm" svg:y="6.6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3" draw:layer="layout" svg:x1="6.55cm" svg:y1="3.95cm" svg:x2="6.55cm" svg:y2="4.7cm">
          <text:p/>
        </draw:line>
        <draw:line draw:style-name="gr26" draw:text-style-name="P3" draw:layer="layout" svg:x1="9.7cm" svg:y1="11.6cm" svg:x2="9.7cm" svg:y2="9.35cm">
          <text:p/>
        </draw:line>
        <draw:line draw:style-name="gr12" draw:text-style-name="P3" draw:layer="layout" svg:x1="14.854cm" svg:y1="11.606cm" svg:x2="17.854cm" svg:y2="11.556cm">
          <text:p/>
        </draw:line>
        <draw:line draw:style-name="gr12" draw:text-style-name="P3" draw:layer="layout" svg:x1="14.854cm" svg:y1="11.556cm" svg:x2="14.804cm" svg:y2="8.506cm">
          <text:p/>
        </draw:line>
        <draw:frame draw:style-name="gr15" draw:text-style-name="P10" draw:layer="layout" svg:width="0.496cm" svg:height="0.47cm" svg:x="14.579cm" svg:y="7.8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5" draw:text-style-name="P10" draw:layer="layout" svg:width="0.534cm" svg:height="0.47cm" svg:x="17.978cm" svg:y="11.2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15.103cm" svg:y1="8.753cm" svg:x2="17.25cm" svg:y2="11.55cm">
          <text:p/>
        </draw:line>
        <draw:line draw:style-name="gr3" draw:text-style-name="P3" draw:layer="layout" svg:x1="16.652cm" svg:y1="8.202cm" svg:x2="14.852cm" svg:y2="10.952cm">
          <text:p/>
        </draw:line>
        <draw:line draw:style-name="gr26" draw:text-style-name="P3" draw:layer="layout" svg:x1="14.751cm" svg:y1="9.551cm" svg:x2="15.75cm" svg:y2="9.55cm">
          <text:p/>
        </draw:line>
        <draw:frame draw:style-name="gr30" draw:text-style-name="P18" draw:layer="layout" svg:width="6.691cm" svg:height="0.662cm" svg:x="14.351cm" svg:y="7.101cm">
          <draw:text-box>
            <text:p><text:span text:style-name="T14">Skiftanalyse (bratt etterspørselskurve)</text:span></text:p>
          </draw:text-box>
        </draw:frame>
        <draw:line draw:style-name="gr3" draw:text-style-name="P3" draw:layer="layout" svg:x1="17.152cm" svg:y1="8.602cm" svg:x2="15.352cm" svg:y2="11.352cm">
          <text:p/>
        </draw:line>
        <draw:frame draw:style-name="gr15" draw:text-style-name="P10" draw:layer="layout" svg:width="0.602cm" svg:height="0.53cm" svg:x="13.875cm" svg:y="9.1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10" draw:layer="layout" svg:width="0.67cm" svg:height="0.53cm" svg:x="15.375cm" svg:y="11.6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5" draw:text-style-name="P10" draw:layer="layout" svg:width="0.593cm" svg:height="0.53cm" svg:x="13.876cm" svg:y="10.1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6" draw:text-style-name="P3" draw:layer="layout" svg:x1="16.5cm" svg:y1="10.55cm" svg:x2="14.751cm" svg:y2="10.551cm">
          <text:p/>
        </draw:line>
        <draw:custom-shape draw:style-name="gr19" draw:text-style-name="P14" draw:layer="layout" svg:width="0.25cm" svg:height="0.25cm" svg:x="15.6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053cm" svg:y="10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6.15cm" svg:y1="11.6cm" svg:x2="16.15cm" svg:y2="10.1cm">
          <text:p/>
        </draw:line>
        <draw:frame draw:style-name="gr15" draw:text-style-name="P10" draw:layer="layout" svg:width="0.445cm" svg:height="0.47cm" svg:x="16.978cm" svg:y="7.8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5" draw:text-style-name="P10" draw:layer="layout" svg:width="0.606cm" svg:height="0.47cm" svg:x="17.279cm" svg:y="8.2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5" draw:text-style-name="P10" draw:layer="layout" svg:width="0.551cm" svg:height="0.47cm" svg:x="17.38cm" svg:y="10.7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5" draw:text-style-name="P10" draw:layer="layout" svg:width="0.661cm" svg:height="0.53cm" svg:x="15.875cm" svg:y="11.6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6" draw:text-style-name="P3" draw:layer="layout" svg:x1="15.75cm" svg:y1="11.75cm" svg:x2="15.75cm" svg:y2="9.5cm">
          <text:p/>
        </draw:line>
        <draw:line draw:style-name="gr27" draw:text-style-name="P3" draw:layer="layout" svg:x1="8.515cm" svg:y1="9.45cm" svg:x2="8.524cm" svg:y2="9.952cm">
          <text:p/>
        </draw:line>
        <draw:line draw:style-name="gr27" draw:text-style-name="P3" draw:layer="layout" svg:x1="14.95cm" svg:y1="9.65cm" svg:x2="14.95cm" svg:y2="10.4cm">
          <text:p/>
        </draw:line>
        <draw:line draw:style-name="gr27" draw:text-style-name="P3" draw:layer="layout" svg:x1="9.65cm" svg:y1="11.4cm" svg:x2="10.4cm" svg:y2="11.4cm">
          <text:p/>
        </draw:line>
        <draw:line draw:style-name="gr27" draw:text-style-name="P3" draw:layer="layout" svg:x1="15.75cm" svg:y1="11cm" svg:x2="16.25cm" svg:y2="11cm">
          <text:p/>
        </draw:line>
        <draw:frame draw:style-name="gr15" draw:text-style-name="P10" draw:layer="layout" svg:width="0.999cm" svg:height="0.53cm" svg:x="7.45cm" svg:y="24.0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4.15cm" svg:y1="21.401cm" svg:x2="2.35cm" svg:y2="24.151cm">
          <text:p/>
        </draw:line>
        <draw:frame draw:style-name="gr15" draw:text-style-name="P10" draw:layer="layout" svg:width="0.977cm" svg:height="0.47cm" svg:x="3.279cm" svg:y="21.4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1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draw:frame draw:style-name="gr32" draw:text-style-name="P16" draw:layer="layout" svg:width="3.055cm" svg:height="0.683cm" draw:transform="rotate (-1.58824961931484) translate (1.685cm 22.527cm)">
          <draw:text-box>
            <text:p><text:span text:style-name="T12">Myndighetene </text:span></text:p>
          </draw:text-box>
        </draw:frame>
        <draw:line draw:style-name="gr33" draw:text-style-name="P3" draw:layer="layout" svg:x1="10.95cm" svg:y1="14cm" svg:x2="8.851cm" svg:y2="16.051cm">
          <text:p/>
        </draw:line>
        <draw:frame draw:style-name="gr34" draw:text-style-name="P21" draw:layer="layout" svg:width="3.275cm" svg:height="0.489cm" svg:x="2.251cm" svg:y="13.551cm">
          <draw:text-box>
            <text:p><text:span text:style-name="T16">Konsumentoverskudd (KO)</text:span></text:p>
          </draw:text-box>
        </draw:frame>
        <draw:line draw:style-name="gr35" draw:text-style-name="P3" draw:layer="layout" svg:x1="3.75cm" svg:y1="14cm" svg:x2="2.5cm" svg:y2="15.25cm">
          <text:p/>
        </draw:line>
        <draw:frame draw:style-name="gr36" draw:text-style-name="P21" draw:layer="layout" svg:width="2.568cm" svg:height="0.489cm" svg:x="3.852cm" svg:y="14.252cm">
          <draw:text-box>
            <text:p><text:span text:style-name="T16">Betalngsvillighet (B)</text:span></text:p>
          </draw:text-box>
        </draw:frame>
        <draw:line draw:style-name="gr33" draw:text-style-name="P3" draw:layer="layout" svg:x1="10.95cm" svg:y1="15.75cm" svg:x2="9.051cm" svg:y2="16.551cm">
          <text:p/>
        </draw:line>
        <draw:line draw:style-name="gr35" draw:text-style-name="P3" draw:layer="layout" svg:x1="5cm" svg:y1="14.75cm" svg:x2="3cm" svg:y2="16.5cm">
          <text:p/>
        </draw:line>
        <draw:line draw:style-name="gr35" draw:text-style-name="P3" draw:layer="layout" svg:x1="4.901cm" svg:y1="14.851cm" svg:x2="2.901cm" svg:y2="15.601cm">
          <text:p/>
        </draw:line>
        <draw:frame draw:style-name="gr37" draw:text-style-name="P21" draw:layer="layout" svg:width="2.454cm" svg:height="0.489cm" svg:x="9.953cm" svg:y="15.253cm">
          <draw:text-box>
            <text:p><text:span text:style-name="T16">Variable kostnader</text:span></text:p>
          </draw:text-box>
        </draw:frame>
        <draw:line draw:style-name="gr12" draw:text-style-name="P3" draw:layer="layout" svg:x1="1.952cm" svg:y1="17.104cm" svg:x2="4.952cm" svg:y2="17.054cm">
          <text:p/>
        </draw:line>
        <draw:line draw:style-name="gr12" draw:text-style-name="P3" draw:layer="layout" svg:x1="1.952cm" svg:y1="17.054cm" svg:x2="1.902cm" svg:y2="14.004cm">
          <text:p/>
        </draw:line>
        <draw:frame draw:style-name="gr15" draw:text-style-name="P10" draw:layer="layout" svg:width="0.496cm" svg:height="0.47cm" svg:x="1.677cm" svg:y="13.317cm">
          <draw:object xlink:href="./Object 716" xlink:type="simple" xlink:show="embed" xlink:actuate="onLoad">
            <loext:p/>
          </draw:object>
          <draw:image xlink:href="./ObjectReplacements/Object 716" xlink:type="simple" xlink:show="embed" xlink:actuate="onLoad"/>
        </draw:frame>
        <draw:frame draw:style-name="gr15" draw:text-style-name="P10" draw:layer="layout" svg:width="0.534cm" svg:height="0.47cm" svg:x="5.076cm" svg:y="16.764cm">
          <draw:object xlink:href="./Object 717" xlink:type="simple" xlink:show="embed" xlink:actuate="onLoad">
            <loext:p/>
          </draw:object>
          <draw:image xlink:href="./ObjectReplacements/Object 717" xlink:type="simple" xlink:show="embed" xlink:actuate="onLoad"/>
        </draw:frame>
        <draw:line draw:style-name="gr3" draw:text-style-name="P3" draw:layer="layout" svg:x1="2.201cm" svg:y1="14.251cm" svg:x2="4.5cm" svg:y2="17cm">
          <text:p/>
        </draw:line>
        <draw:line draw:style-name="gr2" draw:text-style-name="P3" draw:layer="layout" svg:x1="1.901cm" svg:y1="15.751cm" svg:x2="3.5cm" svg:y2="15.75cm">
          <text:p/>
        </draw:line>
        <draw:frame draw:style-name="gr15" draw:text-style-name="P10" draw:layer="layout" svg:width="1.871cm" svg:height="0.47cm" svg:x="4.276cm" svg:y="16.164cm">
          <draw:object xlink:href="./Object 718" xlink:type="simple" xlink:show="embed" xlink:actuate="onLoad">
            <loext:p/>
          </draw:object>
          <draw:image xlink:href="./ObjectReplacements/Object 718" xlink:type="simple" xlink:show="embed" xlink:actuate="onLoad"/>
        </draw:frame>
        <draw:line draw:style-name="gr12" draw:text-style-name="P3" draw:layer="layout" svg:x1="8.555cm" svg:y1="17.107cm" svg:x2="11.555cm" svg:y2="17.057cm">
          <text:p/>
        </draw:line>
        <draw:line draw:style-name="gr12" draw:text-style-name="P3" draw:layer="layout" svg:x1="8.555cm" svg:y1="17.057cm" svg:x2="8.505cm" svg:y2="14.007cm">
          <text:p/>
        </draw:line>
        <draw:frame draw:style-name="gr15" draw:text-style-name="P10" draw:layer="layout" svg:width="0.496cm" svg:height="0.47cm" svg:x="7.78cm" svg:y="13.92cm">
          <draw:object xlink:href="./Object 719" xlink:type="simple" xlink:show="embed" xlink:actuate="onLoad">
            <loext:p/>
          </draw:object>
          <draw:image xlink:href="./ObjectReplacements/Object 719" xlink:type="simple" xlink:show="embed" xlink:actuate="onLoad"/>
        </draw:frame>
        <draw:frame draw:style-name="gr15" draw:text-style-name="P10" draw:layer="layout" svg:width="0.534cm" svg:height="0.47cm" svg:x="11.679cm" svg:y="16.767cm">
          <draw:object xlink:href="./Object 720" xlink:type="simple" xlink:show="embed" xlink:actuate="onLoad">
            <loext:p/>
          </draw:object>
          <draw:image xlink:href="./ObjectReplacements/Object 720" xlink:type="simple" xlink:show="embed" xlink:actuate="onLoad"/>
        </draw:frame>
        <draw:line draw:style-name="gr3" draw:text-style-name="P3" draw:layer="layout" svg:x1="10.552cm" svg:y1="14.102cm" svg:x2="8.5cm" svg:y2="17.1cm">
          <text:p/>
        </draw:line>
        <draw:line draw:style-name="gr2" draw:text-style-name="P3" draw:layer="layout" svg:x1="8.501cm" svg:y1="15.751cm" svg:x2="9.451cm" svg:y2="15.751cm">
          <text:p/>
        </draw:line>
        <draw:line draw:style-name="gr2" draw:text-style-name="P3" draw:layer="layout" svg:x1="9.401cm" svg:y1="17.001cm" svg:x2="9.401cm" svg:y2="15.701cm">
          <text:p/>
        </draw:line>
        <draw:line draw:style-name="gr12" draw:text-style-name="P3" draw:layer="layout" svg:x1="14.953cm" svg:y1="16.804cm" svg:x2="17.953cm" svg:y2="16.754cm">
          <text:p/>
        </draw:line>
        <draw:line draw:style-name="gr12" draw:text-style-name="P3" draw:layer="layout" svg:x1="14.953cm" svg:y1="16.754cm" svg:x2="14.903cm" svg:y2="13.704cm">
          <text:p/>
        </draw:line>
        <draw:frame draw:style-name="gr15" draw:text-style-name="P10" draw:layer="layout" svg:width="0.534cm" svg:height="0.47cm" svg:x="18.077cm" svg:y="16.464cm">
          <draw:object xlink:href="./Object 721" xlink:type="simple" xlink:show="embed" xlink:actuate="onLoad">
            <loext:p/>
          </draw:object>
          <draw:image xlink:href="./ObjectReplacements/Object 721" xlink:type="simple" xlink:show="embed" xlink:actuate="onLoad"/>
        </draw:frame>
        <draw:line draw:style-name="gr3" draw:text-style-name="P3" draw:layer="layout" svg:x1="15.202cm" svg:y1="13.951cm" svg:x2="17.452cm" svg:y2="16.451cm">
          <text:p/>
        </draw:line>
        <draw:line draw:style-name="gr3" draw:text-style-name="P3" draw:layer="layout" svg:x1="17.151cm" svg:y1="13.7cm" svg:x2="15.351cm" svg:y2="16.45cm">
          <text:p/>
        </draw:line>
        <draw:custom-shape draw:style-name="gr19" draw:text-style-name="P14" draw:layer="layout" svg:width="0.299cm" svg:height="0.248cm" svg:x="16.102cm" svg:y="1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201cm" svg:y1="16.7cm" svg:x2="16.201cm" svg:y2="15.1cm">
          <text:p/>
        </draw:line>
        <draw:line draw:style-name="gr2" draw:text-style-name="P3" draw:layer="layout" svg:x1="14.801cm" svg:y1="15.15cm" svg:x2="16.301cm" svg:y2="15.15cm">
          <text:p/>
        </draw:line>
        <draw:frame draw:style-name="gr15" draw:text-style-name="P10" draw:layer="layout" svg:width="0.67cm" svg:height="0.53cm" svg:x="15.975cm" svg:y="16.863cm">
          <draw:object xlink:href="./Object 723" xlink:type="simple" xlink:show="embed" xlink:actuate="onLoad">
            <loext:p/>
          </draw:object>
          <draw:image xlink:href="./ObjectReplacements/Object 723" xlink:type="simple" xlink:show="embed" xlink:actuate="onLoad"/>
        </draw:frame>
        <draw:frame draw:style-name="gr15" draw:text-style-name="P10" draw:layer="layout" svg:width="0.602cm" svg:height="0.53cm" svg:x="14.075cm" svg:y="14.863cm">
          <draw:object xlink:href="./Object 724" xlink:type="simple" xlink:show="embed" xlink:actuate="onLoad">
            <loext:p/>
          </draw:object>
          <draw:image xlink:href="./ObjectReplacements/Object 724" xlink:type="simple" xlink:show="embed" xlink:actuate="onLoad"/>
        </draw:frame>
        <draw:line draw:style-name="gr26" draw:text-style-name="P3" draw:layer="layout" svg:x1="16.201cm" svg:y1="16.7cm" svg:x2="16.201cm" svg:y2="15.1cm">
          <text:p/>
        </draw:line>
        <draw:frame draw:style-name="gr15" draw:text-style-name="P10" draw:layer="layout" svg:width="1.431cm" svg:height="0.47cm" svg:x="17.378cm" svg:y="13.263cm">
          <draw:object xlink:href="./Object 725" xlink:type="simple" xlink:show="embed" xlink:actuate="onLoad">
            <loext:p/>
          </draw:object>
          <draw:image xlink:href="./ObjectReplacements/Object 725" xlink:type="simple" xlink:show="embed" xlink:actuate="onLoad"/>
        </draw:frame>
        <draw:frame draw:style-name="gr15" draw:text-style-name="P10" draw:layer="layout" svg:width="1.871cm" svg:height="0.47cm" svg:x="17.578cm" svg:y="15.963cm">
          <draw:object xlink:href="./Object 726" xlink:type="simple" xlink:show="embed" xlink:actuate="onLoad">
            <loext:p/>
          </draw:object>
          <draw:image xlink:href="./ObjectReplacements/Object 726" xlink:type="simple" xlink:show="embed" xlink:actuate="onLoad"/>
        </draw:frame>
        <draw:frame draw:style-name="gr38" draw:text-style-name="P21" draw:layer="layout" svg:width="3.156cm" svg:height="0.489cm" svg:x="9.252cm" svg:y="13.552cm">
          <draw:text-box>
            <text:p><text:span text:style-name="T16">Produsentoverskudd (KO)</text:span></text:p>
          </draw:text-box>
        </draw:frame>
        <draw:frame draw:style-name="gr37" draw:text-style-name="P21" draw:layer="layout" svg:width="2.454cm" svg:height="0.489cm" svg:x="14.953cm" svg:y="14.454cm">
          <draw:text-box>
            <text:p><text:span text:style-name="T16">KO</text:span></text:p>
          </draw:text-box>
        </draw:frame>
        <draw:frame draw:style-name="gr37" draw:text-style-name="P21" draw:layer="layout" svg:width="2.454cm" svg:height="0.489cm" svg:x="14.953cm" svg:y="15.455cm">
          <draw:text-box>
            <text:p><text:span text:style-name="T16">PO</text:span></text:p>
          </draw:text-box>
        </draw:frame>
        <draw:frame draw:style-name="gr15" draw:text-style-name="P10" draw:layer="layout" svg:width="0.67cm" svg:height="0.53cm" svg:x="9.376cm" svg:y="11.664cm">
          <draw:object xlink:href="./Object 722" xlink:type="simple" xlink:show="embed" xlink:actuate="onLoad">
            <loext:p/>
          </draw:object>
          <draw:image xlink:href="./ObjectReplacements/Object 722" xlink:type="simple" xlink:show="embed" xlink:actuate="onLoad"/>
        </draw:frame>
        <draw:frame draw:style-name="gr15" draw:text-style-name="P10" draw:layer="layout" svg:width="0.661cm" svg:height="0.53cm" svg:x="10.076cm" svg:y="11.664cm">
          <draw:object xlink:href="./Object 727" xlink:type="simple" xlink:show="embed" xlink:actuate="onLoad">
            <loext:p/>
          </draw:object>
          <draw:image xlink:href="./ObjectReplacements/Object 727" xlink:type="simple" xlink:show="embed" xlink:actuate="onLoad"/>
        </draw:frame>
        <draw:custom-shape draw:style-name="gr39" draw:text-style-name="P14" draw:layer="layout" svg:width="1.4cm" svg:height="0.699cm" draw:transform="rotate (1.5707963267949) translate (3.0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39" draw:text-style-name="P14" draw:layer="layout" svg:width="1.4cm" svg:height="0.699cm" draw:transform="rotate (1.5707963267949) translate (9.1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0" draw:text-style-name="P14" draw:layer="layout" svg:width="1.6cm" svg:height="0.699cm" draw:transform="rotate (1.5707963267949) translate (15.601cm 24.4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37" draw:text-style-name="P21" draw:layer="layout" svg:width="2.454cm" svg:height="0.489cm" svg:x="8.953cm" svg:y="21.854cm">
          <draw:text-box>
            <text:p><text:span text:style-name="T16">Dødvektstap</text:span></text:p>
          </draw:text-box>
        </draw:frame>
        <draw:line draw:style-name="gr33" draw:text-style-name="P3" draw:layer="layout" svg:x1="9.75cm" svg:y1="22.25cm" svg:x2="9.301cm" svg:y2="23.381cm">
          <text:p/>
        </draw:line>
        <draw:line draw:style-name="gr33" draw:text-style-name="P3" draw:layer="layout" svg:x1="16.437cm" svg:y1="22.15cm" svg:x2="15.988cm" svg:y2="23.281cm">
          <text:p/>
        </draw:line>
        <draw:frame draw:style-name="gr37" draw:text-style-name="P21" draw:layer="layout" svg:width="2.454cm" svg:height="0.489cm" svg:x="15.453cm" svg:y="21.755cm">
          <draw:text-box>
            <text:p><text:span text:style-name="T16">Dødvektstap</text:span></text:p>
          </draw:text-box>
        </draw:frame>
        <draw:frame draw:style-name="gr37" draw:text-style-name="P21" draw:layer="layout" svg:width="2.454cm" svg:height="0.489cm" svg:x="4.853cm" svg:y="21.555cm">
          <draw:text-box>
            <text:p><text:span text:style-name="T16">Dødvektstap</text:span></text:p>
          </draw:text-box>
        </draw:frame>
        <draw:line draw:style-name="gr33" draw:text-style-name="P3" draw:layer="layout" svg:x1="5.95cm" svg:y1="22cm" svg:x2="3.488cm" svg:y2="23.381cm">
          <text:p/>
        </draw:line>
        <draw:frame draw:style-name="gr15" draw:text-style-name="P10" draw:layer="layout" svg:width="1.431cm" svg:height="0.47cm" svg:x="10.478cm" svg:y="13.863cm">
          <draw:object xlink:href="./Object 728" xlink:type="simple" xlink:show="embed" xlink:actuate="onLoad">
            <loext:p/>
          </draw:object>
          <draw:image xlink:href="./ObjectReplacements/Object 728" xlink:type="simple" xlink:show="embed" xlink:actuate="onLoad"/>
        </draw:frame>
        <draw:line draw:style-name="gr3" draw:text-style-name="P3" draw:layer="layout" svg:x1="11.252cm" svg:y1="8.602cm" svg:x2="9.452cm" svg:y2="11.352cm">
          <text:p/>
        </draw:line>
        <draw:line draw:style-name="gr26" draw:text-style-name="P3" draw:layer="layout" svg:x1="15.75cm" svg:y1="11.65cm" svg:x2="15.75cm" svg:y2="9.6cm">
          <text:p/>
        </draw:line>
        <draw:custom-shape draw:style-name="gr19" draw:text-style-name="P14" draw:layer="layout" svg:width="0.25cm" svg:height="0.25cm" svg:x="10.253cm" svg:y="9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.25cm" svg:y1="9.4cm" svg:x2="9.75cm" svg:y2="9.4cm">
          <text:p/>
        </draw:line>
        <draw:frame draw:style-name="gr15" draw:text-style-name="P10" draw:layer="layout" svg:width="0.902cm" svg:height="0.53cm" svg:x="3.474cm" svg:y="25.464cm">
          <draw:object xlink:href="./Object 729" xlink:type="simple" xlink:show="embed" xlink:actuate="onLoad">
            <loext:p/>
          </draw:object>
          <draw:image xlink:href="./ObjectReplacements/Object 729" xlink:type="simple" xlink:show="embed" xlink:actuate="onLoad"/>
        </draw:frame>
        <draw:frame draw:style-name="gr15" draw:text-style-name="P10" draw:layer="layout" svg:width="0.602cm" svg:height="0.53cm" svg:x="7.775cm" svg:y="15.363cm">
          <draw:object xlink:href="./Object 733" xlink:type="simple" xlink:show="embed" xlink:actuate="onLoad">
            <loext:p/>
          </draw:object>
          <draw:image xlink:href="./ObjectReplacements/Object 733" xlink:type="simple" xlink:show="embed" xlink:actuate="onLoad"/>
        </draw:frame>
        <draw:frame draw:style-name="gr15" draw:text-style-name="P10" draw:layer="layout" svg:width="0.602cm" svg:height="0.53cm" svg:x="1.175cm" svg:y="15.463cm">
          <draw:object xlink:href="./Object 734" xlink:type="simple" xlink:show="embed" xlink:actuate="onLoad">
            <loext:p/>
          </draw:object>
          <draw:image xlink:href="./ObjectReplacements/Object 734" xlink:type="simple" xlink:show="embed" xlink:actuate="onLoad"/>
        </draw:frame>
        <draw:frame draw:style-name="gr37" draw:text-style-name="P21" draw:layer="layout" svg:width="2.454cm" svg:height="0.489cm" svg:x="10.453cm" svg:y="15.654cm">
          <draw:text-box>
            <text:p><text:span text:style-name="T16">Salgsinntekt</text:span></text:p>
          </draw:text-box>
        </draw:frame>
        <draw:line draw:style-name="gr35" draw:text-style-name="P3" draw:layer="layout" svg:x1="11.102cm" svg:y1="16.069cm" svg:x2="9.5cm" svg:y2="16.75cm">
          <text:p/>
        </draw:lin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41" draw:text-style-name="P4" draw:layer="layout" svg:width="2.598cm" svg:height="0.806cm" svg:x="9.1cm" svg:y="4.15cm">
          <draw:text-box>
            <text:p><text:span text:style-name="T3">Teknologi</text:span></text:p>
          </draw:text-box>
        </draw:frame>
        <draw:frame draw:style-name="gr42" draw:text-style-name="P22" draw:layer="layout" svg:width="7.249cm" svg:height="1.109cm" svg:x="0.754cm" svg:y="0.356cm">
          <draw:text-box>
            <text:p><text:span text:style-name="T17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2" draw:text-style-name="P3" draw:layer="layout" svg:x1="2.702cm" svg:y1="13.751cm" svg:x2="7.552cm" svg:y2="13.801cm">
          <text:p/>
        </draw:line>
        <draw:line draw:style-name="gr12" draw:text-style-name="P3" draw:layer="layout" svg:x1="2.708cm" svg:y1="13.755cm" svg:x2="2.702cm" svg:y2="10.051cm">
          <text:p/>
        </draw:line>
        <draw:frame draw:style-name="gr15" draw:text-style-name="P10" draw:layer="layout" svg:width="0.436cm" svg:height="0.47cm" svg:x="7.58cm" svg:y="13.564cm">
          <draw:object xlink:href="./Object 737" xlink:type="simple" xlink:show="embed" xlink:actuate="onLoad">
            <loext:p/>
          </draw:object>
          <draw:image xlink:href="./ObjectReplacements/Object 737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13.001cm)" svg:viewBox="0 0 2448 2050" svg:d="M2448 0c-2621 0-2446 2050-2446 2050">
          <text:p/>
        </draw:path>
        <draw:line draw:style-name="gr12" draw:text-style-name="P3" draw:layer="layout" svg:x1="9.902cm" svg:y1="13.951cm" svg:x2="14.752cm" svg:y2="14.001cm">
          <text:p/>
        </draw:line>
        <draw:line draw:style-name="gr12" draw:text-style-name="P3" draw:layer="layout" svg:x1="9.908cm" svg:y1="13.955cm" svg:x2="9.902cm" svg:y2="10.251cm">
          <text:p/>
        </draw:line>
        <draw:frame draw:style-name="gr15" draw:text-style-name="P10" draw:layer="layout" svg:width="0.436cm" svg:height="0.47cm" svg:x="14.98cm" svg:y="13.764cm">
          <draw:object xlink:href="./Object 739" xlink:type="simple" xlink:show="embed" xlink:actuate="onLoad">
            <loext:p/>
          </draw:object>
          <draw:image xlink:href="./ObjectReplacements/Object 739" xlink:type="simple" xlink:show="embed" xlink:actuate="onLoad"/>
        </draw:frame>
        <draw:frame draw:style-name="gr15" draw:text-style-name="P10" draw:layer="layout" svg:width="0.974cm" svg:height="0.47cm" svg:x="8.68cm" svg:y="10.164cm">
          <draw:object xlink:href="./Object 740" xlink:type="simple" xlink:show="embed" xlink:actuate="onLoad">
            <loext:p/>
          </draw:object>
          <draw:image xlink:href="./ObjectReplacements/Object 740" xlink:type="simple" xlink:show="embed" xlink:actuate="onLoad"/>
        </draw:frame>
        <draw:path draw:style-name="gr3" draw:text-style-name="P3" draw:layer="layout" svg:width="3.447cm" svg:height="2.049cm" draw:transform="rotate (-3.14159265358979) translate (6.3999810947471cm 13.001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2.5999865777091cm 1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3.5999810947471cm 12.501cm)" svg:viewBox="0 0 3448 2050" svg:d="M3448 0c-3691 0-3445 2050-3445 2050">
          <text:p/>
        </draw:path>
        <draw:line draw:style-name="gr3" draw:text-style-name="P3" draw:layer="layout" svg:x1="9.9cm" svg:y1="13.651cm" svg:x2="14.15cm" svg:y2="13.651cm">
          <text:p/>
        </draw:line>
        <draw:frame draw:style-name="gr43" draw:text-style-name="P23" draw:layer="layout" svg:width="6.695cm" svg:height="1.199cm" svg:x="2.201cm" svg:y="8.202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9.602cm" svg:y="8.303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59cm" svg:height="0.513cm" svg:x="4.881cm" svg:y="10.164cm">
          <draw:object xlink:href="./Object 741" xlink:type="simple" xlink:show="embed" xlink:actuate="onLoad">
            <loext:p/>
          </draw:object>
          <draw:image xlink:href="./ObjectReplacements/Object 741" xlink:type="simple" xlink:show="embed" xlink:actuate="onLoad"/>
        </draw:frame>
        <draw:frame draw:style-name="gr15" draw:text-style-name="P10" draw:layer="layout" svg:width="0.509cm" svg:height="0.47cm" svg:x="6.182cm" svg:y="10.264cm">
          <draw:object xlink:href="./Object 742" xlink:type="simple" xlink:show="embed" xlink:actuate="onLoad">
            <loext:p/>
          </draw:object>
          <draw:image xlink:href="./ObjectReplacements/Object 742" xlink:type="simple" xlink:show="embed" xlink:actuate="onLoad"/>
        </draw:frame>
        <draw:frame draw:style-name="gr15" draw:text-style-name="P10" draw:layer="layout" svg:width="1.259cm" svg:height="0.513cm" svg:x="12.281cm" svg:y="10.364cm">
          <draw:object xlink:href="./Object 743" xlink:type="simple" xlink:show="embed" xlink:actuate="onLoad">
            <loext:p/>
          </draw:object>
          <draw:image xlink:href="./ObjectReplacements/Object 743" xlink:type="simple" xlink:show="embed" xlink:actuate="onLoad"/>
        </draw:frame>
        <draw:frame draw:style-name="gr15" draw:text-style-name="P10" draw:layer="layout" svg:width="0.509cm" svg:height="0.47cm" svg:x="13.582cm" svg:y="10.464cm">
          <draw:object xlink:href="./Object 744" xlink:type="simple" xlink:show="embed" xlink:actuate="onLoad">
            <loext:p/>
          </draw:object>
          <draw:image xlink:href="./ObjectReplacements/Object 744" xlink:type="simple" xlink:show="embed" xlink:actuate="onLoad"/>
        </draw:frame>
        <draw:frame draw:style-name="gr15" draw:text-style-name="P10" draw:layer="layout" svg:width="0.636cm" svg:height="0.53cm" svg:x="14.083cm" svg:y="13.164cm">
          <draw:object xlink:href="./Object 745" xlink:type="simple" xlink:show="embed" xlink:actuate="onLoad">
            <loext:p/>
          </draw:object>
          <draw:image xlink:href="./ObjectReplacements/Object 745" xlink:type="simple" xlink:show="embed" xlink:actuate="onLoad"/>
        </draw:frame>
        <draw:line draw:style-name="gr12" draw:text-style-name="P3" draw:layer="layout" svg:x1="2.602cm" svg:y1="23.951cm" svg:x2="7.452cm" svg:y2="24.001cm">
          <text:p/>
        </draw:line>
        <draw:line draw:style-name="gr12" draw:text-style-name="P3" draw:layer="layout" svg:x1="2.608cm" svg:y1="23.955cm" svg:x2="2.602cm" svg:y2="20.251cm">
          <text:p/>
        </draw:line>
        <draw:frame draw:style-name="gr15" draw:text-style-name="P10" draw:layer="layout" svg:width="0.436cm" svg:height="0.47cm" svg:x="7.38cm" svg:y="23.764cm">
          <draw:object xlink:href="./Object 746" xlink:type="simple" xlink:show="embed" xlink:actuate="onLoad">
            <loext:p/>
          </draw:object>
          <draw:image xlink:href="./ObjectReplacements/Object 746" xlink:type="simple" xlink:show="embed" xlink:actuate="onLoad"/>
        </draw:frame>
        <draw:frame draw:style-name="gr15" draw:text-style-name="P10" draw:layer="layout" svg:width="0.509cm" svg:height="0.47cm" svg:x="1.88cm" svg:y="20.164cm">
          <draw:object xlink:href="./Object 752" xlink:type="simple" xlink:show="embed" xlink:actuate="onLoad">
            <loext:p/>
          </draw:object>
          <draw:image xlink:href="./ObjectReplacements/Object 752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2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6.2999810947471cm 23.201cm)" svg:viewBox="0 0 3448 2050" svg:d="M3448 0c-3691 0-3445 2050-3445 2050">
          <text:p/>
        </draw:path>
        <draw:frame draw:style-name="gr45" draw:text-style-name="P23" draw:layer="layout" svg:width="8.308cm" svg:height="1.199cm" svg:x="2.201cm" svg:y="17.202cm">
          <draw:text-box>
            <text:p><text:span text:style-name="T18">Tilbudsfunksjonen fra en produsent </text:span></text:p>
            <text:p><text:span text:style-name="T18"/></text:p>
          </draw:text-box>
        </draw:frame>
        <draw:frame draw:style-name="gr15" draw:text-style-name="P10" draw:layer="layout" svg:width="1.974cm" svg:height="0.542cm" svg:x="4.105cm" svg:y="20.351cm">
          <draw:object xlink:href="./Object 753" xlink:type="simple" xlink:show="embed" xlink:actuate="onLoad">
            <loext:p/>
          </draw:object>
          <draw:image xlink:href="./ObjectReplacements/Object 753" xlink:type="simple" xlink:show="embed" xlink:actuate="onLoad"/>
        </draw:frame>
        <draw:frame draw:style-name="gr15" draw:text-style-name="P10" draw:layer="layout" svg:width="0.509cm" svg:height="0.47cm" svg:x="6.082cm" svg:y="20.464cm">
          <draw:object xlink:href="./Object 754" xlink:type="simple" xlink:show="embed" xlink:actuate="onLoad">
            <loext:p/>
          </draw:object>
          <draw:image xlink:href="./ObjectReplacements/Object 754" xlink:type="simple" xlink:show="embed" xlink:actuate="onLoad"/>
        </draw:frame>
        <draw:line draw:style-name="gr2" draw:text-style-name="P3" draw:layer="layout" svg:x1="4.95cm" svg:y1="22.251cm" svg:x2="4.95cm" svg:y2="24.001cm">
          <text:p/>
        </draw:line>
        <draw:line draw:style-name="gr2" draw:text-style-name="P3" draw:layer="layout" svg:x1="5.3cm" svg:y1="21.501cm" svg:x2="5.3cm" svg:y2="23.951cm">
          <text:p/>
        </draw:line>
        <draw:frame draw:style-name="gr15" draw:text-style-name="P10" draw:layer="layout" svg:width="0.572cm" svg:height="0.53cm" svg:x="4.584cm" svg:y="24.064cm">
          <draw:object xlink:href="./Object 823" xlink:type="simple" xlink:show="embed" xlink:actuate="onLoad">
            <loext:p/>
          </draw:object>
          <draw:image xlink:href="./ObjectReplacements/Object 823" xlink:type="simple" xlink:show="embed" xlink:actuate="onLoad"/>
        </draw:frame>
        <draw:frame draw:style-name="gr15" draw:text-style-name="P10" draw:layer="layout" svg:width="0.563cm" svg:height="0.53cm" svg:x="4.985cm" svg:y="24.064cm">
          <draw:object xlink:href="./Object 824" xlink:type="simple" xlink:show="embed" xlink:actuate="onLoad">
            <loext:p/>
          </draw:object>
          <draw:image xlink:href="./ObjectReplacements/Object 824" xlink:type="simple" xlink:show="embed" xlink:actuate="onLoad"/>
        </draw:frame>
        <draw:frame draw:style-name="gr15" draw:text-style-name="P10" draw:layer="layout" svg:width="0.602cm" svg:height="0.53cm" svg:x="1.984cm" svg:y="21.964cm">
          <draw:object xlink:href="./Object 826" xlink:type="simple" xlink:show="embed" xlink:actuate="onLoad">
            <loext:p/>
          </draw:object>
          <draw:image xlink:href="./ObjectReplacements/Object 826" xlink:type="simple" xlink:show="embed" xlink:actuate="onLoad"/>
        </draw:frame>
        <draw:line draw:style-name="gr12" draw:text-style-name="P3" draw:layer="layout" svg:x1="9.203cm" svg:y1="24.051cm" svg:x2="14.053cm" svg:y2="24.101cm">
          <text:p/>
        </draw:line>
        <draw:line draw:style-name="gr12" draw:text-style-name="P3" draw:layer="layout" svg:x1="9.209cm" svg:y1="24.055cm" svg:x2="9.203cm" svg:y2="20.351cm">
          <text:p/>
        </draw:line>
        <draw:frame draw:style-name="gr15" draw:text-style-name="P10" draw:layer="layout" svg:width="0.436cm" svg:height="0.47cm" svg:x="14.081cm" svg:y="23.864cm">
          <draw:object xlink:href="./Object 828" xlink:type="simple" xlink:show="embed" xlink:actuate="onLoad">
            <loext:p/>
          </draw:object>
          <draw:image xlink:href="./ObjectReplacements/Object 828" xlink:type="simple" xlink:show="embed" xlink:actuate="onLoad"/>
        </draw:frame>
        <draw:frame draw:style-name="gr15" draw:text-style-name="P10" draw:layer="layout" svg:width="0.509cm" svg:height="0.47cm" svg:x="8.481cm" svg:y="20.264cm">
          <draw:object xlink:href="./Object 829" xlink:type="simple" xlink:show="embed" xlink:actuate="onLoad">
            <loext:p/>
          </draw:object>
          <draw:image xlink:href="./ObjectReplacements/Object 829" xlink:type="simple" xlink:show="embed" xlink:actuate="onLoad"/>
        </draw:frame>
        <draw:path draw:style-name="gr3" draw:text-style-name="P3" draw:layer="layout" svg:width="2.447cm" svg:height="2.049cm" draw:transform="rotate (-3.14159265358979) translate (11.7009865777091cm 23.3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2.7009810947471cm 23.001cm)" svg:viewBox="0 0 3448 2050" svg:d="M3448 0c-3691 0-3445 2050-3445 2050">
          <text:p/>
        </draw:path>
        <draw:frame draw:style-name="gr15" draw:text-style-name="P10" draw:layer="layout" svg:width="1.974cm" svg:height="0.542cm" svg:x="10.182cm" svg:y="20.764cm">
          <draw:object xlink:href="./Object 830" xlink:type="simple" xlink:show="embed" xlink:actuate="onLoad">
            <loext:p/>
          </draw:object>
          <draw:image xlink:href="./ObjectReplacements/Object 830" xlink:type="simple" xlink:show="embed" xlink:actuate="onLoad"/>
        </draw:frame>
        <draw:frame draw:style-name="gr15" draw:text-style-name="P10" draw:layer="layout" svg:width="0.509cm" svg:height="0.47cm" svg:x="12.183cm" svg:y="20.964cm">
          <draw:object xlink:href="./Object 831" xlink:type="simple" xlink:show="embed" xlink:actuate="onLoad">
            <loext:p/>
          </draw:object>
          <draw:image xlink:href="./ObjectReplacements/Object 831" xlink:type="simple" xlink:show="embed" xlink:actuate="onLoad"/>
        </draw:frame>
        <draw:line draw:style-name="gr2" draw:text-style-name="P3" draw:layer="layout" svg:x1="11.701cm" svg:y1="21.601cm" svg:x2="11.701cm" svg:y2="24.051cm">
          <text:p/>
        </draw:line>
        <draw:frame draw:style-name="gr15" draw:text-style-name="P10" draw:layer="layout" svg:width="0.572cm" svg:height="0.53cm" svg:x="10.685cm" svg:y="24.164cm">
          <draw:object xlink:href="./Object 832" xlink:type="simple" xlink:show="embed" xlink:actuate="onLoad">
            <loext:p/>
          </draw:object>
          <draw:image xlink:href="./ObjectReplacements/Object 832" xlink:type="simple" xlink:show="embed" xlink:actuate="onLoad"/>
        </draw:frame>
        <draw:frame draw:style-name="gr15" draw:text-style-name="P10" draw:layer="layout" svg:width="0.563cm" svg:height="0.53cm" svg:x="11.386cm" svg:y="24.164cm">
          <draw:object xlink:href="./Object 833" xlink:type="simple" xlink:show="embed" xlink:actuate="onLoad">
            <loext:p/>
          </draw:object>
          <draw:image xlink:href="./ObjectReplacements/Object 833" xlink:type="simple" xlink:show="embed" xlink:actuate="onLoad"/>
        </draw:frame>
        <draw:frame draw:style-name="gr15" draw:text-style-name="P10" draw:layer="layout" svg:width="1.396cm" svg:height="0.53cm" svg:x="7.785cm" svg:y="22.564cm">
          <draw:object xlink:href="./Object 834" xlink:type="simple" xlink:show="embed" xlink:actuate="onLoad">
            <loext:p/>
          </draw:object>
          <draw:image xlink:href="./ObjectReplacements/Object 834" xlink:type="simple" xlink:show="embed" xlink:actuate="onLoad"/>
        </draw:frame>
        <draw:frame draw:style-name="gr15" draw:text-style-name="P10" draw:layer="layout" svg:width="0.593cm" svg:height="0.53cm" svg:x="8.585cm" svg:y="21.364cm">
          <draw:object xlink:href="./Object 835" xlink:type="simple" xlink:show="embed" xlink:actuate="onLoad">
            <loext:p/>
          </draw:object>
          <draw:image xlink:href="./ObjectReplacements/Object 835" xlink:type="simple" xlink:show="embed" xlink:actuate="onLoad"/>
        </draw:frame>
        <draw:line draw:style-name="gr3" draw:text-style-name="P3" draw:layer="layout" svg:x1="2.499cm" svg:y1="22.404cm" svg:x2="4.9cm" svg:y2="22.35cm">
          <text:p/>
        </draw:line>
        <draw:frame draw:style-name="gr46" draw:text-style-name="P17" draw:layer="layout" svg:width="3.122cm" svg:height="0.887cm" svg:x="2.295cm" svg:y="18.254cm">
          <draw:text-box>
            <text:p><text:span text:style-name="T13">Uten faste kostnader</text:span></text:p>
          </draw:text-box>
        </draw:frame>
        <draw:frame draw:style-name="gr47" draw:text-style-name="P17" draw:layer="layout" svg:width="4.57cm" svg:height="0.887cm" svg:x="8.795cm" svg:y="18.255cm">
          <draw:text-box>
            <text:p><text:span text:style-name="T13">Med faste kostnader (reversible)</text:span></text:p>
          </draw:text-box>
        </draw:frame>
        <draw:line draw:style-name="gr12" draw:text-style-name="P3" draw:layer="layout" svg:x1="2.604cm" svg:y1="6.95cm" svg:x2="7.454cm" svg:y2="7cm">
          <text:p/>
        </draw:line>
        <draw:line draw:style-name="gr12" draw:text-style-name="P3" draw:layer="layout" svg:x1="2.61cm" svg:y1="6.954cm" svg:x2="2.604cm" svg:y2="3.25cm">
          <text:p/>
        </draw:line>
        <draw:frame draw:style-name="gr15" draw:text-style-name="P10" draw:layer="layout" svg:width="0.551cm" svg:height="0.47cm" svg:x="7.382cm" svg:y="6.763cm">
          <draw:object xlink:href="./Object 735" xlink:type="simple" xlink:show="embed" xlink:actuate="onLoad">
            <loext:p/>
          </draw:object>
          <draw:image xlink:href="./ObjectReplacements/Object 735" xlink:type="simple" xlink:show="embed" xlink:actuate="onLoad"/>
        </draw:frame>
        <draw:frame draw:style-name="gr15" draw:text-style-name="P10" draw:layer="layout" svg:width="0.436cm" svg:height="0.47cm" svg:x="2.682cm" svg:y="17.363cm">
          <draw:object xlink:href="./Object 792" xlink:type="simple" xlink:show="embed" xlink:actuate="onLoad">
            <loext:p/>
          </draw:object>
          <draw:image xlink:href="./ObjectReplacements/Object 792" xlink:type="simple" xlink:show="embed" xlink:actuate="onLoad"/>
        </draw:frame>
        <draw:path draw:style-name="gr3" draw:text-style-name="P3" draw:layer="layout" svg:width="3cm" svg:height="2.999cm" svg:x="2.652cm" svg:y="3.9cm" svg:viewBox="0 0 3001 3000" svg:d="M3001 0c-3212 0-2998 3000-2998 3000">
          <text:p/>
        </draw:path>
        <draw:frame draw:style-name="gr42" draw:text-style-name="P22" draw:layer="layout" svg:width="7.249cm" svg:height="1.109cm" svg:x="0.754cm" svg:y="0.256cm">
          <draw:text-box>
            <text:p><text:span text:style-name="T17">Produksjonsteori på kort sikt</text:span></text:p>
          </draw:text-box>
        </draw:frame>
        <draw:frame draw:style-name="gr15" draw:text-style-name="P10" draw:layer="layout" svg:width="0.534cm" svg:height="0.47cm" svg:x="1.98cm" svg:y="3.164cm">
          <draw:object xlink:href="./Object 795" xlink:type="simple" xlink:show="embed" xlink:actuate="onLoad">
            <loext:p/>
          </draw:object>
          <draw:image xlink:href="./ObjectReplacements/Object 795" xlink:type="simple" xlink:show="embed" xlink:actuate="onLoad"/>
        </draw:frame>
        <draw:frame draw:style-name="gr15" draw:text-style-name="P10" draw:layer="layout" svg:width="0.974cm" svg:height="0.47cm" svg:x="1.58cm" svg:y="9.864cm">
          <draw:object xlink:href="./Object 808" xlink:type="simple" xlink:show="embed" xlink:actuate="onLoad">
            <loext:p/>
          </draw:object>
          <draw:image xlink:href="./ObjectReplacements/Object 808" xlink:type="simple" xlink:show="embed" xlink:actuate="onLoad"/>
        </draw:frame>
        <draw:frame draw:style-name="gr43" draw:text-style-name="P23" draw:layer="layout" svg:width="6.695cm" svg:height="1.199cm" svg:x="2.802cm" svg:y="1.903cm">
          <draw:text-box>
            <text:p><text:span text:style-name="T18">Produktfunksjonen</text:span></text:p>
          </draw:text-box>
        </draw:frame>
        <draw:frame draw:style-name="gr15" draw:text-style-name="P10" draw:layer="layout" svg:width="0.436cm" svg:height="0.47cm" svg:x="14.78cm" svg:y="6.764cm">
          <draw:object xlink:href="./Object 816" xlink:type="simple" xlink:show="embed" xlink:actuate="onLoad">
            <loext:p/>
          </draw:object>
          <draw:image xlink:href="./ObjectReplacements/Object 816" xlink:type="simple" xlink:show="embed" xlink:actuate="onLoad"/>
        </draw:frame>
        <draw:frame draw:style-name="gr15" draw:text-style-name="P10" draw:layer="layout" svg:width="0.5cm" svg:height="0.47cm" svg:x="9.18cm" svg:y="3.164cm">
          <draw:object xlink:href="./Object 817" xlink:type="simple" xlink:show="embed" xlink:actuate="onLoad">
            <loext:p/>
          </draw:object>
          <draw:image xlink:href="./ObjectReplacements/Object 817" xlink:type="simple" xlink:show="embed" xlink:actuate="onLoad"/>
        </draw:frame>
        <draw:line draw:style-name="gr3" draw:text-style-name="P3" draw:layer="layout" svg:x1="10.1cm" svg:y1="5.551cm" svg:x2="14.35cm" svg:y2="3.551cm">
          <text:p/>
        </draw:line>
        <draw:frame draw:style-name="gr15" draw:text-style-name="P10" draw:layer="layout" svg:width="1.089cm" svg:height="0.513cm" svg:x="13.381cm" svg:y="2.764cm">
          <draw:object xlink:href="./Object 818" xlink:type="simple" xlink:show="embed" xlink:actuate="onLoad">
            <loext:p/>
          </draw:object>
          <draw:image xlink:href="./ObjectReplacements/Object 818" xlink:type="simple" xlink:show="embed" xlink:actuate="onLoad"/>
        </draw:frame>
        <draw:frame draw:style-name="gr15" draw:text-style-name="P10" draw:layer="layout" svg:width="2.487cm" svg:height="0.513cm" svg:x="14.481cm" svg:y="5.265cm">
          <draw:object xlink:href="./Object 819" xlink:type="simple" xlink:show="embed" xlink:actuate="onLoad">
            <loext:p/>
          </draw:object>
          <draw:image xlink:href="./ObjectReplacements/Object 819" xlink:type="simple" xlink:show="embed" xlink:actuate="onLoad"/>
        </draw:frame>
        <draw:frame draw:style-name="gr48" draw:text-style-name="P23" draw:layer="layout" svg:width="2.293cm" svg:height="0.725cm" svg:x="9.6cm" svg:y="1.901cm">
          <draw:text-box>
            <text:p><text:span text:style-name="T18">Inntekter</text:span></text:p>
          </draw:text-box>
        </draw:frame>
        <draw:frame draw:style-name="gr49" draw:text-style-name="P25" draw:layer="layout" svg:width="6.49cm" svg:height="1.054cm" draw:transform="rotate (-1.58824961931484) translate (1.909cm 2.463cm)">
          <draw:text-box>
            <text:p><text:span text:style-name="T18">Teknologiske forhold</text:span></text:p>
          </draw:text-box>
        </draw:frame>
        <draw:frame draw:style-name="gr49" draw:text-style-name="P25" draw:layer="layout" svg:width="6.49cm" svg:height="1.054cm" draw:transform="rotate (-1.58824961931484) translate (1.709cm 9.663cm)">
          <draw:text-box>
            <text:p><text:span text:style-name="T18">Kostnader</text:span></text:p>
          </draw:text-box>
        </draw:frame>
        <draw:frame draw:style-name="gr50" draw:text-style-name="P25" draw:layer="layout" svg:width="6.49cm" svg:height="1.199cm" draw:transform="rotate (-1.58824961931484) translate (1.909cm 19.063cm)">
          <draw:text-box>
            <text:p><text:span text:style-name="T18">Tilpasningen i markedet</text:span></text:p>
            <text:p><text:span text:style-name="T18"/></text:p>
          </draw:text-box>
        </draw:frame>
        <draw:line draw:style-name="gr12" draw:text-style-name="P3" draw:layer="layout" svg:x1="15.329cm" svg:y1="24.051cm" svg:x2="20.179cm" svg:y2="24.101cm">
          <text:p/>
        </draw:line>
        <draw:line draw:style-name="gr12" draw:text-style-name="P3" draw:layer="layout" svg:x1="15.335cm" svg:y1="24.055cm" svg:x2="15.329cm" svg:y2="20.351cm">
          <text:p/>
        </draw:line>
        <draw:frame draw:style-name="gr15" draw:text-style-name="P10" draw:layer="layout" svg:width="0.551cm" svg:height="0.47cm" svg:x="20.107cm" svg:y="23.864cm">
          <draw:object xlink:href="./Object 820" xlink:type="simple" xlink:show="embed" xlink:actuate="onLoad">
            <loext:p/>
          </draw:object>
          <draw:image xlink:href="./ObjectReplacements/Object 820" xlink:type="simple" xlink:show="embed" xlink:actuate="onLoad"/>
        </draw:frame>
        <draw:line draw:style-name="gr3" draw:text-style-name="P3" draw:layer="layout" svg:x1="15.3cm" svg:y1="23.15cm" svg:x2="18.7cm" svg:y2="23.1cm">
          <text:p/>
        </draw:line>
        <draw:frame draw:style-name="gr15" draw:text-style-name="P10" draw:layer="layout" svg:width="2.025cm" svg:height="0.513cm" svg:x="14.508cm" svg:y="19.664cm">
          <draw:object xlink:href="./Object 822" xlink:type="simple" xlink:show="embed" xlink:actuate="onLoad">
            <loext:p/>
          </draw:object>
          <draw:image xlink:href="./ObjectReplacements/Object 822" xlink:type="simple" xlink:show="embed" xlink:actuate="onLoad"/>
        </draw:frame>
        <draw:path draw:style-name="gr3" draw:text-style-name="P3" draw:layer="layout" svg:width="2.248cm" svg:height="2.649cm" draw:transform="rotate (-3.14159265358979) translate (18.201cm 23.3cm)" svg:viewBox="0 0 2249 2650" svg:d="M0 0c2408 0 2247 2650 2247 2650">
          <text:p/>
        </draw:path>
        <draw:line draw:style-name="gr2" draw:text-style-name="P3" draw:layer="layout" svg:x1="16.65cm" svg:y1="22cm" svg:x2="16.7cm" svg:y2="24.05cm">
          <text:p/>
        </draw:line>
        <draw:frame draw:style-name="gr15" draw:text-style-name="P10" draw:layer="layout" svg:width="0.56cm" svg:height="0.53cm" svg:x="16.085cm" svg:y="24.063cm">
          <draw:object xlink:href="./Object 838" xlink:type="simple" xlink:show="embed" xlink:actuate="onLoad">
            <loext:p/>
          </draw:object>
          <draw:image xlink:href="./ObjectReplacements/Object 838" xlink:type="simple" xlink:show="embed" xlink:actuate="onLoad"/>
        </draw:frame>
        <draw:frame draw:style-name="gr15" draw:text-style-name="P10" draw:layer="layout" svg:width="0.649cm" svg:height="0.53cm" svg:x="14.684cm" svg:y="21.663cm">
          <draw:object xlink:href="./Object 839" xlink:type="simple" xlink:show="embed" xlink:actuate="onLoad">
            <loext:p/>
          </draw:object>
          <draw:image xlink:href="./ObjectReplacements/Object 839" xlink:type="simple" xlink:show="embed" xlink:actuate="onLoad"/>
        </draw:frame>
        <draw:frame draw:style-name="gr51" draw:text-style-name="P23" draw:layer="layout" svg:width="6.691cm" svg:height="1.673cm" svg:x="14.903cm" svg:y="17.103cm">
          <draw:text-box>
            <text:p><text:span text:style-name="T18">Etterspørselen etter </text:span></text:p>
            <text:p><text:span text:style-name="T18">arbeidskraft</text:span></text:p>
            <text:p><text:span text:style-name="T18"><text:s/></text:span></text:p>
          </draw:text-box>
        </draw:frame>
        <draw:custom-shape draw:style-name="gr19" draw:text-style-name="P14" draw:layer="layout" svg:width="0.25cm" svg:height="0.25cm" svg:x="16.651cm" svg:y="22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513cm" svg:height="0.513cm" svg:x="18.285cm" svg:y="22.963cm">
          <draw:object xlink:href="./Object 840" xlink:type="simple" xlink:show="embed" xlink:actuate="onLoad">
            <loext:p/>
          </draw:object>
          <draw:image xlink:href="./ObjectReplacements/Object 840" xlink:type="simple" xlink:show="embed" xlink:actuate="onLoad"/>
        </draw:frame>
        <draw:line draw:style-name="gr12" draw:text-style-name="P3" draw:layer="layout" svg:x1="9.904cm" svg:y1="6.972cm" svg:x2="14.754cm" svg:y2="7.022cm">
          <text:p/>
        </draw:line>
        <draw:line draw:style-name="gr12" draw:text-style-name="P3" draw:layer="layout" svg:x1="9.908cm" svg:y1="6.955cm" svg:x2="9.902cm" svg:y2="3.251cm">
          <text:p/>
        </draw:line>
        <draw:line draw:style-name="gr3" draw:text-style-name="P3" draw:layer="layout" svg:x1="10.05cm" svg:y1="5.551cm" svg:x2="14.25cm" svg:y2="5.5cm">
          <text:p/>
        </draw:line>
        <draw:frame draw:style-name="gr15" draw:text-style-name="P10" draw:layer="layout" svg:width="0.647cm" svg:height="0.53cm" svg:x="1.986cm" svg:y="22.864cm">
          <draw:object xlink:href="./Object 825" xlink:type="simple" xlink:show="embed" xlink:actuate="onLoad">
            <loext:p/>
          </draw:object>
          <draw:image xlink:href="./ObjectReplacements/Object 825" xlink:type="simple" xlink:show="embed" xlink:actuate="onLoad"/>
        </draw:frame>
        <draw:frame draw:style-name="gr15" draw:text-style-name="P10" draw:layer="layout" svg:width="0.593cm" svg:height="0.53cm" svg:x="1.984cm" svg:y="21.3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3" draw:text-style-name="P3" draw:layer="layout" svg:x1="9.2cm" svg:y1="21.622cm" svg:x2="11.7cm" svg:y2="21.65cm">
          <text:p/>
        </draw:line>
        <draw:line draw:style-name="gr2" draw:text-style-name="P3" draw:layer="layout" svg:x1="10.928cm" svg:y1="22.75cm" svg:x2="10.924cm" svg:y2="24.052cm">
          <text:p/>
        </draw:line>
        <draw:line draw:style-name="gr3" draw:text-style-name="P3" draw:layer="layout" svg:x1="9.2cm" svg:y1="23.651cm" svg:x2="13.45cm" svg:y2="23.651cm">
          <text:p/>
        </draw:line>
        <draw:frame draw:style-name="gr15" draw:text-style-name="P10" draw:layer="layout" svg:width="0.636cm" svg:height="0.53cm" svg:x="13.483cm" svg:y="23.464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3" draw:text-style-name="P3" draw:layer="layout" svg:x1="2.6cm" svg:y1="21.304cm" svg:x2="5.25cm" svg:y2="21.2cm">
          <text:p/>
        </draw:lin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2" draw:text-style-name="P22" draw:layer="layout" svg:width="7.249cm" svg:height="1.109cm" svg:x="0.754cm" svg:y="0.257cm">
          <draw:text-box>
            <text:p><text:span text:style-name="T17">Produksjonsteori på lang sikt</text:span></text:p>
          </draw:text-box>
        </draw:frame>
        <draw:line draw:style-name="gr12" draw:text-style-name="P3" draw:layer="layout" svg:x1="11.975cm" svg:y1="14.65cm" svg:x2="16.825cm" svg:y2="14.7cm">
          <text:p/>
        </draw:line>
        <draw:line draw:style-name="gr12" draw:text-style-name="P3" draw:layer="layout" svg:x1="11.981cm" svg:y1="14.654cm" svg:x2="11.975cm" svg:y2="10.95cm">
          <text:p/>
        </draw:line>
        <draw:frame draw:style-name="gr15" draw:text-style-name="P10" draw:layer="layout" svg:width="0.551cm" svg:height="0.47cm" svg:x="16.753cm" svg:y="14.463cm">
          <draw:object xlink:href="./Object 880" xlink:type="simple" xlink:show="embed" xlink:actuate="onLoad">
            <loext:p/>
          </draw:object>
          <draw:image xlink:href="./ObjectReplacements/Object 880" xlink:type="simple" xlink:show="embed" xlink:actuate="onLoad"/>
        </draw:frame>
        <draw:frame draw:style-name="gr15" draw:text-style-name="P10" draw:layer="layout" svg:width="0.2cm" svg:height="0.47cm" svg:x="11.753cm" svg:y="10.463cm">
          <draw:object xlink:href="./Object 881" xlink:type="simple" xlink:show="embed" xlink:actuate="onLoad">
            <loext:p/>
          </draw:object>
          <draw:image xlink:href="./ObjectReplacements/Object 881" xlink:type="simple" xlink:show="embed" xlink:actuate="onLoad"/>
        </draw:frame>
        <draw:frame draw:style-name="gr52" draw:text-style-name="P23" draw:layer="layout" svg:width="9.05cm" svg:height="1.012cm" svg:x="1.175cm" svg:y="8.9cm">
          <draw:text-box>
            <text:p><text:span text:style-name="T18">Tekniske substitusjonsmuligher</text:span></text:p>
          </draw:text-box>
        </draw:frame>
        <draw:path draw:style-name="gr3" draw:text-style-name="P3" draw:layer="layout" svg:width="1.997cm" svg:height="2.149cm" draw:transform="rotate (-3.14159265358979) translate (15.725cm 13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5cm 14cm)" svg:viewBox="0 0 1998 2150" svg:d="M0 0c2139 0 1996 2150 1996 2150">
          <text:p/>
        </draw:path>
        <draw:line draw:style-name="gr12" draw:text-style-name="P3" draw:layer="layout" svg:x1="11.976cm" svg:y1="20.45cm" svg:x2="16.826cm" svg:y2="20.5cm">
          <text:p/>
        </draw:line>
        <draw:line draw:style-name="gr12" draw:text-style-name="P3" draw:layer="layout" svg:x1="11.982cm" svg:y1="20.454cm" svg:x2="11.976cm" svg:y2="16.75cm">
          <text:p/>
        </draw:line>
        <draw:frame draw:style-name="gr15" draw:text-style-name="P10" draw:layer="layout" svg:width="0.551cm" svg:height="0.47cm" svg:x="16.754cm" svg:y="20.263cm">
          <draw:object xlink:href="./Object 882" xlink:type="simple" xlink:show="embed" xlink:actuate="onLoad">
            <loext:p/>
          </draw:object>
          <draw:image xlink:href="./ObjectReplacements/Object 882" xlink:type="simple" xlink:show="embed" xlink:actuate="onLoad"/>
        </draw:frame>
        <draw:frame draw:style-name="gr15" draw:text-style-name="P10" draw:layer="layout" svg:width="0.551cm" svg:height="0.47cm" svg:x="11.254cm" svg:y="16.663cm">
          <draw:object xlink:href="./Object 883" xlink:type="simple" xlink:show="embed" xlink:actuate="onLoad">
            <loext:p/>
          </draw:object>
          <draw:image xlink:href="./ObjectReplacements/Object 883" xlink:type="simple" xlink:show="embed" xlink:actuate="onLoad"/>
        </draw:frame>
        <draw:path draw:style-name="gr3" draw:text-style-name="P3" draw:layer="layout" svg:width="1.997cm" svg:height="2.149cm" draw:transform="rotate (-3.14159265358979) translate (15.726cm 19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19.8cm)" svg:viewBox="0 0 1998 2150" svg:d="M0 0c2139 0 1996 2150 1996 2150">
          <text:p/>
        </draw:path>
        <draw:line draw:style-name="gr12" draw:text-style-name="P3" draw:layer="layout" svg:x1="11.976cm" svg:y1="25.55cm" svg:x2="16.826cm" svg:y2="25.6cm">
          <text:p/>
        </draw:line>
        <draw:line draw:style-name="gr12" draw:text-style-name="P3" draw:layer="layout" svg:x1="11.982cm" svg:y1="25.554cm" svg:x2="11.976cm" svg:y2="21.85cm">
          <text:p/>
        </draw:line>
        <draw:frame draw:style-name="gr15" draw:text-style-name="P10" draw:layer="layout" svg:width="0.551cm" svg:height="0.47cm" svg:x="16.954cm" svg:y="25.263cm">
          <draw:object xlink:href="./Object 885" xlink:type="simple" xlink:show="embed" xlink:actuate="onLoad">
            <loext:p/>
          </draw:object>
          <draw:image xlink:href="./ObjectReplacements/Object 885" xlink:type="simple" xlink:show="embed" xlink:actuate="onLoad"/>
        </draw:frame>
        <draw:path draw:style-name="gr3" draw:text-style-name="P3" draw:layer="layout" svg:width="1.997cm" svg:height="2.149cm" draw:transform="rotate (-3.14159265358979) translate (15.726cm 24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24.9cm)" svg:viewBox="0 0 1998 2150" svg:d="M0 0c2139 0 1996 2150 1996 2150">
          <text:p/>
        </draw:path>
        <draw:line draw:style-name="gr12" draw:text-style-name="P3" draw:layer="layout" svg:x1="1.675cm" svg:y1="14.35cm" svg:x2="6.525cm" svg:y2="14.4cm">
          <text:p/>
        </draw:line>
        <draw:line draw:style-name="gr12" draw:text-style-name="P3" draw:layer="layout" svg:x1="1.681cm" svg:y1="14.354cm" svg:x2="1.675cm" svg:y2="10.65cm">
          <text:p/>
        </draw:line>
        <draw:frame draw:style-name="gr15" draw:text-style-name="P10" draw:layer="layout" svg:width="0.551cm" svg:height="0.47cm" svg:x="6.453cm" svg:y="14.163cm">
          <draw:object xlink:href="./Object 886" xlink:type="simple" xlink:show="embed" xlink:actuate="onLoad">
            <loext:p/>
          </draw:object>
          <draw:image xlink:href="./ObjectReplacements/Object 886" xlink:type="simple" xlink:show="embed" xlink:actuate="onLoad"/>
        </draw:frame>
        <draw:path draw:style-name="gr3" draw:text-style-name="P3" draw:layer="layout" svg:width="1.997cm" svg:height="2.149cm" draw:transform="rotate (-3.14159265358979) translate (5.225cm 13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425cm 13.7cm)" svg:viewBox="0 0 1998 2150" svg:d="M0 0c2139 0 1996 2150 1996 2150">
          <text:p/>
        </draw:path>
        <draw:line draw:style-name="gr12" draw:text-style-name="P3" draw:layer="layout" svg:x1="1.576cm" svg:y1="20.45cm" svg:x2="6.426cm" svg:y2="20.5cm">
          <text:p/>
        </draw:line>
        <draw:line draw:style-name="gr12" draw:text-style-name="P3" draw:layer="layout" svg:x1="1.582cm" svg:y1="20.454cm" svg:x2="1.576cm" svg:y2="16.75cm">
          <text:p/>
        </draw:line>
        <draw:frame draw:style-name="gr15" draw:text-style-name="P10" draw:layer="layout" svg:width="0.551cm" svg:height="0.47cm" svg:x="6.354cm" svg:y="20.263cm">
          <draw:object xlink:href="./Object 887" xlink:type="simple" xlink:show="embed" xlink:actuate="onLoad">
            <loext:p/>
          </draw:object>
          <draw:image xlink:href="./ObjectReplacements/Object 887" xlink:type="simple" xlink:show="embed" xlink:actuate="onLoad"/>
        </draw:frame>
        <draw:line draw:style-name="gr12" draw:text-style-name="P3" draw:layer="layout" svg:x1="1.476cm" svg:y1="25.15cm" svg:x2="6.326cm" svg:y2="25.2cm">
          <text:p/>
        </draw:line>
        <draw:line draw:style-name="gr12" draw:text-style-name="P3" draw:layer="layout" svg:x1="1.482cm" svg:y1="25.154cm" svg:x2="1.476cm" svg:y2="21.45cm">
          <text:p/>
        </draw:line>
        <draw:frame draw:style-name="gr15" draw:text-style-name="P10" draw:layer="layout" svg:width="0.551cm" svg:height="0.47cm" svg:x="6.554cm" svg:y="24.963cm">
          <draw:object xlink:href="./Object 888" xlink:type="simple" xlink:show="embed" xlink:actuate="onLoad">
            <loext:p/>
          </draw:object>
          <draw:image xlink:href="./ObjectReplacements/Object 888" xlink:type="simple" xlink:show="embed" xlink:actuate="onLoad"/>
        </draw:frame>
        <draw:line draw:style-name="gr3" draw:text-style-name="P3" draw:layer="layout" svg:x1="2.075cm" svg:y1="17.1cm" svg:x2="5.325cm" svg:y2="20.1cm">
          <text:p/>
        </draw:line>
        <draw:line draw:style-name="gr3" draw:text-style-name="P3" draw:layer="layout" svg:x1="1.875cm" svg:y1="22.1cm" svg:x2="1.875cm" svg:y2="24.85cm">
          <text:p/>
        </draw:line>
        <draw:line draw:style-name="gr3" draw:text-style-name="P3" draw:layer="layout" svg:x1="4.625cm" svg:y1="24.85cm" svg:x2="1.875cm" svg:y2="24.85cm">
          <text:p/>
        </draw:line>
        <draw:line draw:style-name="gr12" draw:text-style-name="P3" draw:layer="layout" svg:x1="1.678cm" svg:y1="6.45cm" svg:x2="6.528cm" svg:y2="6.5cm">
          <text:p/>
        </draw:line>
        <draw:line draw:style-name="gr12" draw:text-style-name="P3" draw:layer="layout" svg:x1="1.684cm" svg:y1="6.454cm" svg:x2="1.678cm" svg:y2="2.75cm">
          <text:p/>
        </draw:line>
        <draw:frame draw:style-name="gr15" draw:text-style-name="P10" draw:layer="layout" svg:width="0.551cm" svg:height="0.47cm" svg:x="6.756cm" svg:y="6.263cm">
          <draw:object xlink:href="./Object 889" xlink:type="simple" xlink:show="embed" xlink:actuate="onLoad">
            <loext:p/>
          </draw:object>
          <draw:image xlink:href="./ObjectReplacements/Object 889" xlink:type="simple" xlink:show="embed" xlink:actuate="onLoad"/>
        </draw:frame>
        <draw:line draw:style-name="gr12" draw:text-style-name="P3" draw:layer="layout" svg:x1="14.478cm" svg:y1="6.45cm" svg:x2="19.328cm" svg:y2="6.5cm">
          <text:p/>
        </draw:line>
        <draw:line draw:style-name="gr12" draw:text-style-name="P3" draw:layer="layout" svg:x1="14.484cm" svg:y1="6.454cm" svg:x2="14.478cm" svg:y2="2.75cm">
          <text:p/>
        </draw:line>
        <draw:frame draw:style-name="gr15" draw:text-style-name="P10" draw:layer="layout" svg:width="0.551cm" svg:height="0.47cm" svg:x="19.256cm" svg:y="6.263cm">
          <draw:object xlink:href="./Object 890" xlink:type="simple" xlink:show="embed" xlink:actuate="onLoad">
            <loext:p/>
          </draw:object>
          <draw:image xlink:href="./ObjectReplacements/Object 890" xlink:type="simple" xlink:show="embed" xlink:actuate="onLoad"/>
        </draw:frame>
        <draw:frame draw:style-name="gr15" draw:text-style-name="P10" draw:layer="layout" svg:width="0.551cm" svg:height="0.47cm" svg:x="13.756cm" svg:y="2.663cm">
          <draw:object xlink:href="./Object 891" xlink:type="simple" xlink:show="embed" xlink:actuate="onLoad">
            <loext:p/>
          </draw:object>
          <draw:image xlink:href="./ObjectReplacements/Object 891" xlink:type="simple" xlink:show="embed" xlink:actuate="onLoad"/>
        </draw:frame>
        <draw:path draw:style-name="gr3" draw:text-style-name="P3" draw:layer="layout" svg:width="1.997cm" svg:height="2.149cm" draw:transform="rotate (-3.14159265358979) translate (17.628cm 5.6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6.628cm 6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228cm 5cm)" svg:viewBox="0 0 1998 2150" svg:d="M0 0c2139 0 1996 2150 1996 2150">
          <text:p/>
        </draw:path>
        <draw:path draw:style-name="gr3" draw:text-style-name="P3" draw:layer="layout" svg:width="3cm" svg:height="2.999cm" svg:x="1.726cm" svg:y="3.4cm" svg:viewBox="0 0 3001 3000" svg:d="M3001 0c-3212 0-2998 3000-2998 3000">
          <text:p/>
        </draw:path>
        <draw:frame draw:style-name="gr53" draw:text-style-name="P17" draw:layer="layout" svg:width="3.389cm" svg:height="0.569cm" svg:x="16.586cm" svg:y="3.131cm">
          <draw:text-box>
            <text:p><text:span text:style-name="T13">Isokvanter (nivåkurver)</text:span></text:p>
          </draw:text-box>
        </draw:frame>
        <draw:frame draw:style-name="gr15" draw:text-style-name="P10" draw:layer="layout" svg:width="1.228cm" svg:height="0.47cm" svg:x="16.757cm" svg:y="6.063cm">
          <draw:object xlink:href="./Object 892" xlink:type="simple" xlink:show="embed" xlink:actuate="onLoad">
            <loext:p/>
          </draw:object>
          <draw:image xlink:href="./ObjectReplacements/Object 892" xlink:type="simple" xlink:show="embed" xlink:actuate="onLoad"/>
        </draw:frame>
        <draw:frame draw:style-name="gr15" draw:text-style-name="P10" draw:layer="layout" svg:width="1.232cm" svg:height="0.47cm" svg:x="17.757cm" svg:y="5.363cm">
          <draw:object xlink:href="./Object 893" xlink:type="simple" xlink:show="embed" xlink:actuate="onLoad">
            <loext:p/>
          </draw:object>
          <draw:image xlink:href="./ObjectReplacements/Object 893" xlink:type="simple" xlink:show="embed" xlink:actuate="onLoad"/>
        </draw:frame>
        <draw:frame draw:style-name="gr15" draw:text-style-name="P10" draw:layer="layout" svg:width="1.232cm" svg:height="0.47cm" svg:x="18.457cm" svg:y="4.763cm">
          <draw:object xlink:href="./Object 894" xlink:type="simple" xlink:show="embed" xlink:actuate="onLoad">
            <loext:p/>
          </draw:object>
          <draw:image xlink:href="./ObjectReplacements/Object 894" xlink:type="simple" xlink:show="embed" xlink:actuate="onLoad"/>
        </draw:frame>
        <draw:frame draw:style-name="gr15" draw:text-style-name="P10" draw:layer="layout" svg:width="1.228cm" svg:height="0.47cm" svg:x="15.257cm" svg:y="13.763cm">
          <draw:object xlink:href="./Object 895" xlink:type="simple" xlink:show="embed" xlink:actuate="onLoad">
            <loext:p/>
          </draw:object>
          <draw:image xlink:href="./ObjectReplacements/Object 895" xlink:type="simple" xlink:show="embed" xlink:actuate="onLoad"/>
        </draw:frame>
        <draw:frame draw:style-name="gr15" draw:text-style-name="P10" draw:layer="layout" svg:width="1.223cm" svg:height="0.47cm" svg:x="15.957cm" svg:y="12.963cm">
          <draw:object xlink:href="./Object 896" xlink:type="simple" xlink:show="embed" xlink:actuate="onLoad">
            <loext:p/>
          </draw:object>
          <draw:image xlink:href="./ObjectReplacements/Object 896" xlink:type="simple" xlink:show="embed" xlink:actuate="onLoad"/>
        </draw:frame>
        <draw:frame draw:style-name="gr15" draw:text-style-name="P10" draw:layer="layout" svg:width="1.228cm" svg:height="0.47cm" svg:x="14.857cm" svg:y="19.563cm">
          <draw:object xlink:href="./Object 897" xlink:type="simple" xlink:show="embed" xlink:actuate="onLoad">
            <loext:p/>
          </draw:object>
          <draw:image xlink:href="./ObjectReplacements/Object 897" xlink:type="simple" xlink:show="embed" xlink:actuate="onLoad"/>
        </draw:frame>
        <draw:frame draw:style-name="gr15" draw:text-style-name="P10" draw:layer="layout" svg:width="1.228cm" svg:height="0.47cm" svg:x="14.957cm" svg:y="24.763cm">
          <draw:object xlink:href="./Object 898" xlink:type="simple" xlink:show="embed" xlink:actuate="onLoad">
            <loext:p/>
          </draw:object>
          <draw:image xlink:href="./ObjectReplacements/Object 898" xlink:type="simple" xlink:show="embed" xlink:actuate="onLoad"/>
        </draw:frame>
        <draw:frame draw:style-name="gr15" draw:text-style-name="P10" draw:layer="layout" svg:width="1.232cm" svg:height="0.47cm" svg:x="15.957cm" svg:y="18.763cm">
          <draw:object xlink:href="./Object 899" xlink:type="simple" xlink:show="embed" xlink:actuate="onLoad">
            <loext:p/>
          </draw:object>
          <draw:image xlink:href="./ObjectReplacements/Object 899" xlink:type="simple" xlink:show="embed" xlink:actuate="onLoad"/>
        </draw:frame>
        <draw:frame draw:style-name="gr15" draw:text-style-name="P10" draw:layer="layout" svg:width="1.228cm" svg:height="0.47cm" svg:x="15.957cm" svg:y="23.663cm">
          <draw:object xlink:href="./Object 900" xlink:type="simple" xlink:show="embed" xlink:actuate="onLoad">
            <loext:p/>
          </draw:object>
          <draw:image xlink:href="./ObjectReplacements/Object 900" xlink:type="simple" xlink:show="embed" xlink:actuate="onLoad"/>
        </draw:frame>
        <draw:frame draw:style-name="gr15" draw:text-style-name="P10" draw:layer="layout" svg:width="1.228cm" svg:height="0.47cm" svg:x="5.057cm" svg:y="24.463cm">
          <draw:object xlink:href="./Object 901" xlink:type="simple" xlink:show="embed" xlink:actuate="onLoad">
            <loext:p/>
          </draw:object>
          <draw:image xlink:href="./ObjectReplacements/Object 901" xlink:type="simple" xlink:show="embed" xlink:actuate="onLoad"/>
        </draw:frame>
        <draw:frame draw:style-name="gr15" draw:text-style-name="P10" draw:layer="layout" svg:width="1.232cm" svg:height="0.47cm" svg:x="5.057cm" svg:y="23.663cm">
          <draw:object xlink:href="./Object 902" xlink:type="simple" xlink:show="embed" xlink:actuate="onLoad">
            <loext:p/>
          </draw:object>
          <draw:image xlink:href="./ObjectReplacements/Object 902" xlink:type="simple" xlink:show="embed" xlink:actuate="onLoad"/>
        </draw:frame>
        <draw:frame draw:style-name="gr15" draw:text-style-name="P10" draw:layer="layout" svg:width="1.228cm" svg:height="0.47cm" svg:x="4.257cm" svg:y="20.063cm">
          <draw:object xlink:href="./Object 903" xlink:type="simple" xlink:show="embed" xlink:actuate="onLoad">
            <loext:p/>
          </draw:object>
          <draw:image xlink:href="./ObjectReplacements/Object 903" xlink:type="simple" xlink:show="embed" xlink:actuate="onLoad"/>
        </draw:frame>
        <draw:frame draw:style-name="gr15" draw:text-style-name="P10" draw:layer="layout" svg:width="1.228cm" svg:height="0.47cm" svg:x="5.157cm" svg:y="13.563cm">
          <draw:object xlink:href="./Object 904" xlink:type="simple" xlink:show="embed" xlink:actuate="onLoad">
            <loext:p/>
          </draw:object>
          <draw:image xlink:href="./ObjectReplacements/Object 904" xlink:type="simple" xlink:show="embed" xlink:actuate="onLoad"/>
        </draw:frame>
        <draw:frame draw:style-name="gr15" draw:text-style-name="P10" draw:layer="layout" svg:width="1.232cm" svg:height="0.47cm" svg:x="4.157cm" svg:y="11.863cm">
          <draw:object xlink:href="./Object 905" xlink:type="simple" xlink:show="embed" xlink:actuate="onLoad">
            <loext:p/>
          </draw:object>
          <draw:image xlink:href="./ObjectReplacements/Object 905" xlink:type="simple" xlink:show="embed" xlink:actuate="onLoad"/>
        </draw:frame>
        <draw:frame draw:style-name="gr15" draw:text-style-name="P10" draw:layer="layout" svg:width="1.232cm" svg:height="0.47cm" svg:x="5.257cm" svg:y="19.063cm">
          <draw:object xlink:href="./Object 906" xlink:type="simple" xlink:show="embed" xlink:actuate="onLoad">
            <loext:p/>
          </draw:object>
          <draw:image xlink:href="./ObjectReplacements/Object 906" xlink:type="simple" xlink:show="embed" xlink:actuate="onLoad"/>
        </draw:frame>
        <draw:line draw:style-name="gr3" draw:text-style-name="P3" draw:layer="layout" svg:x1="1.875cm" svg:y1="18.3cm" svg:x2="4.075cm" svg:y2="20.2cm">
          <text:p/>
        </draw:line>
        <draw:line draw:style-name="gr3" draw:text-style-name="P3" draw:layer="layout" svg:x1="2.975cm" svg:y1="22.35cm" svg:x2="2.975cm" svg:y2="24.05cm">
          <text:p/>
        </draw:line>
        <draw:line draw:style-name="gr3" draw:text-style-name="P3" draw:layer="layout" svg:x1="4.725cm" svg:y1="24.1cm" svg:x2="2.975cm" svg:y2="24.05cm">
          <text:p/>
        </draw:line>
        <draw:line draw:style-name="gr12" draw:text-style-name="P3" draw:layer="layout" svg:x1="8.079cm" svg:y1="6.35cm" svg:x2="12.929cm" svg:y2="6.4cm">
          <text:p/>
        </draw:line>
        <draw:line draw:style-name="gr12" draw:text-style-name="P3" draw:layer="layout" svg:x1="8.085cm" svg:y1="6.354cm" svg:x2="8.079cm" svg:y2="2.65cm">
          <text:p/>
        </draw:line>
        <draw:frame draw:style-name="gr15" draw:text-style-name="P10" draw:layer="layout" svg:width="0.551cm" svg:height="0.47cm" svg:x="12.957cm" svg:y="6.163cm">
          <draw:object xlink:href="./Object 907" xlink:type="simple" xlink:show="embed" xlink:actuate="onLoad">
            <loext:p/>
          </draw:object>
          <draw:image xlink:href="./ObjectReplacements/Object 907" xlink:type="simple" xlink:show="embed" xlink:actuate="onLoad"/>
        </draw:frame>
        <draw:frame draw:style-name="gr15" draw:text-style-name="P10" draw:layer="layout" svg:width="0.436cm" svg:height="0.47cm" svg:x="7.457cm" svg:y="2.563cm">
          <draw:object xlink:href="./Object 908" xlink:type="simple" xlink:show="embed" xlink:actuate="onLoad">
            <loext:p/>
          </draw:object>
          <draw:image xlink:href="./ObjectReplacements/Object 908" xlink:type="simple" xlink:show="embed" xlink:actuate="onLoad"/>
        </draw:frame>
        <draw:path draw:style-name="gr3" draw:text-style-name="P3" draw:layer="layout" svg:width="3cm" svg:height="2.999cm" svg:x="8.127cm" svg:y="3.3cm" svg:viewBox="0 0 3001 3000" svg:d="M3001 0c-3212 0-2998 3000-2998 3000">
          <text:p/>
        </draw:path>
        <draw:custom-shape draw:style-name="gr19" draw:text-style-name="P14" draw:layer="layout" svg:width="0.25cm" svg:height="0.25cm" svg:x="2.326cm" svg:y="1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827cm" svg:y="13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828cm" svg:y="1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175cm" svg:y1="12.4cm" svg:x2="3.775cm" svg:y2="14cm">
          <text:p/>
        </draw:line>
        <draw:line draw:style-name="gr3" draw:text-style-name="P3" draw:layer="layout" svg:x1="2.275cm" svg:y1="11.2cm" svg:x2="2.675cm" svg:y2="13.25cm">
          <text:p/>
        </draw:line>
        <draw:line draw:style-name="gr3" draw:text-style-name="P3" draw:layer="layout" svg:x1="2.675cm" svg:y1="13.4cm" svg:x2="5.125cm" svg:y2="13.8cm">
          <text:p/>
        </draw:line>
        <draw:frame draw:style-name="gr54" draw:text-style-name="P17" draw:layer="layout" svg:width="2.022cm" svg:height="0.887cm" svg:x="13.77cm" svg:y="22.35cm">
          <draw:text-box>
            <text:p><text:span text:style-name="T13">Avtagende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7.251cm">
          <draw:text-box>
            <text:p><text:span text:style-name="T13">Konstant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1.552cm">
          <draw:text-box>
            <text:p><text:span text:style-name="T13">Økende</text:span></text:p>
            <text:p><text:span text:style-name="T13">skalautbytte</text:span></text:p>
          </draw:text-box>
        </draw:frame>
        <draw:frame draw:style-name="gr55" draw:text-style-name="P15" draw:layer="layout" svg:width="3.084cm" svg:height="1.318cm" svg:x="4.125cm" svg:y="13.15cm">
          <draw:text-box>
            <text:p><text:span text:style-name="T20">MTSB</text:span><text:span text:style-name="T11"> </text:span></text:p>
            <text:p><text:span text:style-name="T21"/></text:p>
          </draw:text-box>
        </draw:frame>
        <draw:frame draw:style-name="gr15" draw:text-style-name="P10" draw:layer="layout" svg:width="0.551cm" svg:height="0.47cm" svg:x="11.254cm" svg:y="10.863cm">
          <draw:object xlink:href="./Object 909" xlink:type="simple" xlink:show="embed" xlink:actuate="onLoad">
            <loext:p/>
          </draw:object>
          <draw:image xlink:href="./ObjectReplacements/Object 909" xlink:type="simple" xlink:show="embed" xlink:actuate="onLoad"/>
        </draw:frame>
        <draw:frame draw:style-name="gr56" draw:text-style-name="P17" draw:layer="layout" svg:width="3.47cm" svg:height="1.205cm" svg:x="7.27cm" svg:y="11.053cm">
          <draw:text-box>
            <text:p><text:span text:style-name="T13">Normale </text:span></text:p>
            <text:p><text:span text:style-name="T13">substitusjonsmuligheter</text:span></text:p>
            <text:p><text:span text:style-name="T13"/></text:p>
          </draw:text-box>
        </draw:frame>
        <draw:frame draw:style-name="gr56" draw:text-style-name="P17" draw:layer="layout" svg:width="3.47cm" svg:height="1.205cm" svg:x="7.27cm" svg:y="16.754cm">
          <draw:text-box>
            <text:p><text:span text:style-name="T13">Perfekte</text:span></text:p>
            <text:p text:style-name="P24"><text:span text:style-name="T13">substitusjonsmuligheter</text:span></text:p>
            <text:p text:style-name="P24"><text:span text:style-name="T13"/></text:p>
          </draw:text-box>
        </draw:frame>
        <draw:frame draw:style-name="gr57" draw:text-style-name="P17" draw:layer="layout" svg:width="3.47cm" svg:height="1.523cm" svg:x="7.17cm" svg:y="21.955cm">
          <draw:text-box>
            <text:p><text:span text:style-name="T13">Ingen</text:span></text:p>
            <text:p text:style-name="P24"><text:span text:style-name="T13">substitusjonsmuligheter</text:span></text:p>
            <text:p text:style-name="P24"><text:span text:style-name="T13"/></text:p>
            <text:p><text:span text:style-name="T13"/></text:p>
          </draw:text-box>
        </draw:frame>
        <draw:frame draw:style-name="gr52" draw:text-style-name="P23" draw:layer="layout" svg:width="9.05cm" svg:height="1.012cm" svg:x="11.675cm" svg:y="8.9cm">
          <draw:text-box>
            <text:p><text:span text:style-name="T18">Skalaegenskaper</text:span></text:p>
          </draw:text-box>
        </draw:frame>
        <draw:frame draw:style-name="gr15" draw:text-style-name="P10" draw:layer="layout" svg:width="0.436cm" svg:height="0.47cm" svg:x="1.057cm" svg:y="2.663cm">
          <draw:object xlink:href="./Object 910" xlink:type="simple" xlink:show="embed" xlink:actuate="onLoad">
            <loext:p/>
          </draw:object>
          <draw:image xlink:href="./ObjectReplacements/Object 910" xlink:type="simple" xlink:show="embed" xlink:actuate="onLoad"/>
        </draw:frame>
        <draw:frame draw:style-name="gr15" draw:text-style-name="P10" draw:layer="layout" svg:width="0.551cm" svg:height="0.47cm" svg:x="1.054cm" svg:y="10.563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5" draw:text-style-name="P10" draw:layer="layout" svg:width="0.551cm" svg:height="0.47cm" svg:x="0.955cm" svg:y="16.66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frame draw:style-name="gr15" draw:text-style-name="P10" draw:layer="layout" svg:width="0.551cm" svg:height="0.47cm" svg:x="11.269cm" svg:y="21.88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5" draw:text-style-name="P10" draw:layer="layout" svg:width="0.551cm" svg:height="0.47cm" svg:x="0.97cm" svg:y="21.48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2" draw:text-style-name="P3" draw:layer="layout" svg:x1="2.103cm" svg:y1="10.75cm" svg:x2="6.953cm" svg:y2="10.8cm">
          <text:p/>
        </draw:line>
        <draw:line draw:style-name="gr12" draw:text-style-name="P3" draw:layer="layout" svg:x1="2.109cm" svg:y1="10.754cm" svg:x2="2.103cm" svg:y2="7.05cm">
          <text:p/>
        </draw:line>
        <draw:frame draw:style-name="gr15" draw:text-style-name="P10" draw:layer="layout" svg:width="0.551cm" svg:height="0.47cm" svg:x="6.881cm" svg:y="10.563cm">
          <draw:object xlink:href="./Object 841" xlink:type="simple" xlink:show="embed" xlink:actuate="onLoad">
            <loext:p/>
          </draw:object>
          <draw:image xlink:href="./ObjectReplacements/Object 841" xlink:type="simple" xlink:show="embed" xlink:actuate="onLoad"/>
        </draw:frame>
        <draw:frame draw:style-name="gr15" draw:text-style-name="P10" draw:layer="layout" svg:width="0.551cm" svg:height="0.47cm" svg:x="1.381cm" svg:y="6.963cm">
          <draw:object xlink:href="./Object 842" xlink:type="simple" xlink:show="embed" xlink:actuate="onLoad">
            <loext:p/>
          </draw:object>
          <draw:image xlink:href="./ObjectReplacements/Object 842" xlink:type="simple" xlink:show="embed" xlink:actuate="onLoad"/>
        </draw:frame>
        <draw:path draw:style-name="gr3" draw:text-style-name="P3" draw:layer="layout" svg:width="1.997cm" svg:height="2.149cm" draw:transform="rotate (-3.14159265358979) translate (4.853cm 9.9cm)" svg:viewBox="0 0 1998 2150" svg:d="M0 0c2139 0 1996 2150 1996 2150">
          <text:p/>
        </draw:path>
        <draw:line draw:style-name="gr12" draw:text-style-name="P3" draw:layer="layout" svg:x1="8.403cm" svg:y1="10.85cm" svg:x2="13.253cm" svg:y2="10.9cm">
          <text:p/>
        </draw:line>
        <draw:line draw:style-name="gr12" draw:text-style-name="P3" draw:layer="layout" svg:x1="8.409cm" svg:y1="10.854cm" svg:x2="8.403cm" svg:y2="7.15cm">
          <text:p/>
        </draw:line>
        <draw:frame draw:style-name="gr15" draw:text-style-name="P10" draw:layer="layout" svg:width="0.551cm" svg:height="0.47cm" svg:x="7.781cm" svg:y="7.063cm">
          <draw:object xlink:href="./Object 843" xlink:type="simple" xlink:show="embed" xlink:actuate="onLoad">
            <loext:p/>
          </draw:object>
          <draw:image xlink:href="./ObjectReplacements/Object 843" xlink:type="simple" xlink:show="embed" xlink:actuate="onLoad"/>
        </draw:frame>
        <draw:path draw:style-name="gr3" draw:text-style-name="P3" draw:layer="layout" svg:width="1.997cm" svg:height="2.149cm" draw:transform="rotate (-3.14159265358979) translate (11.753cm 9.7cm)" svg:viewBox="0 0 1998 2150" svg:d="M0 0c2139 0 1996 2150 1996 2150">
          <text:p/>
        </draw:path>
        <draw:line draw:style-name="gr12" draw:text-style-name="P3" draw:layer="layout" svg:x1="10.604cm" svg:y1="25.45cm" svg:x2="17.1cm" svg:y2="25.5cm">
          <text:p/>
        </draw:line>
        <draw:line draw:style-name="gr12" draw:text-style-name="P3" draw:layer="layout" svg:x1="10.6cm" svg:y1="25.35cm" svg:x2="10.6cm" svg:y2="18.65cm">
          <text:p/>
        </draw:line>
        <draw:frame draw:style-name="gr15" draw:text-style-name="P10" draw:layer="layout" svg:width="0.436cm" svg:height="0.47cm" svg:x="17.282cm" svg:y="25.263cm">
          <draw:object xlink:href="./Object 844" xlink:type="simple" xlink:show="embed" xlink:actuate="onLoad">
            <loext:p/>
          </draw:object>
          <draw:image xlink:href="./ObjectReplacements/Object 844" xlink:type="simple" xlink:show="embed" xlink:actuate="onLoad"/>
        </draw:frame>
        <draw:frame draw:style-name="gr15" draw:text-style-name="P10" draw:layer="layout" svg:width="0.509cm" svg:height="0.47cm" svg:x="9.982cm" svg:y="18.563cm">
          <draw:object xlink:href="./Object 845" xlink:type="simple" xlink:show="embed" xlink:actuate="onLoad">
            <loext:p/>
          </draw:object>
          <draw:image xlink:href="./ObjectReplacements/Object 845" xlink:type="simple" xlink:show="embed" xlink:actuate="onLoad"/>
        </draw:frame>
        <draw:line draw:style-name="gr12" draw:text-style-name="P3" draw:layer="layout" svg:x1="2.605cm" svg:y1="25.45cm" svg:x2="9.101cm" svg:y2="25.5cm">
          <text:p/>
        </draw:line>
        <draw:line draw:style-name="gr12" draw:text-style-name="P3" draw:layer="layout" svg:x1="2.6cm" svg:y1="25.5cm" svg:x2="2.499cm" svg:y2="17.8cm">
          <text:p/>
        </draw:line>
        <draw:frame draw:style-name="gr15" draw:text-style-name="P10" draw:layer="layout" svg:width="0.551cm" svg:height="0.47cm" svg:x="9.083cm" svg:y="25.263cm">
          <draw:object xlink:href="./Object 846" xlink:type="simple" xlink:show="embed" xlink:actuate="onLoad">
            <loext:p/>
          </draw:object>
          <draw:image xlink:href="./ObjectReplacements/Object 846" xlink:type="simple" xlink:show="embed" xlink:actuate="onLoad"/>
        </draw:frame>
        <draw:path draw:style-name="gr3" draw:text-style-name="P3" draw:layer="layout" svg:width="1.997cm" svg:height="2.149cm" draw:transform="rotate (-3.14159265358979) translate (5.4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055cm 24.2cm)" svg:viewBox="0 0 1998 2150" svg:d="M0 0c2139 0 1996 2150 1996 2150">
          <text:p/>
        </draw:path>
        <draw:line draw:style-name="gr3" draw:text-style-name="P3" draw:layer="layout" svg:x1="10.6cm" svg:y1="22.45cm" svg:x2="15.4cm" svg:y2="23.25cm">
          <text:p/>
        </draw:line>
        <draw:line draw:style-name="gr3" draw:text-style-name="P3" draw:layer="layout" svg:x1="2.2cm" svg:y1="7.5cm" svg:x2="4.2cm" svg:y2="10.75cm">
          <text:p/>
        </draw:line>
        <draw:line draw:style-name="gr3" draw:text-style-name="P3" draw:layer="layout" svg:x1="8.4cm" svg:y1="7.6cm" svg:x2="12.5cm" svg:y2="11cm">
          <text:p/>
        </draw:line>
        <draw:line draw:style-name="gr3" draw:text-style-name="P3" draw:layer="layout" svg:x1="8.4cm" svg:y1="7.6cm" svg:x2="10.85cm" svg:y2="10.8cm">
          <text:p/>
        </draw:line>
        <draw:path draw:style-name="gr3" draw:text-style-name="P3" draw:layer="layout" svg:width="1.997cm" svg:height="2.149cm" draw:transform="rotate (-3.14159265358979) translate (11.553cm 10.3cm)" svg:viewBox="0 0 1998 2150" svg:d="M0 0c2139 0 1996 2150 1996 2150">
          <text:p/>
        </draw:path>
        <draw:line draw:style-name="gr3" draw:text-style-name="P3" draw:layer="layout" svg:x1="2.5cm" svg:y1="21.65cm" svg:x2="4.5cm" svg:y2="25.45cm">
          <text:p/>
        </draw:line>
        <draw:line draw:style-name="gr3" draw:text-style-name="P3" draw:layer="layout" svg:x1="2.5cm" svg:y1="19.9cm" svg:x2="5.6cm" svg:y2="25.45cm">
          <text:p/>
        </draw:line>
        <draw:line draw:style-name="gr3" draw:text-style-name="P3" draw:layer="layout" svg:x1="10.6cm" svg:y1="22.45cm" svg:x2="16.35cm" svg:y2="22.45cm">
          <text:p/>
        </draw:line>
        <draw:line draw:style-name="gr3" draw:text-style-name="P3" draw:layer="layout" svg:x1="10.6cm" svg:y1="22.45cm" svg:x2="16.35cm" svg:y2="21.2cm">
          <text:p/>
        </draw:line>
        <draw:line draw:style-name="gr2" draw:text-style-name="P3" draw:layer="layout" svg:x1="2.096cm" svg:y1="9.177cm" svg:x2="3.305cm" svg:y2="9.174cm">
          <text:p/>
        </draw:line>
        <draw:frame draw:style-name="gr58" draw:text-style-name="P27" draw:layer="layout" svg:width="1.793cm" svg:height="0.645cm" svg:x="2.9cm" svg:y="8cm">
          <draw:text-box>
            <text:p><text:span text:style-name="T22">isokvant</text:span></text:p>
          </draw:text-box>
        </draw:frame>
        <draw:frame draw:style-name="gr59" draw:text-style-name="P18" draw:layer="layout" svg:width="1.649cm" svg:height="0.662cm" svg:x="4.05cm" svg:y="10.25cm">
          <draw:text-box>
            <text:p><text:span text:style-name="T14">isokost</text:span></text:p>
          </draw:text-box>
        </draw:frame>
        <draw:frame draw:style-name="gr15" draw:text-style-name="P10" draw:layer="layout" svg:width="0.565cm" svg:height="0.53cm" svg:x="1.685cm" svg:y="8.25cm">
          <draw:object xlink:href="./Object 847" xlink:type="simple" xlink:show="embed" xlink:actuate="onLoad">
            <loext:p/>
          </draw:object>
          <draw:image xlink:href="./ObjectReplacements/Object 847" xlink:type="simple" xlink:show="embed" xlink:actuate="onLoad"/>
        </draw:frame>
        <draw:frame draw:style-name="gr15" draw:text-style-name="P10" draw:layer="layout" svg:width="0.56cm" svg:height="0.53cm" svg:x="2.982cm" svg:y="10.863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5" draw:text-style-name="P28" draw:layer="layout" svg:width="0.724cm" svg:height="1.061cm" svg:x="3.884cm" svg:y="10.764cm">
          <draw:object xlink:href="./Object 849" xlink:type="simple" xlink:show="embed" xlink:actuate="onLoad">
            <loext:p/>
          </draw:object>
          <draw:image xlink:href="./ObjectReplacements/Object 849" xlink:type="simple" xlink:show="embed" xlink:actuate="onLoad"/>
        </draw:frame>
        <draw:frame draw:style-name="gr15" draw:text-style-name="P10" draw:layer="layout" svg:width="0.56cm" svg:height="0.53cm" svg:x="9.683cm" svg:y="10.863cm">
          <draw:object xlink:href="./Object 850" xlink:type="simple" xlink:show="embed" xlink:actuate="onLoad">
            <loext:p/>
          </draw:object>
          <draw:image xlink:href="./ObjectReplacements/Object 850" xlink:type="simple" xlink:show="embed" xlink:actuate="onLoad"/>
        </draw:frame>
        <draw:frame draw:style-name="gr15" draw:text-style-name="P10" draw:layer="layout" svg:width="0.551cm" svg:height="0.53cm" svg:x="10.284cm" svg:y="10.863cm">
          <draw:object xlink:href="./Object 851" xlink:type="simple" xlink:show="embed" xlink:actuate="onLoad">
            <loext:p/>
          </draw:object>
          <draw:image xlink:href="./ObjectReplacements/Object 851" xlink:type="simple" xlink:show="embed" xlink:actuate="onLoad"/>
        </draw:frame>
        <draw:frame draw:style-name="gr15" draw:text-style-name="P10" draw:layer="layout" svg:width="0.565cm" svg:height="0.53cm" svg:x="7.782cm" svg:y="9.263cm">
          <draw:object xlink:href="./Object 852" xlink:type="simple" xlink:show="embed" xlink:actuate="onLoad">
            <loext:p/>
          </draw:object>
          <draw:image xlink:href="./ObjectReplacements/Object 852" xlink:type="simple" xlink:show="embed" xlink:actuate="onLoad"/>
        </draw:frame>
        <draw:frame draw:style-name="gr15" draw:text-style-name="P10" draw:layer="layout" svg:width="0.556cm" svg:height="0.53cm" svg:x="7.74cm" svg:y="8.82cm">
          <draw:object xlink:href="./Object 853" xlink:type="simple" xlink:show="embed" xlink:actuate="onLoad">
            <loext:p/>
          </draw:object>
          <draw:image xlink:href="./ObjectReplacements/Object 853" xlink:type="simple" xlink:show="embed" xlink:actuate="onLoad"/>
        </draw:frame>
        <draw:custom-shape draw:style-name="gr19" draw:text-style-name="P14" draw:layer="layout" svg:width="0.25cm" svg:height="0.25cm" svg:x="10.351cm" svg:y="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5cm" svg:y1="9.2cm" svg:x2="10.5cm" svg:y2="10.85cm">
          <text:p/>
        </draw:line>
        <draw:line draw:style-name="gr2" draw:text-style-name="P3" draw:layer="layout" svg:x1="8.398cm" svg:y1="9.558cm" svg:x2="10.001cm" svg:y2="9.542cm">
          <text:p/>
        </draw:line>
        <draw:line draw:style-name="gr2" draw:text-style-name="P3" draw:layer="layout" svg:x1="8.5cm" svg:y1="9.25cm" svg:x2="10.45cm" svg:y2="9.25cm">
          <text:p/>
        </draw:line>
        <draw:line draw:style-name="gr3" draw:text-style-name="P3" draw:layer="layout" svg:x1="2.75cm" svg:y1="18.65cm" svg:x2="6.75cm" svg:y2="25.65cm">
          <text:p/>
        </draw:line>
        <draw:path draw:style-name="gr3" draw:text-style-name="P3" draw:layer="layout" svg:width="1.997cm" svg:height="2.149cm" draw:transform="rotate (-3.14159265358979) translate (6.155cm 22.5cm)" svg:viewBox="0 0 1998 2150" svg:d="M0 0c2139 0 1996 2150 1996 2150">
          <text:p/>
        </draw:path>
        <draw:custom-shape draw:style-name="gr19" draw:text-style-name="P14" draw:layer="layout" svg:width="0.25cm" svg:height="0.25cm" svg:x="3.8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3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6cm" svg:height="0.513cm" svg:x="12.184cm" svg:y="20.563cm">
          <draw:object xlink:href="./Object 854" xlink:type="simple" xlink:show="embed" xlink:actuate="onLoad">
            <loext:p/>
          </draw:object>
          <draw:image xlink:href="./ObjectReplacements/Object 854" xlink:type="simple" xlink:show="embed" xlink:actuate="onLoad"/>
        </draw:frame>
        <draw:frame draw:style-name="gr15" draw:text-style-name="P10" draw:layer="layout" svg:width="5.832cm" svg:height="0.513cm" svg:x="13.799cm" svg:y="21.765cm">
          <draw:object xlink:href="./Object 855" xlink:type="simple" xlink:show="embed" xlink:actuate="onLoad">
            <loext:p/>
          </draw:object>
          <draw:image xlink:href="./ObjectReplacements/Object 855" xlink:type="simple" xlink:show="embed" xlink:actuate="onLoad"/>
        </draw:frame>
        <draw:frame draw:style-name="gr15" draw:text-style-name="P10" draw:layer="layout" svg:width="5.509cm" svg:height="0.513cm" svg:x="12.385cm" svg:y="23.263cm">
          <draw:object xlink:href="./Object 856" xlink:type="simple" xlink:show="embed" xlink:actuate="onLoad">
            <loext:p/>
          </draw:object>
          <draw:image xlink:href="./ObjectReplacements/Object 856" xlink:type="simple" xlink:show="embed" xlink:actuate="onLoad"/>
        </draw:frame>
        <draw:line draw:style-name="gr3" draw:text-style-name="P3" draw:layer="layout" svg:x1="2.7cm" svg:y1="25.45cm" svg:x2="4cm" svg:y2="22.4cm">
          <text:p/>
        </draw:line>
        <draw:frame draw:style-name="gr60" draw:text-style-name="P29" draw:layer="layout" svg:width="2.119cm" svg:height="0.526cm" svg:x="4.301cm" svg:y="19.801cm">
          <draw:text-box>
            <text:p><text:span text:style-name="T23">Substitumalen</text:span></text:p>
          </draw:text-box>
        </draw:frame>
        <draw:custom-shape draw:style-name="gr19" draw:text-style-name="P14" draw:layer="layout" svg:width="0.25cm" svg:height="0.25cm" svg:x="3.152cm" svg:y="9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981cm" svg:y="10.663cm">
          <draw:object xlink:href="./Object 857" xlink:type="simple" xlink:show="embed" xlink:actuate="onLoad">
            <loext:p/>
          </draw:object>
          <draw:image xlink:href="./ObjectReplacements/Object 857" xlink:type="simple" xlink:show="embed" xlink:actuate="onLoad"/>
        </draw:frame>
        <draw:line draw:style-name="gr12" draw:text-style-name="P3" draw:layer="layout" svg:x1="15.203cm" svg:y1="10.85cm" svg:x2="20.053cm" svg:y2="10.9cm">
          <text:p/>
        </draw:line>
        <draw:line draw:style-name="gr12" draw:text-style-name="P3" draw:layer="layout" svg:x1="15.209cm" svg:y1="10.854cm" svg:x2="15.203cm" svg:y2="7.15cm">
          <text:p/>
        </draw:line>
        <draw:frame draw:style-name="gr15" draw:text-style-name="P10" draw:layer="layout" svg:width="0.551cm" svg:height="0.47cm" svg:x="14.581cm" svg:y="7.063cm">
          <draw:object xlink:href="./Object 858" xlink:type="simple" xlink:show="embed" xlink:actuate="onLoad">
            <loext:p/>
          </draw:object>
          <draw:image xlink:href="./ObjectReplacements/Object 858" xlink:type="simple" xlink:show="embed" xlink:actuate="onLoad"/>
        </draw:frame>
        <draw:path draw:style-name="gr3" draw:text-style-name="P3" draw:layer="layout" svg:width="1.997cm" svg:height="2.149cm" draw:transform="rotate (-3.14159265358979) translate (18.453cm 9.6cm)" svg:viewBox="0 0 1998 2150" svg:d="M0 0c2139 0 1996 2150 1996 2150">
          <text:p/>
        </draw:path>
        <draw:line draw:style-name="gr3" draw:text-style-name="P3" draw:layer="layout" svg:x1="15.25cm" svg:y1="7.75cm" svg:x2="19.15cm" svg:y2="10.8cm">
          <text:p/>
        </draw:line>
        <draw:path draw:style-name="gr3" draw:text-style-name="P3" draw:layer="layout" svg:width="1.997cm" svg:height="2.149cm" draw:transform="rotate (-3.14159265358979) translate (17.953cm 10.4cm)" svg:viewBox="0 0 1998 2150" svg:d="M0 0c2139 0 1996 2150 1996 2150">
          <text:p/>
        </draw:path>
        <draw:frame draw:style-name="gr15" draw:text-style-name="P10" draw:layer="layout" svg:width="0.56cm" svg:height="0.53cm" svg:x="16.783cm" svg:y="11.463cm">
          <draw:object xlink:href="./Object 859" xlink:type="simple" xlink:show="embed" xlink:actuate="onLoad">
            <loext:p/>
          </draw:object>
          <draw:image xlink:href="./ObjectReplacements/Object 859" xlink:type="simple" xlink:show="embed" xlink:actuate="onLoad"/>
        </draw:frame>
        <draw:frame draw:style-name="gr15" draw:text-style-name="P10" draw:layer="layout" svg:width="0.551cm" svg:height="0.53cm" svg:x="16.784cm" svg:y="10.963cm">
          <draw:object xlink:href="./Object 860" xlink:type="simple" xlink:show="embed" xlink:actuate="onLoad">
            <loext:p/>
          </draw:object>
          <draw:image xlink:href="./ObjectReplacements/Object 860" xlink:type="simple" xlink:show="embed" xlink:actuate="onLoad"/>
        </draw:frame>
        <draw:frame draw:style-name="gr15" draw:text-style-name="P10" draw:layer="layout" svg:width="0.565cm" svg:height="0.53cm" svg:x="14.482cm" svg:y="9.863cm">
          <draw:object xlink:href="./Object 864" xlink:type="simple" xlink:show="embed" xlink:actuate="onLoad">
            <loext:p/>
          </draw:object>
          <draw:image xlink:href="./ObjectReplacements/Object 864" xlink:type="simple" xlink:show="embed" xlink:actuate="onLoad"/>
        </draw:frame>
        <draw:frame draw:style-name="gr15" draw:text-style-name="P10" draw:layer="layout" svg:width="0.556cm" svg:height="0.53cm" svg:x="14.44cm" svg:y="8.72cm">
          <draw:object xlink:href="./Object 865" xlink:type="simple" xlink:show="embed" xlink:actuate="onLoad">
            <loext:p/>
          </draw:object>
          <draw:image xlink:href="./ObjectReplacements/Object 865" xlink:type="simple" xlink:show="embed" xlink:actuate="onLoad"/>
        </draw:frame>
        <draw:custom-shape draw:style-name="gr19" draw:text-style-name="P14" draw:layer="layout" svg:width="0.25cm" svg:height="0.25cm" svg:x="16.851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95cm" svg:y1="9.2cm" svg:x2="17cm" svg:y2="10.85cm">
          <text:p/>
        </draw:line>
        <draw:line draw:style-name="gr2" draw:text-style-name="P3" draw:layer="layout" svg:x1="15.249cm" svg:y1="10.204cm" svg:x2="17.002cm" svg:y2="10.196cm">
          <text:p/>
        </draw:line>
        <draw:line draw:style-name="gr2" draw:text-style-name="P3" draw:layer="layout" svg:x1="15.15cm" svg:y1="9.05cm" svg:x2="16.95cm" svg:y2="9.05cm">
          <text:p/>
        </draw:line>
        <draw:line draw:style-name="gr3" draw:text-style-name="P3" draw:layer="layout" svg:x1="15.35cm" svg:y1="9.8cm" svg:x2="19.15cm" svg:y2="10.8cm">
          <text:p/>
        </draw:line>
        <draw:custom-shape draw:style-name="gr19" draw:text-style-name="P14" draw:layer="layout" svg:width="0.25cm" svg:height="0.25cm" svg:x="16.852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95cm" svg:y1="22.55cm" svg:x2="6cm" svg:y2="20.9cm">
          <text:p/>
        </draw:line>
        <draw:custom-shape draw:style-name="gr19" draw:text-style-name="P14" draw:layer="layout" svg:width="0.25cm" svg:height="0.25cm" svg:x="4.5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3.282cm" svg:y="10.663cm">
          <draw:object xlink:href="./Object 866" xlink:type="simple" xlink:show="embed" xlink:actuate="onLoad">
            <loext:p/>
          </draw:object>
          <draw:image xlink:href="./ObjectReplacements/Object 866" xlink:type="simple" xlink:show="embed" xlink:actuate="onLoad"/>
        </draw:frame>
        <draw:frame draw:style-name="gr61" draw:text-style-name="P30" draw:layer="layout" svg:width="4.075cm" svg:height="0.683cm" svg:x="10.25cm" svg:y="17.4cm">
          <draw:text-box>
            <text:p><text:span text:style-name="T12">Kostnader (lang sikt)</text:span></text:p>
          </draw:text-box>
        </draw:frame>
        <draw:frame draw:style-name="gr15" draw:text-style-name="P10" draw:layer="layout" svg:width="0.551cm" svg:height="0.47cm" svg:x="1.784cm" svg:y="17.763cm">
          <draw:object xlink:href="./Object 867" xlink:type="simple" xlink:show="embed" xlink:actuate="onLoad">
            <loext:p/>
          </draw:object>
          <draw:image xlink:href="./ObjectReplacements/Object 867" xlink:type="simple" xlink:show="embed" xlink:actuate="onLoad"/>
        </draw:frame>
        <draw:frame draw:style-name="gr62" draw:text-style-name="P31" draw:layer="layout" svg:width="6.331cm" svg:height="0.683cm" svg:x="1.851cm" svg:y="5.501cm">
          <draw:text-box>
            <text:p><text:span text:style-name="T24">Kostnadsminimering (lang sikt)</text:span></text:p>
          </draw:text-box>
        </draw:frame>
        <draw:frame draw:style-name="gr63" draw:text-style-name="P32" draw:layer="layout" svg:width="4.045cm" svg:height="0.662cm" svg:x="8.15cm" svg:y="5.55cm">
          <draw:text-box>
            <text:p><text:span text:style-name="T25">- Billigere arbeidskraft</text:span></text:p>
          </draw:text-box>
        </draw:frame>
        <draw:frame draw:style-name="gr64" draw:text-style-name="P32" draw:layer="layout" svg:width="4.376cm" svg:height="0.662cm" svg:x="14.95cm" svg:y="5.65cm">
          <draw:text-box>
            <text:p><text:span text:style-name="T25">- Billigere kapital</text:span></text:p>
          </draw:text-box>
        </draw:frame>
        <draw:frame draw:style-name="gr15" draw:text-style-name="P28" draw:layer="layout" svg:width="0.72cm" svg:height="1.063cm" svg:x="5.284cm" svg:y="25.664cm">
          <draw:object xlink:href="./Object 868" xlink:type="simple" xlink:show="embed" xlink:actuate="onLoad">
            <loext:p/>
          </draw:object>
          <draw:image xlink:href="./ObjectReplacements/Object 868" xlink:type="simple" xlink:show="embed" xlink:actuate="onLoad"/>
        </draw:frame>
        <draw:frame draw:style-name="gr15" draw:text-style-name="P28" draw:layer="layout" svg:width="0.724cm" svg:height="1.063cm" svg:x="6.284cm" svg:y="25.664cm">
          <draw:object xlink:href="./Object 869" xlink:type="simple" xlink:show="embed" xlink:actuate="onLoad">
            <loext:p/>
          </draw:object>
          <draw:image xlink:href="./ObjectReplacements/Object 869" xlink:type="simple" xlink:show="embed" xlink:actuate="onLoad"/>
        </draw:frame>
        <draw:frame draw:style-name="gr15" draw:text-style-name="P28" draw:layer="layout" svg:width="0.724cm" svg:height="1.063cm" svg:x="1.785cm" svg:y="21.065cm">
          <draw:object xlink:href="./Object 870" xlink:type="simple" xlink:show="embed" xlink:actuate="onLoad">
            <loext:p/>
          </draw:object>
          <draw:image xlink:href="./ObjectReplacements/Object 870" xlink:type="simple" xlink:show="embed" xlink:actuate="onLoad"/>
        </draw:frame>
        <draw:frame draw:style-name="gr15" draw:text-style-name="P28" draw:layer="layout" svg:width="0.715cm" svg:height="1.063cm" svg:x="1.785cm" svg:y="19.365cm">
          <draw:object xlink:href="./Object 871" xlink:type="simple" xlink:show="embed" xlink:actuate="onLoad">
            <loext:p/>
          </draw:object>
          <draw:image xlink:href="./ObjectReplacements/Object 871" xlink:type="simple" xlink:show="embed" xlink:actuate="onLoad"/>
        </draw:frame>
        <draw:frame draw:style-name="gr15" draw:text-style-name="P28" draw:layer="layout" svg:width="0.719cm" svg:height="1.063cm" svg:x="1.786cm" svg:y="18.266cm">
          <draw:object xlink:href="./Object 872" xlink:type="simple" xlink:show="embed" xlink:actuate="onLoad">
            <loext:p/>
          </draw:object>
          <draw:image xlink:href="./ObjectReplacements/Object 872" xlink:type="simple" xlink:show="embed" xlink:actuate="onLoad"/>
        </draw:frame>
        <draw:frame draw:style-name="gr65" draw:text-style-name="P33" draw:layer="layout" svg:width="9.341cm" svg:height="1.275cm" svg:x="10.1cm" svg:y="16.05cm">
          <draw:text-box>
            <text:p><text:span text:style-name="T26">Kostnadsfunksjonen for ulike antagelser</text:span></text:p>
            <text:p><text:span text:style-name="T26">om skalautbytte</text:span></text:p>
          </draw:text-box>
        </draw:frame>
        <draw:frame draw:style-name="gr66" draw:text-style-name="P23" draw:layer="layout" svg:width="4.718cm" svg:height="1.199cm" svg:x="2.2cm" svg:y="15.85cm">
          <draw:text-box>
            <text:p><text:span text:style-name="T18">Kostnadsminimering</text:span></text:p>
            <text:p><text:span text:style-name="T18">For et gitt budsjett</text:span></text:p>
          </draw:text-box>
        </draw:frame>
        <draw:line draw:style-name="gr2" draw:text-style-name="P3" draw:layer="layout" svg:x1="3.2cm" svg:y1="9.1cm" svg:x2="3.25cm" svg:y2="10.75cm">
          <text:p/>
        </draw:line>
        <draw:frame draw:style-name="gr15" draw:text-style-name="P28" draw:layer="layout" svg:width="0.72cm" svg:height="1.063cm" svg:x="5.284cm" svg:y="25.665cm">
          <draw:object xlink:href="./Object 874" xlink:type="simple" xlink:show="embed" xlink:actuate="onLoad">
            <loext:p/>
          </draw:object>
          <draw:image xlink:href="./ObjectReplacements/Object 874" xlink:type="simple" xlink:show="embed" xlink:actuate="onLoad"/>
        </draw:frame>
        <draw:frame draw:style-name="gr15" draw:text-style-name="P28" draw:layer="layout" svg:width="0.729cm" svg:height="1.063cm" svg:x="4.284cm" svg:y="25.666cm">
          <draw:object xlink:href="./Object 875" xlink:type="simple" xlink:show="embed" xlink:actuate="onLoad">
            <loext:p/>
          </draw:object>
          <draw:image xlink:href="./ObjectReplacements/Object 875" xlink:type="simple" xlink:show="embed" xlink:actuate="onLoad"/>
        </draw:frame>
        <draw:frame draw:style-name="gr15" draw:text-style-name="P10" draw:layer="layout" svg:width="1.193cm" svg:height="0.47cm" svg:x="5.382cm" svg:y="23.963cm">
          <draw:object xlink:href="./Object 876" xlink:type="simple" xlink:show="embed" xlink:actuate="onLoad">
            <loext:p/>
          </draw:object>
          <draw:image xlink:href="./ObjectReplacements/Object 876" xlink:type="simple" xlink:show="embed" xlink:actuate="onLoad"/>
        </draw:frame>
        <draw:frame draw:style-name="gr15" draw:text-style-name="P10" draw:layer="layout" svg:width="1.354cm" svg:height="0.47cm" svg:x="5.282cm" svg:y="22.963cm">
          <draw:object xlink:href="./Object 877" xlink:type="simple" xlink:show="embed" xlink:actuate="onLoad">
            <loext:p/>
          </draw:object>
          <draw:image xlink:href="./ObjectReplacements/Object 877" xlink:type="simple" xlink:show="embed" xlink:actuate="onLoad"/>
        </draw:frame>
        <draw:frame draw:style-name="gr15" draw:text-style-name="P10" draw:layer="layout" svg:width="1.515cm" svg:height="0.47cm" svg:x="6.282cm" svg:y="22.163cm">
          <draw:object xlink:href="./Object 878" xlink:type="simple" xlink:show="embed" xlink:actuate="onLoad">
            <loext:p/>
          </draw:object>
          <draw:image xlink:href="./ObjectReplacements/Object 878" xlink:type="simple" xlink:show="embed" xlink:actuate="onLoad"/>
        </draw:frame>
        <draw:frame draw:style-name="gr15" draw:text-style-name="P10" draw:layer="layout" svg:width="2.057cm" svg:height="1.003cm" svg:x="3.922cm" svg:y="8.902cm">
          <draw:object xlink:href="./Object 879" xlink:type="simple" xlink:show="embed" xlink:actuate="onLoad">
            <loext:p/>
          </draw:object>
          <draw:image xlink:href="./ObjectReplacements/Object 879" xlink:type="simple" xlink:show="embed" xlink:actuate="onLoad"/>
        </draw:frame>
        <draw:frame draw:style-name="gr42" draw:text-style-name="P22" draw:layer="layout" svg:width="7.249cm" svg:height="1.109cm" svg:x="0.755cm" svg:y="0.258cm">
          <draw:text-box>
            <text:p><text:span text:style-name="T17">Produksjonsteori på lang sikt</text:span></text:p>
          </draw:text-box>
        </draw:frame>
        <draw:frame draw:style-name="gr15" draw:text-style-name="P28" draw:layer="layout" svg:width="0.724cm" svg:height="1.061cm" svg:x="1.284cm" svg:y="7.365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custom-shape draw:style-name="gr19" draw:text-style-name="P14" draw:layer="layout" svg:width="0.25cm" svg:height="0.25cm" svg:x="9.752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921cm" svg:y1="9.695cm" svg:x2="9.93cm" svg:y2="10.855cm">
          <text:p/>
        </draw:lin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2" draw:text-style-name="P3" draw:layer="layout" svg:x1="1.503cm" svg:y1="15.55cm" svg:x2="6.353cm" svg:y2="15.6cm">
          <text:p/>
        </draw:line>
        <draw:line draw:style-name="gr12" draw:text-style-name="P3" draw:layer="layout" svg:x1="1.509cm" svg:y1="15.554cm" svg:x2="1.503cm" svg:y2="11.85cm">
          <text:p/>
        </draw:line>
        <draw:frame draw:style-name="gr15" draw:text-style-name="P10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5" draw:text-style-name="P10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3" draw:layer="layout" svg:x1="14.603cm" svg:y1="15.65cm" svg:x2="19.453cm" svg:y2="15.7cm">
          <text:p/>
        </draw:line>
        <draw:line draw:style-name="gr12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2" draw:text-style-name="P3" draw:layer="layout" svg:x1="1.602cm" svg:y1="8.15cm" svg:x2="6.452cm" svg:y2="8.2cm">
          <text:p/>
        </draw:line>
        <draw:line draw:style-name="gr12" draw:text-style-name="P3" draw:layer="layout" svg:x1="1.608cm" svg:y1="8.154cm" svg:x2="1.602cm" svg:y2="4.45cm">
          <text:p/>
        </draw:line>
        <draw:frame draw:style-name="gr15" draw:text-style-name="P10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5" draw:text-style-name="P10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3" draw:layer="layout" svg:x1="8.202cm" svg:y1="8.15cm" svg:x2="13.052cm" svg:y2="8.2cm">
          <text:p/>
        </draw:line>
        <draw:line draw:style-name="gr12" draw:text-style-name="P3" draw:layer="layout" svg:x1="8.208cm" svg:y1="8.154cm" svg:x2="8.202cm" svg:y2="4.45cm">
          <text:p/>
        </draw:line>
        <draw:frame draw:style-name="gr15" draw:text-style-name="P10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5" draw:text-style-name="P10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7.1cm)" svg:viewBox="0 0 3448 2050" svg:d="M3448 0c-3691 0-3445 2050-3445 2050">
          <text:p/>
        </draw:path>
        <draw:line draw:style-name="gr3" draw:text-style-name="P3" draw:layer="layout" svg:x1="8.2cm" svg:y1="7.85cm" svg:x2="12.45cm" svg:y2="7.85cm">
          <text:p/>
        </draw:line>
        <draw:frame draw:style-name="gr43" draw:text-style-name="P23" draw:layer="layout" svg:width="6.695cm" svg:height="1.199cm" svg:x="1.101cm" svg:y="2.601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7.902cm" svg:y="2.502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5" draw:text-style-name="P10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5" draw:text-style-name="P10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5" draw:text-style-name="P10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5" draw:text-style-name="P10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2" draw:text-style-name="P3" draw:layer="layout" svg:x1="14.629cm" svg:y1="8.151cm" svg:x2="19.479cm" svg:y2="8.201cm">
          <text:p/>
        </draw:line>
        <draw:line draw:style-name="gr12" draw:text-style-name="P3" draw:layer="layout" svg:x1="14.635cm" svg:y1="8.155cm" svg:x2="14.629cm" svg:y2="4.451cm">
          <text:p/>
        </draw:line>
        <draw:frame draw:style-name="gr15" draw:text-style-name="P10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25cm" svg:x2="18cm" svg:y2="6.2cm">
          <text:p/>
        </draw:line>
        <draw:line draw:style-name="gr12" draw:text-style-name="P3" draw:layer="layout" svg:x1="1.602cm" svg:y1="24.95cm" svg:x2="6.452cm" svg:y2="25cm">
          <text:p/>
        </draw:line>
        <draw:line draw:style-name="gr12" draw:text-style-name="P3" draw:layer="layout" svg:x1="1.608cm" svg:y1="24.954cm" svg:x2="1.602cm" svg:y2="21.25cm">
          <text:p/>
        </draw:line>
        <draw:frame draw:style-name="gr15" draw:text-style-name="P10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5" draw:text-style-name="P10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45" draw:text-style-name="P23" draw:layer="layout" svg:width="8.308cm" svg:height="1.199cm" svg:x="1.201cm" svg:y="18.201cm">
          <draw:text-box>
            <text:p><text:span text:style-name="T18">Tilbudsfunksjonen 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5" draw:text-style-name="P10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2" draw:text-style-name="P3" draw:layer="layout" svg:x1="14.429cm" svg:y1="24.951cm" svg:x2="19.279cm" svg:y2="25.001cm">
          <text:p/>
        </draw:line>
        <draw:line draw:style-name="gr12" draw:text-style-name="P3" draw:layer="layout" svg:x1="14.435cm" svg:y1="24.955cm" svg:x2="14.429cm" svg:y2="21.251cm">
          <text:p/>
        </draw:line>
        <draw:frame draw:style-name="gr15" draw:text-style-name="P10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5" draw:text-style-name="P10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5" draw:text-style-name="P10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5" draw:text-style-name="P10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5" draw:text-style-name="P10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5" draw:text-style-name="P10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5" draw:text-style-name="P10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5" draw:text-style-name="P10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4" draw:text-style-name="P23" draw:layer="layout" svg:width="6.691cm" svg:height="1.199cm" svg:x="14.303cm" svg:y="2.503cm">
          <draw:text-box>
            <text:p><text:span text:style-name="T18">Bruk av arbeidskraft</text:span></text:p>
            <text:p><text:span text:style-name="T18"><text:s/></text:span><text:span text:style-name="T18">(kort sikt)</text:span></text:p>
          </draw:text-box>
        </draw:frame>
        <draw:frame draw:style-name="gr15" draw:text-style-name="P10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5" draw:text-style-name="P10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9" draw:text-style-name="P14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5" draw:text-style-name="P10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5" draw:text-style-name="P10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5" draw:text-style-name="P10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9" draw:text-style-name="P14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67" draw:text-style-name="P23" draw:layer="layout" svg:width="9.904cm" svg:height="2.147cm" svg:x="14.201cm" svg:y="18.202cm">
          <draw:text-box>
            <text:p><text:span text:style-name="T18">Etterspørselensfunksjonen </text:span></text:p>
            <text:p><text:span text:style-name="T18">etter arbeidskraft </text:span></text:p>
            <text:p><text:span text:style-name="T18">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5" draw:text-style-name="P10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5" draw:text-style-name="P10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4" draw:text-style-name="P23" draw:layer="layout" svg:width="6.691cm" svg:height="1.199cm" svg:x="14.25cm" svg:y="10.275cm">
          <draw:text-box>
            <text:p><text:span text:style-name="T18">Bruk av arbeidskraft </text:span></text:p>
            <text:p><text:span text:style-name="T18">(lang sikt)</text:span></text:p>
          </draw:text-box>
        </draw:frame>
        <draw:frame draw:style-name="gr43" draw:text-style-name="P23" draw:layer="layout" svg:width="6.695cm" svg:height="1.199cm" svg:x="1.102cm" svg:y="9.802cm">
          <draw:text-box>
            <text:p><text:span text:style-name="T18">Produksjon (lang sikt), med </text:span></text:p>
            <text:p><text:span text:style-name="T18">konstant skalautbytte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frame draw:style-name="gr15" draw:text-style-name="P10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5" draw:text-style-name="P10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5" draw:text-style-name="P10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3" draw:layer="layout" svg:x1="8.003cm" svg:y1="25.05cm" svg:x2="12.853cm" svg:y2="25.1cm">
          <text:p/>
        </draw:line>
        <draw:line draw:style-name="gr12" draw:text-style-name="P3" draw:layer="layout" svg:x1="8.009cm" svg:y1="25.054cm" svg:x2="8.003cm" svg:y2="21.35cm">
          <text:p/>
        </draw:line>
        <draw:frame draw:style-name="gr15" draw:text-style-name="P10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5" draw:text-style-name="P10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5" draw:text-style-name="P10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5" draw:text-style-name="P10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5" draw:text-style-name="P10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5" draw:text-style-name="P10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5" draw:text-style-name="P10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5" draw:text-style-name="P10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5" draw:text-style-name="P10" draw:layer="layout" svg:width="0.504cm" svg:height="0.47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5" draw:text-style-name="P10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499cm" svg:y1="23.503cm" svg:x2="4.001cm" svg:y2="23.5cm">
          <text:p/>
        </draw:line>
        <draw:frame draw:style-name="gr15" draw:text-style-name="P10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68" draw:text-style-name="P18" draw:layer="layout" svg:width="1.201cm" svg:height="0.446cm" svg:x="17.379cm" svg:y="23.538cm">
          <draw:text-box>
            <text:p><text:span text:style-name="T27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69" draw:text-style-name="P18" draw:layer="layout" svg:width="1.129cm" svg:height="0.446cm" svg:x="17.301cm" svg:y="24.31cm">
          <draw:text-box>
            <text:p><text:span text:style-name="T27">Kort sikt</text:span></text:p>
          </draw:text-box>
        </draw:frame>
        <draw:frame draw:style-name="gr70" draw:text-style-name="P22" draw:layer="layout" svg:width="19.246cm" svg:height="1.787cm" svg:x="0.754cm" svg:y="0.356cm">
          <draw:text-box>
            <text:p><text:span text:style-name="T17">Produksjonsteori:Produsentens økonomiske adferd i gode- og arbeidsmarkedet</text:span></text:p>
          </draw:text-box>
        </draw:frame>
        <draw:frame draw:style-name="gr46" draw:text-style-name="P17" draw:layer="layout" svg:width="3.122cm" svg:height="0.887cm" svg:x="1.295cm" svg:y="19.253cm">
          <draw:text-box>
            <text:p><text:span text:style-name="T13">Uten faste kostnader</text:span></text:p>
          </draw:text-box>
        </draw:frame>
        <draw:frame draw:style-name="gr71" draw:text-style-name="P17" draw:layer="layout" svg:width="3.076cm" svg:height="0.887cm" svg:x="7.795cm" svg:y="19.254cm">
          <draw:text-box>
            <text:p><text:span text:style-name="T13">Med faste kostnader</text:span></text:p>
          </draw:text-box>
        </draw:frame>
        <draw:line draw:style-name="gr3" draw:text-style-name="P3" draw:layer="layout" svg:x1="1.6cm" svg:y1="13.603cm" svg:x2="4.102cm" svg:y2="13.6cm">
          <text:p/>
        </draw:lin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72" draw:text-style-name="P34" draw:layer="layout" svg:width="11.691cm" svg:height="1.673cm" svg:x="0.85cm" svg:y="0.85cm">
          <draw:text-box>
            <text:p><text:span text:style-name="T28">Konsumenter: Gruppe av individer med samme preferanser</text:span></text:p>
            <text:p><text:span text:style-name="T29"/></text:p>
          </draw:text-box>
        </draw:frame>
        <draw:frame draw:style-name="gr15" draw:text-style-name="P10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2" draw:text-style-name="P3" draw:layer="layout" svg:x1="1.6cm" svg:y1="26.65cm" svg:x2="6.45cm" svg:y2="26.7cm">
          <text:p/>
        </draw:line>
        <draw:line draw:style-name="gr12" draw:text-style-name="P3" draw:layer="layout" svg:x1="1.6cm" svg:y1="26.65cm" svg:x2="1.6cm" svg:y2="21.65cm">
          <text:p/>
        </draw:line>
        <draw:frame draw:style-name="gr15" draw:text-style-name="P10" draw:layer="layout" svg:width="0.563cm" svg:height="0.53cm" svg:x="6.478cm" svg:y="26.3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5" draw:text-style-name="P10" draw:layer="layout" svg:width="0.2cm" svg:height="0.47cm" svg:x="1.5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5" draw:text-style-name="P10" draw:layer="layout" svg:width="0.567cm" svg:height="0.53cm" svg:x="0.979cm" svg:y="21.4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2" draw:text-style-name="P3" draw:layer="layout" svg:x1="7.7cm" svg:y1="19.55cm" svg:x2="12.55cm" svg:y2="19.6cm">
          <text:p/>
        </draw:line>
        <draw:line draw:style-name="gr12" draw:text-style-name="P3" draw:layer="layout" svg:x1="7.7cm" svg:y1="19.55cm" svg:x2="7.7cm" svg:y2="14.55cm">
          <text:p/>
        </draw:line>
        <draw:frame draw:style-name="gr15" draw:text-style-name="P10" draw:layer="layout" svg:width="0.563cm" svg:height="0.53cm" svg:x="12.5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5" draw:text-style-name="P10" draw:layer="layout" svg:width="0.2cm" svg:height="0.47cm" svg:x="7.6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5" draw:text-style-name="P10" draw:layer="layout" svg:width="0.567cm" svg:height="0.53cm" svg:x="6.979cm" svg:y="14.4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2" draw:text-style-name="P3" draw:layer="layout" svg:x1="8.1cm" svg:y1="26.65cm" svg:x2="12.95cm" svg:y2="26.7cm">
          <text:p/>
        </draw:line>
        <draw:line draw:style-name="gr12" draw:text-style-name="P3" draw:layer="layout" svg:x1="8.1cm" svg:y1="26.65cm" svg:x2="8.1cm" svg:y2="21.65cm">
          <text:p/>
        </draw:line>
        <draw:frame draw:style-name="gr15" draw:text-style-name="P10" draw:layer="layout" svg:width="0.563cm" svg:height="0.53cm" svg:x="12.8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5" draw:text-style-name="P10" draw:layer="layout" svg:width="0.2cm" svg:height="0.47cm" svg:x="8.0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567cm" svg:height="0.53cm" svg:x="7.379cm" svg:y="21.5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2" draw:text-style-name="P3" draw:layer="layout" svg:x1="14.501cm" svg:y1="19.75cm" svg:x2="19.351cm" svg:y2="19.8cm">
          <text:p/>
        </draw:line>
        <draw:line draw:style-name="gr12" draw:text-style-name="P3" draw:layer="layout" svg:x1="14.501cm" svg:y1="19.75cm" svg:x2="14.501cm" svg:y2="14.75cm">
          <text:p/>
        </draw:line>
        <draw:frame draw:style-name="gr15" draw:text-style-name="P10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5" draw:text-style-name="P10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line draw:style-name="gr12" draw:text-style-name="P3" draw:layer="layout" svg:x1="14.501cm" svg:y1="26.65cm" svg:x2="19.351cm" svg:y2="26.7cm">
          <text:p/>
        </draw:line>
        <draw:line draw:style-name="gr12" draw:text-style-name="P3" draw:layer="layout" svg:x1="14.501cm" svg:y1="26.65cm" svg:x2="14.501cm" svg:y2="21.65cm">
          <text:p/>
        </draw:line>
        <draw:frame draw:style-name="gr15" draw:text-style-name="P10" draw:layer="layout" svg:width="0.563cm" svg:height="0.53cm" svg:x="19.3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5" draw:text-style-name="P10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5" draw:text-style-name="P10" draw:layer="layout" svg:width="0.567cm" svg:height="0.53cm" svg:x="13.78cm" svg:y="21.4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2" draw:text-style-name="P3" draw:layer="layout" svg:x1="14.501cm" svg:y1="6.95cm" svg:x2="19.351cm" svg:y2="7cm">
          <text:p/>
        </draw:line>
        <draw:line draw:style-name="gr12" draw:text-style-name="P3" draw:layer="layout" svg:x1="14.501cm" svg:y1="6.95cm" svg:x2="14.501cm" svg:y2="1.95cm">
          <text:p/>
        </draw:line>
        <draw:frame draw:style-name="gr15" draw:text-style-name="P10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5" draw:text-style-name="P10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2" draw:text-style-name="P3" draw:layer="layout" svg:x1="14.501cm" svg:y1="12.95cm" svg:x2="19.351cm" svg:y2="13cm">
          <text:p/>
        </draw:line>
        <draw:line draw:style-name="gr12" draw:text-style-name="P3" draw:layer="layout" svg:x1="14.501cm" svg:y1="12.95cm" svg:x2="14.501cm" svg:y2="7.95cm">
          <text:p/>
        </draw:line>
        <draw:frame draw:style-name="gr15" draw:text-style-name="P10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5" draw:text-style-name="P10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5" draw:text-style-name="P10" draw:layer="layout" svg:width="0.567cm" svg:height="0.53cm" svg:x="13.78cm" svg:y="7.8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5" draw:text-style-name="P10" draw:layer="layout" svg:width="0.551cm" svg:height="0.47cm" svg:x="13.78cm" svg:y="1.8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73" draw:text-style-name="P23" draw:layer="layout" svg:width="5.445cm" svg:height="1.199cm" svg:x="1.505cm" svg:y="20.05cm">
          <draw:text-box>
            <text:p><text:span text:style-name="T18">Perfekte </text:span></text:p>
            <text:p><text:span text:style-name="T18">substitusjosmuligheter</text:span></text:p>
          </draw:text-box>
        </draw:frame>
        <draw:frame draw:style-name="gr43" draw:text-style-name="P23" draw:layer="layout" svg:width="6.695cm" svg:height="1.199cm" svg:x="6.704cm" svg:y="11.604cm">
          <draw:text-box>
            <text:p><text:span text:style-name="T18">Budsjettbetingelsen</text:span></text:p>
          </draw:text-box>
        </draw:frame>
        <draw:frame draw:style-name="gr43" draw:text-style-name="P23" draw:layer="layout" svg:width="6.695cm" svg:height="1.199cm" svg:x="14.905cm" svg:y="13.505cm">
          <draw:text-box>
            <text:p><text:span text:style-name="T18">Optimal tilpasning</text:span></text:p>
          </draw:text-box>
        </draw:frame>
        <draw:frame draw:style-name="gr15" draw:text-style-name="P10" draw:layer="layout" svg:width="0.567cm" svg:height="0.53cm" svg:x="13.781cm" svg:y="14.5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3" draw:text-style-name="P23" draw:layer="layout" svg:width="6.695cm" svg:height="1.199cm" svg:x="15.006cm" svg:y="7.306cm">
          <draw:text-box>
            <text:p><text:span text:style-name="T18">Indifferenskurve</text:span></text:p>
          </draw:text-box>
        </draw:frame>
        <draw:frame draw:style-name="gr43" draw:text-style-name="P23" draw:layer="layout" svg:width="6.695cm" svg:height="1.199cm" svg:x="15.007cm" svg:y="0.807cm">
          <draw:text-box>
            <text:p><text:span text:style-name="T18">Nyttefunksjonen</text:span></text:p>
          </draw:text-box>
        </draw:frame>
        <draw:line draw:style-name="gr12" draw:text-style-name="P3" draw:layer="layout" svg:x1="1.601cm" svg:y1="19.55cm" svg:x2="6.451cm" svg:y2="19.6cm">
          <text:p/>
        </draw:line>
        <draw:line draw:style-name="gr12" draw:text-style-name="P3" draw:layer="layout" svg:x1="1.601cm" svg:y1="19.55cm" svg:x2="1.601cm" svg:y2="14.55cm">
          <text:p/>
        </draw:line>
        <draw:frame draw:style-name="gr15" draw:text-style-name="P10" draw:layer="layout" svg:width="0.563cm" svg:height="0.53cm" svg:x="5.879cm" svg:y="19.2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5" draw:text-style-name="P10" draw:layer="layout" svg:width="0.2cm" svg:height="0.47cm" svg:x="1.5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851cm 18.7cm)" svg:viewBox="0 0 3398 3150" svg:d="M0 0c3638 0 3395 3150 3395 3150">
          <text:p/>
        </draw:path>
        <draw:frame draw:style-name="gr15" draw:text-style-name="P10" draw:layer="layout" svg:width="0.567cm" svg:height="0.53cm" svg:x="0.98cm" svg:y="14.3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5.351cm 19.2cm)" svg:viewBox="0 0 3398 3150" svg:d="M0 0c3638 0 3395 3150 3395 3150">
          <text:p/>
        </draw:path>
        <draw:line draw:style-name="gr2" draw:text-style-name="P3" draw:layer="layout" svg:x1="7.8cm" svg:y1="15.5cm" svg:x2="11.3cm" svg:y2="19.5cm">
          <text:p/>
        </draw:line>
        <draw:frame draw:style-name="gr43" draw:text-style-name="P23" draw:layer="layout" svg:width="6.695cm" svg:height="1.199cm" svg:x="2.205cm" svg:y="12.75cm">
          <draw:text-box>
            <text:p><text:span text:style-name="T18">Indifferenskart</text:span></text:p>
          </draw:text-box>
        </draw:frame>
        <draw:frame draw:style-name="gr74" draw:text-style-name="P23" draw:layer="layout" svg:width="7.148cm" svg:height="1.673cm" svg:x="7.255cm" svg:y="20.777cm">
          <draw:text-box>
            <text:p><text:span text:style-name="T18"><text:s/></text:span></text:p>
            <text:p><text:span text:style-name="T18">Vanlige <text:s/>substitusjonsmuligheter</text:span></text:p>
          </draw:text-box>
        </draw:frame>
        <draw:frame draw:style-name="gr43" draw:text-style-name="P23" draw:layer="layout" svg:width="6.695cm" svg:height="1.199cm" svg:x="15.305cm" svg:y="20.305cm">
          <draw:text-box>
            <text:p><text:span text:style-name="T18">Ingen </text:span></text:p>
            <text:p><text:span text:style-name="T18">substitusjonsmuligheter</text:span></text:p>
          </draw:text-box>
        </draw:frame>
        <draw:line draw:style-name="gr2" draw:text-style-name="P3" draw:layer="layout" svg:x1="1.7cm" svg:y1="23.25cm" svg:x2="4.7cm" svg:y2="26.7cm">
          <text:p/>
        </draw:line>
        <draw:frame draw:style-name="gr15" draw:text-style-name="P10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10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9" draw:text-style-name="P14" draw:layer="layout" svg:width="0.25cm" svg:height="0.25cm" svg:x="15.9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2.2cm" svg:y1="18.75cm" svg:x2="5.2cm" svg:y2="16cm">
          <text:p/>
        </draw:line>
        <draw:frame draw:style-name="gr15" draw:text-style-name="P10" draw:layer="layout" svg:width="0.681cm" svg:height="1.063cm" svg:x="7.0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5" draw:text-style-name="P10" draw:layer="layout" svg:width="0.677cm" svg:height="1.063cm" svg:x="10.9cm" svg:y="19.437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76" draw:text-style-name="P3" draw:layer="layout" svg:x1="14.5cm" svg:y1="17.7cm" svg:x2="16cm" svg:y2="17.75cm">
          <text:p/>
        </draw:line>
        <draw:line draw:style-name="gr76" draw:text-style-name="P3" draw:layer="layout" svg:x1="16cm" svg:y1="17.65cm" svg:x2="16cm" svg:y2="19.75cm">
          <text:p/>
        </draw:line>
        <draw:line draw:style-name="gr76" draw:text-style-name="P3" draw:layer="layout" svg:x1="16cm" svg:y1="17.65cm" svg:x2="16cm" svg:y2="19.75cm">
          <text:p/>
        </draw:line>
        <draw:custom-shape draw:style-name="gr19" draw:text-style-name="P14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55" draw:text-style-name="P15" draw:layer="layout" svg:width="3.084cm" svg:height="1.318cm" svg:x="15.95cm" svg:y="11.25cm">
          <draw:text-box>
            <text:p><text:span text:style-name="T20">MSB</text:span><text:span text:style-name="T11"> </text:span></text:p>
            <text:p><text:span text:style-name="T21"/></text:p>
          </draw:text-box>
        </draw:frame>
        <draw:frame draw:style-name="gr77" draw:text-style-name="P17" draw:layer="layout" svg:width="3.762cm" svg:height="0.569cm" svg:x="14.812cm" svg:y="9.232cm">
          <draw:text-box>
            <text:p><text:span text:style-name="T13">Indifferenskurve (isonytte)</text:span></text:p>
          </draw:text-box>
        </draw:frame>
        <draw:frame draw:style-name="gr15" draw:text-style-name="P35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5" draw:text-style-name="P35" draw:layer="layout" svg:width="1.554cm" svg:height="0.468cm" svg:x="5.0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5" draw:text-style-name="P35" draw:layer="layout" svg:width="1.558cm" svg:height="0.468cm" svg:x="5.0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5" draw:text-style-name="P35" draw:layer="layout" svg:width="1.558cm" svg:height="0.468cm" svg:x="5.0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5" draw:text-style-name="P10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5" draw:text-style-name="P10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5" draw:text-style-name="P10" draw:layer="layout" svg:width="1.003cm" svg:height="1.123cm" svg:x="9.7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5" draw:text-style-name="P10" draw:layer="layout" svg:width="1.904cm" svg:height="1.123cm" svg:x="18.0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53" draw:text-style-name="P17" draw:layer="layout" svg:width="3.389cm" svg:height="0.569cm" svg:x="3.112cm" svg:y="15.433cm">
          <draw:text-box>
            <text:p><text:span text:style-name="T13">Ikke metning</text:span></text:p>
          </draw:text-box>
        </draw:frame>
        <draw:frame draw:style-name="gr53" draw:text-style-name="P17" draw:layer="layout" svg:width="3.389cm" svg:height="0.569cm" svg:x="8.613cm" svg:y="15.933cm">
          <draw:text-box>
            <text:p><text:span text:style-name="T13">Budsjettlinjen</text:span></text:p>
          </draw:text-box>
        </draw:frame>
        <draw:frame draw:style-name="gr15" draw:text-style-name="P10" draw:layer="layout" svg:width="1.999cm" svg:height="0.999cm" svg:x="9.504cm" svg:y="12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5" draw:text-style-name="P10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5cm" svg:y1="22.45cm" svg:x2="5.5cm" svg:y2="25.9cm">
          <text:p/>
        </draw:line>
        <draw:path draw:style-name="gr3" draw:text-style-name="P3" draw:layer="layout" svg:width="3.397cm" svg:height="3.149cm" draw:transform="rotate (-3.14159265358979) translate (12.7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5" draw:text-style-name="P10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5" draw:text-style-name="P10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35" draw:layer="layout" svg:width="1.554cm" svg:height="0.468cm" svg:x="3.1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5" draw:text-style-name="P35" draw:layer="layout" svg:width="1.343cm" svg:height="0.468cm" svg:x="3.3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5" draw:text-style-name="P35" draw:layer="layout" svg:width="1.554cm" svg:height="0.468cm" svg:x="9.6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5" draw:text-style-name="P35" draw:layer="layout" svg:width="1.343cm" svg:height="0.468cm" svg:x="9.7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5" draw:text-style-name="P35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5" draw:text-style-name="P35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78" draw:text-style-name="P22" draw:layer="layout" svg:width="12.495cm" svg:height="1.275cm" svg:x="0.755cm" svg:y="0.257cm">
          <draw:text-box>
            <text:p><text:span text:style-name="T17">Konsumenteori: Konsumentens valg</text:span></text:p>
          </draw:text-box>
        </draw:frame>
        <draw:path draw:style-name="gr3" draw:text-style-name="P3" draw:layer="layout" svg:width="3.397cm" svg:height="3.149cm" draw:transform="rotate (-3.14159265358979) translate (18.698cm 18.65cm)" svg:viewBox="0 0 3398 3150" svg:d="M0 0c3638 0 3395 3150 3395 3150">
          <text:p/>
        </draw:path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2" draw:text-style-name="P3" draw:layer="layout" svg:x1="1.601cm" svg:y1="8.15cm" svg:x2="6.451cm" svg:y2="8.2cm">
          <text:p/>
        </draw:line>
        <draw:line draw:style-name="gr12" draw:text-style-name="P3" draw:layer="layout" svg:x1="1.601cm" svg:y1="8.15cm" svg:x2="1.601cm" svg:y2="3.15cm">
          <text:p/>
        </draw:line>
        <draw:frame draw:style-name="gr15" draw:text-style-name="P10" draw:layer="layout" svg:width="0.563cm" svg:height="0.53cm" svg:x="6.379cm" svg:y="7.9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10" draw:layer="layout" svg:width="0.2cm" svg:height="0.47cm" svg:x="1.579cm" svg:y="3.7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12" draw:text-style-name="P3" draw:layer="layout" svg:x1="7.901cm" svg:y1="8.15cm" svg:x2="12.751cm" svg:y2="8.2cm">
          <text:p/>
        </draw:line>
        <draw:line draw:style-name="gr12" draw:text-style-name="P3" draw:layer="layout" svg:x1="7.901cm" svg:y1="8.15cm" svg:x2="7.901cm" svg:y2="3.15cm">
          <text:p/>
        </draw:line>
        <draw:frame draw:style-name="gr15" draw:text-style-name="P10" draw:layer="layout" svg:width="0.563cm" svg:height="0.53cm" svg:x="12.879cm" svg:y="7.9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5" draw:text-style-name="P10" draw:layer="layout" svg:width="0.2cm" svg:height="0.47cm" svg:x="7.879cm" svg:y="3.7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5" draw:text-style-name="P10" draw:layer="layout" svg:width="0.567cm" svg:height="0.53cm" svg:x="7.18cm" svg:y="3.0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line draw:style-name="gr12" draw:text-style-name="P3" draw:layer="layout" svg:x1="14.602cm" svg:y1="8.15cm" svg:x2="19.452cm" svg:y2="8.2cm">
          <text:p/>
        </draw:line>
        <draw:line draw:style-name="gr12" draw:text-style-name="P3" draw:layer="layout" svg:x1="14.602cm" svg:y1="8.15cm" svg:x2="14.602cm" svg:y2="3.15cm">
          <text:p/>
        </draw:line>
        <draw:frame draw:style-name="gr15" draw:text-style-name="P10" draw:layer="layout" svg:width="0.563cm" svg:height="0.53cm" svg:x="19.58cm" svg:y="7.9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5" draw:text-style-name="P10" draw:layer="layout" svg:width="0.2cm" svg:height="0.47cm" svg:x="14.58cm" svg:y="3.7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5" draw:text-style-name="P10" draw:layer="layout" svg:width="0.567cm" svg:height="0.53cm" svg:x="13.881cm" svg:y="2.9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line draw:style-name="gr12" draw:text-style-name="P3" draw:layer="layout" svg:x1="4.102cm" svg:y1="26.35cm" svg:x2="8.952cm" svg:y2="26.4cm">
          <text:p/>
        </draw:line>
        <draw:line draw:style-name="gr12" draw:text-style-name="P3" draw:layer="layout" svg:x1="4.102cm" svg:y1="26.35cm" svg:x2="4.102cm" svg:y2="21.35cm">
          <text:p/>
        </draw:line>
        <draw:frame draw:style-name="gr15" draw:text-style-name="P10" draw:layer="layout" svg:width="0.563cm" svg:height="0.53cm" svg:x="9.08cm" svg:y="26.1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5" draw:text-style-name="P10" draw:layer="layout" svg:width="0.2cm" svg:height="0.47cm" svg:x="4.08cm" svg:y="23.5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5" draw:text-style-name="P10" draw:layer="layout" svg:width="0.496cm" svg:height="0.47cm" svg:x="3.381cm" svg:y="21.2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5" draw:text-style-name="P10" draw:layer="layout" svg:width="0.2cm" svg:height="0.47cm" svg:x="10.08cm" svg:y="23.5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line draw:style-name="gr12" draw:text-style-name="P3" draw:layer="layout" svg:x1="11.603cm" svg:y1="19.55cm" svg:x2="16.453cm" svg:y2="19.6cm">
          <text:p/>
        </draw:line>
        <draw:line draw:style-name="gr12" draw:text-style-name="P3" draw:layer="layout" svg:x1="11.603cm" svg:y1="19.55cm" svg:x2="11.603cm" svg:y2="14.55cm">
          <text:p/>
        </draw:line>
        <draw:frame draw:style-name="gr15" draw:text-style-name="P10" draw:layer="layout" svg:width="0.466cm" svg:height="0.47cm" svg:x="16.581cm" svg:y="19.3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5" draw:text-style-name="P10" draw:layer="layout" svg:width="0.2cm" svg:height="0.47cm" svg:x="11.581cm" svg:y="15.0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5" draw:text-style-name="P10" draw:layer="layout" svg:width="0.436cm" svg:height="0.47cm" svg:x="10.882cm" svg:y="14.4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3" draw:layer="layout" svg:x1="11.603cm" svg:y1="26.55cm" svg:x2="16.453cm" svg:y2="26.6cm">
          <text:p/>
        </draw:line>
        <draw:line draw:style-name="gr12" draw:text-style-name="P3" draw:layer="layout" svg:x1="11.603cm" svg:y1="26.55cm" svg:x2="11.603cm" svg:y2="21.55cm">
          <text:p/>
        </draw:line>
        <draw:frame draw:style-name="gr15" draw:text-style-name="P10" draw:layer="layout" svg:width="0.551cm" svg:height="0.47cm" svg:x="16.581cm" svg:y="2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5" draw:text-style-name="P10" draw:layer="layout" svg:width="0.2cm" svg:height="0.47cm" svg:x="12.281cm" svg:y="23.7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15" draw:text-style-name="P10" draw:layer="layout" svg:width="0.606cm" svg:height="0.47cm" svg:x="10.782cm" svg:y="21.4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5" draw:text-style-name="P10" draw:layer="layout" svg:width="0.2cm" svg:height="0.47cm" svg:x="17.581cm" svg:y="23.7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3" draw:text-style-name="P23" draw:layer="layout" svg:width="6.695cm" svg:height="1.199cm" svg:x="1.555cm" svg:y="1.301cm">
          <draw:text-box>
            <text:p><text:span text:style-name="T18">Egenpriselastisitet</text:span></text:p>
          </draw:text-box>
        </draw:frame>
        <draw:frame draw:style-name="gr43" draw:text-style-name="P23" draw:layer="layout" svg:width="6.695cm" svg:height="1.199cm" svg:x="7.805cm" svg:y="1.401cm">
          <draw:text-box>
            <text:p><text:span text:style-name="T18">Krysspriselastisitet</text:span></text:p>
          </draw:text-box>
        </draw:frame>
        <draw:frame draw:style-name="gr43" draw:text-style-name="P23" draw:layer="layout" svg:width="6.695cm" svg:height="1.199cm" svg:x="14.895cm" svg:y="2.051cm">
          <draw:text-box>
            <text:p><text:span text:style-name="T18">Inntektselastisitet</text:span></text:p>
          </draw:text-box>
        </draw:frame>
        <draw:frame draw:style-name="gr79" draw:text-style-name="P23" draw:layer="layout" svg:width="7.225cm" svg:height="1.199cm" svg:x="4.025cm" svg:y="12.301cm">
          <draw:text-box>
            <text:p><text:span text:style-name="T18">Utledning av etterspørselskurven</text:span></text:p>
            <text:p><text:span text:style-name="T18">for gode 1</text:span></text:p>
          </draw:text-box>
        </draw:frame>
        <draw:frame draw:style-name="gr43" draw:text-style-name="P23" draw:layer="layout" svg:width="6.695cm" svg:height="1.199cm" svg:x="11.805cm" svg:y="12.451cm">
          <draw:text-box>
            <text:p><text:span text:style-name="T18">Utledning av tilbudskurven for</text:span></text:p>
            <text:p><text:span text:style-name="T18">arbeidskraft (ikke pensum)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6cm" svg:y1="4.75cm" svg:x2="5.35cm" svg:y2="8.25cm">
          <text:p/>
        </draw:line>
        <draw:line draw:style-name="gr2" draw:text-style-name="P3" draw:layer="layout" svg:x1="1.6cm" svg:y1="4.75cm" svg:x2="3.2cm" svg:y2="8.1cm">
          <text:p/>
        </draw:line>
        <draw:custom-shape draw:style-name="gr19" draw:text-style-name="P14" draw:layer="layout" svg:width="0.25cm" svg:height="0.25cm" svg:x="3.2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5" draw:text-style-name="P10" draw:layer="layout" svg:width="0.758cm" svg:height="0.47cm" svg:x="2.38cm" svg:y="11.0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5" draw:text-style-name="P10" draw:layer="layout" svg:width="0.428cm" svg:height="0.47cm" svg:x="4.88cm" svg:y="11.0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53" draw:text-style-name="P17" draw:layer="layout" svg:width="3.389cm" svg:height="0.569cm" svg:x="2.712cm" svg:y="10.433cm">
          <draw:text-box>
            <text:p><text:span text:style-name="T13">Prisuelastisk</text:span></text:p>
          </draw:text-box>
        </draw:frame>
        <draw:frame draw:style-name="gr53" draw:text-style-name="P17" draw:layer="layout" svg:width="3.389cm" svg:height="0.569cm" svg:x="1.113cm" svg:y="10.434cm">
          <draw:text-box>
            <text:p><text:span text:style-name="T13">Priselastisk</text:span></text:p>
          </draw:text-box>
        </draw:frame>
        <draw:frame draw:style-name="gr53" draw:text-style-name="P17" draw:layer="layout" svg:width="3.389cm" svg:height="0.569cm" svg:x="4.914cm" svg:y="10.435cm">
          <draw:text-box>
            <text:p><text:span text:style-name="T13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5" draw:text-style-name="P10" draw:layer="layout" svg:width="0.758cm" svg:height="0.47cm" svg:x="2.381cm" svg:y="11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5" draw:text-style-name="P10" draw:layer="layout" svg:width="0.428cm" svg:height="0.47cm" svg:x="4.881cm" svg:y="11.0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80" draw:text-style-name="P17" draw:layer="layout" svg:width="3.389cm" svg:height="0.887cm" svg:x="2.35cm" svg:y="9.263cm">
          <draw:text-box>
            <text:p><text:span text:style-name="T13">Pris-</text:span></text:p>
            <text:p><text:span text:style-name="T13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80" draw:text-style-name="P17" draw:layer="layout" svg:width="3.389cm" svg:height="0.887cm" svg:x="9.6cm" svg:y="9.35cm">
          <draw:text-box>
            <text:p><text:span text:style-name="T13">Pris-</text:span></text:p>
            <text:p><text:span text:style-name="T13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53" draw:text-style-name="P17" draw:layer="layout" svg:width="3.389cm" svg:height="0.569cm" svg:x="7.901cm" svg:y="10.401cm">
          <draw:text-box>
            <text:p><text:span text:style-name="T13">Komplementært</text:span></text:p>
          </draw:text-box>
        </draw:frame>
        <draw:frame draw:style-name="gr53" draw:text-style-name="P17" draw:layer="layout" svg:width="3.389cm" svg:height="0.569cm" svg:x="10.202cm" svg:y="10.402cm">
          <draw:text-box>
            <text:p><text:span text:style-name="T13">Alternativer</text:span></text:p>
          </draw:text-box>
        </draw:frame>
        <draw:frame draw:style-name="gr15" draw:text-style-name="P10" draw:layer="layout" svg:width="0.428cm" svg:height="0.47cm" svg:x="10.081cm" svg:y="11.0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5" draw:text-style-name="P10" draw:layer="layout" svg:width="0.411cm" svg:height="0.47cm" svg:x="18.381cm" svg:y="11.0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80" draw:text-style-name="P17" draw:layer="layout" svg:width="3.389cm" svg:height="0.887cm" svg:x="16.461cm" svg:y="10.481cm">
          <draw:text-box>
            <text:p><text:span text:style-name="T13">Inntekts-</text:span></text:p>
            <text:p><text:span text:style-name="T13">uelastisk</text:span></text:p>
          </draw:text-box>
        </draw:frame>
        <draw:frame draw:style-name="gr80" draw:text-style-name="P17" draw:layer="layout" svg:width="3.389cm" svg:height="0.887cm" svg:x="14.311cm" svg:y="10.45cm">
          <draw:text-box>
            <text:p><text:span text:style-name="T13">Mindreverdig</text:span></text:p>
            <text:p><text:span text:style-name="T13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5" draw:text-style-name="P10" draw:layer="layout" svg:width="0.428cm" svg:height="0.47cm" svg:x="15.882cm" svg:y="11.0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80" draw:text-style-name="P17" draw:layer="layout" svg:width="3.389cm" svg:height="0.887cm" svg:x="17.816cm" svg:y="9.135cm">
          <draw:text-box>
            <text:p><text:span text:style-name="T13">Inntekts-</text:span></text:p>
            <text:p><text:span text:style-name="T13">nøytralt</text:span></text:p>
          </draw:text-box>
        </draw:frame>
        <draw:frame draw:style-name="gr80" draw:text-style-name="P17" draw:layer="layout" svg:width="3.389cm" svg:height="0.887cm" svg:x="18.612cm" svg:y="10.451cm">
          <draw:text-box>
            <text:p><text:span text:style-name="T13">Inntekts-</text:span></text:p>
            <text:p><text:span text:style-name="T13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9" draw:text-style-name="P14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cm" svg:y1="6.5cm" svg:x2="11.65cm" svg:y2="8.25cm">
          <text:p/>
        </draw:line>
        <draw:frame draw:style-name="gr15" draw:text-style-name="P10" draw:layer="layout" svg:width="0.677cm" svg:height="1.121cm" svg:x="4.982cm" svg:y="8.164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5" draw:text-style-name="P10" draw:layer="layout" svg:width="0.677cm" svg:height="1.121cm" svg:x="2.783cm" svg:y="8.165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5" draw:text-style-name="P10" draw:layer="layout" svg:width="0.671cm" svg:height="1.063cm" svg:x="0.983cm" svg:y="4.265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5" draw:text-style-name="P10" draw:layer="layout" svg:width="0.671cm" svg:height="1.121cm" svg:x="7.084cm" svg:y="4.166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5" draw:text-style-name="P10" draw:layer="layout" svg:width="0.668cm" svg:height="1.063cm" svg:x="11.283cm" svg:y="8.165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line draw:style-name="gr2" draw:text-style-name="P3" draw:layer="layout" svg:x1="14.6cm" svg:y1="4.1cm" svg:x2="17.75cm" svg:y2="8.25cm">
          <text:p/>
        </draw:line>
        <draw:line draw:style-name="gr2" draw:text-style-name="P3" draw:layer="layout" svg:x1="14.4cm" svg:y1="3.3cm" svg:x2="18.3cm" svg:y2="8.15cm">
          <text:p/>
        </draw:line>
        <draw:path draw:style-name="gr3" draw:text-style-name="P3" draw:layer="layout" svg:width="3.397cm" svg:height="3.149cm" draw:transform="rotate (-3.14159265358979) translate (19.152cm 6.9cm)" svg:viewBox="0 0 3398 3150" svg:d="M0 0c3638 0 3395 3150 3395 3150">
          <text:p/>
        </draw:path>
        <draw:custom-shape draw:style-name="gr19" draw:text-style-name="P14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358cm" svg:y="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15cm" svg:y1="7.251cm" svg:x2="18cm" svg:y2="4.501cm">
          <text:p/>
        </draw:line>
        <draw:frame draw:style-name="gr81" draw:text-style-name="P17" draw:layer="layout" svg:width="3.389cm" svg:height="0.619cm" svg:x="16.702cm" svg:y="3.652cm">
          <draw:text-box>
            <text:p><text:span text:style-name="T13">Engel-kurve</text:span></text:p>
          </draw:text-box>
        </draw:frame>
        <draw:frame draw:style-name="gr15" draw:text-style-name="P10" draw:layer="layout" svg:width="0.563cm" svg:height="0.588cm" svg:x="15.787cm" svg:y="8.364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5" draw:text-style-name="P10" draw:layer="layout" svg:width="0.546cm" svg:height="0.588cm" svg:x="16.187cm" svg:y="8.364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5" draw:text-style-name="P10" draw:layer="layout" svg:width="0.546cm" svg:height="0.588cm" svg:x="13.787cm" svg:y="5.464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5" draw:text-style-name="P10" draw:layer="layout" svg:width="0.563cm" svg:height="0.588cm" svg:x="13.787cm" svg:y="5.864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custom-shape draw:style-name="gr19" draw:text-style-name="P14" draw:layer="layout" svg:width="0.25cm" svg:height="0.25cm" svg:x="2.2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35cm" svg:y1="6.5cm" svg:x2="2.35cm" svg:y2="8.15cm">
          <text:p/>
        </draw:line>
        <draw:frame draw:style-name="gr15" draw:text-style-name="P10" draw:layer="layout" svg:width="0.546cm" svg:height="0.588cm" svg:x="1.088cm" svg:y="5.7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frame draw:style-name="gr15" draw:text-style-name="P10" draw:layer="layout" svg:width="0.563cm" svg:height="0.588cm" svg:x="1.088cm" svg:y="6.2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5" draw:text-style-name="P10" draw:layer="layout" svg:width="0.563cm" svg:height="0.588cm" svg:x="3.187cm" svg:y="8.0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frame draw:style-name="gr15" draw:text-style-name="P10" draw:layer="layout" svg:width="0.546cm" svg:height="0.588cm" svg:x="2.087cm" svg:y="8.264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line draw:style-name="gr82" draw:text-style-name="P3" draw:layer="layout" svg:x1="3.45cm" svg:y1="6.6cm" svg:x2="2.4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9" draw:text-style-name="P14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264cm" svg:height="0.588cm" svg:x="8.988cm" svg:y="8.1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frame draw:style-name="gr15" draw:text-style-name="P10" draw:layer="layout" svg:width="0.546cm" svg:height="0.588cm" svg:x="7.288cm" svg:y="5.764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5" draw:text-style-name="P10" draw:layer="layout" svg:width="0.546cm" svg:height="0.588cm" svg:x="7.288cm" svg:y="6.964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line draw:style-name="gr83" draw:text-style-name="P3" draw:layer="layout" svg:x1="15.5cm" svg:y1="6.25cm" svg:x2="15.479cm" svg:y2="5.749cm">
          <text:p/>
        </draw:line>
        <draw:line draw:style-name="gr84" draw:text-style-name="P3" draw:layer="layout" svg:x1="16.15cm" svg:y1="7cm" svg:x2="16.65cm" svg:y2="7cm">
          <text:p/>
        </draw:line>
        <draw:line draw:style-name="gr12" draw:text-style-name="P3" draw:layer="layout" svg:x1="4.202cm" svg:y1="19.751cm" svg:x2="9.052cm" svg:y2="19.801cm">
          <text:p/>
        </draw:line>
        <draw:line draw:style-name="gr12" draw:text-style-name="P3" draw:layer="layout" svg:x1="4.202cm" svg:y1="19.751cm" svg:x2="4.202cm" svg:y2="14.751cm">
          <text:p/>
        </draw:line>
        <draw:frame draw:style-name="gr15" draw:text-style-name="P10" draw:layer="layout" svg:width="0.563cm" svg:height="0.53cm" svg:x="8.98cm" svg:y="19.564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5" draw:text-style-name="P10" draw:layer="layout" svg:width="0.567cm" svg:height="0.53cm" svg:x="3.581cm" svg:y="14.564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2" draw:text-style-name="P3" draw:layer="layout" svg:x1="4.25cm" svg:y1="15.2cm" svg:x2="7cm" svg:y2="19.75cm">
          <text:p/>
        </draw:line>
        <draw:custom-shape draw:style-name="gr19" draw:text-style-name="P14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9" draw:text-style-name="P14" draw:layer="layout" svg:width="0.25cm" svg:height="0.25cm" svg:x="4.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.602cm" svg:y1="8.151cm" svg:x2="6.452cm" svg:y2="8.201cm">
          <text:p/>
        </draw:line>
        <draw:line draw:style-name="gr12" draw:text-style-name="P3" draw:layer="layout" svg:x1="1.602cm" svg:y1="8.151cm" svg:x2="1.602cm" svg:y2="3.151cm">
          <text:p/>
        </draw:line>
        <draw:frame draw:style-name="gr15" draw:text-style-name="P10" draw:layer="layout" svg:width="0.563cm" svg:height="0.53cm" svg:x="6.38cm" svg:y="7.964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5" draw:text-style-name="P10" draw:layer="layout" svg:width="0.2cm" svg:height="0.47cm" svg:x="1.58cm" svg:y="3.764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567cm" svg:height="0.53cm" svg:x="0.981cm" svg:y="3.0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line draw:style-name="gr2" draw:text-style-name="P3" draw:layer="layout" svg:x1="1.601cm" svg:y1="4.751cm" svg:x2="5.351cm" svg:y2="8.251cm">
          <text:p/>
        </draw:line>
        <draw:custom-shape draw:style-name="gr19" draw:text-style-name="P14" draw:layer="layout" svg:width="0.25cm" svg:height="0.25cm" svg:x="3.2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671cm" svg:height="1.063cm" svg:x="0.984cm" svg:y="4.266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5" draw:text-style-name="P10" draw:layer="layout" svg:width="0.671cm" svg:height="1.121cm" svg:x="7.085cm" svg:y="4.167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frame draw:style-name="gr15" draw:text-style-name="P10" draw:layer="layout" svg:width="0.671cm" svg:height="1.121cm" svg:x="6.886cm" svg:y="5.968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path draw:style-name="gr3" draw:text-style-name="P3" draw:layer="layout" svg:width="3.397cm" svg:height="3.149cm" draw:transform="rotate (-3.14159265358979) translate (5.352cm 7.801cm)" svg:viewBox="0 0 3398 3150" svg:d="M0 0c3638 0 3395 3150 3395 3150">
          <text:p/>
        </draw:path>
        <draw:custom-shape draw:style-name="gr19" draw:text-style-name="P14" draw:layer="layout" svg:width="0.25cm" svg:height="0.25cm" svg:x="2.2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351cm" svg:y1="6.501cm" svg:x2="2.351cm" svg:y2="8.151cm">
          <text:p/>
        </draw:line>
        <draw:frame draw:style-name="gr15" draw:text-style-name="P10" draw:layer="layout" svg:width="0.546cm" svg:height="0.588cm" svg:x="1.089cm" svg:y="5.765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5" draw:text-style-name="P10" draw:layer="layout" svg:width="0.563cm" svg:height="0.588cm" svg:x="1.089cm" svg:y="6.265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frame draw:style-name="gr15" draw:text-style-name="P10" draw:layer="layout" svg:width="0.546cm" svg:height="0.588cm" svg:x="2.088cm" svg:y="8.265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82" draw:text-style-name="P3" draw:layer="layout" svg:x1="3.451cm" svg:y1="6.601cm" svg:x2="2.451cm" svg:y2="6.601cm">
          <text:p/>
        </draw:line>
        <draw:frame draw:style-name="gr15" draw:text-style-name="P10" draw:layer="layout" svg:width="0.546cm" svg:height="0.588cm" svg:x="7.289cm" svg:y="5.765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5" draw:text-style-name="P10" draw:layer="layout" svg:width="0.546cm" svg:height="0.588cm" svg:x="7.289cm" svg:y="6.965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custom-shape draw:style-name="gr19" draw:text-style-name="P14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6.003cm" svg:y="17.653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6.703cm" svg:y="3.653cm">
          <draw:text-box>
            <text:p><text:span text:style-name="T13">Engel-kurve</text:span></text:p>
          </draw:text-box>
        </draw:frame>
        <draw:frame draw:style-name="gr81" draw:text-style-name="P17" draw:layer="layout" svg:width="3.389cm" svg:height="0.619cm" svg:x="5.504cm" svg:y="16.954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4.161cm" svg:y="17.631cm">
          <draw:text-box>
            <text:p><text:span text:style-name="T13">C</text:span></text:p>
          </draw:text-box>
        </draw:frame>
        <draw:line draw:style-name="gr85" draw:text-style-name="P3" draw:layer="layout" svg:x1="6.5cm" svg:y1="17.7cm" svg:x2="6cm" svg:y2="16.95cm">
          <text:p/>
        </draw:line>
        <draw:line draw:style-name="gr86" draw:text-style-name="P3" draw:layer="layout" svg:x1="5.25cm" svg:y1="17.5cm" svg:x2="4.75cm" svg:y2="17.5cm">
          <text:p/>
        </draw:line>
        <draw:frame draw:style-name="gr81" draw:text-style-name="P17" draw:layer="layout" svg:width="3.389cm" svg:height="0.619cm" svg:x="6.304cm" svg:y="16.654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3.805cm" svg:y="17.155cm">
          <draw:text-box>
            <text:p><text:span text:style-name="T13"><text:s/></text:span><text:span text:style-name="T13">IE (+/-,0)</text:span></text:p>
          </draw:text-box>
        </draw:frame>
        <draw:frame draw:style-name="gr15" draw:text-style-name="P10" draw:layer="layout" svg:width="0.546cm" svg:height="0.588cm" svg:x="4.987cm" svg:y="19.864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frame draw:style-name="gr15" draw:text-style-name="P10" draw:layer="layout" svg:width="0.546cm" svg:height="0.588cm" svg:x="6.687cm" svg:y="19.864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line draw:style-name="gr2" draw:text-style-name="P3" draw:layer="layout" svg:x1="4.95cm" svg:y1="15.1cm" svg:x2="5.95cm" svg:y2="19.85cm">
          <text:p/>
        </draw:line>
        <draw:frame draw:style-name="gr15" draw:text-style-name="P10" draw:layer="layout" svg:width="0.546cm" svg:height="0.588cm" svg:x="4.888cm" svg:y="26.264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5" draw:text-style-name="P10" draw:layer="layout" svg:width="0.546cm" svg:height="0.588cm" svg:x="6.587cm" svg:y="26.264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custom-shape draw:style-name="gr19" draw:text-style-name="P14" draw:layer="layout" svg:width="0.25cm" svg:height="0.25cm" svg:x="6.755cm" svg:y="24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5.156cm" svg:y="22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25cm" svg:y1="22cm" svg:x2="8.35cm" svg:y2="26.35cm">
          <text:p/>
        </draw:line>
        <draw:frame draw:style-name="gr15" draw:text-style-name="P10" draw:layer="layout" svg:width="0.574cm" svg:height="0.528cm" svg:x="3.088cm" svg:y="22.464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15" draw:text-style-name="P10" draw:layer="layout" svg:width="0.591cm" svg:height="0.528cm" svg:x="3.088cm" svg:y="24.464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custom-shape draw:style-name="gr87" draw:text-style-name="P36" draw:layer="layout" svg:width="0.25cm" svg:height="3.25cm" svg:x="5.1cm" svg:y="23.0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6" draw:layer="layout" svg:width="0.25cm" svg:height="1.75cm" svg:x="6.7cm" svg:y="24.55cm">
          <text:p/>
          <draw:enhanced-geometry svg:viewBox="0 0 21600 21600" draw:type="rectangle" draw:enhanced-path="M 0 0 L 21600 0 21600 21600 0 21600 0 0 Z N"/>
        </draw:custom-shape>
        <draw:frame draw:style-name="gr89" draw:text-style-name="P17" draw:layer="layout" svg:width="3.389cm" svg:height="1.205cm" svg:x="6.004cm" svg:y="21.854cm">
          <draw:text-box>
            <text:p><text:span text:style-name="T13">Etterspørselskurve </text:span></text:p>
            <text:p><text:span text:style-name="T13">(subseffekt overstiger</text:span></text:p>
            <text:p><text:span text:style-name="T13">inntektseffekt)</text:span></text:p>
          </draw:text-box>
        </draw:frame>
        <draw:line draw:style-name="gr90" draw:text-style-name="P3" draw:layer="layout" svg:x1="7.4cm" svg:y1="22.55cm" svg:x2="5.9cm" svg:y2="23.55cm">
          <text:p/>
        </draw:line>
        <draw:frame draw:style-name="gr81" draw:text-style-name="P17" draw:layer="layout" svg:width="3.389cm" svg:height="0.619cm" svg:x="5.804cm" svg:y="25.454cm">
          <draw:text-box>
            <text:p><text:span text:style-name="T13">MBV</text:span></text:p>
          </draw:text-box>
        </draw:frame>
        <draw:line draw:style-name="gr91" draw:text-style-name="P3" draw:layer="layout" svg:x1="16.25cm" svg:y1="20.25cm" svg:x2="11.5cm" svg:y2="20.25cm">
          <text:p/>
        </draw:line>
        <draw:frame draw:style-name="gr15" draw:text-style-name="P10" draw:layer="layout" svg:width="0.623cm" svg:height="0.47cm" svg:x="15.181cm" svg:y="19.6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5" draw:text-style-name="P10" draw:layer="layout" svg:width="1.152cm" svg:height="1.061cm" svg:x="10.387cm" svg:y="15.064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5" draw:text-style-name="P10" draw:layer="layout" svg:width="1.162cm" svg:height="1.061cm" svg:x="10.287cm" svg:y="16.565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15" draw:text-style-name="P10" draw:layer="layout" svg:width="1.96cm" svg:height="0.47cm" svg:x="16.581cm" svg:y="20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9" draw:text-style-name="P14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9" draw:text-style-name="P14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9" draw:text-style-name="P14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2cm" svg:height="0.528cm" svg:x="10.788cm" svg:y="22.3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frame draw:style-name="gr15" draw:text-style-name="P10" draw:layer="layout" svg:width="0.637cm" svg:height="0.532cm" svg:x="10.788cm" svg:y="25.064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custom-shape draw:style-name="gr19" draw:text-style-name="P14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3.105cm" svg:y="18.555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2.25cm" svg:y="17.881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13.551cm" svg:y="16.8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3.006cm" svg:y="25.756cm">
          <draw:text-box>
            <text:p><text:span text:style-name="T13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81" draw:text-style-name="P17" draw:layer="layout" svg:width="3.389cm" svg:height="0.619cm" svg:x="14.307cm" svg:y="22.557cm">
          <draw:text-box>
            <text:p><text:span text:style-name="T13">C</text:span></text:p>
          </draw:text-box>
        </draw:frame>
        <draw:frame draw:style-name="gr92" draw:text-style-name="P17" draw:layer="layout" svg:width="3.389cm" svg:height="1.523cm" svg:x="13.805cm" svg:y="21.255cm">
          <draw:text-box>
            <text:p><text:span text:style-name="T13">Tilbudskurve </text:span></text:p>
            <text:p><text:span text:style-name="T13">(ikke alltid subseffekt </text:span></text:p>
            <text:p><text:span text:style-name="T13">overstiger</text:span></text:p>
            <text:p><text:span text:style-name="T13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9" draw:text-style-name="P14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2.105cm" svg:y="18.355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12.106cm" svg:y="17.056cm">
          <draw:text-box>
            <text:p><text:span text:style-name="T13"><text:s/></text:span><text:span text:style-name="T13">IE (+)</text:span></text:p>
          </draw:text-box>
        </draw:frame>
        <draw:frame draw:style-name="gr81" draw:text-style-name="P17" draw:layer="layout" svg:width="3.389cm" svg:height="0.619cm" svg:x="7.107cm" svg:y="24.357cm">
          <draw:text-box>
            <text:p><text:span text:style-name="T13">A</text:span></text:p>
          </draw:text-box>
        </draw:frame>
        <draw:frame draw:style-name="gr93" draw:text-style-name="P37" draw:layer="layout" svg:width="0.693cm" svg:height="0.57cm" svg:x="4.964cm" svg:y="21.9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2.708cm" svg:y="22.158cm">
          <draw:text-box>
            <text:p><text:span text:style-name="T13">c’</text:span></text:p>
          </draw:text-box>
        </draw:frame>
        <draw:custom-shape draw:style-name="gr19" draw:text-style-name="P14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3.351cm" svg:y1="6.501cm" svg:x2="3.351cm" svg:y2="8.151cm">
          <text:p/>
        </draw:line>
        <draw:line draw:style-name="gr76" draw:text-style-name="P3" draw:layer="layout" svg:x1="1.6cm" svg:y1="6.35cm" svg:x2="3.6cm" svg:y2="6.35cm">
          <text:p/>
        </draw:line>
        <draw:line draw:style-name="gr76" draw:text-style-name="P3" draw:layer="layout" svg:x1="1.65cm" svg:y1="6.6cm" svg:x2="2.4cm" svg:y2="6.6cm">
          <text:p/>
        </draw:line>
        <draw:line draw:style-name="gr76" draw:text-style-name="P3" draw:layer="layout" svg:x1="7.9cm" svg:y1="7.25cm" svg:x2="9.6cm" svg:y2="7.25cm">
          <text:p/>
        </draw:line>
        <draw:line draw:style-name="gr76" draw:text-style-name="P3" draw:layer="layout" svg:x1="7.9cm" svg:y1="6.35cm" svg:x2="9.6cm" svg:y2="6.35cm">
          <text:p/>
        </draw:line>
        <draw:line draw:style-name="gr94" draw:text-style-name="P3" draw:layer="layout" svg:x1="9.65cm" svg:y1="6.55cm" svg:x2="9.65cm" svg:y2="7.05cm">
          <text:p/>
        </draw:line>
        <draw:line draw:style-name="gr76" draw:text-style-name="P3" draw:layer="layout" svg:x1="9.651cm" svg:y1="6.501cm" svg:x2="9.651cm" svg:y2="8.151cm">
          <text:p/>
        </draw:line>
        <draw:line draw:style-name="gr76" draw:text-style-name="P3" draw:layer="layout" svg:x1="14.5cm" svg:y1="5.85cm" svg:x2="16.5cm" svg:y2="5.85cm">
          <text:p/>
        </draw:line>
        <draw:line draw:style-name="gr76" draw:text-style-name="P3" draw:layer="layout" svg:x1="14.6cm" svg:y1="6.15cm" svg:x2="16.3cm" svg:y2="6.15cm">
          <text:p/>
        </draw:line>
        <draw:line draw:style-name="gr76" draw:text-style-name="P3" draw:layer="layout" svg:x1="16.451cm" svg:y1="5.701cm" svg:x2="16.5cm" svg:y2="8.25cm">
          <text:p/>
        </draw:line>
        <draw:line draw:style-name="gr76" draw:text-style-name="P3" draw:layer="layout" svg:x1="16.149cm" svg:y1="6.301cm" svg:x2="16.152cm" svg:y2="7.951cm">
          <text:p/>
        </draw:line>
        <draw:line draw:style-name="gr76" draw:text-style-name="P3" draw:layer="layout" svg:x1="16.151cm" svg:y1="6.501cm" svg:x2="16.151cm" svg:y2="8.151cm">
          <text:p/>
        </draw:line>
        <draw:frame draw:style-name="gr15" draw:text-style-name="P10" draw:layer="layout" svg:width="0.623cm" svg:height="0.47cm" svg:x="11.482cm" svg:y="20.4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15" draw:text-style-name="P10" draw:layer="layout" svg:width="0.428cm" svg:height="0.47cm" svg:x="11.383cm" svg:y="19.5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15" draw:text-style-name="P10" draw:layer="layout" svg:width="0.428cm" svg:height="0.47cm" svg:x="15.283cm" svg:y="20.463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95" draw:text-style-name="P22" draw:layer="layout" svg:width="19.494cm" svg:height="2.299cm" svg:x="0.506cm" svg:y="0.25cm">
          <draw:text-box>
            <text:p><text:span text:style-name="T17">Konsumenteori: Konsumentens økonomiske adferd i gode- og arbeidsmarkedet</text:span></text:p>
          </draw:text-box>
        </draw:frame>
        <draw:line draw:style-name="gr2" draw:text-style-name="P3" draw:layer="layout" svg:x1="4.15cm" svg:y1="15.2cm" svg:x2="5.15cm" svg:y2="19.65cm">
          <text:p/>
        </draw:lin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5" draw:text-style-name="P38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5" draw:text-style-name="P10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5" draw:text-style-name="P10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96" draw:text-style-name="P3" draw:layer="layout" svg:x1="2.5cm" svg:y1="9.95cm" svg:x2="2.5cm" svg:y2="7.2cm">
          <text:p/>
        </draw:line>
        <draw:line draw:style-name="gr97" draw:text-style-name="P3" draw:layer="layout" svg:x1="2.5cm" svg:y1="9.95cm" svg:x2="5cm" svg:y2="9.95cm">
          <text:p/>
        </draw:line>
        <draw:frame draw:style-name="gr15" draw:text-style-name="P10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5" draw:text-style-name="P10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96" draw:text-style-name="P3" draw:layer="layout" svg:x1="2.5cm" svg:y1="13.85cm" svg:x2="2.5cm" svg:y2="11.1cm">
          <text:p/>
        </draw:line>
        <draw:line draw:style-name="gr97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5" draw:text-style-name="P10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5" draw:text-style-name="P10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96" draw:text-style-name="P3" draw:layer="layout" svg:x1="12.5cm" svg:y1="26.35cm" svg:x2="12.5cm" svg:y2="23.6cm">
          <text:p/>
        </draw:line>
        <draw:line draw:style-name="gr97" draw:text-style-name="P3" draw:layer="layout" svg:x1="12.5cm" svg:y1="26.35cm" svg:x2="15cm" svg:y2="26.35cm">
          <text:p/>
        </draw:line>
        <draw:frame draw:style-name="gr15" draw:text-style-name="P10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5" draw:text-style-name="P10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5" draw:text-style-name="P10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96" draw:text-style-name="P3" draw:layer="layout" svg:x1="7.501cm" svg:y1="9.95cm" svg:x2="7.501cm" svg:y2="7.2cm">
          <text:p/>
        </draw:line>
        <draw:line draw:style-name="gr97" draw:text-style-name="P3" draw:layer="layout" svg:x1="7.501cm" svg:y1="9.95cm" svg:x2="10.001cm" svg:y2="9.95cm">
          <text:p/>
        </draw:line>
        <draw:frame draw:style-name="gr15" draw:text-style-name="P10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5" draw:text-style-name="P10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96" draw:text-style-name="P3" draw:layer="layout" svg:x1="7.501cm" svg:y1="13.85cm" svg:x2="7.501cm" svg:y2="11.1cm">
          <text:p/>
        </draw:line>
        <draw:line draw:style-name="gr97" draw:text-style-name="P3" draw:layer="layout" svg:x1="7.501cm" svg:y1="13.85cm" svg:x2="10.001cm" svg:y2="13.85cm">
          <text:p/>
        </draw:line>
        <draw:frame draw:style-name="gr15" draw:text-style-name="P10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5" draw:text-style-name="P10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96" draw:text-style-name="P3" draw:layer="layout" svg:x1="17.101cm" svg:y1="26.35cm" svg:x2="17.101cm" svg:y2="23.6cm">
          <text:p/>
        </draw:line>
        <draw:line draw:style-name="gr97" draw:text-style-name="P3" draw:layer="layout" svg:x1="17.101cm" svg:y1="26.35cm" svg:x2="19.601cm" svg:y2="26.35cm">
          <text:p/>
        </draw:line>
        <draw:frame draw:style-name="gr15" draw:text-style-name="P10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5" draw:text-style-name="P10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5" draw:text-style-name="P10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96" draw:text-style-name="P3" draw:layer="layout" svg:x1="14.502cm" svg:y1="9.95cm" svg:x2="14.502cm" svg:y2="7.2cm">
          <text:p/>
        </draw:line>
        <draw:line draw:style-name="gr97" draw:text-style-name="P3" draw:layer="layout" svg:x1="14.502cm" svg:y1="9.95cm" svg:x2="17.002cm" svg:y2="9.95cm">
          <text:p/>
        </draw:line>
        <draw:frame draw:style-name="gr15" draw:text-style-name="P10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5" draw:text-style-name="P10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96" draw:text-style-name="P3" draw:layer="layout" svg:x1="14.502cm" svg:y1="13.85cm" svg:x2="14.502cm" svg:y2="11.1cm">
          <text:p/>
        </draw:line>
        <draw:line draw:style-name="gr97" draw:text-style-name="P3" draw:layer="layout" svg:x1="14.502cm" svg:y1="13.85cm" svg:x2="17.002cm" svg:y2="13.85cm">
          <text:p/>
        </draw:line>
        <draw:frame draw:style-name="gr15" draw:text-style-name="P10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96" draw:text-style-name="P3" draw:layer="layout" svg:x1="14.502cm" svg:y1="21.85cm" svg:x2="14.502cm" svg:y2="19.1cm">
          <text:p/>
        </draw:line>
        <draw:line draw:style-name="gr97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" draw:layer="layout" svg:x1="7.85cm" svg:y1="7.65cm" svg:x2="9.6cm" svg:y2="9.4cm">
          <text:p/>
        </draw:line>
        <draw:line draw:style-name="gr2" draw:text-style-name="P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5" draw:text-style-name="P10" draw:layer="layout" svg:width="0.496cm" svg:height="0.47cm" svg:x="1.781cm" svg:y="18.9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5" draw:text-style-name="P10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96" draw:text-style-name="P3" draw:layer="layout" svg:x1="2.502cm" svg:y1="21.85cm" svg:x2="2.502cm" svg:y2="19.1cm">
          <text:p/>
        </draw:line>
        <draw:line draw:style-name="gr97" draw:text-style-name="P3" draw:layer="layout" svg:x1="2.502cm" svg:y1="21.85cm" svg:x2="5.002cm" svg:y2="21.85cm">
          <text:p/>
        </draw:line>
        <draw:line draw:style-name="gr2" draw:text-style-name="P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5" draw:text-style-name="P10" draw:layer="layout" svg:width="0.496cm" svg:height="0.47cm" svg:x="1.781cm" svg:y="14.9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5" draw:text-style-name="P10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96" draw:text-style-name="P3" draw:layer="layout" svg:x1="2.502cm" svg:y1="17.75cm" svg:x2="2.502cm" svg:y2="15cm">
          <text:p/>
        </draw:line>
        <draw:line draw:style-name="gr97" draw:text-style-name="P3" draw:layer="layout" svg:x1="2.502cm" svg:y1="17.75cm" svg:x2="5.002cm" svg:y2="17.75cm">
          <text:p/>
        </draw:line>
        <draw:line draw:style-name="gr2" draw:text-style-name="P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5" draw:text-style-name="P10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5" draw:text-style-name="P10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96" draw:text-style-name="P3" draw:layer="layout" svg:x1="9.502cm" svg:y1="21.85cm" svg:x2="9.502cm" svg:y2="19.1cm">
          <text:p/>
        </draw:line>
        <draw:line draw:style-name="gr97" draw:text-style-name="P3" draw:layer="layout" svg:x1="9.502cm" svg:y1="21.85cm" svg:x2="12.002cm" svg:y2="21.85cm">
          <text:p/>
        </draw:line>
        <draw:line draw:style-name="gr2" draw:text-style-name="P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5" draw:text-style-name="P10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5" draw:text-style-name="P10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96" draw:text-style-name="P3" draw:layer="layout" svg:x1="12.803cm" svg:y1="17.85cm" svg:x2="12.803cm" svg:y2="15.1cm">
          <text:p/>
        </draw:line>
        <draw:line draw:style-name="gr97" draw:text-style-name="P3" draw:layer="layout" svg:x1="12.803cm" svg:y1="17.85cm" svg:x2="15.303cm" svg:y2="17.85cm">
          <text:p/>
        </draw:line>
        <draw:line draw:style-name="gr2" draw:text-style-name="P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15" draw:text-style-name="P10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5" draw:text-style-name="P10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5" draw:text-style-name="P10" draw:layer="layout" svg:width="0.496cm" svg:height="0.47cm" svg:x="16.881cm" svg:y="2.1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5" draw:text-style-name="P10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96" draw:text-style-name="P3" draw:layer="layout" svg:x1="17.502cm" svg:y1="4.95cm" svg:x2="17.502cm" svg:y2="2.2cm">
          <text:p/>
        </draw:line>
        <draw:line draw:style-name="gr97" draw:text-style-name="P3" draw:layer="layout" svg:x1="17.502cm" svg:y1="4.95cm" svg:x2="20.002cm" svg:y2="4.95cm">
          <text:p/>
        </draw:line>
        <draw:line draw:style-name="gr2" draw:text-style-name="P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5" draw:text-style-name="P39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98" draw:text-style-name="P40" draw:layer="layout" svg:width="0.723cm" svg:height="3.431cm" svg:x="0.95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frame draw:style-name="gr15" draw:text-style-name="P10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5" draw:text-style-name="P10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5" draw:text-style-name="P10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5" draw:text-style-name="P10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99" draw:text-style-name="P9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99" draw:text-style-name="P9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5" draw:text-style-name="P10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5" draw:text-style-name="P10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5" draw:text-style-name="P10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5" draw:text-style-name="P10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5" draw:text-style-name="P10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00" draw:text-style-name="P41" draw:layer="layout" svg:width="19.147cm" svg:height="2.953cm" svg:x="5.75cm" svg:y="14.5cm">
          <draw:text-box>
            <text:list text:style-name="L1">
              <text:list-header>
                <text:p><text:span text:style-name="T31">FORUTSETNINGER BAK FULKOMMEN KONKURRANSE</text:span></text:p>
                <text:p><text:span text:style-name="T32"/></text:p>
              </text:list-header>
            </text:list>
            <text:list text:style-name="L2">
              <text:list-item>
                <text:p><text:span text:style-name="T33">Mange aktører på både tilbuds- og etterspørselssiden</text:span></text:p>
              </text:list-item>
              <text:list-item>
                <text:p><text:span text:style-name="T33">Prisen blir bestemt i et samspill mellom tilbydere og etterspørere </text:span></text:p>
              </text:list-item>
              <text:list-item>
                <text:p text:style-name="P24"><text:span text:style-name="T33">Homogene varer</text:span></text:p>
              </text:list-item>
              <text:list-item>
                <text:p text:style-name="P24"><text:span text:style-name="T33">Rasjonelle aktører: Maks nytte og profitt</text:span></text:p>
              </text:list-item>
              <text:list-item>
                <text:p text:style-name="P24"><text:span text:style-name="T33">Bruker all relevant informasjon</text:span></text:p>
              </text:list-item>
              <text:list-item>
                <text:p text:style-name="P24"><text:span text:style-name="T33">Ingen transaksjonskostnader</text:span></text:p>
                <text:p><text:span text:style-name="T1"/></text:p>
              </text:list-item>
            </text:list>
          </draw:text-box>
        </draw:frame>
        <draw:frame draw:style-name="gr15" draw:text-style-name="P10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5" draw:text-style-name="P10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5" draw:text-style-name="P10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5" draw:text-style-name="P10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5" draw:text-style-name="P10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5" draw:text-style-name="P10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0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5" draw:text-style-name="P10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5" draw:text-style-name="P10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0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5" draw:text-style-name="P10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5" draw:text-style-name="P10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5" draw:text-style-name="P10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9" draw:text-style-name="P14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5cm" svg:y1="16.55cm" svg:x2="3.75cm" svg:y2="16.55cm">
          <text:p/>
        </draw:line>
        <draw:line draw:style-name="gr76" draw:text-style-name="P3" draw:layer="layout" svg:x1="3.65cm" svg:y1="17.7cm" svg:x2="3.65cm" svg:y2="16.4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3.382cm" svg:y1="17.801cm" svg:x2="13.369cm" svg:y2="16cm">
          <text:p/>
        </draw:line>
        <draw:line draw:style-name="gr76" draw:text-style-name="P3" draw:layer="layout" svg:x1="2.5cm" svg:y1="9.037cm" svg:x2="4.001cm" svg:y2="9.013cm">
          <text:p/>
        </draw:line>
        <draw:line draw:style-name="gr76" draw:text-style-name="P3" draw:layer="layout" svg:x1="2.6cm" svg:y1="12.038cm" svg:x2="4.001cm" svg:y2="12.012cm">
          <text:p/>
        </draw:line>
        <draw:line draw:style-name="gr76" draw:text-style-name="P3" draw:layer="layout" svg:x1="2.5cm" svg:y1="12.85cm" svg:x2="3.25cm" svg:y2="12.85cm">
          <text:p/>
        </draw:line>
        <draw:line draw:style-name="gr76" draw:text-style-name="P3" draw:layer="layout" svg:x1="7.6cm" svg:y1="12.15cm" svg:x2="8.85cm" svg:y2="12.15cm">
          <text:p/>
        </draw:line>
        <draw:line draw:style-name="gr76" draw:text-style-name="P3" draw:layer="layout" svg:x1="7.5cm" svg:y1="12.85cm" svg:x2="8.25cm" svg:y2="12.85cm">
          <text:p/>
        </draw:lin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3.25cm" svg:y1="21.8cm" svg:x2="3.25cm" svg:y2="20.55cm">
          <text:p/>
        </draw:line>
        <draw:line draw:style-name="gr76" draw:text-style-name="P3" draw:layer="layout" svg:x1="2.497cm" svg:y1="21.097cm" svg:x2="3.254cm" svg:y2="21.105cm">
          <text:p/>
        </draw:line>
        <draw:line draw:style-name="gr76" draw:text-style-name="P3" draw:layer="layout" svg:x1="9.5cm" svg:y1="20.034cm" svg:x2="11.251cm" svg:y2="20.01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0.197cm" svg:y1="21.802cm" svg:x2="10.203cm" svg:y2="19.999cm">
          <text:p/>
        </draw:line>
        <draw:frame draw:style-name="gr15" draw:text-style-name="P39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5" draw:text-style-name="P39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01" draw:text-style-name="P9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5" draw:text-style-name="P10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5" draw:text-style-name="P10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5" draw:text-style-name="P10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96" draw:text-style-name="P3" draw:layer="layout" svg:x1="17.403cm" svg:y1="17.85cm" svg:x2="17.403cm" svg:y2="15.1cm">
          <text:p/>
        </draw:line>
        <draw:line draw:style-name="gr97" draw:text-style-name="P3" draw:layer="layout" svg:x1="17.403cm" svg:y1="17.85cm" svg:x2="19.903cm" svg:y2="17.85cm">
          <text:p/>
        </draw:line>
        <draw:line draw:style-name="gr2" draw:text-style-name="P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5" draw:text-style-name="P10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5" draw:text-style-name="P10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9" draw:text-style-name="P14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7.4cm" svg:y1="16.55cm" svg:x2="18.65cm" svg:y2="16.55cm">
          <text:p/>
        </draw:line>
        <draw:line draw:style-name="gr76" draw:text-style-name="P3" draw:layer="layout" svg:x1="18.55cm" svg:y1="17.8cm" svg:x2="18.55cm" svg:y2="16.55cm">
          <text:p/>
        </draw:line>
        <draw:line draw:style-name="gr76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102" draw:text-style-name="P40" draw:layer="layout" svg:width="0.723cm" svg:height="3.749cm" svg:x="0.951cm" svg:y="6.8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103" draw:text-style-name="P40" draw:layer="layout" svg:width="0.739cm" svg:height="2.795cm" svg:x="0.952cm" svg:y="14.802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E</text:span></text:p>
            <text:p><text:span text:style-name="T30">T</text:span></text:p>
          </draw:text-box>
        </draw:frame>
        <draw:frame draw:style-name="gr104" draw:text-style-name="P40" draw:layer="layout" svg:width="0.739cm" svg:height="6.293cm" svg:x="0.952cm" svg:y="17.902cm">
          <draw:text-box>
            <text:p><text:span text:style-name="T30"/></text:p>
            <text:p><text:span text:style-name="T30">P</text:span></text:p>
            <text:p><text:span text:style-name="T30">R</text:span></text:p>
            <text:p><text:span text:style-name="T30">I</text:span></text:p>
            <text:p><text:span text:style-name="T30">S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U</text:span></text:p>
            <text:p><text:span text:style-name="T30">L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  <text:p><text:span text:style-name="T30"/></text:p>
          </draw:text-box>
        </draw:frame>
        <draw:frame draw:style-name="gr105" draw:text-style-name="P40" draw:layer="layout" svg:width="0.723cm" svg:height="3.113cm" svg:x="10.953cm" svg:y="23.303cm">
          <draw:text-box>
            <text:p><text:span text:style-name="T30">U</text:span></text:p>
            <text:p><text:span text:style-name="T30">E</text:span></text:p>
            <text:p><text:span text:style-name="T30">L</text:span></text:p>
            <text:p><text:span text:style-name="T30">A</text:span></text:p>
            <text:p><text:span text:style-name="T30">S</text:span></text:p>
            <text:p><text:span text:style-name="T30">T</text:span></text:p>
            <text:p><text:span text:style-name="T30">I </text:span></text:p>
            <text:p><text:span text:style-name="T30">S</text:span></text:p>
            <text:p><text:span text:style-name="T30">K</text:span></text:p>
          </draw:text-box>
        </draw:frame>
        <draw:line draw:style-name="gr76" draw:text-style-name="P3" draw:layer="layout" svg:x1="12.75cm" svg:y1="16.6cm" svg:x2="14.45cm" svg:y2="16.6cm">
          <text:p/>
        </draw:line>
        <draw:line draw:style-name="gr76" draw:text-style-name="P3" draw:layer="layout" svg:x1="17.4cm" svg:y1="16.6cm" svg:x2="19.15cm" svg:y2="16.6cm">
          <text:p/>
        </draw:line>
        <draw:frame draw:style-name="gr106" draw:text-style-name="P21" draw:layer="layout" svg:width="2.149cm" svg:height="0.489cm" svg:x="2.75cm" svg:y="14.15cm">
          <draw:text-box>
            <text:p><text:span text:style-name="T16">Markedslikevekt</text:span></text:p>
          </draw:text-box>
        </draw:frame>
        <draw:frame draw:style-name="gr107" draw:text-style-name="P21" draw:layer="layout" svg:width="2.318cm" svg:height="0.489cm" svg:x="13.005cm" svg:y="14.25cm">
          <draw:text-box>
            <text:p><text:span text:style-name="T16">Overskuddstilbud</text:span></text:p>
          </draw:text-box>
        </draw:frame>
        <draw:frame draw:style-name="gr108" draw:text-style-name="P21" draw:layer="layout" svg:width="2.953cm" svg:height="0.489cm" svg:x="17.252cm" svg:y="14.152cm">
          <draw:text-box>
            <text:p><text:span text:style-name="T16">Overskuddsetterspørsel</text:span></text:p>
          </draw:text-box>
        </draw:frame>
        <draw:line draw:style-name="gr76" draw:text-style-name="P3" draw:layer="layout" svg:x1="2.5cm" svg:y1="20cm" svg:x2="3.25cm" svg:y2="20cm">
          <text:p/>
        </draw:line>
        <draw:custom-shape draw:style-name="gr109" draw:text-style-name="P14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10" draw:text-style-name="P3" draw:layer="layout" svg:x1="4.5cm" svg:y1="19.5cm" svg:x2="3.5cm" svg:y2="20.25cm">
          <text:p/>
        </draw:line>
        <draw:frame draw:style-name="gr111" draw:text-style-name="P9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5" draw:text-style-name="P10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5" draw:text-style-name="P10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5" draw:text-style-name="P10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5" draw:text-style-name="P10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76" draw:text-style-name="P3" draw:layer="layout" svg:x1="14.466cm" svg:y1="17.801cm" svg:x2="14.485cm" svg:y2="16cm">
          <text:p/>
        </draw:line>
        <draw:line draw:style-name="gr76" draw:text-style-name="P3" draw:layer="layout" svg:x1="13.35cm" svg:y1="17.8cm" svg:x2="13.4cm" svg:y2="16cm">
          <text:p/>
        </draw:line>
        <draw:custom-shape draw:style-name="gr19" draw:text-style-name="P14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5" draw:text-style-name="P10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5" draw:text-style-name="P10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96" draw:text-style-name="P3" draw:layer="layout" svg:x1="1.802cm" svg:y1="26.35cm" svg:x2="1.802cm" svg:y2="23.6cm">
          <text:p/>
        </draw:line>
        <draw:line draw:style-name="gr2" draw:text-style-name="P3" draw:layer="layout" svg:x1="1.774cm" svg:y1="24.203cm" svg:x2="4.2cm" svg:y2="26.5cm">
          <text:p/>
        </draw:line>
        <draw:line draw:style-name="gr76" draw:text-style-name="P3" draw:layer="layout" svg:x1="1.8cm" svg:y1="25.35cm" svg:x2="3.05cm" svg:y2="25.4cm">
          <text:p/>
        </draw:line>
        <draw:custom-shape draw:style-name="gr112" draw:text-style-name="P10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3" draw:text-style-name="P3" draw:layer="layout" svg:x1="3.4cm" svg:y1="24.05cm" svg:x2="2.45cm" svg:y2="24.75cm">
          <text:p/>
        </draw:line>
        <draw:frame draw:style-name="gr113" draw:text-style-name="P21" draw:layer="layout" svg:width="2.754cm" svg:height="0.489cm" svg:x="2.35cm" svg:y="23.65cm">
          <draw:text-box>
            <text:p><text:span text:style-name="T16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5" draw:text-style-name="P10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5" draw:text-style-name="P10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96" draw:text-style-name="P3" draw:layer="layout" svg:x1="6.403cm" svg:y1="26.35cm" svg:x2="6.403cm" svg:y2="23.6cm">
          <text:p/>
        </draw:line>
        <draw:line draw:style-name="gr97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5" draw:text-style-name="P10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14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35" draw:text-style-name="P3" draw:layer="layout" svg:x1="7.7cm" svg:y1="23.75cm" svg:x2="7.201cm" svg:y2="24.65cm">
          <text:p/>
        </draw:line>
        <draw:frame draw:style-name="gr37" draw:text-style-name="P9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2.601cm" svg:y1="8.317cm" svg:x2="3.101cm" svg:y2="8.309cm">
          <text:p/>
        </draw:line>
        <draw:line draw:style-name="gr76" draw:text-style-name="P3" draw:layer="layout" svg:x1="7.5cm" svg:y1="8.277cm" svg:x2="8.5cm" svg:y2="8.267cm">
          <text:p/>
        </draw:line>
        <draw:line draw:style-name="gr76" draw:text-style-name="P3" draw:layer="layout" svg:x1="14.499cm" svg:y1="8.266cm" svg:x2="15cm" svg:y2="8.263cm">
          <text:p/>
        </draw:line>
        <draw:line draw:style-name="gr76" draw:text-style-name="P3" draw:layer="layout" svg:x1="14.5cm" svg:y1="9.028cm" svg:x2="15.751cm" svg:y2="9.022cm">
          <text:p/>
        </draw:line>
        <draw:line draw:style-name="gr76" draw:text-style-name="P3" draw:layer="layout" svg:x1="14.6cm" svg:y1="12.15cm" svg:x2="15.85cm" svg:y2="12.15cm">
          <text:p/>
        </draw:line>
        <draw:line draw:style-name="gr76" draw:text-style-name="P3" draw:layer="layout" svg:x1="14.5cm" svg:y1="12.85cm" svg:x2="15.05cm" svg:y2="12.85cm">
          <text:p/>
        </draw:line>
        <draw:frame draw:style-name="gr15" draw:text-style-name="P10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5" draw:text-style-name="P10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76" draw:text-style-name="P3" draw:layer="layout" svg:x1="1.9cm" svg:y1="25.35cm" svg:x2="3.15cm" svg:y2="25.35cm">
          <text:p/>
        </draw:line>
        <draw:frame draw:style-name="gr15" draw:text-style-name="P10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5" draw:text-style-name="P10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15" draw:text-style-name="P42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6" draw:text-style-name="P42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4.2cm" svg:y1="24.75cm" svg:x2="3.45cm" svg:y2="26cm">
          <text:p/>
        </draw:line>
        <draw:frame draw:style-name="gr117" draw:text-style-name="P21" draw:layer="layout" svg:width="2.559cm" svg:height="0.489cm" svg:x="3.051cm" svg:y="24.151cm">
          <draw:text-box>
            <text:p><text:span text:style-name="T16">Betalngsvillighet</text:span></text:p>
          </draw:text-box>
        </draw:frame>
        <draw:line draw:style-name="gr33" draw:text-style-name="P3" draw:layer="layout" svg:x1="4.15cm" svg:y1="24.55cm" svg:x2="2.65cm" svg:y2="25.05cm">
          <text:p/>
        </draw:line>
        <draw:custom-shape draw:style-name="gr118" draw:text-style-name="P42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43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7" draw:text-style-name="P3" draw:layer="layout" svg:x1="1.903cm" svg:y1="26.35cm" svg:x2="4.403cm" svg:y2="26.35cm">
          <text:p/>
        </draw:line>
        <draw:line draw:style-name="gr35" draw:text-style-name="P3" draw:layer="layout" svg:x1="9.75cm" svg:y1="24.55cm" svg:x2="7.504cm" svg:y2="24.842cm">
          <text:p/>
        </draw:line>
        <draw:line draw:style-name="gr35" draw:text-style-name="P3" draw:layer="layout" svg:x1="9.7cm" svg:y1="24.75cm" svg:x2="7.7cm" svg:y2="25.5cm">
          <text:p/>
        </draw:line>
        <draw:frame draw:style-name="gr37" draw:text-style-name="P21" draw:layer="layout" svg:width="2.454cm" svg:height="0.489cm" svg:x="8.352cm" svg:y="24.152cm">
          <draw:text-box>
            <text:p><text:span text:style-name="T16">Variable kostnader</text:span></text:p>
          </draw:text-box>
        </draw:frame>
        <draw:frame draw:style-name="gr37" draw:text-style-name="P9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105" draw:text-style-name="P40" draw:layer="layout" svg:width="0.723cm" svg:height="3.113cm" svg:x="0.854cm" svg:y="23.304cm">
          <draw:text-box>
            <text:p><text:span text:style-name="T30">O</text:span></text:p>
            <text:p><text:span text:style-name="T30">V</text:span></text:p>
            <text:p><text:span text:style-name="T30">E</text:span></text:p>
            <text:p><text:span text:style-name="T30">R</text:span></text:p>
            <text:p><text:span text:style-name="T30">S</text:span></text:p>
            <text:p><text:span text:style-name="T30">K</text:span></text:p>
            <text:p><text:span text:style-name="T30">U</text:span></text:p>
            <text:p><text:span text:style-name="T30">D</text:span></text:p>
            <text:p><text:span text:style-name="T30">D</text:span></text:p>
          </draw:text-box>
        </draw:frame>
        <draw:frame draw:style-name="gr15" draw:text-style-name="P10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5" draw:text-style-name="P10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20" draw:text-style-name="P9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20" draw:text-style-name="P9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20" draw:text-style-name="P9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76" draw:text-style-name="P3" draw:layer="layout" svg:x1="18.65cm" svg:y1="4.9cm" svg:x2="18.65cm" svg:y2="3.65cm">
          <text:p/>
        </draw:line>
        <draw:frame draw:style-name="gr15" draw:text-style-name="P10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21" draw:text-style-name="P21" draw:layer="layout" svg:width="2.026cm" svg:height="0.489cm" svg:x="12.751cm" svg:y="22.951cm">
          <draw:text-box>
            <text:p><text:span text:style-name="T16">Etterspørsel</text:span></text:p>
          </draw:text-box>
        </draw:frame>
        <draw:frame draw:style-name="gr121" draw:text-style-name="P21" draw:layer="layout" svg:width="2.026cm" svg:height="0.489cm" svg:x="17.551cm" svg:y="22.952cm">
          <draw:text-box>
            <text:p><text:span text:style-name="T16">Tilbud</text:span></text:p>
          </draw:text-box>
        </draw:frame>
        <draw:line draw:style-name="gr76" draw:text-style-name="P3" draw:layer="layout" svg:x1="12.75cm" svg:y1="25.35cm" svg:x2="14.5cm" svg:y2="23.6cm">
          <text:p/>
        </draw:line>
        <draw:frame draw:style-name="gr15" draw:text-style-name="P10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26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5" draw:text-style-name="P10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76" draw:text-style-name="P3" draw:layer="layout" svg:x1="14.5cm" svg:y1="21.034cm" svg:x2="16.251cm" svg:y2="21.015cm">
          <text:p/>
        </draw:line>
        <draw:line draw:style-name="gr76" draw:text-style-name="P3" draw:layer="layout" svg:x1="11.197cm" svg:y1="21.802cm" svg:x2="11.203cm" svg:y2="19.999cm">
          <text:p/>
        </draw:line>
        <draw:line draw:style-name="gr76" draw:text-style-name="P3" draw:layer="layout" svg:x1="15.197cm" svg:y1="21.999cm" svg:x2="15.206cm" svg:y2="20.999cm">
          <text:p/>
        </draw:line>
        <draw:line draw:style-name="gr76" draw:text-style-name="P3" draw:layer="layout" svg:x1="16.097cm" svg:y1="21.999cm" svg:x2="16.106cm" svg:y2="20.999cm">
          <text:p/>
        </draw:line>
        <draw:frame draw:style-name="gr15" draw:text-style-name="P10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5" draw:text-style-name="P10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5" draw:text-style-name="P10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5" draw:text-style-name="P10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5" draw:text-style-name="P10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5" draw:text-style-name="P10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5" draw:text-style-name="P10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5" draw:text-style-name="P10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5" draw:text-style-name="P10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22" draw:text-style-name="P3" draw:layer="layout" svg:x1="2.55cm" svg:y1="20cm" svg:x2="2.55cm" svg:y2="21cm">
          <text:p/>
        </draw:line>
        <draw:frame draw:style-name="gr111" draw:text-style-name="P9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110" draw:text-style-name="P3" draw:layer="layout" svg:x1="2cm" svg:y1="20.5cm" svg:x2="2.4cm" svg:y2="20.55cm">
          <text:p/>
        </draw:line>
        <draw:frame draw:style-name="gr42" draw:text-style-name="P22" draw:layer="layout" svg:width="7.249cm" svg:height="1.109cm" svg:x="0.752cm" svg:y="0.354cm">
          <draw:text-box>
            <text:p><text:span text:style-name="T17">Fullkommen konkurranse</text:span></text:p>
          </draw:text-box>
        </draw:frame>
        <draw:line draw:style-name="gr2" draw:text-style-name="P3" draw:layer="layout" svg:x1="2.65cm" svg:y1="20.45cm" svg:x2="4.4cm" svg:y2="18.7cm">
          <text:p/>
        </draw:line>
        <draw:line draw:style-name="gr2" draw:text-style-name="P3" draw:layer="layout" svg:x1="2.75cm" svg:y1="15.55cm" svg:x2="4.5cm" svg:y2="17.3cm">
          <text:p/>
        </draw:line>
        <draw:frame draw:style-name="gr15" draw:text-style-name="P10" draw:layer="layout" svg:width="0.83cm" svg:height="0.47cm" svg:x="2.484cm" svg:y="15.8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0" draw:layer="layout" svg:width="0.801cm" svg:height="0.47cm" svg:x="2.482cm" svg:y="16.563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5" draw:text-style-name="P38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5" draw:text-style-name="P10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5" draw:text-style-name="P10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96" draw:text-style-name="P3" draw:layer="layout" svg:x1="17.503cm" svg:y1="4.95cm" svg:x2="17.503cm" svg:y2="2.2cm">
          <text:p/>
        </draw:line>
        <draw:line draw:style-name="gr97" draw:text-style-name="P3" draw:layer="layout" svg:x1="17.503cm" svg:y1="4.95cm" svg:x2="20.003cm" svg:y2="4.95cm">
          <text:p/>
        </draw:line>
        <draw:line draw:style-name="gr2" draw:text-style-name="P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5" draw:text-style-name="P39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98" draw:text-style-name="P40" draw:layer="layout" svg:width="0.723cm" svg:height="3.431cm" svg:x="0.951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9" draw:text-style-name="P14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5" draw:text-style-name="P39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01" draw:text-style-name="P9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5" draw:text-style-name="P10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102" draw:text-style-name="P40" draw:layer="layout" svg:width="0.723cm" svg:height="3.749cm" svg:x="0.952cm" svg:y="8.4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98" draw:text-style-name="P40" draw:layer="layout" svg:width="0.723cm" svg:height="3.431cm" svg:x="0.954cm" svg:y="15.103cm">
          <draw:text-box>
            <text:p><text:span text:style-name="T30">I</text:span></text:p>
            <text:p><text:span text:style-name="T30">N</text:span></text:p>
            <text:p><text:span text:style-name="T30">T</text:span></text:p>
            <text:p><text:span text:style-name="T30">U</text:span></text:p>
            <text:p><text:span text:style-name="T30">I</text:span></text:p>
            <text:p><text:span text:style-name="T30">S</text:span></text:p>
            <text:p><text:span text:style-name="T30">J</text:span></text:p>
            <text:p><text:span text:style-name="T30">O</text:span></text:p>
            <text:p><text:span text:style-name="T30">N</text:span></text:p>
          </draw:text-box>
        </draw:frame>
        <draw:frame draw:style-name="gr98" draw:text-style-name="P40" draw:layer="layout" svg:width="0.723cm" svg:height="3.431cm" svg:x="0.954cm" svg:y="18.803cm">
          <draw:text-box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F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23" draw:text-style-name="P40" draw:layer="layout" svg:width="0.756cm" svg:height="3.431cm" svg:x="0.955cm" svg:y="24.404cm">
          <draw:text-box>
            <text:p><text:span text:style-name="T30">S</text:span></text:p>
            <text:p><text:span text:style-name="T30">A</text:span></text:p>
            <text:p><text:span text:style-name="T30">M</text:span></text:p>
            <text:p><text:span text:style-name="T30">M</text:span></text:p>
            <text:p><text:span text:style-name="T30">E</text:span></text:p>
            <text:p><text:span text:style-name="T30">N</text:span></text:p>
            <text:p><text:span text:style-name="T30">L.</text:span></text:p>
          </draw:text-box>
        </draw:frame>
        <draw:frame draw:style-name="gr15" draw:text-style-name="P10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5" draw:text-style-name="P10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96" draw:text-style-name="P3" draw:layer="layout" svg:x1="2.301cm" svg:y1="10.05cm" svg:x2="2.301cm" svg:y2="7.3cm">
          <text:p/>
        </draw:line>
        <draw:line draw:style-name="gr97" draw:text-style-name="P3" draw:layer="layout" svg:x1="2.301cm" svg:y1="10.05cm" svg:x2="4.801cm" svg:y2="10.05cm">
          <text:p/>
        </draw:line>
        <draw:frame draw:style-name="gr15" draw:text-style-name="P10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5" draw:text-style-name="P10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96" draw:text-style-name="P3" draw:layer="layout" svg:x1="2.301cm" svg:y1="13.95cm" svg:x2="2.301cm" svg:y2="11.2cm">
          <text:p/>
        </draw:line>
        <draw:line draw:style-name="gr97" draw:text-style-name="P3" draw:layer="layout" svg:x1="2.301cm" svg:y1="13.95cm" svg:x2="4.801cm" svg:y2="13.95cm">
          <text:p/>
        </draw:line>
        <draw:frame draw:style-name="gr15" draw:text-style-name="P10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5" draw:text-style-name="P10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5" draw:text-style-name="P10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96" draw:text-style-name="P3" draw:layer="layout" svg:x1="7.302cm" svg:y1="10.05cm" svg:x2="7.302cm" svg:y2="7.3cm">
          <text:p/>
        </draw:line>
        <draw:line draw:style-name="gr97" draw:text-style-name="P3" draw:layer="layout" svg:x1="7.302cm" svg:y1="10.05cm" svg:x2="9.802cm" svg:y2="10.05cm">
          <text:p/>
        </draw:line>
        <draw:frame draw:style-name="gr15" draw:text-style-name="P10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5" draw:text-style-name="P10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5" draw:text-style-name="P10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5" draw:text-style-name="P10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96" draw:text-style-name="P3" draw:layer="layout" svg:x1="14.303cm" svg:y1="10.05cm" svg:x2="14.303cm" svg:y2="7.3cm">
          <text:p/>
        </draw:line>
        <draw:line draw:style-name="gr97" draw:text-style-name="P3" draw:layer="layout" svg:x1="14.303cm" svg:y1="10.05cm" svg:x2="16.803cm" svg:y2="10.05cm">
          <text:p/>
        </draw:line>
        <draw:frame draw:style-name="gr15" draw:text-style-name="P10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5" draw:text-style-name="P10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96" draw:text-style-name="P3" draw:layer="layout" svg:x1="14.303cm" svg:y1="13.95cm" svg:x2="14.303cm" svg:y2="11.2cm">
          <text:p/>
        </draw:line>
        <draw:line draw:style-name="gr97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" draw:layer="layout" svg:x1="7.651cm" svg:y1="7.75cm" svg:x2="9.401cm" svg:y2="9.5cm">
          <text:p/>
        </draw:line>
        <draw:line draw:style-name="gr2" draw:text-style-name="P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5" draw:text-style-name="P10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5" draw:text-style-name="P10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5" draw:text-style-name="P10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5" draw:text-style-name="P10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5" draw:text-style-name="P10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99" draw:text-style-name="P9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5" draw:text-style-name="P10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5" draw:text-style-name="P10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5" draw:text-style-name="P10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76" draw:text-style-name="P3" draw:layer="layout" svg:x1="2.301cm" svg:y1="8.85cm" svg:x2="3.551cm" svg:y2="8.85cm">
          <text:p/>
        </draw:line>
        <draw:line draw:style-name="gr76" draw:text-style-name="P3" draw:layer="layout" svg:x1="2.301cm" svg:y1="9.55cm" svg:x2="4.051cm" svg:y2="9.55cm">
          <text:p/>
        </draw:line>
        <draw:line draw:style-name="gr76" draw:text-style-name="P3" draw:layer="layout" svg:x1="2.401cm" svg:y1="12.25cm" svg:x2="3.651cm" svg:y2="12.25cm">
          <text:p/>
        </draw:line>
        <draw:line draw:style-name="gr76" draw:text-style-name="P3" draw:layer="layout" svg:x1="2.301cm" svg:y1="12.95cm" svg:x2="3.051cm" svg:y2="12.95cm">
          <text:p/>
        </draw:line>
        <draw:line draw:style-name="gr76" draw:text-style-name="P3" draw:layer="layout" svg:x1="7.301cm" svg:y1="8.75cm" svg:x2="8.551cm" svg:y2="8.75cm">
          <text:p/>
        </draw:line>
        <draw:line draw:style-name="gr76" draw:text-style-name="P3" draw:layer="layout" svg:x1="7.301cm" svg:y1="9.15cm" svg:x2="9.051cm" svg:y2="9.15cm">
          <text:p/>
        </draw:line>
        <draw:line draw:style-name="gr76" draw:text-style-name="P3" draw:layer="layout" svg:x1="14.401cm" svg:y1="8.75cm" svg:x2="15.651cm" svg:y2="8.75cm">
          <text:p/>
        </draw:line>
        <draw:line draw:style-name="gr76" draw:text-style-name="P3" draw:layer="layout" svg:x1="14.401cm" svg:y1="9.45cm" svg:x2="16.151cm" svg:y2="9.45cm">
          <text:p/>
        </draw:line>
        <draw:line draw:style-name="gr76" draw:text-style-name="P3" draw:layer="layout" svg:x1="14.298cm" svg:y1="12.075cm" svg:x2="16.004cm" svg:y2="12.075cm">
          <text:p/>
        </draw:line>
        <draw:line draw:style-name="gr76" draw:text-style-name="P3" draw:layer="layout" svg:x1="14.249cm" svg:y1="13.021cm" svg:x2="15.057cm" svg:y2="13.029cm">
          <text:p/>
        </draw:line>
        <draw:frame draw:style-name="gr124" draw:text-style-name="P9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33" draw:text-style-name="P3" draw:layer="layout" svg:x1="16.201cm" svg:y1="7.75cm" svg:x2="15.451cm" svg:y2="8.5cm">
          <text:p/>
        </draw:line>
        <draw:frame draw:style-name="gr117" draw:text-style-name="P9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35" draw:text-style-name="P3" draw:layer="layout" svg:x1="16.551cm" svg:y1="13.1cm" svg:x2="15.801cm" svg:y2="12.45cm">
          <text:p/>
        </draw:line>
        <draw:frame draw:style-name="gr37" draw:text-style-name="P9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25" draw:text-style-name="P3" draw:layer="layout" svg:x1="3.039cm" svg:y1="23.558cm" svg:x2="9.296cm" svg:y2="23.558cm">
          <text:p/>
        </draw:line>
        <draw:line draw:style-name="gr126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27" draw:text-style-name="P44" draw:layer="layout" svg:width="1.612cm" svg:height="1.039cm" svg:x="8.388cm" svg:y="21.12cm">
          <draw:text-box>
            <text:p><text:span text:style-name="T34">S=GK</text:span></text:p>
          </draw:text-box>
        </draw:frame>
        <draw:frame draw:style-name="gr128" draw:text-style-name="P45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29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30" draw:text-style-name="P3" draw:layer="layout" svg:x1="4.493cm" svg:y1="23.557cm" svg:x2="4.493cm" svg:y2="20.484cm">
          <text:p/>
        </draw:line>
        <draw:custom-shape draw:style-name="gr131" draw:text-style-name="P10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12.039cm" svg:y1="23.759cm" svg:x2="18.296cm" svg:y2="23.759cm">
          <text:p/>
        </draw:line>
        <draw:line draw:style-name="gr126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28" draw:text-style-name="P45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32" draw:text-style-name="P46" draw:layer="layout" svg:width="6cm" svg:height="2.953cm" svg:x="6.5cm" svg:y="11.197cm">
          <draw:text-box>
            <text:p><text:span text:style-name="T35">ETABLERINGSHINDRE</text:span></text:p>
            <text:list text:style-name="L1">
              <text:list-header>
                <text:p><text:span text:style-name="T36"/></text:p>
              </text:list-header>
              <text:list-item>
                <text:p><text:span text:style-name="T37">Lover og regler</text:span></text:p>
              </text:list-item>
              <text:list-item>
                <text:p><text:span text:style-name="T37">Patenter og rettigheter</text:span></text:p>
              </text:list-item>
              <text:list-item>
                <text:p><text:span text:style-name="T37">Tilgang til råvarer</text:span></text:p>
              </text:list-item>
              <text:list-item>
                <text:p><text:span text:style-name="T37">Geografisk avstand og andre hindre</text:span></text:p>
              </text:list-item>
              <text:list-item>
                <text:p><text:span text:style-name="T37">Fallende enhetskostnader </text:span></text:p>
                <text:p><text:span text:style-name="T38"/></text:p>
              </text:list-item>
            </text:list>
          </draw:text-box>
        </draw:frame>
        <draw:frame draw:style-name="gr99" draw:text-style-name="P9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32" draw:text-style-name="P47" draw:layer="layout" svg:width="6cm" svg:height="2.953cm" svg:x="12.25cm" svg:y="15.15cm">
          <draw:text-box>
            <text:p><text:span text:style-name="T39">FORMELT</text:span></text:p>
            <text:list text:style-name="L1">
              <text:list-header>
                <text:p><text:span text:style-name="T35"/></text:p>
                <text:p><text:span text:style-name="T16"/></text:p>
              </text:list-header>
            </text:list>
          </draw:text-box>
        </draw:frame>
        <draw:frame draw:style-name="gr132" draw:text-style-name="P46" draw:layer="layout" svg:width="6cm" svg:height="2.953cm" svg:x="2.8cm" svg:y="24.399cm">
          <draw:text-box>
            <text:p><text:span text:style-name="T35">Fra fullkommen konkurranse til monopol</text:span></text:p>
            <text:list text:style-name="L1">
              <text:list-item>
                <text:p text:style-name="P24"><text:span text:style-name="T37">Redusert SO (dødvektstap)</text:span></text:p>
              </text:list-item>
              <text:list-item>
                <text:p text:style-name="P24"><text:span text:style-name="T37">Omfordeling</text:span></text:p>
                <text:list>
                  <text:list-item>
                    <text:p text:style-name="P24"><text:span text:style-name="T37">Fra Konsument(KO)</text:span></text:p>
                  </text:list-item>
                  <text:list-item>
                    <text:p text:style-name="P24"><text:span text:style-name="T37">Til Produsent (PO)</text:span></text:p>
                  </text:list-item>
                </text:list>
              </text:list-item>
            </text:list>
            <text:p><text:span text:style-name="T37"/></text:p>
          </draw:text-box>
        </draw:frame>
        <draw:frame draw:style-name="gr15" draw:text-style-name="P10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5" draw:text-style-name="P10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5" draw:text-style-name="P10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5" draw:text-style-name="P10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30" draw:text-style-name="P3" draw:layer="layout" svg:x1="13.493cm" svg:y1="23.757cm" svg:x2="13.493cm" svg:y2="20.684cm">
          <text:p/>
        </draw:line>
        <draw:line draw:style-name="gr129" draw:text-style-name="P3" draw:layer="layout" svg:x1="12.039cm" svg:y1="20.736cm" svg:x2="13.603cm" svg:y2="20.736cm">
          <text:p/>
        </draw:line>
        <draw:frame draw:style-name="gr15" draw:text-style-name="P10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5" draw:text-style-name="P10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5" draw:text-style-name="P10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5" draw:text-style-name="P10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27" draw:text-style-name="P44" draw:layer="layout" svg:width="1.612cm" svg:height="1.039cm" svg:x="15.388cm" svg:y="18.75cm">
          <draw:text-box>
            <text:p><text:span text:style-name="T34">S=GK</text:span></text:p>
          </draw:text-box>
        </draw:frame>
        <draw:frame draw:style-name="gr127" draw:text-style-name="P44" draw:layer="layout" svg:width="1.612cm" svg:height="1.039cm" svg:x="5.488cm" svg:y="22.721cm">
          <draw:text-box>
            <text:p><text:span text:style-name="T34">GI</text:span></text:p>
          </draw:text-box>
        </draw:frame>
        <draw:frame draw:style-name="gr127" draw:text-style-name="P44" draw:layer="layout" svg:width="1.612cm" svg:height="1.039cm" svg:x="8.088cm" svg:y="22.622cm">
          <draw:text-box>
            <text:p><text:span text:style-name="T34">E</text:span></text:p>
          </draw:text-box>
        </draw:frame>
        <draw:frame draw:style-name="gr133" draw:text-style-name="P44" draw:layer="layout" svg:width="1.696cm" svg:height="1.039cm" svg:x="17.188cm" svg:y="22.823cm">
          <draw:text-box>
            <text:p><text:span text:style-name="T34">E=MBV</text:span></text:p>
          </draw:text-box>
        </draw:frame>
        <draw:frame draw:style-name="gr127" draw:text-style-name="P44" draw:layer="layout" svg:width="1.612cm" svg:height="1.039cm" svg:x="14.588cm" svg:y="22.922cm">
          <draw:text-box>
            <text:p><text:span text:style-name="T34">GI</text:span></text:p>
          </draw:text-box>
        </draw:frame>
        <draw:custom-shape draw:style-name="gr131" draw:text-style-name="P10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34" draw:text-style-name="P3" draw:layer="layout" svg:x1="17cm" svg:y1="15.5cm" svg:x2="15.05cm" svg:y2="15.95cm">
          <text:p/>
        </draw:line>
        <draw:line draw:style-name="gr134" draw:text-style-name="P3" draw:layer="layout" svg:x1="17.5cm" svg:y1="17cm" svg:x2="15.05cm" svg:y2="16.489cm">
          <text:p/>
        </draw:line>
        <draw:line draw:style-name="gr134" draw:text-style-name="P3" draw:layer="layout" svg:x1="11cm" svg:y1="17.25cm" svg:x2="12.25cm" svg:y2="17.047cm">
          <text:p/>
        </draw:line>
        <draw:frame draw:style-name="gr135" draw:text-style-name="P9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17" draw:text-style-name="P9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36" draw:text-style-name="P9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17" draw:text-style-name="P9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29" draw:text-style-name="P3" draw:layer="layout" svg:x1="12.039cm" svg:y1="21.536cm" svg:x2="13.603cm" svg:y2="21.536cm">
          <text:p/>
        </draw:line>
        <draw:frame draw:style-name="gr137" draw:text-style-name="P21" draw:layer="layout" svg:width="3.779cm" svg:height="0.489cm" svg:x="3.653cm" svg:y="18.152cm">
          <draw:text-box>
            <text:p><text:span text:style-name="T16">Med konstante grensekostnader</text:span></text:p>
          </draw:text-box>
        </draw:frame>
        <draw:frame draw:style-name="gr138" draw:text-style-name="P48" draw:layer="layout" svg:width="6.45cm" svg:height="3.44cm" svg:x="2.8cm" svg:y="15.198cm">
          <draw:text-box>
            <text:p><text:span text:style-name="T40">OPTIMAL TILPASNING</text:span></text:p>
            <text:list text:style-name="L1">
              <text:list-header>
                <text:p><text:span text:style-name="T16"/></text:p>
              </text:list-header>
              <text:list-item>
                <text:p><text:span text:style-name="T41">Finne det produksjonsnivået som gir maksimal forttjeneste</text:span></text:p>
              </text:list-item>
              <text:list-item>
                <text:p><text:span text:style-name="T41">R’(x) Endring i inntekt ved å produsere én enhet mer</text:span></text:p>
                <text:list>
                  <text:list-item>
                    <text:p text:style-name="P24"><text:span text:style-name="T41">Høyere omsetning (+)</text:span></text:p>
                  </text:list-item>
                  <text:list-item>
                    <text:p text:style-name="P24"><text:span text:style-name="T41">Tidligere enheter blir solg til en lavere pri</text:span></text:p>
                    <text:p text:style-name="P24"><text:span text:style-name="T42"/></text:p>
                  </text:list-item>
                </text:list>
              </text:list-item>
              <text:list-item>
                <text:p><text:span text:style-name="T41">C’(x) Endring i kostnad ved å produsere en enhet mer</text:span></text:p>
                <text:list>
                  <text:list-header>
                    <text:p><text:span text:style-name="T42"/></text:p>
                  </text:list-header>
                </text:list>
              </text:list-item>
            </text:list>
          </draw:text-box>
        </draw:frame>
        <draw:frame draw:style-name="gr139" draw:text-style-name="P21" draw:layer="layout" svg:width="5.658cm" svg:height="0.489cm" svg:x="12.353cm" svg:y="18.153cm">
          <draw:text-box>
            <text:p><text:span text:style-name="T16">Med stigende grensekostnader (mer deltajert figur)</text:span></text:p>
          </draw:text-box>
        </draw:frame>
        <draw:frame draw:style-name="gr140" draw:text-style-name="P9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41" draw:text-style-name="P3" draw:layer="layout" svg:x1="15.75cm" svg:y1="21.45cm" svg:x2="13.75cm" svg:y2="21cm">
          <text:p/>
        </draw:line>
        <draw:custom-shape draw:style-name="gr109" draw:text-style-name="P14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5" draw:text-style-name="P10" draw:layer="layout" svg:width="1.012cm" svg:height="0.53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5" draw:text-style-name="P10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5" draw:text-style-name="P10" draw:layer="layout" svg:width="0.927cm" svg:height="0.53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5" draw:text-style-name="P10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29" draw:text-style-name="P3" draw:layer="layout" svg:x1="11.939cm" svg:y1="21.036cm" svg:x2="13.503cm" svg:y2="21.036cm">
          <text:p/>
        </draw:line>
        <draw:frame draw:style-name="gr15" draw:text-style-name="P10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42" draw:text-style-name="P22" draw:layer="layout" svg:width="7.249cm" svg:height="1.109cm" svg:x="0.751cm" svg:y="0.353cm">
          <draw:text-box>
            <text:p><text:span text:style-name="T17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5" draw:text-style-name="P38" draw:layer="layout" svg:width="0.2cm" svg:height="0.361cm" svg:x="1.379cm" svg:y="5.207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42" draw:text-style-name="P40" draw:layer="layout" svg:width="1.073cm" svg:height="6.376cm" svg:x="0.953cm" svg:y="7.8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M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01cm" svg:y1="26.936cm" svg:x2="20.591cm" svg:y2="26.936cm">
          <text:p/>
        </draw:line>
        <draw:frame draw:style-name="gr15" draw:text-style-name="P38" draw:layer="layout" svg:width="0.2cm" svg:height="0.361cm" svg:x="1.38cm" svg:y="5.808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5" draw:text-style-name="P10" draw:layer="layout" svg:width="0.497cm" svg:height="0.47cm" svg:x="17.281cm" svg:y="1.761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96" draw:text-style-name="P3" draw:layer="layout" svg:x1="17.502cm" svg:y1="4.949cm" svg:x2="17.502cm" svg:y2="2.199cm">
          <text:p/>
        </draw:line>
        <draw:line draw:style-name="gr97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143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4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1.943cm" svg:y="1.908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15" draw:text-style-name="P39" draw:layer="layout" svg:width="5.977cm" svg:height="3.632cm" svg:x="10.408cm" svg:y="1.562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45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5" draw:text-style-name="P38" draw:layer="layout" svg:width="0.2cm" svg:height="0.361cm" svg:x="1.38cm" svg:y="5.808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line draw:style-name="gr2" draw:text-style-name="P3" draw:layer="layout" svg:x1="1.001cm" svg:y1="7.017cm" svg:x2="20.591cm" svg:y2="7.017cm">
          <text:p/>
        </draw:line>
        <draw:frame draw:style-name="gr15" draw:text-style-name="P10" draw:layer="layout" svg:width="0.497cm" svg:height="0.47cm" svg:x="17.281cm" svg:y="1.761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96" draw:text-style-name="P3" draw:layer="layout" svg:x1="17.502cm" svg:y1="4.949cm" svg:x2="17.502cm" svg:y2="2.199cm">
          <text:p/>
        </draw:line>
        <draw:line draw:style-name="gr97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143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4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5.977cm" svg:height="3.632cm" svg:x="10.408cm" svg:y="1.562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145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142" draw:text-style-name="P40" draw:layer="layout" svg:width="1.073cm" svg:height="6.376cm" svg:x="1.245cm" svg:y="18.375cm">
          <draw:text-box>
            <text:p><text:span text:style-name="T30">M</text:span></text:p>
            <text:p><text:span text:style-name="T30">O</text:span></text:p>
            <text:p><text:span text:style-name="T30">N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>I</text:span></text:p>
            <text:p><text:span text:style-name="T30">S</text:span></text:p>
            <text:p><text:span text:style-name="T30">T</text:span></text:p>
            <text:p><text:span text:style-name="T30">I</text:span></text:p>
            <text:p><text:span text:style-name="T30">S</text:span></text:p>
            <text:p><text:span text:style-name="T30">K</text:span></text:p>
          </draw:text-box>
        </draw:frame>
        <draw:frame draw:style-name="gr146" draw:text-style-name="P40" draw:layer="layout" svg:width="1.048cm" svg:height="5.451cm" svg:x="2.044cm" svg:y="18.574cm">
          <draw:text-box>
            <text:p><text:span text:style-name="T30">K</text:span></text:p>
            <text:p><text:span text:style-name="T30">O</text:span></text:p>
            <text:p><text:span text:style-name="T30">N</text:span></text:p>
            <text:p><text:span text:style-name="T30">K</text:span></text:p>
            <text:p><text:span text:style-name="T30">U</text:span></text:p>
            <text:p><text:span text:style-name="T30">R</text:span></text:p>
            <text:p><text:span text:style-name="T30">R</text:span></text:p>
            <text:p><text:span text:style-name="T30">A</text:span></text:p>
            <text:p><text:span text:style-name="T30">N</text:span></text:p>
            <text:p><text:span text:style-name="T30">S</text:span></text:p>
            <text:p><text:span text:style-name="T30">E</text:span></text:p>
          </draw:text-box>
        </draw:frame>
        <draw:line draw:style-name="gr26" draw:text-style-name="P3" draw:layer="layout" svg:x1="1.001cm" svg:y1="16.995cm" svg:x2="20.591cm" svg:y2="16.995cm">
          <text:p/>
        </draw:line>
        <draw:line draw:style-name="gr125" draw:text-style-name="P3" draw:layer="layout" svg:x1="12.768cm" svg:y1="23.848cm" svg:x2="19.025cm" svg:y2="23.848cm">
          <text:p/>
        </draw:line>
        <draw:line draw:style-name="gr126" draw:text-style-name="P3" draw:layer="layout" svg:x1="12.767cm" svg:y1="23.849cm" svg:x2="12.767cm" svg:y2="19.099cm">
          <text:p/>
        </draw:line>
        <draw:frame draw:style-name="gr147" draw:text-style-name="P44" draw:layer="layout" svg:width="2.1cm" svg:height="1.04cm" svg:x="18.116cm" svg:y="21.411cm">
          <draw:text-box>
            <text:p><text:span text:style-name="T34">S=GK</text:span></text:p>
          </draw:text-box>
        </draw:frame>
        <draw:frame draw:style-name="gr148" draw:text-style-name="P45" draw:layer="layout" svg:width="0.729cm" svg:height="1.726cm" svg:x="11.897cm" svg:y="19.659cm">
          <draw:text-box>
            <text:p/>
          </draw:text-box>
        </draw:frame>
        <draw:line draw:style-name="gr129" draw:text-style-name="P3" draw:layer="layout" svg:x1="12.768cm" svg:y1="21.7cm" svg:x2="14.332cm" svg:y2="21.7cm">
          <text:p/>
        </draw:line>
        <draw:line draw:style-name="gr2" draw:text-style-name="P3" draw:layer="layout" svg:x1="12.717cm" svg:y1="21.963cm" svg:x2="17.983cm" svg:y2="22.023cm">
          <text:p/>
        </draw:line>
        <draw:custom-shape draw:style-name="gr149" draw:text-style-name="P10" draw:layer="layout" svg:width="0.347cm" svg:height="0.28cm" svg:x="13.537cm" svg:y="2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9.208cm" svg:y="23.653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5" draw:text-style-name="P10" draw:layer="layout" svg:width="0.497cm" svg:height="0.47cm" svg:x="12.51cm" svg:y="18.65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15" draw:text-style-name="P10" draw:layer="layout" svg:width="0.919cm" svg:height="0.531cm" svg:x="11.91cm" svg:y="20.455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50" draw:text-style-name="P44" draw:layer="layout" svg:width="1.612cm" svg:height="1.04cm" svg:x="14.762cm" svg:y="22.548cm">
          <draw:text-box>
            <text:p><text:span text:style-name="T34">GI</text:span></text:p>
          </draw:text-box>
        </draw:frame>
        <draw:frame draw:style-name="gr151" draw:text-style-name="P44" draw:layer="layout" svg:width="2.463cm" svg:height="1.04cm" svg:x="17.816cm" svg:y="22.913cm">
          <draw:text-box>
            <text:p><text:span text:style-name="T34">E=MBV</text:span></text:p>
          </draw:text-box>
        </draw:frame>
        <draw:custom-shape draw:style-name="gr149" draw:text-style-name="P10" draw:layer="layout" svg:width="0.347cm" svg:height="0.28cm" svg:x="13.537cm" svg:y="2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8cm" svg:y1="8.051cm" svg:x2="6.88cm" svg:y2="14.958cm">
          <text:p/>
        </draw:line>
        <draw:line draw:style-name="gr2" draw:text-style-name="P3" draw:layer="layout" svg:x1="6.88cm" svg:y1="14.958cm" svg:x2="15.23cm" svg:y2="14.958cm">
          <text:p/>
        </draw:line>
        <draw:line draw:style-name="gr2" draw:text-style-name="P3" draw:layer="layout" svg:x1="6.88cm" svg:y1="8.051cm" svg:x2="15.23cm" svg:y2="14.958cm">
          <text:p/>
        </draw:line>
        <draw:frame draw:style-name="gr152" draw:text-style-name="P49" draw:layer="layout" svg:width="3.859cm" svg:height="0.71cm" draw:transform="rotate (-1.58790055346444) translate (6.606cm 9.613cm)">
          <draw:text-box>
            <text:p><text:span text:style-name="T44">Grad av differensiering</text:span></text:p>
          </draw:text-box>
        </draw:frame>
        <draw:frame draw:style-name="gr153" draw:text-style-name="P49" draw:layer="layout" svg:width="2.223cm" svg:height="0.711cm" svg:x="5.853cm" svg:y="7.181cm">
          <draw:text-box>
            <text:p><text:span text:style-name="T44">Fullstendig</text:span></text:p>
          </draw:text-box>
        </draw:frame>
        <draw:line draw:style-name="gr125" draw:text-style-name="P3" draw:layer="layout" svg:x1="4.49cm" svg:y1="23.85cm" svg:x2="10.747cm" svg:y2="23.85cm">
          <text:p/>
        </draw:line>
        <draw:line draw:style-name="gr126" draw:text-style-name="P3" draw:layer="layout" svg:x1="4.489cm" svg:y1="23.851cm" svg:x2="4.489cm" svg:y2="19.101cm">
          <text:p/>
        </draw:line>
        <draw:line draw:style-name="gr2" draw:text-style-name="P3" draw:layer="layout" svg:x1="4.49cm" svg:y1="19.798cm" svg:x2="10.225cm" svg:y2="23.85cm">
          <text:p/>
        </draw:line>
        <draw:frame draw:style-name="gr147" draw:text-style-name="P44" draw:layer="layout" svg:width="2.1cm" svg:height="1.04cm" svg:x="9.839cm" svg:y="21.413cm">
          <draw:text-box>
            <text:p><text:span text:style-name="T34">S=GK</text:span></text:p>
          </draw:text-box>
        </draw:frame>
        <draw:frame draw:style-name="gr148" draw:text-style-name="P45" draw:layer="layout" svg:width="0.729cm" svg:height="1.726cm" svg:x="3.619cm" svg:y="19.661cm">
          <draw:text-box>
            <text:p/>
          </draw:text-box>
        </draw:frame>
        <draw:line draw:style-name="gr2" draw:text-style-name="P3" draw:layer="layout" svg:x1="4.49cm" svg:y1="19.798cm" svg:x2="10.225cm" svg:y2="23.85cm">
          <text:p/>
        </draw:line>
        <draw:line draw:style-name="gr2" draw:text-style-name="P3" draw:layer="layout" svg:x1="4.49cm" svg:y1="19.839cm" svg:x2="7.442cm" svg:y2="23.846cm">
          <text:p/>
        </draw:line>
        <draw:line draw:style-name="gr129" draw:text-style-name="P3" draw:layer="layout" svg:x1="4.49cm" svg:y1="20.829cm" svg:x2="6.054cm" svg:y2="20.829cm">
          <text:p/>
        </draw:line>
        <draw:line draw:style-name="gr2" draw:text-style-name="P3" draw:layer="layout" svg:x1="4.439cm" svg:y1="21.965cm" svg:x2="9.705cm" svg:y2="22.025cm">
          <text:p/>
        </draw:line>
        <draw:line draw:style-name="gr130" draw:text-style-name="P3" draw:layer="layout" svg:x1="6.089cm" svg:y1="23.849cm" svg:x2="6.089cm" svg:y2="20.777cm">
          <text:p/>
        </draw:line>
        <draw:custom-shape draw:style-name="gr149" draw:text-style-name="P10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0.931cm" svg:y="23.655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15" draw:text-style-name="P10" draw:layer="layout" svg:width="0.497cm" svg:height="0.47cm" svg:x="4.232cm" svg:y="18.656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5" draw:text-style-name="P10" draw:layer="layout" svg:width="0.919cm" svg:height="0.531cm" svg:x="3.632cm" svg:y="20.456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15" draw:text-style-name="P10" draw:layer="layout" svg:width="1.918cm" svg:height="0.529cm" svg:x="5.734cm" svg:y="24.056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150" draw:text-style-name="P44" draw:layer="layout" svg:width="1.612cm" svg:height="1.04cm" svg:x="6.339cm" svg:y="22.114cm">
          <draw:text-box>
            <text:p><text:span text:style-name="T34">GI</text:span></text:p>
          </draw:text-box>
        </draw:frame>
        <draw:frame draw:style-name="gr151" draw:text-style-name="P44" draw:layer="layout" svg:width="2.463cm" svg:height="1.04cm" svg:x="9.538cm" svg:y="22.915cm">
          <draw:text-box>
            <text:p><text:span text:style-name="T34">E=MBV</text:span></text:p>
          </draw:text-box>
        </draw:frame>
        <draw:custom-shape draw:style-name="gr149" draw:text-style-name="P10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1cm" svg:height="0.47cm" svg:x="6.315cm" svg:y="7.918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154" draw:text-style-name="P3" draw:layer="layout" svg:x1="14.8cm" svg:y1="8.8cm" svg:x2="8.197cm" svg:y2="14.812cm">
          <text:p/>
        </draw:line>
        <draw:line draw:style-name="gr154" draw:text-style-name="P3" draw:layer="layout" svg:x1="18.717cm" svg:y1="11.177cm" svg:x2="15.159cm" svg:y2="14.812cm">
          <text:p/>
        </draw:line>
        <draw:line draw:style-name="gr155" draw:text-style-name="P50" draw:layer="layout" svg:x1="14.25cm" svg:y1="8.257cm" svg:x2="7.352cm" svg:y2="14.8cm">
          <text:p/>
        </draw:line>
        <draw:line draw:style-name="gr2" draw:text-style-name="P3" draw:layer="layout" svg:x1="12.617cm" svg:y1="20.992cm" svg:x2="18.789cm" svg:y2="23.9cm">
          <text:p/>
        </draw:line>
        <draw:line draw:style-name="gr2" draw:text-style-name="P3" draw:layer="layout" svg:x1="12.617cm" svg:y1="20.992cm" svg:x2="15.884cm" svg:y2="23.9cm">
          <text:p/>
        </draw:line>
        <draw:line draw:style-name="gr130" draw:text-style-name="P3" draw:layer="layout" svg:x1="13.669cm" svg:y1="23.857cm" svg:x2="13.694cm" svg:y2="21.715cm">
          <text:p/>
        </draw:line>
        <draw:frame draw:style-name="gr156" draw:text-style-name="P49" draw:layer="layout" svg:width="4.497cm" svg:height="1.057cm" svg:x="4.154cm" svg:y="17.333cm">
          <draw:text-box>
            <text:p><text:span text:style-name="T44">Kort sikt</text:span></text:p>
          </draw:text-box>
        </draw:frame>
        <draw:frame draw:style-name="gr156" draw:text-style-name="P49" draw:layer="layout" svg:width="4.497cm" svg:height="1.057cm" svg:x="12.655cm" svg:y="17.334cm">
          <draw:text-box>
            <text:p><text:span text:style-name="T44">Lang sikt</text:span></text:p>
          </draw:text-box>
        </draw:frame>
        <draw:frame draw:style-name="gr78" draw:text-style-name="P22" draw:layer="layout" svg:width="14.298cm" svg:height="1.275cm" svg:x="0.952cm" svg:y="0.356cm">
          <draw:text-box>
            <text:p><text:span text:style-name="T17">Ufullkommen konkurranse: Monopolistisk konkurranse</text:span></text:p>
          </draw:text-box>
        </draw:frame>
        <draw:frame draw:style-name="gr152" draw:text-style-name="P49" draw:layer="layout" svg:width="3.859cm" svg:height="0.71cm" svg:x="8.887cm" svg:y="15.787cm">
          <draw:text-box>
            <text:p><text:span text:style-name="T44">Antall konkurrenter</text:span></text:p>
          </draw:text-box>
        </draw:frame>
        <draw:frame draw:style-name="gr152" draw:text-style-name="P49" draw:layer="layout" svg:width="3.859cm" svg:height="0.71cm" svg:x="8.088cm" svg:y="15.187cm">
          <draw:text-box>
            <text:p><text:span text:style-name="T44">Få</text:span></text:p>
          </draw:text-box>
        </draw:frame>
        <draw:frame draw:style-name="gr152" draw:text-style-name="P49" draw:layer="layout" svg:width="3.859cm" svg:height="0.71cm" svg:x="6.889cm" svg:y="15.187cm">
          <draw:text-box>
            <text:p><text:span text:style-name="T44">1</text:span></text:p>
          </draw:text-box>
        </draw:frame>
        <draw:frame draw:style-name="gr157" draw:text-style-name="P45" draw:layer="layout" svg:width="1.721cm" svg:height="0.965cm" svg:x="18.1cm" svg:y="10.2cm">
          <draw:text-box>
            <text:p>Fullkommen </text:p>
            <text:p>Konkurranse</text:p>
            <text:p>(kapittel 9)</text:p>
          </draw:text-box>
        </draw:frame>
        <draw:frame draw:style-name="gr152" draw:text-style-name="P49" draw:layer="layout" svg:width="3.859cm" svg:height="0.71cm" svg:x="7.59cm" svg:y="15.187cm">
          <draw:text-box>
            <text:p><text:span text:style-name="T44">2</text:span></text:p>
          </draw:text-box>
        </draw:frame>
        <draw:line draw:style-name="gr154" draw:text-style-name="P3" draw:layer="layout" svg:x1="15.601cm" svg:y1="8.8cm" svg:x2="8.998cm" svg:y2="14.812cm">
          <text:p/>
        </draw:line>
        <draw:frame draw:style-name="gr158" draw:text-style-name="P45" draw:layer="layout" svg:width="2.492cm" svg:height="0.489cm" svg:x="13.701cm" svg:y="7.601cm">
          <draw:text-box>
            <text:p>Monopol (kapittel 10)</text:p>
          </draw:text-box>
        </draw:frame>
        <draw:frame draw:style-name="gr159" draw:text-style-name="P45" draw:layer="layout" svg:width="4.913cm" svg:height="0.489cm" svg:x="14.301cm" svg:y="8.301cm">
          <draw:text-box>
            <text:p>Duopol, Stackelberg og Betrand (ikke pensum)</text:p>
          </draw:text-box>
        </draw:frame>
        <draw:frame draw:style-name="gr160" draw:text-style-name="P45" draw:layer="layout" svg:width="2.678cm" svg:height="0.489cm" svg:x="15.002cm" svg:y="8.602cm">
          <draw:text-box>
            <text:p>Oligopol (ikke pensum)</text:p>
          </draw:text-box>
        </draw:frame>
        <draw:custom-shape draw:style-name="gr149" draw:text-style-name="P10" draw:layer="layout" svg:width="0.347cm" svg:height="0.28cm" svg:x="14.937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7.0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7.8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8.5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6.95cm" svg:y1="14.15cm" svg:x2="14.25cm" svg:y2="14.25cm">
          <text:p/>
        </draw:line>
        <draw:line draw:style-name="gr26" draw:text-style-name="P3" draw:layer="layout" svg:x1="10.5cm" svg:y1="14.25cm" svg:x2="10.5cm" svg:y2="11cm">
          <text:p/>
        </draw:line>
        <draw:frame draw:style-name="gr161" draw:text-style-name="P45" draw:layer="layout" svg:width="1.789cm" svg:height="0.965cm" svg:x="3.602cm" svg:y="13.602cm">
          <draw:text-box>
            <text:p>Monopolistisk</text:p>
            <text:p>Konkurranse</text:p>
            <text:p>(kort sikt)</text:p>
          </draw:text-box>
        </draw:frame>
        <draw:frame draw:style-name="gr161" draw:text-style-name="P45" draw:layer="layout" svg:width="1.789cm" svg:height="0.965cm" svg:x="13.603cm" svg:y="11.603cm">
          <draw:text-box>
            <text:p>Monopolistisk</text:p>
            <text:p>Konkurranse</text:p>
            <text:p>(langt sikt)</text:p>
          </draw:text-box>
        </draw:frame>
        <draw:line draw:style-name="gr154" draw:text-style-name="P3" draw:layer="layout" svg:x1="5.25cm" svg:y1="14cm" svg:x2="8.75cm" svg:y2="12cm">
          <text:p/>
        </draw:line>
        <draw:line draw:style-name="gr154" draw:text-style-name="P3" draw:layer="layout" svg:x1="13.65cm" svg:y1="12.3cm" svg:x2="11.75cm" svg:y2="13.5cm">
          <text:p/>
        </draw:line>
        <draw:custom-shape draw:style-name="gr162" draw:text-style-name="P10" draw:layer="layout" svg:width="1.4cm" svg:height="1cm" svg:x="6.1cm" svg:y="20.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1" draw:text-style-name="P10" draw:layer="layout" svg:width="0.95cm" svg:height="0.45cm" svg:x="13.75cm" svg:y="21.5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0" draw:layer="layout" svg:width="1.942cm" svg:height="0.529cm" svg:x="12.734cm" svg:y="24.057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42" draw:text-style-name="P22" draw:layer="layout" svg:width="7.249cm" svg:height="1.109cm" svg:x="0.749cm" svg:y="0.351cm">
          <draw:text-box>
            <text:p><text:span text:style-name="T17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63" draw:text-style-name="P40" draw:layer="layout" svg:width="1.073cm" svg:height="4.064cm" svg:x="0.954cm" svg:y="6.864cm">
          <draw:text-box>
            <text:p><text:span text:style-name="T30">1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63" draw:text-style-name="P40" draw:layer="layout" svg:width="1.073cm" svg:height="4.064cm" svg:x="0.955cm" svg:y="12.065cm">
          <draw:text-box>
            <text:p><text:span text:style-name="T30">2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frame draw:style-name="gr163" draw:text-style-name="P40" draw:layer="layout" svg:width="1.073cm" svg:height="4.064cm" svg:x="0.955cm" svg:y="16.62cm">
          <draw:text-box>
            <text:p><text:span text:style-name="T30">3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custom-shape draw:style-name="gr164" draw:text-style-name="P10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6" draw:text-style-name="P3" draw:layer="layout" svg:x1="2.708cm" svg:y1="13.74cm" svg:x2="8.207cm" svg:y2="13.74cm">
          <text:p/>
        </draw:line>
        <draw:custom-shape draw:style-name="gr164" draw:text-style-name="P10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5" draw:text-style-name="P51" draw:layer="layout" svg:width="11.119cm" svg:height="2.764cm" svg:x="1.894cm" svg:y="2.496cm">
          <draw:text-box>
            <text:list text:style-name="L2">
              <text:list-item>
                <text:p><text:span text:style-name="T45">- <text:s text:c="2"/>Forskjellige etterspørrere (eller gruppe av etterspørre) må ha ulik marginal betalingsvillighet (MBV).</text:span></text:p>
              </text:list-item>
              <text:list-item>
                <text:p><text:span text:style-name="T45">- <text:s text:c="2"/>Produsentene må mulighet til å </text:span><text:span text:style-name="T46">skille</text:span><text:span text:style-name="T45"> </text:span><text:span text:style-name="T47">de</text:span><text:span text:style-name="T45"> forskjellige etterspørrere fra hverandre.</text:span></text:p>
              </text:list-item>
              <text:list-item>
                <text:p><text:span text:style-name="T45">- <text:s text:c="2"/>Videresalg mellom gruppene (dvs. fra konsumenter til konsumenter) er ikke mulig</text:span><text:span text:style-name="T47">,</text:span><text:span text:style-name="T45"> alternativt kostbart å utføre.</text:span></text:p>
              </text:list-item>
            </text:list>
          </draw:text-box>
        </draw:frame>
        <draw:frame draw:style-name="gr143" draw:text-style-name="P40" draw:layer="layout" svg:width="1.048cm" svg:height="4.989cm" svg:x="0.955cm" svg:y="1.001cm">
          <draw:text-box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U</text:span></text:p>
            <text:p><text:span text:style-name="T30">T</text:span></text:p>
            <text:p><text:span text:style-name="T30">S</text:span></text:p>
            <text:p><text:span text:style-name="T30">E</text:span></text:p>
            <text:p><text:span text:style-name="T30">T</text:span></text:p>
            <text:p><text:span text:style-name="T30">N</text:span></text:p>
            <text:p><text:span text:style-name="T30"/></text:p>
          </draw:text-box>
        </draw:frame>
        <draw:frame draw:style-name="gr166" draw:text-style-name="P49" draw:layer="layout" svg:width="14.58cm" svg:height="1.057cm" svg:x="1.968cm" svg:y="1.37cm">
          <draw:text-box>
            <text:p><text:span text:style-name="T44">Vi har </text:span><text:span text:style-name="T48">prisdiskriminering</text:span><text:span text:style-name="T49"> </text:span><text:span text:style-name="T44">i et marked når en produsent har en fordel (dvs. kan få økt sin fortjeneste) </text:span></text:p>
            <text:p><text:span text:style-name="T44">ved å ta ulik pris til forskjellige etterspørrere.</text:span></text:p>
          </draw:text-box>
        </draw:frame>
        <draw:custom-shape draw:style-name="gr167" draw:text-style-name="P10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8" draw:text-style-name="P49" draw:layer="layout" svg:width="6.522cm" svg:height="0.711cm" svg:x="2.524cm" svg:y="5.943cm">
          <draw:text-box>
            <text:p><text:span text:style-name="T44">Sorteringsmekanisme: Individuelle sortering</text:span></text:p>
          </draw:text-box>
        </draw:frame>
        <draw:frame draw:style-name="gr169" draw:text-style-name="P49" draw:layer="layout" svg:width="5.489cm" svg:height="0.711cm" svg:x="2.524cm" svg:y="11.761cm">
          <draw:text-box>
            <text:p><text:span text:style-name="T44">Sorteringsmekanisme: Selvsortering</text:span></text:p>
          </draw:text-box>
        </draw:frame>
        <draw:frame draw:style-name="gr156" draw:text-style-name="P49" draw:layer="layout" svg:width="4.497cm" svg:height="1.057cm" svg:x="1.653cm" svg:y="20.832cm">
          <draw:text-box>
            <text:p><text:span text:style-name="T44">Segment 1:</text:span></text:p>
            <text:p><text:span text:style-name="T44">Prisufølsomme etterspørrere</text:span></text:p>
          </draw:text-box>
        </draw:frame>
        <draw:frame draw:style-name="gr170" draw:text-style-name="P49" draw:layer="layout" svg:width="4.67cm" svg:height="1.057cm" svg:x="7.607cm" svg:y="20.923cm">
          <draw:text-box>
            <text:p><text:span text:style-name="T44">Segment 2: </text:span></text:p>
            <text:p><text:span text:style-name="T44">Prisfølsomme etterspørrere</text:span></text:p>
          </draw:text-box>
        </draw:frame>
        <draw:frame draw:style-name="gr171" draw:text-style-name="P49" draw:layer="layout" svg:width="5.081cm" svg:height="0.711cm" svg:x="14.142cm" svg:y="20.923cm">
          <draw:text-box>
            <text:p><text:span text:style-name="T44">Monopolist (uten segmentering)</text:span></text:p>
          </draw:text-box>
        </draw:frame>
        <draw:frame draw:style-name="gr172" draw:text-style-name="P49" draw:layer="layout" svg:width="2.992cm" svg:height="0.711cm" svg:x="8.478cm" svg:y="12.644cm">
          <draw:text-box>
            <text:p><text:span text:style-name="T44">Eks. Småkunder</text:span></text:p>
          </draw:text-box>
        </draw:frame>
        <draw:frame draw:style-name="gr173" draw:text-style-name="P49" draw:layer="layout" svg:width="2.923cm" svg:height="0.711cm" svg:x="8.478cm" svg:y="14.116cm">
          <draw:text-box>
            <text:p><text:span text:style-name="T44">Eks. Storkunder</text:span></text:p>
          </draw:text-box>
        </draw:frame>
        <draw:frame draw:style-name="gr174" draw:text-style-name="P49" draw:layer="layout" svg:width="5.112cm" svg:height="0.711cm" svg:x="2.524cm" svg:y="16.505cm">
          <draw:text-box>
            <text:p><text:span text:style-name="T44">Sorteringsmekanisme:Separering</text:span></text:p>
          </draw:text-box>
        </draw:frame>
        <draw:frame draw:style-name="gr175" draw:text-style-name="P49" draw:layer="layout" svg:width="5.64cm" svg:height="0.711cm" svg:x="8.478cm" svg:y="17.288cm">
          <draw:text-box>
            <text:p><text:span text:style-name="T44">Eks. Unge personer og pensjonister</text:span></text:p>
          </draw:text-box>
        </draw:frame>
        <draw:line draw:style-name="gr125" draw:text-style-name="P3" draw:layer="layout" svg:x1="14.385cm" svg:y1="26.305cm" svg:x2="19.659cm" svg:y2="26.373cm">
          <text:p/>
        </draw:line>
        <draw:line draw:style-name="gr126" draw:text-style-name="P3" draw:layer="layout" svg:x1="14.361cm" svg:y1="26.375cm" svg:x2="14.31cm" svg:y2="22.282cm">
          <text:p/>
        </draw:line>
        <draw:frame draw:style-name="gr148" draw:text-style-name="P45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5cm" svg:y2="26.25cm">
          <text:p/>
        </draw:line>
        <draw:line draw:style-name="gr129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30" draw:text-style-name="P3" draw:layer="layout" svg:x1="15.884cm" svg:y1="26.407cm" svg:x2="15.884cm" svg:y2="24.027cm">
          <text:p/>
        </draw:line>
        <draw:frame draw:style-name="gr15" draw:text-style-name="P10" draw:layer="layout" svg:width="0.367cm" svg:height="0.297cm" svg:x="19.831cm" svg:y="26.037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5" draw:text-style-name="P10" draw:layer="layout" svg:width="0.341cm" svg:height="0.297cm" svg:x="14.062cm" svg:y="21.856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line draw:style-name="gr2" draw:text-style-name="P3" draw:layer="layout" svg:x1="14.24cm" svg:y1="22.725cm" svg:x2="19cm" svg:y2="26.5cm">
          <text:p/>
        </draw:line>
        <draw:frame draw:style-name="gr15" draw:text-style-name="P10" draw:layer="layout" svg:width="0.539cm" svg:height="0.336cm" svg:x="15.683cm" svg:y="26.433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47" draw:text-style-name="P52" draw:layer="layout" svg:width="2.1cm" svg:height="1.04cm" svg:x="19.278cm" svg:y="24.902cm">
          <draw:text-box>
            <text:p><text:span text:style-name="T50">S=GK</text:span></text:p>
          </draw:text-box>
        </draw:frame>
        <draw:frame draw:style-name="gr147" draw:text-style-name="P52" draw:layer="layout" svg:width="2.1cm" svg:height="1.04cm" svg:x="16.229cm" svg:y="25.631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18.262cm" svg:y="25.485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7.986cm" svg:y1="26.306cm" svg:x2="13.26cm" svg:y2="26.374cm">
          <text:p/>
        </draw:line>
        <draw:line draw:style-name="gr126" draw:text-style-name="P3" draw:layer="layout" svg:x1="7.962cm" svg:y1="26.376cm" svg:x2="7.911cm" svg:y2="22.283cm">
          <text:p/>
        </draw:line>
        <draw:frame draw:style-name="gr148" draw:text-style-name="P45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30" draw:text-style-name="P3" draw:layer="layout" svg:x1="9.785cm" svg:y1="26.408cm" svg:x2="9.785cm" svg:y2="24.028cm">
          <text:p/>
        </draw:line>
        <draw:frame draw:style-name="gr15" draw:text-style-name="P10" draw:layer="layout" svg:width="0.367cm" svg:height="0.297cm" svg:x="13.432cm" svg:y="26.038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5" draw:text-style-name="P10" draw:layer="layout" svg:width="0.341cm" svg:height="0.297cm" svg:x="7.663cm" svg:y="21.857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47" draw:text-style-name="P52" draw:layer="layout" svg:width="2.1cm" svg:height="1.04cm" svg:x="10.13cm" svg:y="25.632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11.863cm" svg:y="25.486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2.086cm" svg:y1="26.306cm" svg:x2="7.36cm" svg:y2="26.374cm">
          <text:p/>
        </draw:line>
        <draw:line draw:style-name="gr126" draw:text-style-name="P3" draw:layer="layout" svg:x1="2.062cm" svg:y1="26.376cm" svg:x2="2.011cm" svg:y2="22.283cm">
          <text:p/>
        </draw:line>
        <draw:frame draw:style-name="gr148" draw:text-style-name="P45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30" draw:text-style-name="P3" draw:layer="layout" svg:x1="2.985cm" svg:y1="26.408cm" svg:x2="2.985cm" svg:y2="24.028cm">
          <text:p/>
        </draw:line>
        <draw:frame draw:style-name="gr15" draw:text-style-name="P10" draw:layer="layout" svg:width="0.367cm" svg:height="0.297cm" svg:x="7.532cm" svg:y="26.038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frame draw:style-name="gr15" draw:text-style-name="P10" draw:layer="layout" svg:width="0.341cm" svg:height="0.297cm" svg:x="1.763cm" svg:y="21.857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5" draw:text-style-name="P10" draw:layer="layout" svg:width="0.689cm" svg:height="0.336cm" svg:x="2.684cm" svg:y="26.534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47" draw:text-style-name="P52" draw:layer="layout" svg:width="2.1cm" svg:height="1.04cm" svg:x="3.03cm" svg:y="25.632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4.263cm" svg:y="25.486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cm" svg:y1="24.485cm" svg:x2="9.801cm" svg:y2="24.466cm">
          <text:p/>
        </draw:line>
        <draw:frame draw:style-name="gr147" draw:text-style-name="P52" draw:layer="layout" svg:width="2.1cm" svg:height="1.04cm" svg:x="12.878cm" svg:y="24.902cm">
          <draw:text-box>
            <text:p><text:span text:style-name="T50">S=GK</text:span></text:p>
          </draw:text-box>
        </draw:frame>
        <draw:frame draw:style-name="gr147" draw:text-style-name="P52" draw:layer="layout" svg:width="2.1cm" svg:height="1.04cm" svg:x="6.278cm" svg:y="24.902cm">
          <draw:text-box>
            <text:p><text:span text:style-name="T50">S=GK</text:span></text:p>
          </draw:text-box>
        </draw:frame>
        <draw:line draw:style-name="gr26" draw:text-style-name="P3" draw:layer="layout" svg:x1="2.1cm" svg:y1="23.984cm" svg:x2="3cm" svg:y2="24cm">
          <text:p/>
        </draw:line>
        <draw:frame draw:style-name="gr15" draw:text-style-name="P10" draw:layer="layout" svg:width="0.642cm" svg:height="0.336cm" svg:x="1.285cm" svg:y="23.734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5" draw:text-style-name="P10" draw:layer="layout" svg:width="0.642cm" svg:height="0.336cm" svg:x="7.185cm" svg:y="24.334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5" draw:text-style-name="P10" draw:layer="layout" svg:width="0.689cm" svg:height="0.336cm" svg:x="9.385cm" svg:y="26.534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draw:frame draw:style-name="gr15" draw:text-style-name="P10" draw:layer="layout" svg:width="0.491cm" svg:height="0.336cm" svg:x="13.485cm" svg:y="23.934cm">
          <draw:object xlink:href="./Object 555" xlink:type="simple" xlink:show="embed" xlink:actuate="onLoad">
            <loext:p/>
          </draw:object>
          <draw:image xlink:href="./ObjectReplacements/Object 555" xlink:type="simple" xlink:show="embed" xlink:actuate="onLoad"/>
        </draw:frame>
        <draw:custom-shape draw:style-name="gr164" draw:text-style-name="P10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76" draw:text-style-name="P49" draw:layer="layout" svg:width="7.005cm" svg:height="2.77cm" svg:x="14.626cm" svg:y="8.48cm">
          <draw:text-box>
            <text:p><text:span text:style-name="T49">Kollektive goder:</text:span></text:p>
            <text:p><text:span text:style-name="T51">- Ikke rivaliserende</text:span></text:p>
            <text:p><text:span text:style-name="T51">- Ikke ekskluderende</text:span></text:p>
          </draw:text-box>
        </draw:frame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43" draw:text-style-name="P40" draw:layer="layout" svg:width="1.048cm" svg:height="4.989cm" svg:x="1.152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26" draw:text-style-name="P3" draw:layer="layout" svg:x1="1.101cm" svg:y1="15.491cm" svg:x2="20.691cm" svg:y2="15.491cm">
          <text:p/>
        </draw:line>
        <draw:line draw:style-name="gr2" draw:text-style-name="P3" draw:layer="layout" svg:x1="2.088cm" svg:y1="6.815cm" svg:x2="1.899cm" svg:y2="26.939cm">
          <text:p/>
        </draw:line>
        <draw:frame draw:style-name="gr177" draw:text-style-name="P25" draw:layer="layout" svg:width="4.67cm" svg:height="1.054cm" svg:x="2.51cm" svg:y="7.166cm">
          <draw:text-box>
            <text:p><text:span text:style-name="T18">Markedsmakt</text:span></text:p>
          </draw:text-box>
        </draw:frame>
        <draw:frame draw:style-name="gr49" draw:text-style-name="P25" draw:layer="layout" svg:width="6.49cm" svg:height="1.054cm" svg:x="7.971cm" svg:y="7.168cm">
          <draw:text-box>
            <text:p><text:span text:style-name="T18">Eksterne virkninger</text:span></text:p>
          </draw:text-box>
        </draw:frame>
        <draw:frame draw:style-name="gr178" draw:text-style-name="P25" draw:layer="layout" svg:width="3.923cm" svg:height="1.199cm" svg:x="15.001cm" svg:y="7.168cm">
          <draw:text-box>
            <text:p><text:span text:style-name="T18">Kollektive goder </text:span></text:p>
          </draw:text-box>
        </draw:frame>
        <draw:frame draw:style-name="gr15" draw:text-style-name="P10" draw:layer="layout" svg:width="0.497cm" svg:height="0.47cm" svg:x="17.427cm" svg:y="2.052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custom-shape draw:style-name="gr144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2.089cm" svg:y="2.199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5" draw:text-style-name="P39" draw:layer="layout" svg:width="7.316cm" svg:height="3.632cm" svg:x="10.053cm" svg:y="2.05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45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0.504cm" svg:height="0.47cm" svg:x="20.03cm" svg:y="4.453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5" draw:text-style-name="P10" draw:layer="layout" svg:width="0.497cm" svg:height="0.47cm" svg:x="17.427cm" svg:y="2.052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custom-shape draw:style-name="gr144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5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2.679cm" svg:height="0.47cm" svg:x="18.332cm" svg:y="2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frame draw:style-name="gr15" draw:text-style-name="P10" draw:layer="layout" svg:width="0.504cm" svg:height="0.47cm" svg:x="20.03cm" svg:y="4.453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79" draw:text-style-name="P46" draw:layer="layout" svg:width="6cm" svg:height="4.526cm" svg:x="2cm" svg:y="17.75cm">
          <draw:text-box>
            <text:list text:style-name="L1">
              <text:list-item>
                <text:p><text:span text:style-name="T35">Lover og regler</text:span></text:p>
              </text:list-item>
              <text:list-item>
                <text:p><text:span text:style-name="T35">Institusjoner og tilsyn</text:span></text:p>
              </text:list-item>
              <text:list-item>
                <text:p><text:span text:style-name="T35">Andre tiltak som sikrer konkurranse </text:span></text:p>
                <text:p><text:span text:style-name="T35"/></text:p>
              </text:list-item>
            </text:list>
            <text:p><text:span text:style-name="T37"/></text:p>
          </draw:text-box>
        </draw:frame>
        <draw:frame draw:style-name="gr180" draw:text-style-name="P49" draw:layer="layout" svg:width="7.005cm" svg:height="2.095cm" svg:x="7.825cm" svg:y="8.236cm">
          <draw:text-box>
            <text:p><text:span text:style-name="T49">Eksternaliteter:</text:span><text:span text:style-name="T44"> Er bivirkninger av andres </text:span></text:p>
            <text:p><text:span text:style-name="T44">konsum eller produksjon som den som </text:span></text:p>
            <text:p><text:span text:style-name="T44">forårsaker bivirkninger ikke tar hensyn til </text:span></text:p>
            <text:p><text:span text:style-name="T44">når man skal fatte beslutningen om </text:span></text:p>
            <text:p><text:span text:style-name="T44">vor mye man skal produsere eller konsumere.</text:span></text:p>
          </draw:text-box>
        </draw:frame>
        <draw:frame draw:style-name="gr78" draw:text-style-name="P22" draw:layer="layout" svg:width="13.25cm" svg:height="1.275cm" svg:x="0.75cm" svg:y="0.352cm">
          <draw:text-box>
            <text:p><text:span text:style-name="T17">Markedssvikt og offentlige virkemiddelbruk</text:span></text:p>
          </draw:text-box>
        </draw:frame>
        <draw:custom-shape draw:style-name="gr181" draw:text-style-name="P53" draw:layer="layout" svg:width="1.223cm" svg:height="0.518cm" draw:transform="skewX (-0.00959931088596881) rotate (-1.59697626557481) translate (10.1cm 12.64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0" draw:layer="layout" svg:width="0.342cm" svg:height="0.263cm" svg:x="9.475cm" svg:y="41.646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line draw:style-name="gr125" draw:text-style-name="P3" draw:layer="layout" svg:x1="3.028cm" svg:y1="14.061cm" svg:x2="7.046cm" svg:y2="14.061cm">
          <text:p/>
        </draw:line>
        <draw:line draw:style-name="gr126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82" draw:text-style-name="P45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5" draw:text-style-name="P10" draw:layer="layout" svg:width="0.318cm" svg:height="0.295cm" svg:x="2.862cm" svg:y="10.863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line draw:style-name="gr130" draw:text-style-name="P3" draw:layer="layout" svg:x1="3.961cm" svg:y1="14.059cm" svg:x2="3.961cm" svg:y2="12.131cm">
          <text:p/>
        </draw:line>
        <draw:line draw:style-name="gr129" draw:text-style-name="P3" draw:layer="layout" svg:x1="3.028cm" svg:y1="12.164cm" svg:x2="4.032cm" svg:y2="12.164cm">
          <text:p/>
        </draw:line>
        <draw:frame draw:style-name="gr15" draw:text-style-name="P10" draw:layer="layout" svg:width="0.481cm" svg:height="0.332cm" svg:x="2.541cm" svg:y="11.93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183" draw:text-style-name="P44" draw:layer="layout" svg:width="1.446cm" svg:height="0.652cm" svg:x="5.178cm" svg:y="10.918cm">
          <draw:text-box>
            <text:p><text:span text:style-name="T34">S=GK</text:span></text:p>
          </draw:text-box>
        </draw:frame>
        <draw:frame draw:style-name="gr184" draw:text-style-name="P44" draw:layer="layout" svg:width="1.696cm" svg:height="0.652cm" svg:x="6.334cm" svg:y="13.474cm">
          <draw:text-box>
            <text:p><text:span text:style-name="T34">E=MBV</text:span></text:p>
          </draw:text-box>
        </draw:frame>
        <draw:frame draw:style-name="gr185" draw:text-style-name="P44" draw:layer="layout" svg:width="1.036cm" svg:height="0.652cm" svg:x="4.664cm" svg:y="13.536cm">
          <draw:text-box>
            <text:p><text:span text:style-name="T34">GI</text:span></text:p>
          </draw:text-box>
        </draw:frame>
        <draw:line draw:style-name="gr129" draw:text-style-name="P3" draw:layer="layout" svg:x1="3.028cm" svg:y1="12.666cm" svg:x2="4.032cm" svg:y2="12.666cm">
          <text:p/>
        </draw:line>
        <draw:frame draw:style-name="gr186" draw:text-style-name="P54" draw:layer="layout" svg:width="2.852cm" svg:height="1.076cm" svg:x="5.248cm" svg:y="12.126cm">
          <draw:text-box>
            <text:p><text:span text:style-name="T52">Samfunnsøkonomisk </text:span></text:p>
            <text:p><text:span text:style-name="T52">(dødvekts) tap</text:span></text:p>
          </draw:text-box>
        </draw:frame>
        <draw:line draw:style-name="gr141" draw:text-style-name="P3" draw:layer="layout" svg:x1="5.41cm" svg:y1="12.612cm" svg:x2="4.126cm" svg:y2="12.33cm">
          <text:p/>
        </draw:line>
        <draw:custom-shape draw:style-name="gr19" draw:text-style-name="P14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596cm" svg:height="0.332cm" svg:x="3.055cm" svg:y="12.746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5" draw:text-style-name="P10" draw:layer="layout" svg:width="0.481cm" svg:height="0.332cm" svg:x="2.542cm" svg:y="11.93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frame draw:style-name="gr15" draw:text-style-name="P10" draw:layer="layout" svg:width="0.648cm" svg:height="0.332cm" svg:x="3.249cm" svg:y="12.244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frame draw:style-name="gr15" draw:text-style-name="P10" draw:layer="layout" svg:width="0.533cm" svg:height="0.295cm" svg:x="3.057cm" svg:y="11.867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line draw:style-name="gr129" draw:text-style-name="P3" draw:layer="layout" svg:x1="2.963cm" svg:y1="12.352cm" svg:x2="3.967cm" svg:y2="12.352cm">
          <text:p/>
        </draw:line>
        <draw:frame draw:style-name="gr15" draw:text-style-name="P10" draw:layer="layout" svg:width="0.555cm" svg:height="0.332cm" svg:x="2.542cm" svg:y="12.244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line draw:style-name="gr130" draw:text-style-name="P3" draw:layer="layout" svg:x1="18.781cm" svg:y1="5.257cm" svg:x2="18.765cm" svg:y2="4.003cm">
          <text:p/>
        </draw:line>
        <draw:frame draw:style-name="gr15" draw:text-style-name="P10" draw:layer="layout" svg:width="0.344cm" svg:height="0.148cm" svg:x="18.688cm" svg:y="5.485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line draw:style-name="gr2" draw:text-style-name="P3" draw:layer="layout" svg:x1="14.75cm" svg:y1="15.5cm" svg:x2="20.59cm" svg:y2="15.5cm">
          <text:p/>
        </draw:line>
        <draw:line draw:style-name="gr2" draw:text-style-name="P3" draw:layer="layout" svg:x1="14.75cm" svg:y1="14cm" svg:x2="20.59cm" svg:y2="14cm">
          <text:p/>
        </draw:line>
        <draw:frame draw:style-name="gr180" draw:text-style-name="P49" draw:layer="layout" svg:width="7.005cm" svg:height="2.095cm" svg:x="14.527cm" svg:y="12.781cm">
          <draw:text-box>
            <text:p><text:span text:style-name="T49">Formyndergoder:</text:span></text:p>
            <text:p><text:span text:style-name="T51">Merit goods</text:span></text:p>
            <text:p><text:span text:style-name="T51">Merit bads</text:span></text:p>
          </draw:text-box>
        </draw:frame>
        <draw:frame draw:style-name="gr180" draw:text-style-name="P49" draw:layer="layout" svg:width="7.005cm" svg:height="2.095cm" svg:x="14.45cm" svg:y="13.95cm">
          <draw:text-box>
            <text:p><text:span text:style-name="T49">Ufullstendig informasjon</text:span></text:p>
            <text:p><text:span text:style-name="T51">- Assymterisk informasjon</text:span></text:p>
            <text:p><text:span text:style-name="T51">- Ufullstendig informasjon tilknyttet </text:span></text:p>
            <text:p><text:span text:style-name="T51">Godens beslutningsgrunnlag</text:span></text:p>
          </draw:text-box>
        </draw:frame>
        <draw:frame draw:style-name="gr180" draw:text-style-name="P49" draw:layer="layout" svg:width="7.005cm" svg:height="2.095cm" svg:x="14.585cm" svg:y="15.75cm">
          <draw:text-box>
            <text:p><text:span text:style-name="T49">Kollektive goder</text:span></text:p>
            <text:p><text:span text:style-name="T51">- Offentlige bør produsere inntil </text:span></text:p>
            <text:p><text:span text:style-name="T51">Summan av mbv er lik grensekostnad</text:span></text:p>
          </draw:text-box>
        </draw:frame>
        <draw:frame draw:style-name="gr180" draw:text-style-name="P49" draw:layer="layout" svg:width="7.005cm" svg:height="2.095cm" svg:x="14.495cm" svg:y="24.255cm">
          <draw:text-box>
            <text:p><text:span text:style-name="T49">Formyndergoder</text:span></text:p>
            <text:p><text:span text:style-name="T51">Økt skatt eller redusert skatt</text:span></text:p>
          </draw:text-box>
        </draw:frame>
        <draw:frame draw:style-name="gr180" draw:text-style-name="P49" draw:layer="layout" svg:width="7.005cm" svg:height="2.095cm" svg:x="14.428cm" svg:y="25.682cm">
          <draw:text-box>
            <text:p><text:span text:style-name="T49">Ufullstendig informasjon</text:span></text:p>
            <text:p><text:span text:style-name="T51">Offentlige kan forbedre informasjons</text:span></text:p>
            <text:p><text:span text:style-name="T51">grunnlaget</text:span></text:p>
          </draw:text-box>
        </draw:frame>
        <draw:line draw:style-name="gr2" draw:text-style-name="P3" draw:layer="layout" svg:x1="14.5cm" svg:y1="24cm" svg:x2="20.59cm" svg:y2="24cm">
          <text:p/>
        </draw:line>
        <draw:line draw:style-name="gr2" draw:text-style-name="P3" draw:layer="layout" svg:x1="14.5cm" svg:y1="25.5cm" svg:x2="20.59cm" svg:y2="25.5cm">
          <text:p/>
        </draw:line>
        <draw:line draw:style-name="gr187" draw:text-style-name="P3" draw:layer="layout" svg:x1="8.5cm" svg:y1="14.65cm" svg:x2="14cm" svg:y2="14.65cm">
          <text:p/>
        </draw:line>
        <draw:line draw:style-name="gr188" draw:text-style-name="P3" draw:layer="layout" svg:x1="8.5cm" svg:y1="14.5cm" svg:x2="8.5cm" svg:y2="11cm">
          <text:p/>
        </draw:line>
        <draw:line draw:style-name="gr2" draw:text-style-name="P3" draw:layer="layout" svg:x1="11.5cm" svg:y1="14.5cm" svg:x2="8.5cm" svg:y2="11.75cm">
          <text:p/>
        </draw:line>
        <draw:line draw:style-name="gr2" draw:text-style-name="P3" draw:layer="layout" svg:x1="8.5cm" svg:y1="14.6cm" svg:x2="13cm" svg:y2="11.1cm">
          <text:p/>
        </draw:line>
        <draw:line draw:style-name="gr2" draw:text-style-name="P3" draw:layer="layout" svg:x1="8.4cm" svg:y1="13.6cm" svg:x2="12.9cm" svg:y2="10.1cm">
          <text:p/>
        </draw:line>
        <draw:frame draw:style-name="gr15" draw:text-style-name="P10" draw:layer="layout" svg:width="1.231cm" svg:height="0.47cm" svg:x="12.457cm" svg:y="11.626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frame draw:style-name="gr15" draw:text-style-name="P10" draw:layer="layout" svg:width="1.881cm" svg:height="0.47cm" svg:x="12.057cm" svg:y="10.226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5" draw:text-style-name="P10" draw:layer="layout" svg:width="1.624cm" svg:height="0.47cm" svg:x="11.157cm" svg:y="12.926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line draw:style-name="gr189" draw:text-style-name="P55" draw:layer="layout" svg:x1="10cm" svg:y1="14.5cm" svg:x2="10.081cm" svg:y2="13.24cm">
          <text:p text:style-name="P10"><text:span text:style-name="T1">c</text:span></text:p>
        </draw:line>
        <draw:line draw:style-name="gr189" draw:text-style-name="P55" draw:layer="layout" svg:x1="8.329cm" svg:y1="13.253cm" svg:x2="10cm" svg:y2="13.25cm">
          <text:p text:style-name="P10"><text:span text:style-name="T1">c</text:span></text:p>
        </draw:line>
        <draw:frame draw:style-name="gr190" draw:text-style-name="P56" draw:layer="layout" svg:width="0.334cm" svg:height="0.47cm" svg:x="14.058cm" svg:y="14.426cm">
          <draw:object xlink:href="./Object 51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18" xlink:type="simple" xlink:show="embed" xlink:actuate="onLoad"/>
        </draw:frame>
        <draw:frame draw:style-name="gr15" draw:text-style-name="P10" draw:layer="layout" svg:width="0.296cm" svg:height="0.47cm" svg:x="8.358cm" svg:y="10.326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frame draw:style-name="gr15" draw:text-style-name="P10" draw:layer="layout" svg:width="0.452cm" svg:height="0.529cm" svg:x="9.958cm" svg:y="14.726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5" draw:text-style-name="P10" draw:layer="layout" svg:width="0.482cm" svg:height="0.529cm" svg:x="8.058cm" svg:y="12.926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line draw:style-name="gr187" draw:text-style-name="P3" draw:layer="layout" svg:x1="8.5cm" svg:y1="20.55cm" svg:x2="14cm" svg:y2="20.55cm">
          <text:p/>
        </draw:line>
        <draw:line draw:style-name="gr188" draw:text-style-name="P3" draw:layer="layout" svg:x1="8.5cm" svg:y1="20.4cm" svg:x2="8.5cm" svg:y2="16.9cm">
          <text:p/>
        </draw:line>
        <draw:line draw:style-name="gr2" draw:text-style-name="P3" draw:layer="layout" svg:x1="11.5cm" svg:y1="20.4cm" svg:x2="8.5cm" svg:y2="17.65cm">
          <text:p/>
        </draw:line>
        <draw:line draw:style-name="gr2" draw:text-style-name="P3" draw:layer="layout" svg:x1="8.5cm" svg:y1="20.5cm" svg:x2="13cm" svg:y2="17cm">
          <text:p/>
        </draw:line>
        <draw:line draw:style-name="gr2" draw:text-style-name="P3" draw:layer="layout" svg:x1="8.6cm" svg:y1="19.2cm" svg:x2="13.1cm" svg:y2="15.7cm">
          <text:p/>
        </draw:line>
        <draw:frame draw:style-name="gr15" draw:text-style-name="P10" draw:layer="layout" svg:width="1.231cm" svg:height="0.47cm" svg:x="12.457cm" svg:y="17.526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frame draw:style-name="gr15" draw:text-style-name="P10" draw:layer="layout" svg:width="1.784cm" svg:height="0.47cm" svg:x="11.657cm" svg:y="16.026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frame draw:style-name="gr15" draw:text-style-name="P10" draw:layer="layout" svg:width="1.624cm" svg:height="0.47cm" svg:x="11.157cm" svg:y="18.826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line draw:style-name="gr189" draw:text-style-name="P55" draw:layer="layout" svg:x1="9.5cm" svg:y1="20.4cm" svg:x2="9.5cm" svg:y2="18.75cm">
          <text:p text:style-name="P10"><text:span text:style-name="T1">c</text:span></text:p>
        </draw:line>
        <draw:line draw:style-name="gr189" draw:text-style-name="P55" draw:layer="layout" svg:x1="8.329cm" svg:y1="18.553cm" svg:x2="9.5cm" svg:y2="18.55cm">
          <text:p text:style-name="P10"><text:span text:style-name="T1">c</text:span></text:p>
        </draw:line>
        <draw:frame draw:style-name="gr190" draw:text-style-name="P56" draw:layer="layout" svg:width="0.334cm" svg:height="0.47cm" svg:x="14.058cm" svg:y="20.526cm">
          <draw:object xlink:href="./Object 525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25" xlink:type="simple" xlink:show="embed" xlink:actuate="onLoad"/>
        </draw:frame>
        <draw:frame draw:style-name="gr15" draw:text-style-name="P10" draw:layer="layout" svg:width="0.296cm" svg:height="0.47cm" svg:x="8.358cm" svg:y="16.226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frame draw:style-name="gr15" draw:text-style-name="P10" draw:layer="layout" svg:width="0.621cm" svg:height="0.529cm" svg:x="9.358cm" svg:y="20.626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draw:frame draw:style-name="gr15" draw:text-style-name="P10" draw:layer="layout" svg:width="0.9cm" svg:height="0.529cm" svg:x="9.358cm" svg:y="26.426cm">
          <draw:object xlink:href="./Object 556" xlink:type="simple" xlink:show="embed" xlink:actuate="onLoad">
            <loext:p/>
          </draw:object>
          <draw:image xlink:href="./ObjectReplacements/Object 556" xlink:type="simple" xlink:show="embed" xlink:actuate="onLoad"/>
        </draw:frame>
        <draw:custom-shape draw:style-name="gr181" draw:text-style-name="P53" draw:layer="layout" svg:width="1.223cm" svg:height="0.518cm" draw:transform="skewX (-0.00959931088596881) rotate (-1.59697626557481) translate (10.1cm 24.1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7" draw:text-style-name="P3" draw:layer="layout" svg:x1="8.5cm" svg:y1="26.125cm" svg:x2="14cm" svg:y2="26.125cm">
          <text:p/>
        </draw:line>
        <draw:line draw:style-name="gr188" draw:text-style-name="P3" draw:layer="layout" svg:x1="8.5cm" svg:y1="25.975cm" svg:x2="8.5cm" svg:y2="22.475cm">
          <text:p/>
        </draw:line>
        <draw:line draw:style-name="gr2" draw:text-style-name="P3" draw:layer="layout" svg:x1="11.5cm" svg:y1="25.975cm" svg:x2="8.5cm" svg:y2="23.225cm">
          <text:p/>
        </draw:line>
        <draw:line draw:style-name="gr2" draw:text-style-name="P3" draw:layer="layout" svg:x1="8.5cm" svg:y1="26.075cm" svg:x2="13cm" svg:y2="22.575cm">
          <text:p/>
        </draw:line>
        <draw:line draw:style-name="gr2" draw:text-style-name="P3" draw:layer="layout" svg:x1="8.4cm" svg:y1="25.175cm" svg:x2="12.9cm" svg:y2="21.675cm">
          <text:p/>
        </draw:line>
        <draw:frame draw:style-name="gr15" draw:text-style-name="P10" draw:layer="layout" svg:width="1.231cm" svg:height="0.47cm" svg:x="12.457cm" svg:y="23.101cm">
          <draw:object xlink:href="./Object 557" xlink:type="simple" xlink:show="embed" xlink:actuate="onLoad">
            <loext:p/>
          </draw:object>
          <draw:image xlink:href="./ObjectReplacements/Object 557" xlink:type="simple" xlink:show="embed" xlink:actuate="onLoad"/>
        </draw:frame>
        <draw:frame draw:style-name="gr15" draw:text-style-name="P10" draw:layer="layout" svg:width="1.881cm" svg:height="0.47cm" svg:x="12.057cm" svg:y="21.701cm">
          <draw:object xlink:href="./Object 558" xlink:type="simple" xlink:show="embed" xlink:actuate="onLoad">
            <loext:p/>
          </draw:object>
          <draw:image xlink:href="./ObjectReplacements/Object 558" xlink:type="simple" xlink:show="embed" xlink:actuate="onLoad"/>
        </draw:frame>
        <draw:frame draw:style-name="gr15" draw:text-style-name="P10" draw:layer="layout" svg:width="1.624cm" svg:height="0.47cm" svg:x="11.157cm" svg:y="24.401cm">
          <draw:object xlink:href="./Object 559" xlink:type="simple" xlink:show="embed" xlink:actuate="onLoad">
            <loext:p/>
          </draw:object>
          <draw:image xlink:href="./ObjectReplacements/Object 559" xlink:type="simple" xlink:show="embed" xlink:actuate="onLoad"/>
        </draw:frame>
        <draw:line draw:style-name="gr191" draw:text-style-name="P55" draw:layer="layout" svg:x1="9.5cm" svg:y1="26.175cm" svg:x2="9.5cm" svg:y2="22.75cm">
          <text:p text:style-name="P10"><text:span text:style-name="T1">c</text:span></text:p>
        </draw:line>
        <draw:line draw:style-name="gr189" draw:text-style-name="P55" draw:layer="layout" svg:x1="8.329cm" svg:y1="24.728cm" svg:x2="10cm" svg:y2="24.725cm">
          <text:p text:style-name="P10"><text:span text:style-name="T1">c</text:span></text:p>
        </draw:line>
        <draw:frame draw:style-name="gr15" draw:text-style-name="P10" draw:layer="layout" svg:width="0.296cm" svg:height="0.47cm" svg:x="8.358cm" svg:y="21.801cm">
          <draw:object xlink:href="./Object 560" xlink:type="simple" xlink:show="embed" xlink:actuate="onLoad">
            <loext:p/>
          </draw:object>
          <draw:image xlink:href="./ObjectReplacements/Object 560" xlink:type="simple" xlink:show="embed" xlink:actuate="onLoad"/>
        </draw:frame>
        <draw:frame draw:style-name="gr15" draw:text-style-name="P10" draw:layer="layout" svg:width="0.93cm" svg:height="0.529cm" svg:x="8.058cm" svg:y="24.401cm">
          <draw:object xlink:href="./Object 561" xlink:type="simple" xlink:show="embed" xlink:actuate="onLoad">
            <loext:p/>
          </draw:object>
          <draw:image xlink:href="./ObjectReplacements/Object 561" xlink:type="simple" xlink:show="embed" xlink:actuate="onLoad"/>
        </draw:frame>
        <draw:frame draw:style-name="gr15" draw:text-style-name="P10" draw:layer="layout" svg:width="0.919cm" svg:height="0.47cm" svg:x="9.458cm" svg:y="21.926cm">
          <draw:object xlink:href="./Object 562" xlink:type="simple" xlink:show="embed" xlink:actuate="onLoad">
            <loext:p/>
          </draw:object>
          <draw:image xlink:href="./ObjectReplacements/Object 562" xlink:type="simple" xlink:show="embed" xlink:actuate="onLoad"/>
        </draw:frame>
        <draw:frame draw:style-name="gr192" draw:text-style-name="P57" draw:layer="layout" svg:width="4.598cm" svg:height="0.937cm" svg:x="7.752cm" svg:y="15.453cm">
          <draw:text-box>
            <text:p><text:span text:style-name="T53">Avgifter og subsidider</text:span></text:p>
          </draw:text-box>
        </draw:frame>
        <draw:frame draw:style-name="gr193" draw:text-style-name="P57" draw:layer="layout" svg:width="4.847cm" svg:height="1.28cm" svg:x="8.153cm" svg:y="21.054cm">
          <draw:text-box>
            <text:p><text:span text:style-name="T53">Direkte reguleringer: Kvoter</text:span></text:p>
          </draw:text-box>
        </draw:frame>
        <draw:line draw:style-name="gr2" draw:text-style-name="P3" draw:layer="layout" svg:x1="14.75cm" svg:y1="12.75cm" svg:x2="20.59cm" svg:y2="12.75cm">
          <text:p/>
        </draw:line>
        <draw:frame draw:style-name="gr49" draw:text-style-name="P25" draw:layer="layout" svg:width="6.49cm" svg:height="1.054cm" draw:transform="rotate (-1.58824961931484) translate (1.909cm 15.661cm)">
          <draw:text-box>
            <text:p><text:span text:style-name="T18">Løsninger</text:span></text:p>
          </draw:text-box>
        </draw:frame>
        <draw:frame draw:style-name="gr49" draw:text-style-name="P25" draw:layer="layout" svg:width="6.49cm" svg:height="1.054cm" draw:transform="rotate (-1.58824961931484) translate (1.909cm 8.662cm)">
          <draw:text-box>
            <text:p><text:span text:style-name="T18">Markedssvikt</text:span></text:p>
          </draw:text-box>
        </draw:frame>
        <draw:frame draw:style-name="gr15" draw:text-style-name="P10" draw:layer="layout" svg:width="0.651cm" svg:height="0.529cm" svg:x="7.958cm" svg:y="18.102cm">
          <draw:object xlink:href="./Object 563" xlink:type="simple" xlink:show="embed" xlink:actuate="onLoad">
            <loext:p/>
          </draw:object>
          <draw:image xlink:href="./ObjectReplacements/Object 563" xlink:type="simple" xlink:show="embed" xlink:actuate="onLoad"/>
        </draw:frame>
        <draw:line draw:style-name="gr194" draw:text-style-name="P3" draw:layer="layout" svg:x1="15cm" svg:y1="18.55cm" svg:x2="17.25cm" svg:y2="18.55cm">
          <text:p/>
        </draw:line>
        <draw:line draw:style-name="gr195" draw:text-style-name="P3" draw:layer="layout" svg:x1="15cm" svg:y1="18.55cm" svg:x2="15cm" svg:y2="17.05cm">
          <text:p/>
        </draw:line>
        <draw:line draw:style-name="gr194" draw:text-style-name="P3" draw:layer="layout" svg:x1="14.925cm" svg:y1="20.925cm" svg:x2="17.175cm" svg:y2="20.925cm">
          <text:p/>
        </draw:line>
        <draw:line draw:style-name="gr195" draw:text-style-name="P3" draw:layer="layout" svg:x1="14.925cm" svg:y1="20.925cm" svg:x2="14.925cm" svg:y2="19.425cm">
          <text:p/>
        </draw:line>
        <draw:line draw:style-name="gr194" draw:text-style-name="P3" draw:layer="layout" svg:x1="14.925cm" svg:y1="23.125cm" svg:x2="17.175cm" svg:y2="23.125cm">
          <text:p/>
        </draw:line>
        <draw:line draw:style-name="gr195" draw:text-style-name="P3" draw:layer="layout" svg:x1="14.925cm" svg:y1="23.125cm" svg:x2="14.925cm" svg:y2="21.625cm">
          <text:p/>
        </draw:line>
        <draw:custom-shape draw:style-name="gr196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17.95cm" svg:x2="17cm" svg:y2="17.95cm">
          <text:p/>
        </draw:line>
        <draw:frame draw:style-name="gr15" draw:text-style-name="P10" draw:layer="layout" svg:width="0.626cm" svg:height="0.47cm" svg:x="17.258cm" svg:y="17.726cm">
          <draw:object xlink:href="./Object 564" xlink:type="simple" xlink:show="embed" xlink:actuate="onLoad">
            <loext:p/>
          </draw:object>
          <draw:image xlink:href="./ObjectReplacements/Object 564" xlink:type="simple" xlink:show="embed" xlink:actuate="onLoad"/>
        </draw:frame>
        <draw:frame draw:style-name="gr15" draw:text-style-name="P10" draw:layer="layout" svg:width="0.211cm" svg:height="0.47cm" svg:x="15.059cm" svg:y="23.327cm">
          <draw:object xlink:href="./Object 565" xlink:type="simple" xlink:show="embed" xlink:actuate="onLoad">
            <loext:p/>
          </draw:object>
          <draw:image xlink:href="./ObjectReplacements/Object 565" xlink:type="simple" xlink:show="embed" xlink:actuate="onLoad"/>
        </draw:frame>
        <draw:frame draw:style-name="gr15" draw:text-style-name="P10" draw:layer="layout" svg:width="0.211cm" svg:height="0.47cm" svg:x="15.159cm" svg:y="21.127cm">
          <draw:object xlink:href="./Object 566" xlink:type="simple" xlink:show="embed" xlink:actuate="onLoad">
            <loext:p/>
          </draw:object>
          <draw:image xlink:href="./ObjectReplacements/Object 566" xlink:type="simple" xlink:show="embed" xlink:actuate="onLoad"/>
        </draw:frame>
        <draw:frame draw:style-name="gr15" draw:text-style-name="P10" draw:layer="layout" svg:width="0.216cm" svg:height="0.47cm" svg:x="15.759cm" svg:y="21.127cm">
          <draw:object xlink:href="./Object 567" xlink:type="simple" xlink:show="embed" xlink:actuate="onLoad">
            <loext:p/>
          </draw:object>
          <draw:image xlink:href="./ObjectReplacements/Object 567" xlink:type="simple" xlink:show="embed" xlink:actuate="onLoad"/>
        </draw:frame>
        <draw:frame draw:style-name="gr15" draw:text-style-name="P10" draw:layer="layout" svg:width="0.211cm" svg:height="0.47cm" svg:x="15.16cm" svg:y="18.727cm">
          <draw:object xlink:href="./Object 568" xlink:type="simple" xlink:show="embed" xlink:actuate="onLoad">
            <loext:p/>
          </draw:object>
          <draw:image xlink:href="./ObjectReplacements/Object 568" xlink:type="simple" xlink:show="embed" xlink:actuate="onLoad"/>
        </draw:frame>
        <draw:frame draw:style-name="gr15" draw:text-style-name="P10" draw:layer="layout" svg:width="0.216cm" svg:height="0.47cm" svg:x="15.759cm" svg:y="18.727cm">
          <draw:object xlink:href="./Object 569" xlink:type="simple" xlink:show="embed" xlink:actuate="onLoad">
            <loext:p/>
          </draw:object>
          <draw:image xlink:href="./ObjectReplacements/Object 569" xlink:type="simple" xlink:show="embed" xlink:actuate="onLoad"/>
        </draw:frame>
        <draw:frame draw:style-name="gr190" draw:text-style-name="P56" draw:layer="layout" svg:width="0.334cm" svg:height="0.47cm" svg:x="17.558cm" svg:y="18.326cm">
          <draw:object xlink:href="./Object 57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0" xlink:type="simple" xlink:show="embed" xlink:actuate="onLoad"/>
        </draw:frame>
        <draw:frame draw:style-name="gr190" draw:text-style-name="P56" draw:layer="layout" svg:width="0.334cm" svg:height="0.47cm" svg:x="17.558cm" svg:y="20.726cm">
          <draw:object xlink:href="./Object 571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1" xlink:type="simple" xlink:show="embed" xlink:actuate="onLoad"/>
        </draw:frame>
        <draw:frame draw:style-name="gr190" draw:text-style-name="P56" draw:layer="layout" svg:width="0.334cm" svg:height="0.47cm" svg:x="17.558cm" svg:y="22.926cm">
          <draw:object xlink:href="./Object 572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2" xlink:type="simple" xlink:show="embed" xlink:actuate="onLoad"/>
        </draw:frame>
        <draw:frame draw:style-name="gr15" draw:text-style-name="P10" draw:layer="layout" svg:width="1.278cm" svg:height="0.53cm" svg:x="15.058cm" svg:y="16.926cm">
          <draw:object xlink:href="./Object 573" xlink:type="simple" xlink:show="embed" xlink:actuate="onLoad">
            <loext:p/>
          </draw:object>
          <draw:image xlink:href="./ObjectReplacements/Object 573" xlink:type="simple" xlink:show="embed" xlink:actuate="onLoad"/>
        </draw:frame>
        <draw:frame draw:style-name="gr15" draw:text-style-name="P10" draw:layer="layout" svg:width="0.626cm" svg:height="0.47cm" svg:x="17.258cm" svg:y="17.726cm">
          <draw:object xlink:href="./Object 574" xlink:type="simple" xlink:show="embed" xlink:actuate="onLoad">
            <loext:p/>
          </draw:object>
          <draw:image xlink:href="./ObjectReplacements/Object 574" xlink:type="simple" xlink:show="embed" xlink:actuate="onLoad"/>
        </draw:frame>
        <draw:frame draw:style-name="gr15" draw:text-style-name="P10" draw:layer="layout" svg:width="1.091cm" svg:height="0.53cm" svg:x="15.058cm" svg:y="19.526cm">
          <draw:object xlink:href="./Object 575" xlink:type="simple" xlink:show="embed" xlink:actuate="onLoad">
            <loext:p/>
          </draw:object>
          <draw:image xlink:href="./ObjectReplacements/Object 575" xlink:type="simple" xlink:show="embed" xlink:actuate="onLoad"/>
        </draw:frame>
        <draw:frame draw:style-name="gr15" draw:text-style-name="P10" draw:layer="layout" svg:width="1.087cm" svg:height="0.53cm" svg:x="15.758cm" svg:y="22.226cm">
          <draw:object xlink:href="./Object 576" xlink:type="simple" xlink:show="embed" xlink:actuate="onLoad">
            <loext:p/>
          </draw:object>
          <draw:image xlink:href="./ObjectReplacements/Object 576" xlink:type="simple" xlink:show="embed" xlink:actuate="onLoad"/>
        </draw:frame>
        <draw:frame draw:style-name="gr190" draw:text-style-name="P56" draw:layer="layout" svg:width="0.334cm" svg:height="0.47cm" svg:x="14.058cm" svg:y="25.926cm">
          <draw:object xlink:href="./Object 577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7" xlink:type="simple" xlink:show="embed" xlink:actuate="onLoad"/>
        </draw:frame>
        <draw:frame draw:style-name="gr197" draw:text-style-name="P25" draw:layer="layout" svg:width="3.355cm" svg:height="1.199cm" svg:x="15.002cm" svg:y="12.069cm">
          <draw:text-box>
            <text:p><text:span text:style-name="T18">Andre tilfeller </text:span></text:p>
          </draw:text-box>
        </draw:frame>
        <draw:line draw:style-name="gr2" draw:text-style-name="P3" draw:layer="layout" svg:x1="14.75cm" svg:y1="11.95cm" svg:x2="20.59cm" svg:y2="11.95cm">
          <text:p/>
        </draw:line>
        <presentation:notes draw:style-name="dp2">
          <draw:page-thumbnail draw:style-name="gr9" draw:layer="layout" svg:width="18.624cm" svg:height="10.476cm" svg:x="1.482cm" svg:y="2.123cm" draw:page-number="1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78" draw:text-style-name="P22" draw:layer="layout" svg:width="10.25cm" svg:height="1.275cm" svg:x="0.75cm" svg:y="0.352cm">
          <draw:text-box>
            <text:p><text:span text:style-name="T17">Internasjonal handel og velferd</text:span></text:p>
          </draw:text-box>
        </draw:frame>
        <draw:line draw:style-name="gr2" draw:text-style-name="P3" draw:layer="layout" svg:x1="1.001cm" svg:y1="0.998cm" svg:x2="20.591cm" svg:y2="0.998cm">
          <text:p/>
        </draw:line>
        <draw:line draw:style-name="gr2" draw:text-style-name="P3" draw:layer="layout" svg:x1="6.774cm" svg:y1="20.451cm" svg:x2="6.776cm" svg:y2="0.949cm">
          <text:p/>
        </draw:line>
        <draw:line draw:style-name="gr2" draw:text-style-name="P3" draw:layer="layout" svg:x1="13.374cm" svg:y1="20.451cm" svg:x2="13.376cm" svg:y2="0.949cm">
          <text:p/>
        </draw:line>
        <draw:line draw:style-name="gr2" draw:text-style-name="P3" draw:layer="layout" svg:x1="6.75cm" svg:y1="3cm" svg:x2="20.591cm" svg:y2="2.998cm">
          <text:p/>
        </draw:line>
        <draw:line draw:style-name="gr12" draw:text-style-name="P3" draw:layer="layout" svg:x1="1.503cm" svg:y1="8.55cm" svg:x2="6.353cm" svg:y2="8.6cm">
          <text:p/>
        </draw:line>
        <draw:line draw:style-name="gr12" draw:text-style-name="P3" draw:layer="layout" svg:x1="1.509cm" svg:y1="8.554cm" svg:x2="1.503cm" svg:y2="4.85cm">
          <text:p/>
        </draw:line>
        <draw:frame draw:style-name="gr15" draw:text-style-name="P10" draw:layer="layout" svg:width="0.436cm" svg:height="0.47cm" svg:x="6.281cm" svg:y="8.3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5" draw:text-style-name="P10" draw:layer="layout" svg:width="0.496cm" svg:height="0.47cm" svg:x="1.281cm" svg:y="4.36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line draw:style-name="gr3" draw:text-style-name="P3" draw:layer="layout" svg:x1="1.5cm" svg:y1="8.3cm" svg:x2="4.75cm" svg:y2="5.8cm">
          <text:p/>
        </draw:line>
        <draw:line draw:style-name="gr3" draw:text-style-name="P3" draw:layer="layout" svg:x1="1.55cm" svg:y1="5.8cm" svg:x2="5.55cm" svg:y2="8.55cm">
          <text:p/>
        </draw:line>
        <draw:line draw:style-name="gr12" draw:text-style-name="P3" draw:layer="layout" svg:x1="7.603cm" svg:y1="8.624cm" svg:x2="12.453cm" svg:y2="8.674cm">
          <text:p/>
        </draw:line>
        <draw:line draw:style-name="gr12" draw:text-style-name="P3" draw:layer="layout" svg:x1="7.609cm" svg:y1="8.628cm" svg:x2="7.603cm" svg:y2="4.924cm">
          <text:p/>
        </draw:line>
        <draw:frame draw:style-name="gr15" draw:text-style-name="P10" draw:layer="layout" svg:width="0.496cm" svg:height="0.47cm" svg:x="7.381cm" svg:y="4.437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line draw:style-name="gr3" draw:text-style-name="P3" draw:layer="layout" svg:x1="7.6cm" svg:y1="8.374cm" svg:x2="10.85cm" svg:y2="5.874cm">
          <text:p/>
        </draw:line>
        <draw:line draw:style-name="gr3" draw:text-style-name="P3" draw:layer="layout" svg:x1="7.65cm" svg:y1="5.874cm" svg:x2="11.65cm" svg:y2="8.624cm">
          <text:p/>
        </draw:line>
        <draw:line draw:style-name="gr12" draw:text-style-name="P3" draw:layer="layout" svg:x1="14.603cm" svg:y1="8.624cm" svg:x2="19.453cm" svg:y2="8.674cm">
          <text:p/>
        </draw:line>
        <draw:line draw:style-name="gr12" draw:text-style-name="P3" draw:layer="layout" svg:x1="14.609cm" svg:y1="8.628cm" svg:x2="14.603cm" svg:y2="4.924cm">
          <text:p/>
        </draw:line>
        <draw:frame draw:style-name="gr15" draw:text-style-name="P10" draw:layer="layout" svg:width="0.496cm" svg:height="0.47cm" svg:x="14.381cm" svg:y="4.437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line draw:style-name="gr3" draw:text-style-name="P3" draw:layer="layout" svg:x1="14.6cm" svg:y1="8.374cm" svg:x2="17.85cm" svg:y2="5.874cm">
          <text:p/>
        </draw:line>
        <draw:line draw:style-name="gr3" draw:text-style-name="P3" draw:layer="layout" svg:x1="14.65cm" svg:y1="5.874cm" svg:x2="18.65cm" svg:y2="8.624cm">
          <text:p/>
        </draw:line>
        <draw:frame draw:style-name="gr43" draw:text-style-name="P23" draw:layer="layout" svg:width="6.695cm" svg:height="1.199cm" svg:x="0.906cm" svg:y="0.951cm">
          <draw:text-box>
            <text:p><text:span text:style-name="T18">Autarki</text:span></text:p>
          </draw:text-box>
        </draw:frame>
        <draw:frame draw:style-name="gr43" draw:text-style-name="P23" draw:layer="layout" svg:width="6.695cm" svg:height="1.199cm" svg:x="6.806cm" svg:y="0.951cm">
          <draw:text-box>
            <text:p><text:span text:style-name="T18">Fri handel</text:span></text:p>
          </draw:text-box>
        </draw:frame>
        <draw:frame draw:style-name="gr43" draw:text-style-name="P23" draw:layer="layout" svg:width="6.695cm" svg:height="1.199cm" svg:x="13.907cm" svg:y="0.952cm">
          <draw:text-box>
            <text:p><text:span text:style-name="T18">Med toll</text:span></text:p>
          </draw:text-box>
        </draw:frame>
        <draw:frame draw:style-name="gr198" draw:layer="layout" svg:width="4.098cm" svg:height="2.735cm" svg:x="7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+b+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-b</text:p>
              </table:table-cell>
            </table:table-row>
            <table:table-row table:style-name="ro1" table:default-cell-style-name="bg-none">
              <table:table-cell>
                <text:p>NE</text:p>
              </table:table-cell>
              <table:table-cell>
                <text:p>+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98" draw:layer="layout" svg:width="4.098cm" svg:height="4.358cm" svg:x="14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-a-b-c-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+a</text:p>
              </table:table-cell>
            </table:table-row>
            <table:table-row table:style-name="ro2" table:default-cell-style-name="bg-none">
              <table:table-cell>
                <text:p>MY</text:p>
              </table:table-cell>
              <table:table-cell>
                <text:p>+c</text:p>
              </table:table-cell>
            </table:table-row>
            <table:table-row table:style-name="ro2" table:default-cell-style-name="bg-none">
              <table:table-cell>
                <text:p>NE</text:p>
              </table:table-cell>
              <table:table-cell>
                <text:p>-b-d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76" draw:text-style-name="P3" draw:layer="layout" svg:x1="1.501cm" svg:y1="6.95cm" svg:x2="3.251cm" svg:y2="6.95cm">
          <text:p/>
        </draw:line>
        <draw:line draw:style-name="gr76" draw:text-style-name="P3" draw:layer="layout" svg:x1="7.601cm" svg:y1="7.05cm" svg:x2="9.351cm" svg:y2="7.05cm">
          <text:p/>
        </draw:line>
        <draw:line draw:style-name="gr76" draw:text-style-name="P3" draw:layer="layout" svg:x1="14.601cm" svg:y1="7.05cm" svg:x2="16.351cm" svg:y2="7.05cm">
          <text:p/>
        </draw:line>
        <draw:frame draw:style-name="gr15" draw:text-style-name="P10" draw:layer="layout" svg:width="0.436cm" svg:height="0.47cm" svg:x="12.581cm" svg:y="8.363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frame draw:style-name="gr15" draw:text-style-name="P10" draw:layer="layout" svg:width="0.436cm" svg:height="0.47cm" svg:x="19.481cm" svg:y="8.363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47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5.039cm" svg:y="7.913cm">
          <draw:text-box>
            <text:p><text:span text:style-name="T34">D</text:span></text:p>
          </draw:text-box>
        </draw:frame>
        <draw:frame draw:style-name="gr147" draw:text-style-name="P44" draw:layer="layout" svg:width="2.1cm" svg:height="1.04cm" svg:x="10.6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10.939cm" svg:y="7.913cm">
          <draw:text-box>
            <text:p><text:span text:style-name="T34">D</text:span></text:p>
          </draw:text-box>
        </draw:frame>
        <draw:frame draw:style-name="gr147" draw:text-style-name="P44" draw:layer="layout" svg:width="2.1cm" svg:height="1.04cm" svg:x="17.7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18.439cm" svg:y="7.913cm">
          <draw:text-box>
            <text:p><text:span text:style-name="T34">D</text:span></text:p>
          </draw:text-box>
        </draw:frame>
        <draw:frame draw:style-name="gr198" draw:layer="layout" svg:width="4.098cm" svg:height="1.823cm" svg:x="1.703cm" svg:y="12.1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a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b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63" draw:text-style-name="P40" draw:layer="layout" svg:width="1.073cm" svg:height="4.064cm" svg:x="0.955cm" svg:y="12.0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3" draw:text-style-name="P40" draw:layer="layout" svg:width="1.073cm" svg:height="4.064cm" svg:x="6.6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3" draw:text-style-name="P40" draw:layer="layout" svg:width="1.073cm" svg:height="4.064cm" svg:x="13.3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47" draw:text-style-name="P44" draw:layer="layout" svg:width="2.1cm" svg:height="1.04cm" svg:x="2.939cm" svg:y="6.313cm">
          <draw:text-box>
            <text:p><text:span text:style-name="T34">A</text:span></text:p>
          </draw:text-box>
        </draw:frame>
        <draw:frame draw:style-name="gr147" draw:text-style-name="P44" draw:layer="layout" svg:width="2.1cm" svg:height="1.04cm" svg:x="1.539cm" svg:y="6.313cm">
          <draw:text-box>
            <text:p><text:span text:style-name="T34">a</text:span></text:p>
          </draw:text-box>
        </draw:frame>
        <draw:frame draw:style-name="gr147" draw:text-style-name="P44" draw:layer="layout" svg:width="2.1cm" svg:height="1.04cm" svg:x="1.539cm" svg:y="7.113cm">
          <draw:text-box>
            <text:p><text:span text:style-name="T34">b</text:span></text:p>
          </draw:text-box>
        </draw:frame>
        <draw:frame draw:style-name="gr147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line draw:style-name="gr2" draw:text-style-name="P3" draw:layer="layout" svg:x1="7.85cm" svg:y1="7.9cm" svg:x2="10.6cm" svg:y2="7.9cm">
          <text:p/>
        </draw:line>
        <draw:frame draw:style-name="gr15" draw:text-style-name="P10" draw:layer="layout" svg:width="0.665cm" svg:height="0.53cm" svg:x="0.984cm" svg:y="6.563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15" draw:text-style-name="P10" draw:layer="layout" svg:width="0.665cm" svg:height="0.53cm" svg:x="6.784cm" svg:y="6.663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5" draw:text-style-name="P10" draw:layer="layout" svg:width="0.661cm" svg:height="0.53cm" svg:x="6.784cm" svg:y="7.563cm">
          <draw:object xlink:href="./Object 528" xlink:type="simple" xlink:show="embed" xlink:actuate="onLoad">
            <loext:p/>
          </draw:object>
          <draw:image xlink:href="./ObjectReplacements/Object 528" xlink:type="simple" xlink:show="embed" xlink:actuate="onLoad"/>
        </draw:frame>
        <draw:frame draw:style-name="gr15" draw:text-style-name="P10" draw:layer="layout" svg:width="0.665cm" svg:height="0.53cm" svg:x="13.485cm" svg:y="6.563cm">
          <draw:object xlink:href="./Object 529" xlink:type="simple" xlink:show="embed" xlink:actuate="onLoad">
            <loext:p/>
          </draw:object>
          <draw:image xlink:href="./ObjectReplacements/Object 529" xlink:type="simple" xlink:show="embed" xlink:actuate="onLoad"/>
        </draw:frame>
        <draw:line draw:style-name="gr2" draw:text-style-name="P3" draw:layer="layout" svg:x1="7.65cm" svg:y1="7.1cm" svg:x2="10.7cm" svg:y2="7.1cm">
          <text:p/>
        </draw:line>
        <draw:frame draw:style-name="gr15" draw:text-style-name="P10" draw:layer="layout" svg:width="0.433cm" svg:height="0.47cm" svg:x="7.885cm" svg:y="6.463cm">
          <draw:object xlink:href="./Object 530" xlink:type="simple" xlink:show="embed" xlink:actuate="onLoad">
            <loext:p/>
          </draw:object>
          <draw:image xlink:href="./ObjectReplacements/Object 530" xlink:type="simple" xlink:show="embed" xlink:actuate="onLoad"/>
        </draw:frame>
        <draw:frame draw:style-name="gr15" draw:text-style-name="P10" draw:layer="layout" svg:width="0.428cm" svg:height="0.47cm" svg:x="7.886cm" svg:y="7.263cm">
          <draw:object xlink:href="./Object 531" xlink:type="simple" xlink:show="embed" xlink:actuate="onLoad">
            <loext:p/>
          </draw:object>
          <draw:image xlink:href="./ObjectReplacements/Object 531" xlink:type="simple" xlink:show="embed" xlink:actuate="onLoad"/>
        </draw:frame>
        <draw:frame draw:style-name="gr15" draw:text-style-name="P10" draw:layer="layout" svg:width="0.445cm" svg:height="0.47cm" svg:x="9.186cm" svg:y="7.263cm">
          <draw:object xlink:href="./Object 532" xlink:type="simple" xlink:show="embed" xlink:actuate="onLoad">
            <loext:p/>
          </draw:object>
          <draw:image xlink:href="./ObjectReplacements/Object 532" xlink:type="simple" xlink:show="embed" xlink:actuate="onLoad"/>
        </draw:frame>
        <draw:line draw:style-name="gr26" draw:text-style-name="P3" draw:layer="layout" svg:x1="14.65cm" svg:y1="7.9cm" svg:x2="17.7cm" svg:y2="7.9cm">
          <text:p/>
        </draw:line>
        <draw:line draw:style-name="gr3" draw:text-style-name="P3" draw:layer="layout" svg:x1="14.65cm" svg:y1="7.4cm" svg:x2="17.15cm" svg:y2="7.4cm">
          <text:p/>
        </draw:line>
        <draw:frame draw:style-name="gr15" draw:text-style-name="P10" draw:layer="layout" svg:width="0.661cm" svg:height="0.53cm" svg:x="13.485cm" svg:y="7.563cm">
          <draw:object xlink:href="./Object 533" xlink:type="simple" xlink:show="embed" xlink:actuate="onLoad">
            <loext:p/>
          </draw:object>
          <draw:image xlink:href="./ObjectReplacements/Object 533" xlink:type="simple" xlink:show="embed" xlink:actuate="onLoad"/>
        </draw:frame>
        <draw:frame draw:style-name="gr15" draw:text-style-name="P10" draw:layer="layout" svg:width="1.269cm" svg:height="0.53cm" svg:x="13.286cm" svg:y="7.163cm">
          <draw:object xlink:href="./Object 534" xlink:type="simple" xlink:show="embed" xlink:actuate="onLoad">
            <loext:p/>
          </draw:object>
          <draw:image xlink:href="./ObjectReplacements/Object 534" xlink:type="simple" xlink:show="embed" xlink:actuate="onLoad"/>
        </draw:frame>
        <draw:frame draw:style-name="gr15" draw:text-style-name="P10" draw:layer="layout" svg:width="0.433cm" svg:height="0.47cm" svg:x="14.686cm" svg:y="7.463cm">
          <draw:object xlink:href="./Object 535" xlink:type="simple" xlink:show="embed" xlink:actuate="onLoad">
            <loext:p/>
          </draw:object>
          <draw:image xlink:href="./ObjectReplacements/Object 535" xlink:type="simple" xlink:show="embed" xlink:actuate="onLoad"/>
        </draw:frame>
        <draw:frame draw:style-name="gr15" draw:text-style-name="P10" draw:layer="layout" svg:width="0.428cm" svg:height="0.47cm" svg:x="15.487cm" svg:y="7.463cm">
          <draw:object xlink:href="./Object 536" xlink:type="simple" xlink:show="embed" xlink:actuate="onLoad">
            <loext:p/>
          </draw:object>
          <draw:image xlink:href="./ObjectReplacements/Object 536" xlink:type="simple" xlink:show="embed" xlink:actuate="onLoad"/>
        </draw:frame>
        <draw:frame draw:style-name="gr15" draw:text-style-name="P10" draw:layer="layout" svg:width="0.415cm" svg:height="0.47cm" svg:x="16.087cm" svg:y="7.463cm">
          <draw:object xlink:href="./Object 537" xlink:type="simple" xlink:show="embed" xlink:actuate="onLoad">
            <loext:p/>
          </draw:object>
          <draw:image xlink:href="./ObjectReplacements/Object 537" xlink:type="simple" xlink:show="embed" xlink:actuate="onLoad"/>
        </draw:frame>
        <draw:frame draw:style-name="gr15" draw:text-style-name="P10" draw:layer="layout" svg:width="0.445cm" svg:height="0.47cm" svg:x="16.888cm" svg:y="7.463cm">
          <draw:object xlink:href="./Object 538" xlink:type="simple" xlink:show="embed" xlink:actuate="onLoad">
            <loext:p/>
          </draw:object>
          <draw:image xlink:href="./ObjectReplacements/Object 538" xlink:type="simple" xlink:show="embed" xlink:actuate="onLoad"/>
        </draw:frame>
        <draw:line draw:style-name="gr76" draw:text-style-name="P3" draw:layer="layout" svg:x1="15.144cm" svg:y1="8.753cm" svg:x2="15.158cm" svg:y2="7.897cm">
          <text:p/>
        </draw:line>
        <draw:line draw:style-name="gr76" draw:text-style-name="P3" draw:layer="layout" svg:x1="15.776cm" svg:y1="8.651cm" svg:x2="15.776cm" svg:y2="7.3cm">
          <text:p/>
        </draw:line>
        <draw:line draw:style-name="gr76" draw:text-style-name="P3" draw:layer="layout" svg:x1="17.544cm" svg:y1="8.653cm" svg:x2="17.558cm" svg:y2="7.797cm">
          <text:p/>
        </draw:line>
        <draw:line draw:style-name="gr76" draw:text-style-name="P3" draw:layer="layout" svg:x1="16.876cm" svg:y1="8.652cm" svg:x2="16.876cm" svg:y2="7.301cm">
          <text:p/>
        </draw:line>
        <draw:line draw:style-name="gr76" draw:text-style-name="P3" draw:layer="layout" svg:x1="8.144cm" svg:y1="8.653cm" svg:x2="8.158cm" svg:y2="7.797cm">
          <text:p/>
        </draw:line>
        <draw:line draw:style-name="gr76" draw:text-style-name="P3" draw:layer="layout" svg:x1="10.644cm" svg:y1="8.653cm" svg:x2="10.658cm" svg:y2="7.797cm">
          <text:p/>
        </draw:line>
        <draw:frame draw:style-name="gr15" draw:text-style-name="P10" draw:layer="layout" svg:width="1.36cm" svg:height="0.47cm" svg:x="8.601cm" svg:y="8.738cm">
          <draw:object xlink:href="./Object 539" xlink:type="simple" xlink:show="embed" xlink:actuate="onLoad">
            <loext:p/>
          </draw:object>
          <draw:image xlink:href="./ObjectReplacements/Object 539" xlink:type="simple" xlink:show="embed" xlink:actuate="onLoad"/>
        </draw:frame>
        <draw:line draw:style-name="gr199" draw:text-style-name="P10" draw:layer="layout" svg:x1="8.15cm" svg:y1="8.75cm" svg:x2="10.65cm" svg:y2="8.75cm">
          <text:p/>
        </draw:line>
        <draw:frame draw:style-name="gr15" draw:text-style-name="P10" draw:layer="layout" svg:width="1.36cm" svg:height="0.47cm" svg:x="15.701cm" svg:y="8.738cm">
          <draw:object xlink:href="./Object 540" xlink:type="simple" xlink:show="embed" xlink:actuate="onLoad">
            <loext:p/>
          </draw:object>
          <draw:image xlink:href="./ObjectReplacements/Object 540" xlink:type="simple" xlink:show="embed" xlink:actuate="onLoad"/>
        </draw:frame>
        <draw:line draw:style-name="gr199" draw:text-style-name="P10" draw:layer="layout" svg:x1="15.85cm" svg:y1="8.75cm" svg:x2="16.95cm" svg:y2="8.75cm">
          <text:p/>
        </draw:line>
        <draw:frame draw:style-name="gr15" draw:text-style-name="P10" draw:layer="layout" svg:width="0.415cm" svg:height="0.47cm" svg:x="7.586cm" svg:y="7.863cm">
          <draw:object xlink:href="./Object 541" xlink:type="simple" xlink:show="embed" xlink:actuate="onLoad">
            <loext:p/>
          </draw:object>
          <draw:image xlink:href="./ObjectReplacements/Object 541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4-02-28T11:47:46.736670678</dc:date>
    <meta:editing-duration>P5DT17H46M51S</meta:editing-duration>
    <meta:editing-cycles>503</meta:editing-cycles>
    <meta:generator>LibreOffice/7.6.4.1$Linux_X86_64 LibreOffice_project/60$Build-1</meta:generator>
    <meta:print-date>2023-11-14T11:35:30.738732036</meta:print-date>
    <meta:printed-by>PDF files</meta:printed-by>
    <meta:document-statistic meta:object-count="1865"/>
  </office:meta>
</office:document-meta>
</file>

<file path=Object 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101/content.xml><?xml version="1.0" encoding="utf-8"?>
<math xmlns="http://www.w3.org/1998/Math/MathML" display="block">
  <semantics>
    <mn>0</mn>
    <annotation encoding="StarMath 5.0">0</annotation>
  </semantics>
</math>
</file>

<file path=Object 102/content.xml><?xml version="1.0" encoding="utf-8"?>
<math xmlns="http://www.w3.org/1998/Math/MathML" display="block">
  <semantics>
    <mn>0</mn>
    <annotation encoding="StarMath 5.0">0</annotation>
  </semantics>
</math>
</file>

<file path=Object 103/content.xml><?xml version="1.0" encoding="utf-8"?>
<math xmlns="http://www.w3.org/1998/Math/MathML" display="block">
  <semantics>
    <mn>1</mn>
    <annotation encoding="StarMath 5.0">1</annotation>
  </semantics>
</math>
</file>

<file path=Object 104/content.xml><?xml version="1.0" encoding="utf-8"?>
<math xmlns="http://www.w3.org/1998/Math/MathML" display="block">
  <semantics>
    <mn>0</mn>
    <annotation encoding="StarMath 5.0">0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10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10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121/content.xml><?xml version="1.0" encoding="utf-8"?>
<math xmlns="http://www.w3.org/1998/Math/MathML" display="block">
  <semantics>
    <mi>E</mi>
    <annotation encoding="StarMath 5.0">E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i mathvariant="italic">KO</mi>
    <annotation encoding="StarMath 5.0">KO</annotation>
  </semantics>
</math>
</file>

<file path=Object 20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09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11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12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21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1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1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8/content.xml><?xml version="1.0" encoding="utf-8"?>
<math xmlns="http://www.w3.org/1998/Math/MathML" display="block"/>
</file>

<file path=Object 21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4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41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44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49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5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4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55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i>M</mi>
    <annotation encoding="StarMath 5.0">M</annotation>
  </semantics>
</math>
</file>

<file path=Object 261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62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63/content.xml><?xml version="1.0" encoding="utf-8"?>
<math xmlns="http://www.w3.org/1998/Math/MathML" display="block">
  <semantics>
    <mrow>
      <mi>N</mi>
      <mo stretchy="false">=</mo>
      <mrow>
        <mi>M</mi>
        <mo stretchy="false">−</mo>
        <mi>L</mi>
      </mrow>
    </mrow>
    <annotation encoding="StarMath 5.0">N=M-L</annotation>
  </semantics>
</math>
</file>

<file path=Object 264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65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66/content.xml><?xml version="1.0" encoding="utf-8"?>
<math xmlns="http://www.w3.org/1998/Math/MathML" display="block">
  <semantics>
    <mi>M</mi>
    <annotation encoding="StarMath 5.0">M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n>0</mn>
    <annotation encoding="StarMath 5.0">0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i>P</mi>
    <annotation encoding="StarMath 5.0">P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row>
              <mi mathvariant="italic">SO</mi>
              <mo stretchy="false">=</mo>
              <mrow>
                <mrow>
                  <mo fence="true" form="prefix" stretchy="false">(</mo>
                  <mrow>
                    <mrow>
                      <mrow>
                        <mi mathvariant="italic">PX</mi>
                        <mo stretchy="false">−</mo>
                        <msub>
                          <mi>C</mi>
                          <mi>v</mi>
                        </msub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B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 mathvariant="italic">PX</mi>
                      </mrow>
                    </mrow>
                  </mrow>
                  <mo fence="true" form="postfix" stretchy="false">)</mo>
                </mrow>
                <mo stretchy="false">−</mo>
                <mi>E</mi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P</mi>
              <mo stretchy="false">−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- E(X) newline
Maks SO mhp. X newline
P-C_v'(x)+B'(X)- P - E'(X) =0 newline
C_v'(x)+E'(X)=B'(X) newline
MBV=GK+MEK
</annotation>
  </semantics>
</math>
</file>

<file path=Object 374/content.xml><?xml version="1.0" encoding="utf-8"?>
<math xmlns="http://www.w3.org/1998/Math/MathML" display="block">
  <semantics>
    <mi>E</mi>
    <annotation encoding="StarMath 5.0">E</annotation>
  </semantics>
</math>
</file>

<file path=Object 375/content.xml><?xml version="1.0" encoding="utf-8"?>
<math xmlns="http://www.w3.org/1998/Math/MathML" display="block">
  <semantics>
    <mi>P</mi>
    <annotation encoding="StarMath 5.0">P</annotation>
  </semantics>
</math>
</file>

<file path=Object 376/content.xml><?xml version="1.0" encoding="utf-8"?>
<math xmlns="http://www.w3.org/1998/Math/MathML" display="block">
  <semantics>
    <mi>X</mi>
    <annotation encoding="StarMath 5.0">X</annotation>
  </semantics>
</math>
</file>

<file path=Object 377/content.xml><?xml version="1.0" encoding="utf-8"?>
<math xmlns="http://www.w3.org/1998/Math/MathML" display="block"/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84/content.xml><?xml version="1.0" encoding="utf-8"?>
<math xmlns="http://www.w3.org/1998/Math/MathML" display="block">
  <semantics>
    <mi>S</mi>
    <annotation encoding="StarMath 5.0">S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9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1/content.xml><?xml version="1.0" encoding="utf-8"?>
<math xmlns="http://www.w3.org/1998/Math/MathML" display="block"/>
</file>

<file path=Object 42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31/content.xml><?xml version="1.0" encoding="utf-8"?>
<math xmlns="http://www.w3.org/1998/Math/MathML" display="block">
  <semantics>
    <mi>E</mi>
    <annotation encoding="StarMath 5.0">E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36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37/content.xml><?xml version="1.0" encoding="utf-8"?>
<math xmlns="http://www.w3.org/1998/Math/MathML" display="block">
  <semantics>
    <mi>S</mi>
    <annotation encoding="StarMath 5.0">S</annotation>
  </semantics>
</math>
</file>

<file path=Object 438/content.xml><?xml version="1.0" encoding="utf-8"?>
<math xmlns="http://www.w3.org/1998/Math/MathML" display="block">
  <semantics>
    <mi>E</mi>
    <annotation encoding="StarMath 5.0">E</annotation>
  </semantics>
</math>
</file>

<file path=Object 439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/>
</file>

<file path=Object 440/content.xml><?xml version="1.0" encoding="utf-8"?>
<math xmlns="http://www.w3.org/1998/Math/MathML" display="block">
  <semantics>
    <mi>P</mi>
    <annotation encoding="StarMath 5.0">P</annotation>
  </semantics>
</math>
</file>

<file path=Object 441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2/content.xml><?xml version="1.0" encoding="utf-8"?>
<math xmlns="http://www.w3.org/1998/Math/MathML" display="block">
  <semantics>
    <mi>X</mi>
    <annotation encoding="StarMath 5.0">X</annotation>
  </semantics>
</math>
</file>

<file path=Object 443/content.xml><?xml version="1.0" encoding="utf-8"?>
<math xmlns="http://www.w3.org/1998/Math/MathML" display="block">
  <semantics>
    <mi>P</mi>
    <annotation encoding="StarMath 5.0">P</annotation>
  </semantics>
</math>
</file>

<file path=Object 44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5/content.xml><?xml version="1.0" encoding="utf-8"?>
<math xmlns="http://www.w3.org/1998/Math/MathML" display="block">
  <semantics>
    <msub>
      <mi>X</mi>
      <mrow>
        <mi mathvariant="italic">MK</mi>
        <mi>,</mi>
        <mi mathvariant="italic">kort</mi>
        <mi mathvariant="italic">sikt</mi>
      </mrow>
    </msub>
    <annotation encoding="StarMath 5.0">X_{MK,kort sikt}</annotation>
  </semantics>
</math>
</file>

<file path=Object 446/content.xml><?xml version="1.0" encoding="utf-8"?>
<math xmlns="http://www.w3.org/1998/Math/MathML" display="block">
  <semantics>
    <mn>1</mn>
    <annotation encoding="StarMath 5.0">1</annotation>
  </semantics>
</math>
</file>

<file path=Object 447/content.xml><?xml version="1.0" encoding="utf-8"?>
<math xmlns="http://www.w3.org/1998/Math/MathML" display="block">
  <semantics>
    <msub>
      <mi>X</mi>
      <mrow>
        <mi mathvariant="italic">MK</mi>
        <mi>,</mi>
        <mi mathvariant="italic">lang</mi>
        <mi mathvariant="italic">sikt</mi>
      </mrow>
    </msub>
    <annotation encoding="StarMath 5.0">X_{MK,lang sikt}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80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P</mi>
    <annotation encoding="StarMath 5.0">P</annotation>
  </semantics>
</math>
</file>

<file path=Object 486/content.xml><?xml version="1.0" encoding="utf-8"?>
<math xmlns="http://www.w3.org/1998/Math/MathML" display="block">
  <semantics>
    <mi>P</mi>
    <annotation encoding="StarMath 5.0">P</annotation>
  </semantics>
</math>
</file>

<file path=Object 487/content.xml><?xml version="1.0" encoding="utf-8"?>
<math xmlns="http://www.w3.org/1998/Math/MathML" display="block">
  <semantics>
    <mi>x</mi>
    <annotation encoding="StarMath 5.0">x</annotation>
  </semantics>
</math>
</file>

<file path=Object 488/content.xml><?xml version="1.0" encoding="utf-8"?>
<math xmlns="http://www.w3.org/1998/Math/MathML" display="block">
  <semantics>
    <mi>x</mi>
    <annotation encoding="StarMath 5.0">x</annotation>
  </semantics>
</math>
</file>

<file path=Object 48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/content.xml><?xml version="1.0" encoding="utf-8"?>
<math xmlns="http://www.w3.org/1998/Math/MathML" display="block"/>
</file>

<file path=Object 490/content.xml><?xml version="1.0" encoding="utf-8"?>
<math xmlns="http://www.w3.org/1998/Math/MathML" display="block">
  <semantics>
    <mi>K</mi>
    <annotation encoding="StarMath 5.0">K</annotation>
  </semantics>
</math>
</file>

<file path=Object 49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92/content.xml><?xml version="1.0" encoding="utf-8"?>
<math xmlns="http://www.w3.org/1998/Math/MathML" display="block">
  <semantics>
    <mi>K</mi>
    <annotation encoding="StarMath 5.0">K</annotation>
  </semantics>
</math>
</file>

<file path=Object 4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94/content.xml><?xml version="1.0" encoding="utf-8"?>
<math xmlns="http://www.w3.org/1998/Math/MathML" display="block">
  <semantics>
    <mfrac>
      <msup>
        <mi>C</mi>
        <mn>0</mn>
      </msup>
      <mi>r</mi>
    </mfrac>
    <annotation encoding="StarMath 5.0">{ C^0} over {r} 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50/content.xml><?xml version="1.0" encoding="utf-8"?>
<math xmlns="http://www.w3.org/1998/Math/MathML" display="block">
  <semantics>
    <mi>P</mi>
    <annotation encoding="StarMath 5.0">P</annotation>
  </semantics>
</math>
</file>

<file path=Object 502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503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4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5/content.xml><?xml version="1.0" encoding="utf-8"?>
<math xmlns="http://www.w3.org/1998/Math/MathML" display="block">
  <semantics>
    <mi>E</mi>
    <annotation encoding="StarMath 5.0">E</annotation>
  </semantics>
</math>
</file>

<file path=Object 506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9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11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512/content.xml><?xml version="1.0" encoding="utf-8"?>
<math xmlns="http://www.w3.org/1998/Math/MathML" display="block">
  <semantics>
    <mi mathvariant="italic">KO</mi>
    <annotation encoding="StarMath 5.0">KO</annotation>
  </semantics>
</math>
</file>

<file path=Object 513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14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1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16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17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18/content.xml><?xml version="1.0" encoding="utf-8"?>
<math xmlns="http://www.w3.org/1998/Math/MathML" display="block">
  <semantics>
    <mi>X</mi>
    <annotation encoding="StarMath 5.0">X</annotation>
  </semantics>
</math>
</file>

<file path=Object 519/content.xml><?xml version="1.0" encoding="utf-8"?>
<math xmlns="http://www.w3.org/1998/Math/MathML" display="block">
  <semantics>
    <mi>P</mi>
    <annotation encoding="StarMath 5.0">P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sup>
      <mi>x</mi>
      <mi mathvariant="italic">fk</mi>
    </msup>
    <annotation encoding="StarMath 5.0">x^{fk}</annotation>
  </semantics>
</math>
</file>

<file path=Object 521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22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23/content.xml><?xml version="1.0" encoding="utf-8"?>
<math xmlns="http://www.w3.org/1998/Math/MathML" display="block">
  <semantics>
    <mrow>
      <mi mathvariant="italic">GK</mi>
      <mo stretchy="false">+</mo>
      <mi mathvariant="italic">AVG</mi>
    </mrow>
    <annotation encoding="StarMath 5.0">GK+AVG</annotation>
  </semantics>
</math>
</file>

<file path=Object 52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25/content.xml><?xml version="1.0" encoding="utf-8"?>
<math xmlns="http://www.w3.org/1998/Math/MathML" display="block">
  <semantics>
    <mi>X</mi>
    <annotation encoding="StarMath 5.0">X</annotation>
  </semantics>
</math>
</file>

<file path=Object 526/content.xml><?xml version="1.0" encoding="utf-8"?>
<math xmlns="http://www.w3.org/1998/Math/MathML" display="block">
  <semantics>
    <mi>P</mi>
    <annotation encoding="StarMath 5.0">P</annotation>
  </semantics>
</math>
</file>

<file path=Object 527/content.xml><?xml version="1.0" encoding="utf-8"?>
<math xmlns="http://www.w3.org/1998/Math/MathML" display="block">
  <semantics>
    <msup>
      <mi>x</mi>
      <mi mathvariant="italic">avg</mi>
    </msup>
    <annotation encoding="StarMath 5.0">x^{avg}</annotation>
  </semantics>
</math>
</file>

<file path=Object 528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29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30/content.xml><?xml version="1.0" encoding="utf-8"?>
<math xmlns="http://www.w3.org/1998/Math/MathML" display="block">
  <semantics>
    <mi>a</mi>
    <annotation encoding="StarMath 5.0">a</annotation>
  </semantics>
</math>
</file>

<file path=Object 531/content.xml><?xml version="1.0" encoding="utf-8"?>
<math xmlns="http://www.w3.org/1998/Math/MathML" display="block">
  <semantics>
    <mi>b</mi>
    <annotation encoding="StarMath 5.0">b</annotation>
  </semantics>
</math>
</file>

<file path=Object 532/content.xml><?xml version="1.0" encoding="utf-8"?>
<math xmlns="http://www.w3.org/1998/Math/MathML" display="block">
  <semantics>
    <mi>d</mi>
    <annotation encoding="StarMath 5.0">d</annotation>
  </semantics>
</math>
</file>

<file path=Object 533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34/content.xml><?xml version="1.0" encoding="utf-8"?>
<math xmlns="http://www.w3.org/1998/Math/MathML" display="block">
  <semantics>
    <mrow>
      <msub>
        <mi>p</mi>
        <mi>V</mi>
      </msub>
      <mo stretchy="false">+</mo>
      <mi>w</mi>
    </mrow>
    <annotation encoding="StarMath 5.0">p_V+w</annotation>
  </semantics>
</math>
</file>

<file path=Object 535/content.xml><?xml version="1.0" encoding="utf-8"?>
<math xmlns="http://www.w3.org/1998/Math/MathML" display="block">
  <semantics>
    <mi>a</mi>
    <annotation encoding="StarMath 5.0">a</annotation>
  </semantics>
</math>
</file>

<file path=Object 536/content.xml><?xml version="1.0" encoding="utf-8"?>
<math xmlns="http://www.w3.org/1998/Math/MathML" display="block">
  <semantics>
    <mi>b</mi>
    <annotation encoding="StarMath 5.0">b</annotation>
  </semantics>
</math>
</file>

<file path=Object 537/content.xml><?xml version="1.0" encoding="utf-8"?>
<math xmlns="http://www.w3.org/1998/Math/MathML" display="block">
  <semantics>
    <mi>c</mi>
    <annotation encoding="StarMath 5.0">c</annotation>
  </semantics>
</math>
</file>

<file path=Object 538/content.xml><?xml version="1.0" encoding="utf-8"?>
<math xmlns="http://www.w3.org/1998/Math/MathML" display="block">
  <semantics>
    <mi>d</mi>
    <annotation encoding="StarMath 5.0">d</annotation>
  </semantics>
</math>
</file>

<file path=Object 539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0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1/content.xml><?xml version="1.0" encoding="utf-8"?>
<math xmlns="http://www.w3.org/1998/Math/MathML" display="block">
  <semantics>
    <mi>c</mi>
    <annotation encoding="StarMath 5.0">c</annotation>
  </semantics>
</math>
</file>

<file path=Object 542/content.xml><?xml version="1.0" encoding="utf-8"?>
<math xmlns="http://www.w3.org/1998/Math/MathML" display="block">
  <semantics>
    <mi mathvariant="italic">PO</mi>
    <annotation encoding="StarMath 5.0">PO</annotation>
  </semantics>
</math>
</file>

<file path=Object 543/content.xml><?xml version="1.0" encoding="utf-8"?>
<math xmlns="http://www.w3.org/1998/Math/MathML" display="block">
  <semantics>
    <mi>X</mi>
    <annotation encoding="StarMath 5.0">X</annotation>
  </semantics>
</math>
</file>

<file path=Object 544/content.xml><?xml version="1.0" encoding="utf-8"?>
<math xmlns="http://www.w3.org/1998/Math/MathML" display="block">
  <semantics>
    <mi>P</mi>
    <annotation encoding="StarMath 5.0">P</annotation>
  </semantics>
</math>
</file>

<file path=Object 54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546/content.xml><?xml version="1.0" encoding="utf-8"?>
<math xmlns="http://www.w3.org/1998/Math/MathML" display="block">
  <semantics>
    <mi>X</mi>
    <annotation encoding="StarMath 5.0">X</annotation>
  </semantics>
</math>
</file>

<file path=Object 547/content.xml><?xml version="1.0" encoding="utf-8"?>
<math xmlns="http://www.w3.org/1998/Math/MathML" display="block">
  <semantics>
    <mi>P</mi>
    <annotation encoding="StarMath 5.0">P</annotation>
  </semantics>
</math>
</file>

<file path=Object 549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i>P</mi>
    <annotation encoding="StarMath 5.0">P</annotation>
  </semantics>
</math>
</file>

<file path=Object 551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552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553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554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555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6/content.xml><?xml version="1.0" encoding="utf-8"?>
<math xmlns="http://www.w3.org/1998/Math/MathML" display="block">
  <semantics>
    <msup>
      <mi>x</mi>
      <mi mathvariant="italic">kvoter</mi>
    </msup>
    <annotation encoding="StarMath 5.0">x^{kvoter}</annotation>
  </semantics>
</math>
</file>

<file path=Object 557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58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59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60/content.xml><?xml version="1.0" encoding="utf-8"?>
<math xmlns="http://www.w3.org/1998/Math/MathML" display="block">
  <semantics>
    <mi>P</mi>
    <annotation encoding="StarMath 5.0">P</annotation>
  </semantics>
</math>
</file>

<file path=Object 561/content.xml><?xml version="1.0" encoding="utf-8"?>
<math xmlns="http://www.w3.org/1998/Math/MathML" display="block">
  <semantics>
    <msup>
      <mi>p</mi>
      <mi mathvariant="italic">kvoter</mi>
    </msup>
    <annotation encoding="StarMath 5.0">p^{kvoter}</annotation>
  </semantics>
</math>
</file>

<file path=Object 562/content.xml><?xml version="1.0" encoding="utf-8"?>
<math xmlns="http://www.w3.org/1998/Math/MathML" display="block">
  <semantics>
    <mi mathvariant="italic">kvote</mi>
    <annotation encoding="StarMath 5.0">kvote</annotation>
  </semantics>
</math>
</file>

<file path=Object 563/content.xml><?xml version="1.0" encoding="utf-8"?>
<math xmlns="http://www.w3.org/1998/Math/MathML" display="block">
  <semantics>
    <msup>
      <mi>p</mi>
      <mi mathvariant="italic">avg</mi>
    </msup>
    <annotation encoding="StarMath 5.0">p^{avg}</annotation>
  </semantics>
</math>
</file>

<file path=Object 564/content.xml><?xml version="1.0" encoding="utf-8"?>
<math xmlns="http://www.w3.org/1998/Math/MathML" display="block">
  <semantics>
    <mi mathvariant="italic">GK</mi>
    <annotation encoding="StarMath 5.0">GK</annotation>
  </semantics>
</math>
</file>

<file path=Object 565/content.xml><?xml version="1.0" encoding="utf-8"?>
<math xmlns="http://www.w3.org/1998/Math/MathML" display="block">
  <semantics>
    <mn>1</mn>
    <annotation encoding="StarMath 5.0">1</annotation>
  </semantics>
</math>
</file>

<file path=Object 566/content.xml><?xml version="1.0" encoding="utf-8"?>
<math xmlns="http://www.w3.org/1998/Math/MathML" display="block">
  <semantics>
    <mn>1</mn>
    <annotation encoding="StarMath 5.0">1</annotation>
  </semantics>
</math>
</file>

<file path=Object 567/content.xml><?xml version="1.0" encoding="utf-8"?>
<math xmlns="http://www.w3.org/1998/Math/MathML" display="block">
  <semantics>
    <mn>2</mn>
    <annotation encoding="StarMath 5.0">2</annotation>
  </semantics>
</math>
</file>

<file path=Object 568/content.xml><?xml version="1.0" encoding="utf-8"?>
<math xmlns="http://www.w3.org/1998/Math/MathML" display="block">
  <semantics>
    <mn>1</mn>
    <annotation encoding="StarMath 5.0">1</annotation>
  </semantics>
</math>
</file>

<file path=Object 569/content.xml><?xml version="1.0" encoding="utf-8"?>
<math xmlns="http://www.w3.org/1998/Math/MathML" display="block">
  <semantics>
    <mn>2</mn>
    <annotation encoding="StarMath 5.0">2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70/content.xml><?xml version="1.0" encoding="utf-8"?>
<math xmlns="http://www.w3.org/1998/Math/MathML" display="block">
  <semantics>
    <mi>X</mi>
    <annotation encoding="StarMath 5.0">X</annotation>
  </semantics>
</math>
</file>

<file path=Object 571/content.xml><?xml version="1.0" encoding="utf-8"?>
<math xmlns="http://www.w3.org/1998/Math/MathML" display="block">
  <semantics>
    <mi>X</mi>
    <annotation encoding="StarMath 5.0">X</annotation>
  </semantics>
</math>
</file>

<file path=Object 572/content.xml><?xml version="1.0" encoding="utf-8"?>
<math xmlns="http://www.w3.org/1998/Math/MathML" display="block">
  <semantics>
    <mi>X</mi>
    <annotation encoding="StarMath 5.0">X</annotation>
  </semantics>
</math>
</file>

<file path=Object 573/content.xml><?xml version="1.0" encoding="utf-8"?>
<math xmlns="http://www.w3.org/1998/Math/MathML" display="block">
  <semantics>
    <msub>
      <mi mathvariant="italic">MBV</mi>
      <mn>1,2</mn>
    </msub>
    <annotation encoding="StarMath 5.0">MBV_{1,2}</annotation>
  </semantics>
</math>
</file>

<file path=Object 574/content.xml><?xml version="1.0" encoding="utf-8"?>
<math xmlns="http://www.w3.org/1998/Math/MathML" display="block">
  <semantics>
    <mi mathvariant="italic">GK</mi>
    <annotation encoding="StarMath 5.0">GK</annotation>
  </semantics>
</math>
</file>

<file path=Object 575/content.xml><?xml version="1.0" encoding="utf-8"?>
<math xmlns="http://www.w3.org/1998/Math/MathML" display="block">
  <semantics>
    <msub>
      <mi mathvariant="italic">MBV</mi>
      <mn>2</mn>
    </msub>
    <annotation encoding="StarMath 5.0">MBV_2</annotation>
  </semantics>
</math>
</file>

<file path=Object 576/content.xml><?xml version="1.0" encoding="utf-8"?>
<math xmlns="http://www.w3.org/1998/Math/MathML" display="block">
  <semantics>
    <msub>
      <mi mathvariant="italic">MBV</mi>
      <mn>1</mn>
    </msub>
    <annotation encoding="StarMath 5.0">MBV_1</annotation>
  </semantics>
</math>
</file>

<file path=Object 57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i>K</mi>
    <annotation encoding="StarMath 5.0">K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i>K</mi>
    <annotation encoding="StarMath 5.0">K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6/content.xml><?xml version="1.0" encoding="utf-8"?>
<math xmlns="http://www.w3.org/1998/Math/MathML" display="block">
  <semantics>
    <mi>P</mi>
    <annotation encoding="StarMath 5.0">P</annotation>
  </semantics>
</math>
</file>

<file path=Object 717/content.xml><?xml version="1.0" encoding="utf-8"?>
<math xmlns="http://www.w3.org/1998/Math/MathML" display="block">
  <semantics>
    <mi>X</mi>
    <annotation encoding="StarMath 5.0">X</annotation>
  </semantics>
</math>
</file>

<file path=Object 718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19/content.xml><?xml version="1.0" encoding="utf-8"?>
<math xmlns="http://www.w3.org/1998/Math/MathML" display="block">
  <semantics>
    <mi>P</mi>
    <annotation encoding="StarMath 5.0">P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0/content.xml><?xml version="1.0" encoding="utf-8"?>
<math xmlns="http://www.w3.org/1998/Math/MathML" display="block">
  <semantics>
    <mi>X</mi>
    <annotation encoding="StarMath 5.0">X</annotation>
  </semantics>
</math>
</file>

<file path=Object 721/content.xml><?xml version="1.0" encoding="utf-8"?>
<math xmlns="http://www.w3.org/1998/Math/MathML" display="block">
  <semantics>
    <mi>X</mi>
    <annotation encoding="StarMath 5.0">X</annotation>
  </semantics>
</math>
</file>

<file path=Object 72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6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28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9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3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5/content.xml><?xml version="1.0" encoding="utf-8"?>
<math xmlns="http://www.w3.org/1998/Math/MathML" display="block">
  <semantics>
    <mi>N</mi>
    <annotation encoding="StarMath 5.0">N</annotation>
  </semantics>
</math>
</file>

<file path=Object 737/content.xml><?xml version="1.0" encoding="utf-8"?>
<math xmlns="http://www.w3.org/1998/Math/MathML" display="block">
  <semantics>
    <mi>x</mi>
    <annotation encoding="StarMath 5.0">x</annotation>
  </semantics>
</math>
</file>

<file path=Object 739/content.xml><?xml version="1.0" encoding="utf-8"?>
<math xmlns="http://www.w3.org/1998/Math/MathML" display="block">
  <semantics>
    <mi>x</mi>
    <annotation encoding="StarMath 5.0">x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4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741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3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746/content.xml><?xml version="1.0" encoding="utf-8"?>
<math xmlns="http://www.w3.org/1998/Math/MathML" display="block">
  <semantics>
    <mi>x</mi>
    <annotation encoding="StarMath 5.0">x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52/content.xml><?xml version="1.0" encoding="utf-8"?>
<math xmlns="http://www.w3.org/1998/Math/MathML" display="block">
  <semantics>
    <mi>C</mi>
    <annotation encoding="StarMath 5.0">C</annotation>
  </semantics>
</math>
</file>

<file path=Object 75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75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792/content.xml><?xml version="1.0" encoding="utf-8"?>
<math xmlns="http://www.w3.org/1998/Math/MathML" display="block">
  <semantics>
    <mi>x</mi>
    <annotation encoding="StarMath 5.0">x</annotation>
  </semantics>
</math>
</file>

<file path=Object 795/content.xml><?xml version="1.0" encoding="utf-8"?>
<math xmlns="http://www.w3.org/1998/Math/MathML" display="block">
  <semantics>
    <mi>X</mi>
    <annotation encoding="StarMath 5.0">X</annotation>
  </semantics>
</math>
</file>

<file path=Object 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08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16/content.xml><?xml version="1.0" encoding="utf-8"?>
<math xmlns="http://www.w3.org/1998/Math/MathML" display="block">
  <semantics>
    <mi>x</mi>
    <annotation encoding="StarMath 5.0">x</annotation>
  </semantics>
</math>
</file>

<file path=Object 817/content.xml><?xml version="1.0" encoding="utf-8"?>
<math xmlns="http://www.w3.org/1998/Math/MathML" display="block">
  <semantics>
    <mi>R</mi>
    <annotation encoding="StarMath 5.0">R</annotation>
  </semantics>
</math>
</file>

<file path=Object 81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81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0/content.xml><?xml version="1.0" encoding="utf-8"?>
<math xmlns="http://www.w3.org/1998/Math/MathML" display="block">
  <semantics>
    <mi>N</mi>
    <annotation encoding="StarMath 5.0">N</annotation>
  </semantics>
</math>
</file>

<file path=Object 822/content.xml><?xml version="1.0" encoding="utf-8"?>
<math xmlns="http://www.w3.org/1998/Math/MathML" display="block">
  <semantics>
    <mrow>
      <mi>w</mi>
      <mi>,</mi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pf'(N)</annotation>
  </semantics>
</math>
</file>

<file path=Object 8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25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82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28/content.xml><?xml version="1.0" encoding="utf-8"?>
<math xmlns="http://www.w3.org/1998/Math/MathML" display="block">
  <semantics>
    <mi>x</mi>
    <annotation encoding="StarMath 5.0">x</annotation>
  </semantics>
</math>
</file>

<file path=Object 829/content.xml><?xml version="1.0" encoding="utf-8"?>
<math xmlns="http://www.w3.org/1998/Math/MathML" display="block">
  <semantics>
    <mi>C</mi>
    <annotation encoding="StarMath 5.0">C</annotation>
  </semantics>
</math>
</file>

<file path=Object 83/content.xml><?xml version="1.0" encoding="utf-8"?>
<math xmlns="http://www.w3.org/1998/Math/MathML" display="block"/>
</file>

<file path=Object 83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83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83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3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34/content.xml><?xml version="1.0" encoding="utf-8"?>
<math xmlns="http://www.w3.org/1998/Math/MathML" display="block">
  <semantics>
    <mrow>
      <msub>
        <mi>p</mi>
        <mi>R</mi>
      </msub>
      <mo stretchy="false">=</mo>
      <msub>
        <mi>p</mi>
        <mn>0</mn>
      </msub>
    </mrow>
    <annotation encoding="StarMath 5.0">p_R=p_0</annotation>
  </semantics>
</math>
</file>

<file path=Object 83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83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39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40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841/content.xml><?xml version="1.0" encoding="utf-8"?>
<math xmlns="http://www.w3.org/1998/Math/MathML" display="block">
  <semantics>
    <mi>N</mi>
    <annotation encoding="StarMath 5.0">N</annotation>
  </semantics>
</math>
</file>

<file path=Object 842/content.xml><?xml version="1.0" encoding="utf-8"?>
<math xmlns="http://www.w3.org/1998/Math/MathML" display="block">
  <semantics>
    <mi>K</mi>
    <annotation encoding="StarMath 5.0">K</annotation>
  </semantics>
</math>
</file>

<file path=Object 843/content.xml><?xml version="1.0" encoding="utf-8"?>
<math xmlns="http://www.w3.org/1998/Math/MathML" display="block">
  <semantics>
    <mi>K</mi>
    <annotation encoding="StarMath 5.0">K</annotation>
  </semantics>
</math>
</file>

<file path=Object 844/content.xml><?xml version="1.0" encoding="utf-8"?>
<math xmlns="http://www.w3.org/1998/Math/MathML" display="block">
  <semantics>
    <mi>x</mi>
    <annotation encoding="StarMath 5.0">x</annotation>
  </semantics>
</math>
</file>

<file path=Object 845/content.xml><?xml version="1.0" encoding="utf-8"?>
<math xmlns="http://www.w3.org/1998/Math/MathML" display="block">
  <semantics>
    <mi>C</mi>
    <annotation encoding="StarMath 5.0">C</annotation>
  </semantics>
</math>
</file>

<file path=Object 846/content.xml><?xml version="1.0" encoding="utf-8"?>
<math xmlns="http://www.w3.org/1998/Math/MathML" display="block">
  <semantics>
    <mi>N</mi>
    <annotation encoding="StarMath 5.0">N</annotation>
  </semantics>
</math>
</file>

<file path=Object 8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5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855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856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857/content.xml><?xml version="1.0" encoding="utf-8"?>
<math xmlns="http://www.w3.org/1998/Math/MathML" display="block">
  <semantics>
    <mi>N</mi>
    <annotation encoding="StarMath 5.0">N</annotation>
  </semantics>
</math>
</file>

<file path=Object 858/content.xml><?xml version="1.0" encoding="utf-8"?>
<math xmlns="http://www.w3.org/1998/Math/MathML" display="block">
  <semantics>
    <mi>K</mi>
    <annotation encoding="StarMath 5.0">K</annotation>
  </semantics>
</math>
</file>

<file path=Object 85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6/content.xml><?xml version="1.0" encoding="utf-8"?>
<math xmlns="http://www.w3.org/1998/Math/MathML" display="block">
  <semantics>
    <mi>L</mi>
    <annotation encoding="StarMath 5.0">L</annotation>
  </semantics>
</math>
</file>

<file path=Object 86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64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6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66/content.xml><?xml version="1.0" encoding="utf-8"?>
<math xmlns="http://www.w3.org/1998/Math/MathML" display="block">
  <semantics>
    <mi>N</mi>
    <annotation encoding="StarMath 5.0">N</annotation>
  </semantics>
</math>
</file>

<file path=Object 867/content.xml><?xml version="1.0" encoding="utf-8"?>
<math xmlns="http://www.w3.org/1998/Math/MathML" display="block">
  <semantics>
    <mi>K</mi>
    <annotation encoding="StarMath 5.0">K</annotation>
  </semantics>
</math>
</file>

<file path=Object 868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69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87/content.xml><?xml version="1.0" encoding="utf-8"?>
<math xmlns="http://www.w3.org/1998/Math/MathML" display="block"/>
</file>

<file path=Object 870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871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72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874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875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87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87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87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79/content.xml><?xml version="1.0" encoding="utf-8"?>
<math xmlns="http://www.w3.org/1998/Math/MathML" display="block">
  <semantics>
    <mrow>
      <mi mathvariant="italic">MTSB</mi>
      <mo stretchy="false">=</mo>
      <mfrac>
        <mi>w</mi>
        <mi>r</mi>
      </mfrac>
    </mrow>
    <annotation encoding="StarMath 5.0">MTSB ={w} over {r} 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80/content.xml><?xml version="1.0" encoding="utf-8"?>
<math xmlns="http://www.w3.org/1998/Math/MathML" display="block">
  <semantics>
    <mi>N</mi>
    <annotation encoding="StarMath 5.0">N</annotation>
  </semantics>
</math>
</file>

<file path=Object 881/content.xml><?xml version="1.0" encoding="utf-8"?>
<math xmlns="http://www.w3.org/1998/Math/MathML" display="block"/>
</file>

<file path=Object 882/content.xml><?xml version="1.0" encoding="utf-8"?>
<math xmlns="http://www.w3.org/1998/Math/MathML" display="block">
  <semantics>
    <mi>N</mi>
    <annotation encoding="StarMath 5.0">N</annotation>
  </semantics>
</math>
</file>

<file path=Object 883/content.xml><?xml version="1.0" encoding="utf-8"?>
<math xmlns="http://www.w3.org/1998/Math/MathML" display="block">
  <semantics>
    <mi>K</mi>
    <annotation encoding="StarMath 5.0">K</annotation>
  </semantics>
</math>
</file>

<file path=Object 885/content.xml><?xml version="1.0" encoding="utf-8"?>
<math xmlns="http://www.w3.org/1998/Math/MathML" display="block">
  <semantics>
    <mi>N</mi>
    <annotation encoding="StarMath 5.0">N</annotation>
  </semantics>
</math>
</file>

<file path=Object 886/content.xml><?xml version="1.0" encoding="utf-8"?>
<math xmlns="http://www.w3.org/1998/Math/MathML" display="block">
  <semantics>
    <mi>N</mi>
    <annotation encoding="StarMath 5.0">N</annotation>
  </semantics>
</math>
</file>

<file path=Object 887/content.xml><?xml version="1.0" encoding="utf-8"?>
<math xmlns="http://www.w3.org/1998/Math/MathML" display="block">
  <semantics>
    <mi>N</mi>
    <annotation encoding="StarMath 5.0">N</annotation>
  </semantics>
</math>
</file>

<file path=Object 888/content.xml><?xml version="1.0" encoding="utf-8"?>
<math xmlns="http://www.w3.org/1998/Math/MathML" display="block">
  <semantics>
    <mi>N</mi>
    <annotation encoding="StarMath 5.0">N</annotation>
  </semantics>
</math>
</file>

<file path=Object 889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890/content.xml><?xml version="1.0" encoding="utf-8"?>
<math xmlns="http://www.w3.org/1998/Math/MathML" display="block">
  <semantics>
    <mi>N</mi>
    <annotation encoding="StarMath 5.0">N</annotation>
  </semantics>
</math>
</file>

<file path=Object 891/content.xml><?xml version="1.0" encoding="utf-8"?>
<math xmlns="http://www.w3.org/1998/Math/MathML" display="block">
  <semantics>
    <mi>K</mi>
    <annotation encoding="StarMath 5.0">K</annotation>
  </semantics>
</math>
</file>

<file path=Object 89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894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895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6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89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00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9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2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3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4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5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7/content.xml><?xml version="1.0" encoding="utf-8"?>
<math xmlns="http://www.w3.org/1998/Math/MathML" display="block">
  <semantics>
    <mi>K</mi>
    <annotation encoding="StarMath 5.0">K</annotation>
  </semantics>
</math>
</file>

<file path=Object 908/content.xml><?xml version="1.0" encoding="utf-8"?>
<math xmlns="http://www.w3.org/1998/Math/MathML" display="block">
  <semantics>
    <mi>x</mi>
    <annotation encoding="StarMath 5.0">x</annotation>
  </semantics>
</math>
</file>

<file path=Object 909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10/content.xml><?xml version="1.0" encoding="utf-8"?>
<math xmlns="http://www.w3.org/1998/Math/MathML" display="block">
  <semantics>
    <mi>x</mi>
    <annotation encoding="StarMath 5.0">x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/>
</file>

<file path=Object 96/content.xml><?xml version="1.0" encoding="utf-8"?>
<math xmlns="http://www.w3.org/1998/Math/MathML" display="block">
  <semantics>
    <mi>W</mi>
    <annotation encoding="StarMath 5.0">W</annotation>
  </semantics>
</math>
</file>

<file path=Object 97/content.xml><?xml version="1.0" encoding="utf-8"?>
<math xmlns="http://www.w3.org/1998/Math/MathML" display="block"/>
</file>

<file path=Object 98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99/content.xml><?xml version="1.0" encoding="utf-8"?>
<math xmlns="http://www.w3.org/1998/Math/MathML" display="block">
  <semantics>
    <mn>0</mn>
    <annotation encoding="StarMath 5.0">0</annotation>
  </semantics>
</math>
</file>